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Times New Roman1" svg:font-family="'Times New Roman'" style:font-adornments="Обычный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102in"/>
    </style:style>
    <style:style style:name="co4" style:family="table-column">
      <style:table-column-properties fo:break-before="auto" style:column-width="0.8756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925in"/>
    </style:style>
    <style:style style:name="ro5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font-name="Times New Roman"/>
    </style:style>
    <style:style style:name="ce9" style:family="table-cell" style:parent-style-name="Default" style:data-style-name="N174"/>
    <style:style style:name="ce10" style:family="table-cell" style:parent-style-name="Default" style:data-style-name="N174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11" style:family="table-cell" style:parent-style-name="Default" style:data-style-name="N174">
      <style:table-cell-properties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font-name="Times New Roman"/>
    </style:style>
    <style:style style:name="ce1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7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8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style:font-name-asian="Times New Roman1" style:font-name-complex="Times New Roman1"/>
    </style:style>
    <style:style style:name="ce20" style:family="table-cell" style:parent-style-name="Default" style:data-style-name="N183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22" style:family="table-cell" style:parent-style-name="Default" style:data-style-name="N183">
      <style:table-cell-properties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23" style:family="table-cell" style:parent-style-name="Default">
      <style:text-properties style:font-name="Times New Roman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83">
      <style:table-cell-properties style:text-align-source="fix" style:repeat-content="false" fo:border="none"/>
      <style:paragraph-properties fo:text-align="center" fo:margin-left="0in"/>
      <style:text-properties style:font-name="Times New Roman"/>
    </style:style>
    <style:style style:name="ce27" style:family="table-cell" style:parent-style-name="Default" style:data-style-name="N2">
      <style:table-cell-properties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28" style:family="table-cell" style:parent-style-name="Default" style:data-style-name="N1">
      <style:table-cell-properties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="Times New Roman1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1" fo:font-size="7pt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4" table:print="false">
        <office:forms form:automatic-focus="false" form:apply-design-mode="false"/>
        <table:table-column table:style-name="co2" table:default-cell-style-name="Default"/>
        <table:table-column table:style-name="co5" table:number-columns-repeated="4" table:default-cell-style-name="Default"/>
        <table:table-column table:style-name="co5" table:default-cell-style-name="ce9"/>
        <table:table-column table:style-name="co5" table:number-columns-repeated="4" table:default-cell-style-name="Default"/>
        <table:table-column table:style-name="co5" table:default-cell-style-name="ce9"/>
        <table:table-column table:style-name="co5" table:default-cell-style-name="Default"/>
        <table:table-column table:style-name="co5" table:number-columns-repeated="2" table:default-cell-style-name="ce12"/>
        <table:table-column table:style-name="co5" table:default-cell-style-name="Default"/>
        <table:table-column table:style-name="co5" table:default-cell-style-name="ce9"/>
        <table:table-column table:style-name="co5" table:default-cell-style-name="Default"/>
        <table:table-column table:style-name="co5" table:number-columns-repeated="2" table:default-cell-style-name="ce12"/>
        <table:table-column table:style-name="co5" table:default-cell-style-name="Default"/>
        <table:table-column table:style-name="co5" table:default-cell-style-name="ce9"/>
        <table:table-column table:style-name="co5" table:number-columns-repeated="4" table:default-cell-style-name="Default"/>
        <table:table-column table:style-name="co5" table:default-cell-style-name="ce9"/>
        <table:table-column table:style-name="co5" table:default-cell-style-name="Default"/>
        <table:table-column table:style-name="co5" table:default-cell-style-name="ce12"/>
        <table:table-column table:style-name="co5" table:number-columns-repeated="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7" table:default-cell-style-name="Default"/>
        <table:table-column table:style-name="co5" table:number-columns-repeated="205" table:default-cell-style-name="Default"/>
        <table:table-row table:style-name="ro2">
          <table:table-cell/>
          <table:table-cell table:style-name="ce1"/>
          <table:table-cell table:number-columns-repeated="36"/>
          <table:table-cell table:style-name="ce23"/>
          <table:table-cell table:style-name="ce4" table:number-columns-repeated="5"/>
          <table:table-cell table:style-name="ce25"/>
          <table:table-cell table:number-columns-repeated="212"/>
        </table:table-row>
        <table:table-row table:style-name="ro2">
          <table:table-cell/>
          <table:table-cell table:style-name="ce2"/>
          <table:table-cell table:style-name="ce4" office:value-type="string">
            <text:p>Опыт 1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4" office:value-type="string">
            <text:p>Опыт 2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4" office:value-type="string">
            <text:p>Опыт 3</text:p>
          </table:table-cell>
          <table:table-cell table:style-name="ce13"/>
          <table:table-cell table:style-name="ce4"/>
          <table:table-cell table:style-name="ce10"/>
          <table:table-cell table:style-name="ce4"/>
          <table:table-cell table:style-name="ce13" office:value-type="string">
            <text:p>Опыт 4</text:p>
          </table:table-cell>
          <table:table-cell table:style-name="ce13"/>
          <table:table-cell table:style-name="ce4"/>
          <table:table-cell table:style-name="ce10"/>
          <table:table-cell table:style-name="ce4"/>
          <table:table-cell table:style-name="ce15" office:value-type="string">
            <text:p>Опыт 5</text:p>
          </table:table-cell>
          <table:table-cell table:style-name="ce17" table:number-columns-repeated="2"/>
          <table:table-cell table:style-name="ce10"/>
          <table:table-cell table:style-name="ce4"/>
          <table:table-cell table:style-name="ce19" office:value-type="string">
            <text:p>∞</text:p>
          </table:table-cell>
          <table:table-cell table:style-name="ce4" table:number-columns-repeated="8"/>
          <table:table-cell table:number-columns-repeated="2"/>
          <table:table-cell table:style-name="ce23"/>
          <table:table-cell table:style-name="ce4" table:number-columns-repeated="5"/>
          <table:table-cell table:style-name="ce25"/>
          <table:table-cell table:number-columns-repeated="212"/>
        </table:table-row>
        <table:table-row table:style-name="ro2">
          <table:table-cell/>
          <table:table-cell table:style-name="ce2"/>
          <table:table-cell table:style-name="ce4" table:number-columns-repeated="3"/>
          <table:table-cell table:style-name="ce10"/>
          <table:table-cell table:style-name="ce4" table:number-columns-repeated="4"/>
          <table:table-cell table:style-name="ce10"/>
          <table:table-cell table:style-name="ce4"/>
          <table:table-cell table:style-name="ce13" table:number-columns-repeated="2"/>
          <table:table-cell table:style-name="ce4"/>
          <table:table-cell table:style-name="ce10"/>
          <table:table-cell table:style-name="ce4"/>
          <table:table-cell table:style-name="ce13" table:number-columns-repeated="2"/>
          <table:table-cell table:style-name="ce4"/>
          <table:table-cell table:style-name="ce10"/>
          <table:table-cell table:style-name="ce4"/>
          <table:table-cell table:style-name="ce16" table:number-columns-repeated="2"/>
          <table:table-cell table:style-name="ce17" office:value-type="string">
            <text:p><text:s/></text:p>
          </table:table-cell>
          <table:table-cell table:style-name="ce10"/>
          <table:table-cell table:style-name="ce4"/>
          <table:table-cell table:style-name="ce13"/>
          <table:table-cell table:style-name="ce4" table:number-columns-repeated="8"/>
          <table:table-cell table:number-columns-repeated="2"/>
          <table:table-cell table:style-name="ce23"/>
          <table:table-cell table:style-name="ce4" table:number-columns-repeated="5"/>
          <table:table-cell table:style-name="ce25"/>
          <table:table-cell table:number-columns-repeated="212"/>
        </table:table-row>
        <table:table-row table:style-name="ro2">
          <table:table-cell/>
          <table:table-cell table:style-name="ce2"/>
          <table:table-cell table:style-name="ce5" office:value-type="string">
            <text:p>t-t<text:span text:style-name="T1">0</text:span>, с</text:p>
          </table:table-cell>
          <table:table-cell table:style-name="ce5" office:value-type="string">
            <text:p>t, с</text:p>
          </table:table-cell>
          <table:table-cell table:style-name="ce7" office:value-type="string">
            <text:p>D</text:p>
          </table:table-cell>
          <table:table-cell table:style-name="ce11" office:value-type="string">
            <text:p>Z, л/моль</text:p>
          </table:table-cell>
          <table:table-cell table:style-name="ce4"/>
          <table:table-cell table:style-name="ce5" office:value-type="string">
            <text:p>t-t<text:span text:style-name="T1">0</text:span>, с</text:p>
          </table:table-cell>
          <table:table-cell table:style-name="ce5" office:value-type="string">
            <text:p>t, с</text:p>
          </table:table-cell>
          <table:table-cell table:style-name="ce7" office:value-type="string">
            <text:p>D</text:p>
          </table:table-cell>
          <table:table-cell table:style-name="ce11" office:value-type="string">
            <text:p>Z, л/моль</text:p>
          </table:table-cell>
          <table:table-cell table:style-name="ce4"/>
          <table:table-cell table:style-name="ce5" office:value-type="string">
            <text:p>t-t<text:span text:style-name="T1">0</text:span>, с</text:p>
          </table:table-cell>
          <table:table-cell table:style-name="ce5" office:value-type="string">
            <text:p>t, с</text:p>
          </table:table-cell>
          <table:table-cell table:style-name="ce7" office:value-type="string">
            <text:p>D</text:p>
          </table:table-cell>
          <table:table-cell table:style-name="ce11" office:value-type="string">
            <text:p>Z, л/моль</text:p>
          </table:table-cell>
          <table:table-cell table:style-name="ce4"/>
          <table:table-cell table:style-name="ce5" office:value-type="string">
            <text:p>t-t<text:span text:style-name="T1">0</text:span>, с</text:p>
          </table:table-cell>
          <table:table-cell table:style-name="ce5" office:value-type="string">
            <text:p>t, с</text:p>
          </table:table-cell>
          <table:table-cell table:style-name="ce7" office:value-type="string">
            <text:p>D</text:p>
          </table:table-cell>
          <table:table-cell table:style-name="ce11" office:value-type="string">
            <text:p>Z, л/моль</text:p>
          </table:table-cell>
          <table:table-cell table:style-name="ce4"/>
          <table:table-cell table:style-name="ce5" office:value-type="string">
            <text:p>t-t<text:span text:style-name="T1">0</text:span>, с</text:p>
          </table:table-cell>
          <table:table-cell table:style-name="ce5" office:value-type="string">
            <text:p>t, с</text:p>
          </table:table-cell>
          <table:table-cell table:style-name="ce7" office:value-type="string">
            <text:p>D</text:p>
          </table:table-cell>
          <table:table-cell table:style-name="ce11" office:value-type="string">
            <text:p>Z, л/моль</text:p>
          </table:table-cell>
          <table:table-cell table:style-name="ce4"/>
          <table:table-cell table:style-name="ce5" office:value-type="string">
            <text:p>t, с</text:p>
          </table:table-cell>
          <table:table-cell table:style-name="ce7" office:value-type="string">
            <text:p>D</text:p>
          </table:table-cell>
          <table:table-cell table:style-name="ce4"/>
          <table:table-cell table:style-name="ce20"/>
          <table:table-cell table:style-name="ce21" office:value-type="string">
            <text:p>a, М</text:p>
          </table:table-cell>
          <table:table-cell table:style-name="ce21" office:value-type="string">
            <text:p>c, М</text:p>
          </table:table-cell>
          <table:table-cell table:style-name="ce21" office:value-type="string">
            <text:p>a-c, М</text:p>
          </table:table-cell>
          <table:table-cell table:style-name="ce21" office:value-type="string">
            <text:p>с/a</text:p>
          </table:table-cell>
          <table:table-cell table:style-name="ce21" office:value-type="string">
            <text:p>D<text:span text:style-name="T1">∞</text:span></text:p>
          </table:table-cell>
          <table:table-cell table:style-name="ce21" office:value-type="string">
            <text:p><text:span text:style-name="T2">σ</text:span><text:span text:style-name="T1">D∞</text:span></text:p>
          </table:table-cell>
          <table:table-cell table:style-name="ce23" table:number-columns-repeated="2"/>
          <table:table-cell table:style-name="ce21" office:value-type="string">
            <text:p>№</text:p>
          </table:table-cell>
          <table:table-cell table:style-name="ce21" office:value-type="string">
            <text:p>[B]<text:span text:style-name="T1">0</text:span>, М</text:p>
          </table:table-cell>
          <table:table-cell table:style-name="ce21" office:value-type="string">
            <text:p>k<text:span text:style-name="T1">eff</text:span>, 1/(М*с)</text:p>
          </table:table-cell>
          <table:table-cell table:style-name="ce21" office:value-type="string">
            <text:p><text:span text:style-name="T2">σ</text:span><text:span text:style-name="T1">keff</text:span>, 1/(М*с)</text:p>
          </table:table-cell>
          <table:table-cell table:style-name="ce4" table:number-columns-repeated="2"/>
          <table:table-cell table:style-name="ce21" office:value-type="string">
            <text:p>k<text:span text:style-name="T3">'</text:span><text:span text:style-name="T1">3</text:span>, 1/(М*с)</text:p>
          </table:table-cell>
          <table:table-cell table:style-name="ce21" office:value-type="string">
            <text:p><text:span text:style-name="T4">σ</text:span><text:span text:style-name="T1">k'3</text:span>, 1/(М*с)</text:p>
          </table:table-cell>
          <table:table-cell table:style-name="ce21" office:value-type="string">
            <text:p>k<text:span text:style-name="T3">'</text:span><text:span text:style-name="T1">2</text:span>, 1/(М^2*с)</text:p>
          </table:table-cell>
          <table:table-cell table:style-name="ce21" office:value-type="string">
            <text:p><text:span text:style-name="T4">σ</text:span><text:span text:style-name="T1">k'2</text:span>, 1/(М^2*с)</text:p>
          </table:table-cell>
          <table:table-cell table:style-name="ce21" office:value-type="string">
            <text:p>k<text:span text:style-name="T1">2</text:span>/k<text:span text:style-name="T1">-1</text:span>, 1/М</text:p>
          </table:table-cell>
          <table:table-cell table:style-name="ce21" office:value-type="string">
            <text:p>k<text:span text:style-name="T1">1</text:span>, 1/(М*с)</text:p>
          </table:table-cell>
          <table:table-cell table:style-name="ce21" office:value-type="string">
            <text:p><text:span text:style-name="T2">σ</text:span><text:span text:style-name="T1">k1</text:span>, 1/(М*с)</text:p>
          </table:table-cell>
          <table:table-cell table:number-columns-repeated="205"/>
        </table:table-row>
        <table:table-row table:style-name="ro2">
          <table:table-cell/>
          <table:table-cell table:style-name="ce2"/>
          <table:table-cell table:style-name="ce6" office:value-type="float" office:value="0">
            <text:p>0</text:p>
          </table:table-cell>
          <table:table-cell table:style-name="ce6" table:formula="of:=[.C5]+85" office:value-type="float" office:value="85">
            <text:p>85</text:p>
          </table:table-cell>
          <table:table-cell table:style-name="ce8" office:value-type="float" office:value="0.187658">
            <text:p>0.188</text:p>
          </table:table-cell>
          <table:table-cell table:style-name="ce11" table:formula="of:=10^4/12 * LN(([.$AJ$5]-[.E5]*0.4)/([.$AJ$5]-[.E5]))" office:value-type="float" office:value="77.9209683521544">
            <text:p>77.9</text:p>
          </table:table-cell>
          <table:table-cell table:style-name="ce4"/>
          <table:table-cell table:style-name="ce6" office:value-type="float" office:value="0">
            <text:p>0</text:p>
          </table:table-cell>
          <table:table-cell table:style-name="ce6" table:formula="of:=60+[.H5]" office:value-type="float" office:value="60">
            <text:p>60</text:p>
          </table:table-cell>
          <table:table-cell table:style-name="ce8" office:value-type="float" office:value="0.196825">
            <text:p>0.197</text:p>
          </table:table-cell>
          <table:table-cell table:style-name="ce11" table:formula="of:=10^4/12 * LN(([.$AJ$5]-[.J5]*0.4)/([.$AJ$5]-[.J5]))" office:value-type="float" office:value="82.1716063187626">
            <text:p>82.2</text:p>
          </table:table-cell>
          <table:table-cell table:style-name="ce4"/>
          <table:table-cell table:style-name="ce14" office:value-type="float" office:value="0">
            <text:p>0</text:p>
          </table:table-cell>
          <table:table-cell table:style-name="ce14" table:formula="of:=[.M5]+65" office:value-type="float" office:value="65">
            <text:p>65</text:p>
          </table:table-cell>
          <table:table-cell table:style-name="ce8" office:value-type="float" office:value="0.283426">
            <text:p>0.283</text:p>
          </table:table-cell>
          <table:table-cell table:style-name="ce11" table:formula="of:=10^4/12 * LN(([.$AJ$5]-[.O5]*0.4)/([.$AJ$5]-[.O5]))" office:value-type="float" office:value="124.761113496264">
            <text:p>124.8</text:p>
          </table:table-cell>
          <table:table-cell table:style-name="ce4"/>
          <table:table-cell table:style-name="ce14" office:value-type="float" office:value="0">
            <text:p>0</text:p>
          </table:table-cell>
          <table:table-cell table:style-name="ce14" table:formula="of:=[.R5]+95" office:value-type="float" office:value="95">
            <text:p>95</text:p>
          </table:table-cell>
          <table:table-cell table:style-name="ce8" office:value-type="float" office:value="0.391421">
            <text:p>0.391</text:p>
          </table:table-cell>
          <table:table-cell table:style-name="ce11" table:formula="of:=10^4/12 * LN(([.$AJ$5]-[.T5]*0.4)/([.$AJ$5]-[.T5]))" office:value-type="float" office:value="184.971330042545">
            <text:p>185.0</text:p>
          </table:table-cell>
          <table:table-cell table:style-name="ce4"/>
          <table:table-cell table:style-name="ce6" office:value-type="float" office:value="0">
            <text:p>0</text:p>
          </table:table-cell>
          <table:table-cell table:style-name="ce6" table:formula="of:=[.W5]+100" office:value-type="float" office:value="100">
            <text:p>100</text:p>
          </table:table-cell>
          <table:table-cell table:style-name="ce18" office:value-type="float" office:value="0.371408">
            <text:p>0.371</text:p>
          </table:table-cell>
          <table:table-cell table:style-name="ce11" table:formula="of:=10^4/12 * LN(([.$AJ$5]-[.Y5]*0.4)/([.$AJ$5]-[.Y5]))" office:value-type="float" office:value="173.142092197125">
            <text:p>173.1</text:p>
          </table:table-cell>
          <table:table-cell table:style-name="ce4"/>
          <table:table-cell table:style-name="ce14" office:value-type="float" office:value="0">
            <text:p>0</text:p>
          </table:table-cell>
          <table:table-cell table:style-name="ce8" office:value-type="float" office:value="1.324796">
            <text:p>1.325</text:p>
          </table:table-cell>
          <table:table-cell table:style-name="ce4"/>
          <table:table-cell table:style-name="ce20"/>
          <table:table-cell table:style-name="ce21" office:value-type="float" office:value="0.002">
            <text:p>0.002</text:p>
          </table:table-cell>
          <table:table-cell table:style-name="ce21" office:value-type="float" office:value="0.0008">
            <text:p>0.0008</text:p>
          </table:table-cell>
          <table:table-cell table:style-name="ce21" table:formula="of:=[.AF5]-[.AG5]" office:value-type="float" office:value="0.0012">
            <text:p>0.0012</text:p>
          </table:table-cell>
          <table:table-cell table:style-name="ce21" table:formula="of:=[.AG5]/[.AF5]" office:value-type="float" office:value="0.4">
            <text:p>0.4</text:p>
          </table:table-cell>
          <table:table-cell table:style-name="ce22" table:formula="of:=AVERAGE([.AC5:.AC125])" office:value-type="float" office:value="1.33639380165289">
            <text:p>1.336</text:p>
          </table:table-cell>
          <table:table-cell table:style-name="ce21" office:value-type="float" office:value="0.001">
            <text:p>0.001</text:p>
          </table:table-cell>
          <table:table-cell table:style-name="ce23"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0.002">
            <text:p>0.002</text:p>
          </table:table-cell>
          <table:table-cell table:style-name="ce22" office:value-type="float" office:value="1.45638">
            <text:p>1.456</text:p>
          </table:table-cell>
          <table:table-cell table:style-name="ce22" office:value-type="float" office:value="0.0125">
            <text:p>0.013</text:p>
          </table:table-cell>
          <table:table-cell table:number-columns-repeated="2"/>
          <table:table-cell table:style-name="ce27" office:value-type="float" office:value="0.89025">
            <text:p>0.89</text:p>
          </table:table-cell>
          <table:table-cell table:style-name="ce27" office:value-type="float" office:value="0.03071">
            <text:p>0.03</text:p>
          </table:table-cell>
          <table:table-cell table:style-name="ce28" office:value-type="float" office:value="107.75">
            <text:p>108</text:p>
          </table:table-cell>
          <table:table-cell table:style-name="ce28" office:value-type="float" office:value="6.98659">
            <text:p>7</text:p>
          </table:table-cell>
          <table:table-cell table:style-name="ce21" office:value-type="float" office:value="2.5">
            <text:p>2.5</text:p>
          </table:table-cell>
          <table:table-cell table:style-name="ce28" table:formula="of:=[.AV5]/[.AX5]" office:value-type="float" office:value="43.1">
            <text:p>43</text:p>
          </table:table-cell>
          <table:table-cell table:style-name="ce28" table:formula="of:=[.AY5]*[.AW5]/[.AV5]" office:value-type="float" office:value="2.794636">
            <text:p>3</text:p>
          </table:table-cell>
          <table:table-cell table:number-columns-repeated="205"/>
        </table:table-row>
        <table:table-row table:style-name="ro2">
          <table:table-cell/>
          <table:table-cell table:style-name="ce3"/>
          <table:table-cell table:style-name="ce6" office:value-type="float" office:value="4.99998">
            <text:p>5</text:p>
          </table:table-cell>
          <table:table-cell table:style-name="ce6" table:formula="of:=[.C6]+85" office:value-type="float" office:value="89.99998">
            <text:p>90</text:p>
          </table:table-cell>
          <table:table-cell table:style-name="ce8" office:value-type="float" office:value="0.209607">
            <text:p>0.210</text:p>
          </table:table-cell>
          <table:table-cell table:style-name="ce11" table:formula="of:=10^4/12 * LN(([.$AJ$5]-[.E6]*0.4)/([.$AJ$5]-[.E6]))" office:value-type="float" office:value="88.1768576683476">
            <text:p>88.2</text:p>
          </table:table-cell>
          <table:table-cell table:style-name="ce4"/>
          <table:table-cell table:style-name="ce6" office:value-type="float" office:value="4.99998">
            <text:p>5</text:p>
          </table:table-cell>
          <table:table-cell table:style-name="ce6" table:formula="of:=60+[.H6]" office:value-type="float" office:value="64.99998">
            <text:p>65</text:p>
          </table:table-cell>
          <table:table-cell table:style-name="ce8" office:value-type="float" office:value="0.254476">
            <text:p>0.254</text:p>
          </table:table-cell>
          <table:table-cell table:style-name="ce11" table:formula="of:=10^4/12 * LN(([.$AJ$5]-[.J6]*0.4)/([.$AJ$5]-[.J6]))" office:value-type="float" office:value="110.012148000061">
            <text:p>110.0</text:p>
          </table:table-cell>
          <table:table-cell table:style-name="ce4"/>
          <table:table-cell table:style-name="ce14" office:value-type="float" office:value="4.99998">
            <text:p>5</text:p>
          </table:table-cell>
          <table:table-cell table:style-name="ce14" table:formula="of:=[.M6]+65" office:value-type="float" office:value="69.99998">
            <text:p>70</text:p>
          </table:table-cell>
          <table:table-cell table:style-name="ce8" office:value-type="float" office:value="0.298596">
            <text:p>0.299</text:p>
          </table:table-cell>
          <table:table-cell table:style-name="ce11" table:formula="of:=10^4/12 * LN(([.$AJ$5]-[.O6]*0.4)/([.$AJ$5]-[.O6]))" office:value-type="float" office:value="132.709331271035">
            <text:p>132.7</text:p>
          </table:table-cell>
          <table:table-cell table:style-name="ce4"/>
          <table:table-cell table:style-name="ce14" office:value-type="float" office:value="4.99998">
            <text:p>5</text:p>
          </table:table-cell>
          <table:table-cell table:style-name="ce14" table:formula="of:=[.R6]+95" office:value-type="float" office:value="99.99998">
            <text:p>100</text:p>
          </table:table-cell>
          <table:table-cell table:style-name="ce8" office:value-type="float" office:value="0.402034">
            <text:p>0.402</text:p>
          </table:table-cell>
          <table:table-cell table:style-name="ce11" table:formula="of:=10^4/12 * LN(([.$AJ$5]-[.T6]*0.4)/([.$AJ$5]-[.T6]))" office:value-type="float" office:value="191.379585573592">
            <text:p>191.4</text:p>
          </table:table-cell>
          <table:table-cell table:style-name="ce4"/>
          <table:table-cell table:style-name="ce6" office:value-type="float" office:value="4.99998">
            <text:p>5</text:p>
          </table:table-cell>
          <table:table-cell table:style-name="ce6" table:formula="of:=[.W6]+100" office:value-type="float" office:value="104.99998">
            <text:p>105</text:p>
          </table:table-cell>
          <table:table-cell table:style-name="ce18" office:value-type="float" office:value="0.383926">
            <text:p>0.384</text:p>
          </table:table-cell>
          <table:table-cell table:style-name="ce11" table:formula="of:=10^4/12 * LN(([.$AJ$5]-[.Y6]*0.4)/([.$AJ$5]-[.Y6]))" office:value-type="float" office:value="180.502725294948">
            <text:p>180.5</text:p>
          </table:table-cell>
          <table:table-cell table:style-name="ce4"/>
          <table:table-cell table:style-name="ce14" office:value-type="float" office:value="4.99998">
            <text:p>5</text:p>
          </table:table-cell>
          <table:table-cell table:style-name="ce8" office:value-type="float" office:value="1.315531">
            <text:p>1.316</text:p>
          </table:table-cell>
          <table:table-cell table:style-name="ce4"/>
          <table:table-cell table:style-name="ce20"/>
          <table:table-cell table:style-name="ce4" table:number-columns-repeated="5"/>
          <table:table-cell table:style-name="ce23" table:number-columns-repeated="3"/>
          <table:table-cell table:style-name="ce21" office:value-type="float" office:value="2">
            <text:p>2</text:p>
          </table:table-cell>
          <table:table-cell table:style-name="ce21" office:value-type="float" office:value="0.003">
            <text:p>0.003</text:p>
          </table:table-cell>
          <table:table-cell table:style-name="ce22" office:value-type="float" office:value="1.21828">
            <text:p>1.218</text:p>
          </table:table-cell>
          <table:table-cell table:style-name="ce22" office:value-type="float" office:value="0.01229">
            <text:p>0.012</text:p>
          </table:table-cell>
          <table:table-cell table:number-columns-repeated="4"/>
          <table:table-cell table:style-name="ce4" table:number-columns-repeated="2"/>
          <table:table-cell table:number-columns-repeated="208"/>
        </table:table-row>
        <table:table-row table:style-name="ro2">
          <table:table-cell/>
          <table:table-cell table:style-name="ce2"/>
          <table:table-cell table:style-name="ce6" office:value-type="float" office:value="10.00002">
            <text:p>10</text:p>
          </table:table-cell>
          <table:table-cell table:style-name="ce6" table:formula="of:=[.C7]+85" office:value-type="float" office:value="95.00002">
            <text:p>95</text:p>
          </table:table-cell>
          <table:table-cell table:style-name="ce8" office:value-type="float" office:value="0.229613">
            <text:p>0.230</text:p>
          </table:table-cell>
          <table:table-cell table:style-name="ce11" table:formula="of:=10^4/12 * LN(([.$AJ$5]-[.E7]*0.4)/([.$AJ$5]-[.E7]))" office:value-type="float" office:value="97.7643935442654">
            <text:p>97.8</text:p>
          </table:table-cell>
          <table:table-cell table:style-name="ce4"/>
          <table:table-cell table:style-name="ce6" office:value-type="float" office:value="10.00002">
            <text:p>10</text:p>
          </table:table-cell>
          <table:table-cell table:style-name="ce6" table:formula="of:=60+[.H7]" office:value-type="float" office:value="70.00002">
            <text:p>70</text:p>
          </table:table-cell>
          <table:table-cell table:style-name="ce8" office:value-type="float" office:value="0.295386">
            <text:p>0.295</text:p>
          </table:table-cell>
          <table:table-cell table:style-name="ce11" table:formula="of:=10^4/12 * LN(([.$AJ$5]-[.J7]*0.4)/([.$AJ$5]-[.J7]))" office:value-type="float" office:value="131.014515889117">
            <text:p>131.0</text:p>
          </table:table-cell>
          <table:table-cell table:style-name="ce4"/>
          <table:table-cell table:style-name="ce14" office:value-type="float" office:value="10.00002">
            <text:p>10</text:p>
          </table:table-cell>
          <table:table-cell table:style-name="ce14" table:formula="of:=[.M7]+65" office:value-type="float" office:value="75.00002">
            <text:p>75</text:p>
          </table:table-cell>
          <table:table-cell table:style-name="ce8" office:value-type="float" office:value="0.313369">
            <text:p>0.313</text:p>
          </table:table-cell>
          <table:table-cell table:style-name="ce11" table:formula="of:=10^4/12 * LN(([.$AJ$5]-[.O7]*0.4)/([.$AJ$5]-[.O7]))" office:value-type="float" office:value="140.600737317946">
            <text:p>140.6</text:p>
          </table:table-cell>
          <table:table-cell table:style-name="ce4"/>
          <table:table-cell table:style-name="ce14" office:value-type="float" office:value="10.00002">
            <text:p>10</text:p>
          </table:table-cell>
          <table:table-cell table:style-name="ce14" table:formula="of:=[.R7]+95" office:value-type="float" office:value="105.00002">
            <text:p>105</text:p>
          </table:table-cell>
          <table:table-cell table:style-name="ce8" office:value-type="float" office:value="0.414022">
            <text:p>0.414</text:p>
          </table:table-cell>
          <table:table-cell table:style-name="ce11" table:formula="of:=10^4/12 * LN(([.$AJ$5]-[.T7]*0.4)/([.$AJ$5]-[.T7]))" office:value-type="float" office:value="198.734455445885">
            <text:p>198.7</text:p>
          </table:table-cell>
          <table:table-cell table:style-name="ce4"/>
          <table:table-cell table:style-name="ce6" office:value-type="float" office:value="10.00002">
            <text:p>10</text:p>
          </table:table-cell>
          <table:table-cell table:style-name="ce6" table:formula="of:=[.W7]+100" office:value-type="float" office:value="110.00002">
            <text:p>110</text:p>
          </table:table-cell>
          <table:table-cell table:style-name="ce18" office:value-type="float" office:value="0.393942">
            <text:p>0.394</text:p>
          </table:table-cell>
          <table:table-cell table:style-name="ce11" table:formula="of:=10^4/12 * LN(([.$AJ$5]-[.Y7]*0.4)/([.$AJ$5]-[.Y7]))" office:value-type="float" office:value="186.484912018786">
            <text:p>186.5</text:p>
          </table:table-cell>
          <table:table-cell table:style-name="ce4"/>
          <table:table-cell table:style-name="ce14" office:value-type="float" office:value="10.00002">
            <text:p>10</text:p>
          </table:table-cell>
          <table:table-cell table:style-name="ce8" office:value-type="float" office:value="1.316697">
            <text:p>1.317</text:p>
          </table:table-cell>
          <table:table-cell table:style-name="ce4" table:number-columns-repeated="7"/>
          <table:table-cell table:style-name="ce23" table:number-columns-repeated="3"/>
          <table:table-cell table:style-name="ce21" office:value-type="float" office:value="3">
            <text:p>3</text:p>
          </table:table-cell>
          <table:table-cell table:style-name="ce21" office:value-type="float" office:value="0.004">
            <text:p>0.004</text:p>
          </table:table-cell>
          <table:table-cell table:style-name="ce22" office:value-type="float" office:value="1.30921">
            <text:p>1.309</text:p>
          </table:table-cell>
          <table:table-cell table:style-name="ce22" office:value-type="float" office:value="0.01425">
            <text:p>0.014</text:p>
          </table:table-cell>
          <table:table-cell table:number-columns-repeated="4"/>
          <table:table-cell table:style-name="ce4" table:number-columns-repeated="2"/>
          <table:table-cell table:number-columns-repeated="208"/>
        </table:table-row>
        <table:table-row table:style-name="ro2">
          <table:table-cell/>
          <table:table-cell table:style-name="ce2"/>
          <table:table-cell table:style-name="ce6" office:value-type="float" office:value="15">
            <text:p>15</text:p>
          </table:table-cell>
          <table:table-cell table:style-name="ce6" table:formula="of:=[.C8]+85" office:value-type="float" office:value="100">
            <text:p>100</text:p>
          </table:table-cell>
          <table:table-cell table:style-name="ce8" office:value-type="float" office:value="0.246978">
            <text:p>0.247</text:p>
          </table:table-cell>
          <table:table-cell table:style-name="ce11" table:formula="of:=10^4/12 * LN(([.$AJ$5]-[.E8]*0.4)/([.$AJ$5]-[.E8]))" office:value-type="float" office:value="106.27877639546">
            <text:p>106.3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style-name="ce6" table:formula="of:=60+[.H8]" office:value-type="float" office:value="75">
            <text:p>75</text:p>
          </table:table-cell>
          <table:table-cell table:style-name="ce8" office:value-type="float" office:value="0.328247">
            <text:p>0.328</text:p>
          </table:table-cell>
          <table:table-cell table:style-name="ce11" table:formula="of:=10^4/12 * LN(([.$AJ$5]-[.J8]*0.4)/([.$AJ$5]-[.J8]))" office:value-type="float" office:value="148.703839812752">
            <text:p>148.7</text:p>
          </table:table-cell>
          <table:table-cell table:style-name="ce4"/>
          <table:table-cell table:style-name="ce14" office:value-type="float" office:value="15">
            <text:p>15</text:p>
          </table:table-cell>
          <table:table-cell table:style-name="ce14" table:formula="of:=[.M8]+65" office:value-type="float" office:value="80">
            <text:p>80</text:p>
          </table:table-cell>
          <table:table-cell table:style-name="ce8" office:value-type="float" office:value="0.325549">
            <text:p>0.326</text:p>
          </table:table-cell>
          <table:table-cell table:style-name="ce11" table:formula="of:=10^4/12 * LN(([.$AJ$5]-[.O8]*0.4)/([.$AJ$5]-[.O8]))" office:value-type="float" office:value="147.222595978469">
            <text:p>147.2</text:p>
          </table:table-cell>
          <table:table-cell table:style-name="ce4"/>
          <table:table-cell table:style-name="ce14" office:value-type="float" office:value="15">
            <text:p>15</text:p>
          </table:table-cell>
          <table:table-cell table:style-name="ce14" table:formula="of:=[.R8]+95" office:value-type="float" office:value="110">
            <text:p>110</text:p>
          </table:table-cell>
          <table:table-cell table:style-name="ce8" office:value-type="float" office:value="0.426185">
            <text:p>0.426</text:p>
          </table:table-cell>
          <table:table-cell table:style-name="ce11" table:formula="of:=10^4/12 * LN(([.$AJ$5]-[.T8]*0.4)/([.$AJ$5]-[.T8]))" office:value-type="float" office:value="206.326298537275">
            <text:p>206.3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style-name="ce6" table:formula="of:=[.W8]+100" office:value-type="float" office:value="115">
            <text:p>115</text:p>
          </table:table-cell>
          <table:table-cell table:style-name="ce18" office:value-type="float" office:value="0.409139">
            <text:p>0.409</text:p>
          </table:table-cell>
          <table:table-cell table:style-name="ce11" table:formula="of:=10^4/12 * LN(([.$AJ$5]-[.Y8]*0.4)/([.$AJ$5]-[.Y8]))" office:value-type="float" office:value="195.723535008781">
            <text:p>195.7</text:p>
          </table:table-cell>
          <table:table-cell table:style-name="ce4"/>
          <table:table-cell table:style-name="ce14" office:value-type="float" office:value="15">
            <text:p>15</text:p>
          </table:table-cell>
          <table:table-cell table:style-name="ce8" office:value-type="float" office:value="1.318905">
            <text:p>1.319</text:p>
          </table:table-cell>
          <table:table-cell table:style-name="ce4" table:number-columns-repeated="7"/>
          <table:table-cell table:style-name="ce23" table:number-columns-repeated="3"/>
          <table:table-cell table:style-name="ce21" office:value-type="float" office:value="4">
            <text:p>4</text:p>
          </table:table-cell>
          <table:table-cell table:style-name="ce21" office:value-type="float" office:value="0.005">
            <text:p>0.005</text:p>
          </table:table-cell>
          <table:table-cell table:style-name="ce22" office:value-type="float" office:value="1.43139">
            <text:p>1.431</text:p>
          </table:table-cell>
          <table:table-cell table:style-name="ce22" office:value-type="float" office:value="0.00814">
            <text:p>0.008</text:p>
          </table:table-cell>
          <table:table-cell table:number-columns-repeated="4"/>
          <table:table-cell table:style-name="ce4" table:number-columns-repeated="2"/>
          <table:table-cell table:number-columns-repeated="208"/>
        </table:table-row>
        <table:table-row table:style-name="ro2">
          <table:table-cell/>
          <table:table-cell table:style-name="ce2"/>
          <table:table-cell table:style-name="ce6" office:value-type="float" office:value="19.99998">
            <text:p>20</text:p>
          </table:table-cell>
          <table:table-cell table:style-name="ce6" table:formula="of:=[.C9]+85" office:value-type="float" office:value="104.99998">
            <text:p>105</text:p>
          </table:table-cell>
          <table:table-cell table:style-name="ce8" office:value-type="float" office:value="0.262937">
            <text:p>0.263</text:p>
          </table:table-cell>
          <table:table-cell table:style-name="ce11" table:formula="of:=10^4/12 * LN(([.$AJ$5]-[.E9]*0.4)/([.$AJ$5]-[.E9]))" office:value-type="float" office:value="114.267199996984">
            <text:p>114.3</text:p>
          </table:table-cell>
          <table:table-cell table:style-name="ce4"/>
          <table:table-cell table:style-name="ce6" office:value-type="float" office:value="19.99998">
            <text:p>20</text:p>
          </table:table-cell>
          <table:table-cell table:style-name="ce6" table:formula="of:=60+[.H9]" office:value-type="float" office:value="79.99998">
            <text:p>80</text:p>
          </table:table-cell>
          <table:table-cell table:style-name="ce8" office:value-type="float" office:value="0.353073">
            <text:p>0.353</text:p>
          </table:table-cell>
          <table:table-cell table:style-name="ce11" table:formula="of:=10^4/12 * LN(([.$AJ$5]-[.J9]*0.4)/([.$AJ$5]-[.J9]))" office:value-type="float" office:value="162.586483621883">
            <text:p>162.6</text:p>
          </table:table-cell>
          <table:table-cell table:style-name="ce4"/>
          <table:table-cell table:style-name="ce14" office:value-type="float" office:value="19.99998">
            <text:p>20</text:p>
          </table:table-cell>
          <table:table-cell table:style-name="ce14" table:formula="of:=[.M9]+65" office:value-type="float" office:value="84.99998">
            <text:p>85</text:p>
          </table:table-cell>
          <table:table-cell table:style-name="ce8" office:value-type="float" office:value="0.338291">
            <text:p>0.338</text:p>
          </table:table-cell>
          <table:table-cell table:style-name="ce11" table:formula="of:=10^4/12 * LN(([.$AJ$5]-[.O9]*0.4)/([.$AJ$5]-[.O9]))" office:value-type="float" office:value="154.264990832977">
            <text:p>154.3</text:p>
          </table:table-cell>
          <table:table-cell table:style-name="ce4"/>
          <table:table-cell table:style-name="ce14" office:value-type="float" office:value="19.99998">
            <text:p>20</text:p>
          </table:table-cell>
          <table:table-cell table:style-name="ce14" table:formula="of:=[.R9]+95" office:value-type="float" office:value="114.99998">
            <text:p>115</text:p>
          </table:table-cell>
          <table:table-cell table:style-name="ce8" office:value-type="float" office:value="0.43809">
            <text:p>0.438</text:p>
          </table:table-cell>
          <table:table-cell table:style-name="ce11" table:formula="of:=10^4/12 * LN(([.$AJ$5]-[.T9]*0.4)/([.$AJ$5]-[.T9]))" office:value-type="float" office:value="213.887142432722">
            <text:p>213.9</text:p>
          </table:table-cell>
          <table:table-cell table:style-name="ce4"/>
          <table:table-cell table:style-name="ce6" office:value-type="float" office:value="19.99998">
            <text:p>20</text:p>
          </table:table-cell>
          <table:table-cell table:style-name="ce6" table:formula="of:=[.W9]+100" office:value-type="float" office:value="119.99998">
            <text:p>120</text:p>
          </table:table-cell>
          <table:table-cell table:style-name="ce18" office:value-type="float" office:value="0.416119">
            <text:p>0.416</text:p>
          </table:table-cell>
          <table:table-cell table:style-name="ce11" table:formula="of:=10^4/12 * LN(([.$AJ$5]-[.Y9]*0.4)/([.$AJ$5]-[.Y9]))" office:value-type="float" office:value="200.033935292238">
            <text:p>200.0</text:p>
          </table:table-cell>
          <table:table-cell table:style-name="ce4"/>
          <table:table-cell table:style-name="ce14" office:value-type="float" office:value="19.99998">
            <text:p>20</text:p>
          </table:table-cell>
          <table:table-cell table:style-name="ce8" office:value-type="float" office:value="1.313792">
            <text:p>1.314</text:p>
          </table:table-cell>
          <table:table-cell table:style-name="ce4" table:number-columns-repeated="7"/>
          <table:table-cell table:style-name="ce23" table:number-columns-repeated="3"/>
          <table:table-cell table:style-name="ce21" office:value-type="float" office:value="5">
            <text:p>5</text:p>
          </table:table-cell>
          <table:table-cell table:style-name="ce21" office:value-type="float" office:value="0.006">
            <text:p>0.006</text:p>
          </table:table-cell>
          <table:table-cell table:style-name="ce22" office:value-type="float" office:value="1.2557">
            <text:p>1.256</text:p>
          </table:table-cell>
          <table:table-cell table:style-name="ce22" office:value-type="float" office:value="0.012">
            <text:p>0.012</text:p>
          </table:table-cell>
          <table:table-cell table:number-columns-repeated="4"/>
          <table:table-cell table:style-name="ce4" table:number-columns-repeated="2"/>
          <table:table-cell table:number-columns-repeated="208"/>
        </table:table-row>
        <table:table-row table:style-name="ro2">
          <table:table-cell/>
          <table:table-cell table:style-name="ce2"/>
          <table:table-cell table:style-name="ce6" office:value-type="float" office:value="25.00002">
            <text:p>25</text:p>
          </table:table-cell>
          <table:table-cell table:style-name="ce6" table:formula="of:=[.C10]+85" office:value-type="float" office:value="110.00002">
            <text:p>110</text:p>
          </table:table-cell>
          <table:table-cell table:style-name="ce8" office:value-type="float" office:value="0.27836">
            <text:p>0.278</text:p>
          </table:table-cell>
          <table:table-cell table:style-name="ce11" table:formula="of:=10^4/12 * LN(([.$AJ$5]-[.E10]*0.4)/([.$AJ$5]-[.E10]))" office:value-type="float" office:value="122.141013352385">
            <text:p>122.1</text:p>
          </table:table-cell>
          <table:table-cell table:style-name="ce4"/>
          <table:table-cell table:style-name="ce6" office:value-type="float" office:value="25.00002">
            <text:p>25</text:p>
          </table:table-cell>
          <table:table-cell table:style-name="ce6" table:formula="of:=60+[.H10]" office:value-type="float" office:value="85.00002">
            <text:p>85</text:p>
          </table:table-cell>
          <table:table-cell table:style-name="ce8" office:value-type="float" office:value="0.374">
            <text:p>0.374</text:p>
          </table:table-cell>
          <table:table-cell table:style-name="ce11" table:formula="of:=10^4/12 * LN(([.$AJ$5]-[.J10]*0.4)/([.$AJ$5]-[.J10]))" office:value-type="float" office:value="174.655784611837">
            <text:p>174.7</text:p>
          </table:table-cell>
          <table:table-cell table:style-name="ce4"/>
          <table:table-cell table:style-name="ce14" office:value-type="float" office:value="25.00002">
            <text:p>25</text:p>
          </table:table-cell>
          <table:table-cell table:style-name="ce14" table:formula="of:=[.M10]+65" office:value-type="float" office:value="90.00002">
            <text:p>90</text:p>
          </table:table-cell>
          <table:table-cell table:style-name="ce8" office:value-type="float" office:value="0.350765">
            <text:p>0.351</text:p>
          </table:table-cell>
          <table:table-cell table:style-name="ce11" table:formula="of:=10^4/12 * LN(([.$AJ$5]-[.O10]*0.4)/([.$AJ$5]-[.O10]))" office:value-type="float" office:value="161.276274800581">
            <text:p>161.3</text:p>
          </table:table-cell>
          <table:table-cell table:style-name="ce4"/>
          <table:table-cell table:style-name="ce14" office:value-type="float" office:value="25.00002">
            <text:p>25</text:p>
          </table:table-cell>
          <table:table-cell table:style-name="ce14" table:formula="of:=[.R10]+95" office:value-type="float" office:value="120.00002">
            <text:p>120</text:p>
          </table:table-cell>
          <table:table-cell table:style-name="ce8" office:value-type="float" office:value="0.449165">
            <text:p>0.449</text:p>
          </table:table-cell>
          <table:table-cell table:style-name="ce11" table:formula="of:=10^4/12 * LN(([.$AJ$5]-[.T10]*0.4)/([.$AJ$5]-[.T10]))" office:value-type="float" office:value="221.039615234616">
            <text:p>221.0</text:p>
          </table:table-cell>
          <table:table-cell table:style-name="ce4"/>
          <table:table-cell table:style-name="ce6" office:value-type="float" office:value="25.00002">
            <text:p>25</text:p>
          </table:table-cell>
          <table:table-cell table:style-name="ce6" table:formula="of:=[.W10]+100" office:value-type="float" office:value="125.00002">
            <text:p>125</text:p>
          </table:table-cell>
          <table:table-cell table:style-name="ce18" office:value-type="float" office:value="0.426582">
            <text:p>0.427</text:p>
          </table:table-cell>
          <table:table-cell table:style-name="ce11" table:formula="of:=10^4/12 * LN(([.$AJ$5]-[.Y10]*0.4)/([.$AJ$5]-[.Y10]))" office:value-type="float" office:value="206.576338579306">
            <text:p>206.6</text:p>
          </table:table-cell>
          <table:table-cell table:style-name="ce4"/>
          <table:table-cell table:style-name="ce14" office:value-type="float" office:value="25.00002">
            <text:p>25</text:p>
          </table:table-cell>
          <table:table-cell table:style-name="ce8" office:value-type="float" office:value="1.315568">
            <text:p>1.316</text:p>
          </table:table-cell>
          <table:table-cell table:style-name="ce4" table:number-columns-repeated="7"/>
          <table:table-cell table:style-name="ce23" table:number-columns-repeated="3"/>
          <table:table-cell table:style-name="ce4" table:number-columns-repeated="6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30">
            <text:p>30</text:p>
          </table:table-cell>
          <table:table-cell table:style-name="ce6" table:formula="of:=[.C11]+85" office:value-type="float" office:value="115">
            <text:p>115</text:p>
          </table:table-cell>
          <table:table-cell table:style-name="ce8" office:value-type="float" office:value="0.293643">
            <text:p>0.294</text:p>
          </table:table-cell>
          <table:table-cell table:style-name="ce11" table:formula="of:=10^4/12 * LN(([.$AJ$5]-[.E11]*0.4)/([.$AJ$5]-[.E11]))" office:value-type="float" office:value="130.097181480494">
            <text:p>130.1</text:p>
          </table:table-cell>
          <table:table-cell table:style-name="ce4"/>
          <table:table-cell table:style-name="ce6" office:value-type="float" office:value="30">
            <text:p>30</text:p>
          </table:table-cell>
          <table:table-cell table:style-name="ce6" table:formula="of:=60+[.H11]" office:value-type="float" office:value="90">
            <text:p>90</text:p>
          </table:table-cell>
          <table:table-cell table:style-name="ce8" office:value-type="float" office:value="0.392528">
            <text:p>0.393</text:p>
          </table:table-cell>
          <table:table-cell table:style-name="ce11" table:formula="of:=10^4/12 * LN(([.$AJ$5]-[.J11]*0.4)/([.$AJ$5]-[.J11]))" office:value-type="float" office:value="185.635304017317">
            <text:p>185.6</text:p>
          </table:table-cell>
          <table:table-cell table:style-name="ce4"/>
          <table:table-cell table:style-name="ce14" office:value-type="float" office:value="30">
            <text:p>30</text:p>
          </table:table-cell>
          <table:table-cell table:style-name="ce14" table:formula="of:=[.M11]+65" office:value-type="float" office:value="95">
            <text:p>95</text:p>
          </table:table-cell>
          <table:table-cell table:style-name="ce8" office:value-type="float" office:value="0.362202">
            <text:p>0.362</text:p>
          </table:table-cell>
          <table:table-cell table:style-name="ce11" table:formula="of:=10^4/12 * LN(([.$AJ$5]-[.O11]*0.4)/([.$AJ$5]-[.O11]))" office:value-type="float" office:value="167.809168843724">
            <text:p>167.8</text:p>
          </table:table-cell>
          <table:table-cell table:style-name="ce4"/>
          <table:table-cell table:style-name="ce14" office:value-type="float" office:value="30">
            <text:p>30</text:p>
          </table:table-cell>
          <table:table-cell table:style-name="ce14" table:formula="of:=[.R11]+95" office:value-type="float" office:value="125">
            <text:p>125</text:p>
          </table:table-cell>
          <table:table-cell table:style-name="ce8" office:value-type="float" office:value="0.460607">
            <text:p>0.461</text:p>
          </table:table-cell>
          <table:table-cell table:style-name="ce11" table:formula="of:=10^4/12 * LN(([.$AJ$5]-[.T11]*0.4)/([.$AJ$5]-[.T11]))" office:value-type="float" office:value="228.552688568978">
            <text:p>228.6</text:p>
          </table:table-cell>
          <table:table-cell table:style-name="ce4"/>
          <table:table-cell table:style-name="ce6" office:value-type="float" office:value="30">
            <text:p>30</text:p>
          </table:table-cell>
          <table:table-cell table:style-name="ce6" table:formula="of:=[.W11]+100" office:value-type="float" office:value="130">
            <text:p>130</text:p>
          </table:table-cell>
          <table:table-cell table:style-name="ce18" office:value-type="float" office:value="0.435558">
            <text:p>0.436</text:p>
          </table:table-cell>
          <table:table-cell table:style-name="ce11" table:formula="of:=10^4/12 * LN(([.$AJ$5]-[.Y11]*0.4)/([.$AJ$5]-[.Y11]))" office:value-type="float" office:value="212.268119175639">
            <text:p>212.3</text:p>
          </table:table-cell>
          <table:table-cell table:style-name="ce4"/>
          <table:table-cell table:style-name="ce14" office:value-type="float" office:value="30">
            <text:p>30</text:p>
          </table:table-cell>
          <table:table-cell table:style-name="ce8" office:value-type="float" office:value="1.321062">
            <text:p>1.321</text:p>
          </table:table-cell>
          <table:table-cell table:style-name="ce4" table:number-columns-repeated="7"/>
          <table:table-cell table:number-columns-repeated="2"/>
          <table:table-cell table:style-name="ce23"/>
          <table:table-cell table:style-name="ce4" table:number-columns-repeated="6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34.99998">
            <text:p>35</text:p>
          </table:table-cell>
          <table:table-cell table:style-name="ce6" table:formula="of:=[.C12]+85" office:value-type="float" office:value="119.99998">
            <text:p>120</text:p>
          </table:table-cell>
          <table:table-cell table:style-name="ce8" office:value-type="float" office:value="0.307081">
            <text:p>0.307</text:p>
          </table:table-cell>
          <table:table-cell table:style-name="ce11" table:formula="of:=10^4/12 * LN(([.$AJ$5]-[.E12]*0.4)/([.$AJ$5]-[.E12]))" office:value-type="float" office:value="137.223289164325">
            <text:p>137.2</text:p>
          </table:table-cell>
          <table:table-cell table:style-name="ce4"/>
          <table:table-cell table:style-name="ce6" office:value-type="float" office:value="34.99998">
            <text:p>35</text:p>
          </table:table-cell>
          <table:table-cell table:style-name="ce6" table:formula="of:=60+[.H12]" office:value-type="float" office:value="94.99998">
            <text:p>95</text:p>
          </table:table-cell>
          <table:table-cell table:style-name="ce8" office:value-type="float" office:value="0.40656">
            <text:p>0.407</text:p>
          </table:table-cell>
          <table:table-cell table:style-name="ce11" table:formula="of:=10^4/12 * LN(([.$AJ$5]-[.J12]*0.4)/([.$AJ$5]-[.J12]))" office:value-type="float" office:value="194.141698767452">
            <text:p>194.1</text:p>
          </table:table-cell>
          <table:table-cell table:style-name="ce4"/>
          <table:table-cell table:style-name="ce14" office:value-type="float" office:value="34.99998">
            <text:p>35</text:p>
          </table:table-cell>
          <table:table-cell table:style-name="ce14" table:formula="of:=[.M12]+65" office:value-type="float" office:value="99.99998">
            <text:p>100</text:p>
          </table:table-cell>
          <table:table-cell table:style-name="ce8" office:value-type="float" office:value="0.37329">
            <text:p>0.373</text:p>
          </table:table-cell>
          <table:table-cell table:style-name="ce11" table:formula="of:=10^4/12 * LN(([.$AJ$5]-[.O12]*0.4)/([.$AJ$5]-[.O12]))" office:value-type="float" office:value="174.240617811067">
            <text:p>174.2</text:p>
          </table:table-cell>
          <table:table-cell table:style-name="ce4"/>
          <table:table-cell table:style-name="ce14" office:value-type="float" office:value="34.99998">
            <text:p>35</text:p>
          </table:table-cell>
          <table:table-cell table:style-name="ce14" table:formula="of:=[.R12]+95" office:value-type="float" office:value="129.99998">
            <text:p>130</text:p>
          </table:table-cell>
          <table:table-cell table:style-name="ce8" office:value-type="float" office:value="0.471403">
            <text:p>0.471</text:p>
          </table:table-cell>
          <table:table-cell table:style-name="ce11" table:formula="of:=10^4/12 * LN(([.$AJ$5]-[.T12]*0.4)/([.$AJ$5]-[.T12]))" office:value-type="float" office:value="235.759896602957">
            <text:p>235.8</text:p>
          </table:table-cell>
          <table:table-cell table:style-name="ce4"/>
          <table:table-cell table:style-name="ce6" office:value-type="float" office:value="34.99998">
            <text:p>35</text:p>
          </table:table-cell>
          <table:table-cell table:style-name="ce6" table:formula="of:=[.W12]+100" office:value-type="float" office:value="134.99998">
            <text:p>135</text:p>
          </table:table-cell>
          <table:table-cell table:style-name="ce18" office:value-type="float" office:value="0.444104">
            <text:p>0.444</text:p>
          </table:table-cell>
          <table:table-cell table:style-name="ce11" table:formula="of:=10^4/12 * LN(([.$AJ$5]-[.Y12]*0.4)/([.$AJ$5]-[.Y12]))" office:value-type="float" office:value="217.756706118476">
            <text:p>217.8</text:p>
          </table:table-cell>
          <table:table-cell table:style-name="ce4"/>
          <table:table-cell table:style-name="ce14" office:value-type="float" office:value="34.99998">
            <text:p>35</text:p>
          </table:table-cell>
          <table:table-cell table:style-name="ce8" office:value-type="float" office:value="1.304445">
            <text:p>1.304</text:p>
          </table:table-cell>
          <table:table-cell table:style-name="ce4" table:number-columns-repeated="7"/>
          <table:table-cell table:number-columns-repeated="2"/>
          <table:table-cell table:style-name="ce23"/>
          <table:table-cell table:style-name="ce4" table:number-columns-repeated="5"/>
          <table:table-cell table:style-name="ce25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40.00002">
            <text:p>40</text:p>
          </table:table-cell>
          <table:table-cell table:style-name="ce6" table:formula="of:=[.C13]+85" office:value-type="float" office:value="125.00002">
            <text:p>125</text:p>
          </table:table-cell>
          <table:table-cell table:style-name="ce8" office:value-type="float" office:value="0.319879">
            <text:p>0.320</text:p>
          </table:table-cell>
          <table:table-cell table:style-name="ce11" table:formula="of:=10^4/12 * LN(([.$AJ$5]-[.E13]*0.4)/([.$AJ$5]-[.E13]))" office:value-type="float" office:value="144.12681510782">
            <text:p>144.1</text:p>
          </table:table-cell>
          <table:table-cell table:style-name="ce4"/>
          <table:table-cell table:style-name="ce6" office:value-type="float" office:value="40.00002">
            <text:p>40</text:p>
          </table:table-cell>
          <table:table-cell table:style-name="ce6" table:formula="of:=60+[.H13]" office:value-type="float" office:value="100.00002">
            <text:p>100</text:p>
          </table:table-cell>
          <table:table-cell table:style-name="ce8" office:value-type="float" office:value="0.420657">
            <text:p>0.421</text:p>
          </table:table-cell>
          <table:table-cell table:style-name="ce11" table:formula="of:=10^4/12 * LN(([.$AJ$5]-[.J13]*0.4)/([.$AJ$5]-[.J13]))" office:value-type="float" office:value="202.859439252179">
            <text:p>202.9</text:p>
          </table:table-cell>
          <table:table-cell table:style-name="ce4"/>
          <table:table-cell table:style-name="ce14" office:value-type="float" office:value="40.00002">
            <text:p>40</text:p>
          </table:table-cell>
          <table:table-cell table:style-name="ce14" table:formula="of:=[.M13]+65" office:value-type="float" office:value="105.00002">
            <text:p>105</text:p>
          </table:table-cell>
          <table:table-cell table:style-name="ce8" office:value-type="float" office:value="0.384687">
            <text:p>0.385</text:p>
          </table:table-cell>
          <table:table-cell table:style-name="ce11" table:formula="of:=10^4/12 * LN(([.$AJ$5]-[.O13]*0.4)/([.$AJ$5]-[.O13]))" office:value-type="float" office:value="180.954319491469">
            <text:p>181.0</text:p>
          </table:table-cell>
          <table:table-cell table:style-name="ce4"/>
          <table:table-cell table:style-name="ce14" office:value-type="float" office:value="40.00002">
            <text:p>40</text:p>
          </table:table-cell>
          <table:table-cell table:style-name="ce14" table:formula="of:=[.R13]+95" office:value-type="float" office:value="135.00002">
            <text:p>135</text:p>
          </table:table-cell>
          <table:table-cell table:style-name="ce8" office:value-type="float" office:value="0.48241">
            <text:p>0.482</text:p>
          </table:table-cell>
          <table:table-cell table:style-name="ce11" table:formula="of:=10^4/12 * LN(([.$AJ$5]-[.T13]*0.4)/([.$AJ$5]-[.T13]))" office:value-type="float" office:value="243.229497139117">
            <text:p>243.2</text:p>
          </table:table-cell>
          <table:table-cell table:style-name="ce4"/>
          <table:table-cell table:style-name="ce6" office:value-type="float" office:value="40.00002">
            <text:p>40</text:p>
          </table:table-cell>
          <table:table-cell table:style-name="ce6" table:formula="of:=[.W13]+100" office:value-type="float" office:value="140.00002">
            <text:p>140</text:p>
          </table:table-cell>
          <table:table-cell table:style-name="ce18" office:value-type="float" office:value="0.452873">
            <text:p>0.453</text:p>
          </table:table-cell>
          <table:table-cell table:style-name="ce11" table:formula="of:=10^4/12 * LN(([.$AJ$5]-[.Y13]*0.4)/([.$AJ$5]-[.Y13]))" office:value-type="float" office:value="223.460450646742">
            <text:p>223.5</text:p>
          </table:table-cell>
          <table:table-cell table:style-name="ce4"/>
          <table:table-cell table:style-name="ce14" office:value-type="float" office:value="40.00002">
            <text:p>40</text:p>
          </table:table-cell>
          <table:table-cell table:style-name="ce8" office:value-type="float" office:value="1.320612">
            <text:p>1.321</text:p>
          </table:table-cell>
          <table:table-cell table:style-name="ce4" table:number-columns-repeated="7"/>
          <table:table-cell table:number-columns-repeated="2"/>
          <table:table-cell table:style-name="ce23"/>
          <table:table-cell table:style-name="ce4" table:number-columns-repeated="5"/>
          <table:table-cell table:style-name="ce25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45">
            <text:p>45</text:p>
          </table:table-cell>
          <table:table-cell table:style-name="ce6" table:formula="of:=[.C14]+85" office:value-type="float" office:value="130">
            <text:p>130</text:p>
          </table:table-cell>
          <table:table-cell table:style-name="ce8" office:value-type="float" office:value="0.332763">
            <text:p>0.333</text:p>
          </table:table-cell>
          <table:table-cell table:style-name="ce11" table:formula="of:=10^4/12 * LN(([.$AJ$5]-[.E14]*0.4)/([.$AJ$5]-[.E14]))" office:value-type="float" office:value="151.195069700196">
            <text:p>151.2</text:p>
          </table:table-cell>
          <table:table-cell table:style-name="ce4"/>
          <table:table-cell table:style-name="ce6" office:value-type="float" office:value="45">
            <text:p>45</text:p>
          </table:table-cell>
          <table:table-cell table:style-name="ce6" table:formula="of:=60+[.H14]" office:value-type="float" office:value="105">
            <text:p>105</text:p>
          </table:table-cell>
          <table:table-cell table:style-name="ce8" office:value-type="float" office:value="0.434487">
            <text:p>0.434</text:p>
          </table:table-cell>
          <table:table-cell table:style-name="ce11" table:formula="of:=10^4/12 * LN(([.$AJ$5]-[.J14]*0.4)/([.$AJ$5]-[.J14]))" office:value-type="float" office:value="211.585088277578">
            <text:p>211.6</text:p>
          </table:table-cell>
          <table:table-cell table:style-name="ce4"/>
          <table:table-cell table:style-name="ce14" office:value-type="float" office:value="45">
            <text:p>45</text:p>
          </table:table-cell>
          <table:table-cell table:style-name="ce14" table:formula="of:=[.M14]+65" office:value-type="float" office:value="110">
            <text:p>110</text:p>
          </table:table-cell>
          <table:table-cell table:style-name="ce8" office:value-type="float" office:value="0.394502">
            <text:p>0.395</text:p>
          </table:table-cell>
          <table:table-cell table:style-name="ce11" table:formula="of:=10^4/12 * LN(([.$AJ$5]-[.O14]*0.4)/([.$AJ$5]-[.O14]))" office:value-type="float" office:value="186.821855666931">
            <text:p>186.8</text:p>
          </table:table-cell>
          <table:table-cell table:style-name="ce4"/>
          <table:table-cell table:style-name="ce14" office:value-type="float" office:value="45">
            <text:p>45</text:p>
          </table:table-cell>
          <table:table-cell table:style-name="ce14" table:formula="of:=[.R14]+95" office:value-type="float" office:value="140">
            <text:p>140</text:p>
          </table:table-cell>
          <table:table-cell table:style-name="ce8" office:value-type="float" office:value="0.493201">
            <text:p>0.493</text:p>
          </table:table-cell>
          <table:table-cell table:style-name="ce11" table:formula="of:=10^4/12 * LN(([.$AJ$5]-[.T14]*0.4)/([.$AJ$5]-[.T14]))" office:value-type="float" office:value="250.674900124413">
            <text:p>250.7</text:p>
          </table:table-cell>
          <table:table-cell table:style-name="ce4"/>
          <table:table-cell table:style-name="ce6" office:value-type="float" office:value="45">
            <text:p>45</text:p>
          </table:table-cell>
          <table:table-cell table:style-name="ce6" table:formula="of:=[.W14]+100" office:value-type="float" office:value="145">
            <text:p>145</text:p>
          </table:table-cell>
          <table:table-cell table:style-name="ce18" office:value-type="float" office:value="0.463614">
            <text:p>0.464</text:p>
          </table:table-cell>
          <table:table-cell table:style-name="ce11" table:formula="of:=10^4/12 * LN(([.$AJ$5]-[.Y14]*0.4)/([.$AJ$5]-[.Y14]))" office:value-type="float" office:value="230.548427134195">
            <text:p>230.5</text:p>
          </table:table-cell>
          <table:table-cell table:style-name="ce4"/>
          <table:table-cell table:style-name="ce14" office:value-type="float" office:value="45">
            <text:p>45</text:p>
          </table:table-cell>
          <table:table-cell table:style-name="ce8" office:value-type="float" office:value="1.307893">
            <text:p>1.308</text:p>
          </table:table-cell>
          <table:table-cell table:style-name="ce4" table:number-columns-repeated="7"/>
          <table:table-cell table:number-columns-repeated="2"/>
          <table:table-cell table:style-name="ce23"/>
          <table:table-cell table:style-name="ce24" table:number-columns-repeated="4"/>
          <table:table-cell table:style-name="ce4"/>
          <table:table-cell table:style-name="ce25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49.99998">
            <text:p>50</text:p>
          </table:table-cell>
          <table:table-cell table:style-name="ce6" table:formula="of:=[.C15]+85" office:value-type="float" office:value="134.99998">
            <text:p>135</text:p>
          </table:table-cell>
          <table:table-cell table:style-name="ce8" office:value-type="float" office:value="0.345396">
            <text:p>0.345</text:p>
          </table:table-cell>
          <table:table-cell table:style-name="ce11" table:formula="of:=10^4/12 * LN(([.$AJ$5]-[.E15]*0.4)/([.$AJ$5]-[.E15]))" office:value-type="float" office:value="158.244115744751">
            <text:p>158.2</text:p>
          </table:table-cell>
          <table:table-cell table:style-name="ce4"/>
          <table:table-cell table:style-name="ce6" office:value-type="float" office:value="49.99998">
            <text:p>50</text:p>
          </table:table-cell>
          <table:table-cell table:style-name="ce6" table:formula="of:=60+[.H15]" office:value-type="float" office:value="109.99998">
            <text:p>110</text:p>
          </table:table-cell>
          <table:table-cell table:style-name="ce8" office:value-type="float" office:value="0.44506">
            <text:p>0.445</text:p>
          </table:table-cell>
          <table:table-cell table:style-name="ce11" table:formula="of:=10^4/12 * LN(([.$AJ$5]-[.J15]*0.4)/([.$AJ$5]-[.J15]))" office:value-type="float" office:value="218.374964890234">
            <text:p>218.4</text:p>
          </table:table-cell>
          <table:table-cell table:style-name="ce4"/>
          <table:table-cell table:style-name="ce14" office:value-type="float" office:value="49.99998">
            <text:p>50</text:p>
          </table:table-cell>
          <table:table-cell table:style-name="ce14" table:formula="of:=[.M15]+65" office:value-type="float" office:value="114.99998">
            <text:p>115</text:p>
          </table:table-cell>
          <table:table-cell table:style-name="ce8" office:value-type="float" office:value="0.404282">
            <text:p>0.404</text:p>
          </table:table-cell>
          <table:table-cell table:style-name="ce11" table:formula="of:=10^4/12 * LN(([.$AJ$5]-[.O15]*0.4)/([.$AJ$5]-[.O15]))" office:value-type="float" office:value="192.749279514675">
            <text:p>192.7</text:p>
          </table:table-cell>
          <table:table-cell table:style-name="ce4"/>
          <table:table-cell table:style-name="ce14" office:value-type="float" office:value="49.99998">
            <text:p>50</text:p>
          </table:table-cell>
          <table:table-cell table:style-name="ce14" table:formula="of:=[.R15]+95" office:value-type="float" office:value="144.99998">
            <text:p>145</text:p>
          </table:table-cell>
          <table:table-cell table:style-name="ce8" office:value-type="float" office:value="0.502503">
            <text:p>0.503</text:p>
          </table:table-cell>
          <table:table-cell table:style-name="ce11" table:formula="of:=10^4/12 * LN(([.$AJ$5]-[.T15]*0.4)/([.$AJ$5]-[.T15]))" office:value-type="float" office:value="257.192761773324">
            <text:p>257.2</text:p>
          </table:table-cell>
          <table:table-cell table:style-name="ce4"/>
          <table:table-cell table:style-name="ce6" office:value-type="float" office:value="49.99998">
            <text:p>50</text:p>
          </table:table-cell>
          <table:table-cell table:style-name="ce6" table:formula="of:=[.W15]+100" office:value-type="float" office:value="149.99998">
            <text:p>150</text:p>
          </table:table-cell>
          <table:table-cell table:style-name="ce18" office:value-type="float" office:value="0.472234">
            <text:p>0.472</text:p>
          </table:table-cell>
          <table:table-cell table:style-name="ce11" table:formula="of:=10^4/12 * LN(([.$AJ$5]-[.Y15]*0.4)/([.$AJ$5]-[.Y15]))" office:value-type="float" office:value="236.319508623671">
            <text:p>236.3</text:p>
          </table:table-cell>
          <table:table-cell table:style-name="ce4"/>
          <table:table-cell table:style-name="ce14" office:value-type="float" office:value="49.99998">
            <text:p>50</text:p>
          </table:table-cell>
          <table:table-cell table:style-name="ce8" office:value-type="float" office:value="1.318021">
            <text:p>1.318</text:p>
          </table:table-cell>
          <table:table-cell table:style-name="ce4" table:number-columns-repeated="7"/>
          <table:table-cell table:number-columns-repeated="2"/>
          <table:table-cell table:style-name="ce23"/>
          <table:table-cell table:style-name="ce24" table:number-columns-repeated="2"/>
          <table:table-cell table:style-name="ce26"/>
          <table:table-cell table:style-name="ce24"/>
          <table:table-cell table:style-name="ce4"/>
          <table:table-cell table:style-name="ce25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55.00002">
            <text:p>55</text:p>
          </table:table-cell>
          <table:table-cell table:style-name="ce6" table:formula="of:=[.C16]+85" office:value-type="float" office:value="140.00002">
            <text:p>140</text:p>
          </table:table-cell>
          <table:table-cell table:style-name="ce8" office:value-type="float" office:value="0.35692">
            <text:p>0.357</text:p>
          </table:table-cell>
          <table:table-cell table:style-name="ce11" table:formula="of:=10^4/12 * LN(([.$AJ$5]-[.E16]*0.4)/([.$AJ$5]-[.E16]))" office:value-type="float" office:value="164.77946292397">
            <text:p>164.8</text:p>
          </table:table-cell>
          <table:table-cell table:style-name="ce4"/>
          <table:table-cell table:style-name="ce6" office:value-type="float" office:value="55.00002">
            <text:p>55</text:p>
          </table:table-cell>
          <table:table-cell table:style-name="ce6" table:formula="of:=60+[.H16]" office:value-type="float" office:value="115.00002">
            <text:p>115</text:p>
          </table:table-cell>
          <table:table-cell table:style-name="ce8" office:value-type="float" office:value="0.456699">
            <text:p>0.457</text:p>
          </table:table-cell>
          <table:table-cell table:style-name="ce11" table:formula="of:=10^4/12 * LN(([.$AJ$5]-[.J16]*0.4)/([.$AJ$5]-[.J16]))" office:value-type="float" office:value="225.972272084867">
            <text:p>226.0</text:p>
          </table:table-cell>
          <table:table-cell table:style-name="ce4"/>
          <table:table-cell table:style-name="ce14" office:value-type="float" office:value="55.00002">
            <text:p>55</text:p>
          </table:table-cell>
          <table:table-cell table:style-name="ce14" table:formula="of:=[.M16]+65" office:value-type="float" office:value="120.00002">
            <text:p>120</text:p>
          </table:table-cell>
          <table:table-cell table:style-name="ce8" office:value-type="float" office:value="0.415196">
            <text:p>0.415</text:p>
          </table:table-cell>
          <table:table-cell table:style-name="ce11" table:formula="of:=10^4/12 * LN(([.$AJ$5]-[.O16]*0.4)/([.$AJ$5]-[.O16]))" office:value-type="float" office:value="199.461486647415">
            <text:p>199.5</text:p>
          </table:table-cell>
          <table:table-cell table:style-name="ce4"/>
          <table:table-cell table:style-name="ce14" office:value-type="float" office:value="55.00002">
            <text:p>55</text:p>
          </table:table-cell>
          <table:table-cell table:style-name="ce14" table:formula="of:=[.R16]+95" office:value-type="float" office:value="150.00002">
            <text:p>150</text:p>
          </table:table-cell>
          <table:table-cell table:style-name="ce8" office:value-type="float" office:value="0.513813">
            <text:p>0.514</text:p>
          </table:table-cell>
          <table:table-cell table:style-name="ce11" table:formula="of:=10^4/12 * LN(([.$AJ$5]-[.T16]*0.4)/([.$AJ$5]-[.T16]))" office:value-type="float" office:value="265.245477959061">
            <text:p>265.2</text:p>
          </table:table-cell>
          <table:table-cell table:style-name="ce4"/>
          <table:table-cell table:style-name="ce6" office:value-type="float" office:value="55.00002">
            <text:p>55</text:p>
          </table:table-cell>
          <table:table-cell table:style-name="ce6" table:formula="of:=[.W16]+100" office:value-type="float" office:value="155.00002">
            <text:p>155</text:p>
          </table:table-cell>
          <table:table-cell table:style-name="ce18" office:value-type="float" office:value="0.481938">
            <text:p>0.482</text:p>
          </table:table-cell>
          <table:table-cell table:style-name="ce11" table:formula="of:=10^4/12 * LN(([.$AJ$5]-[.Y16]*0.4)/([.$AJ$5]-[.Y16]))" office:value-type="float" office:value="242.906624327282">
            <text:p>242.9</text:p>
          </table:table-cell>
          <table:table-cell table:style-name="ce4"/>
          <table:table-cell table:style-name="ce14" office:value-type="float" office:value="55.00002">
            <text:p>55</text:p>
          </table:table-cell>
          <table:table-cell table:style-name="ce8" office:value-type="float" office:value="1.323219">
            <text:p>1.323</text:p>
          </table:table-cell>
          <table:table-cell table:style-name="ce4" table:number-columns-repeated="7"/>
          <table:table-cell table:number-columns-repeated="2"/>
          <table:table-cell table:style-name="ce23"/>
          <table:table-cell table:style-name="ce24" table:number-columns-repeated="2"/>
          <table:table-cell table:style-name="ce26" table:number-columns-repeated="2"/>
          <table:table-cell table:style-name="ce4"/>
          <table:table-cell table:style-name="ce25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60">
            <text:p>60</text:p>
          </table:table-cell>
          <table:table-cell table:style-name="ce6" table:formula="of:=[.C17]+85" office:value-type="float" office:value="145">
            <text:p>145</text:p>
          </table:table-cell>
          <table:table-cell table:style-name="ce8" office:value-type="float" office:value="0.36887">
            <text:p>0.369</text:p>
          </table:table-cell>
          <table:table-cell table:style-name="ce11" table:formula="of:=10^4/12 * LN(([.$AJ$5]-[.E17]*0.4)/([.$AJ$5]-[.E17]))" office:value-type="float" office:value="171.665145886427">
            <text:p>171.7</text:p>
          </table:table-cell>
          <table:table-cell table:style-name="ce4"/>
          <table:table-cell table:style-name="ce6" office:value-type="float" office:value="60">
            <text:p>60</text:p>
          </table:table-cell>
          <table:table-cell table:style-name="ce6" table:formula="of:=60+[.H17]" office:value-type="float" office:value="120">
            <text:p>120</text:p>
          </table:table-cell>
          <table:table-cell table:style-name="ce8" office:value-type="float" office:value="0.462358">
            <text:p>0.462</text:p>
          </table:table-cell>
          <table:table-cell table:style-name="ce11" table:formula="of:=10^4/12 * LN(([.$AJ$5]-[.J17]*0.4)/([.$AJ$5]-[.J17]))" office:value-type="float" office:value="229.713734504447">
            <text:p>229.7</text:p>
          </table:table-cell>
          <table:table-cell table:style-name="ce4"/>
          <table:table-cell table:style-name="ce14" office:value-type="float" office:value="60">
            <text:p>60</text:p>
          </table:table-cell>
          <table:table-cell table:style-name="ce14" table:formula="of:=[.M17]+65" office:value-type="float" office:value="125">
            <text:p>125</text:p>
          </table:table-cell>
          <table:table-cell table:style-name="ce8" office:value-type="float" office:value="0.424823">
            <text:p>0.425</text:p>
          </table:table-cell>
          <table:table-cell table:style-name="ce11" table:formula="of:=10^4/12 * LN(([.$AJ$5]-[.O17]*0.4)/([.$AJ$5]-[.O17]))" office:value-type="float" office:value="205.46956512218">
            <text:p>205.5</text:p>
          </table:table-cell>
          <table:table-cell table:style-name="ce4"/>
          <table:table-cell table:style-name="ce14" office:value-type="float" office:value="60">
            <text:p>60</text:p>
          </table:table-cell>
          <table:table-cell table:style-name="ce14" table:formula="of:=[.R17]+95" office:value-type="float" office:value="155">
            <text:p>155</text:p>
          </table:table-cell>
          <table:table-cell table:style-name="ce8" office:value-type="float" office:value="0.522749">
            <text:p>0.523</text:p>
          </table:table-cell>
          <table:table-cell table:style-name="ce11" table:formula="of:=10^4/12 * LN(([.$AJ$5]-[.T17]*0.4)/([.$AJ$5]-[.T17]))" office:value-type="float" office:value="271.709682752798">
            <text:p>271.7</text:p>
          </table:table-cell>
          <table:table-cell table:style-name="ce4"/>
          <table:table-cell table:style-name="ce6" office:value-type="float" office:value="60">
            <text:p>60</text:p>
          </table:table-cell>
          <table:table-cell table:style-name="ce6" table:formula="of:=[.W17]+100" office:value-type="float" office:value="160">
            <text:p>160</text:p>
          </table:table-cell>
          <table:table-cell table:style-name="ce18" office:value-type="float" office:value="0.493337">
            <text:p>0.493</text:p>
          </table:table-cell>
          <table:table-cell table:style-name="ce11" table:formula="of:=10^4/12 * LN(([.$AJ$5]-[.Y17]*0.4)/([.$AJ$5]-[.Y17]))" office:value-type="float" office:value="250.769522731719">
            <text:p>250.8</text:p>
          </table:table-cell>
          <table:table-cell table:style-name="ce4"/>
          <table:table-cell table:style-name="ce14" office:value-type="float" office:value="60">
            <text:p>60</text:p>
          </table:table-cell>
          <table:table-cell table:style-name="ce8" office:value-type="float" office:value="1.324813">
            <text:p>1.325</text:p>
          </table:table-cell>
          <table:table-cell table:style-name="ce4" table:number-columns-repeated="7"/>
          <table:table-cell table:number-columns-repeated="2"/>
          <table:table-cell table:style-name="ce23"/>
          <table:table-cell table:style-name="ce24" table:number-columns-repeated="2"/>
          <table:table-cell table:style-name="ce26"/>
          <table:table-cell table:style-name="ce24"/>
          <table:table-cell table:style-name="ce4"/>
          <table:table-cell table:style-name="ce25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64.99998">
            <text:p>65</text:p>
          </table:table-cell>
          <table:table-cell table:style-name="ce6" table:formula="of:=[.C18]+85" office:value-type="float" office:value="149.99998">
            <text:p>150</text:p>
          </table:table-cell>
          <table:table-cell table:style-name="ce8" office:value-type="float" office:value="0.381142">
            <text:p>0.381</text:p>
          </table:table-cell>
          <table:table-cell table:style-name="ce11" table:formula="of:=10^4/12 * LN(([.$AJ$5]-[.E18]*0.4)/([.$AJ$5]-[.E18]))" office:value-type="float" office:value="178.854694654905">
            <text:p>178.9</text:p>
          </table:table-cell>
          <table:table-cell table:style-name="ce4"/>
          <table:table-cell table:style-name="ce6" office:value-type="float" office:value="64.99998">
            <text:p>65</text:p>
          </table:table-cell>
          <table:table-cell table:style-name="ce6" table:formula="of:=60+[.H18]" office:value-type="float" office:value="124.99998">
            <text:p>125</text:p>
          </table:table-cell>
          <table:table-cell table:style-name="ce8" office:value-type="float" office:value="0.471885">
            <text:p>0.472</text:p>
          </table:table-cell>
          <table:table-cell table:style-name="ce11" table:formula="of:=10^4/12 * LN(([.$AJ$5]-[.J18]*0.4)/([.$AJ$5]-[.J18]))" office:value-type="float" office:value="236.084399784803">
            <text:p>236.1</text:p>
          </table:table-cell>
          <table:table-cell table:style-name="ce4"/>
          <table:table-cell table:style-name="ce14" office:value-type="float" office:value="64.99998">
            <text:p>65</text:p>
          </table:table-cell>
          <table:table-cell table:style-name="ce14" table:formula="of:=[.M18]+65" office:value-type="float" office:value="129.99998">
            <text:p>130</text:p>
          </table:table-cell>
          <table:table-cell table:style-name="ce8" office:value-type="float" office:value="0.433962">
            <text:p>0.434</text:p>
          </table:table-cell>
          <table:table-cell table:style-name="ce11" table:formula="of:=10^4/12 * LN(([.$AJ$5]-[.O18]*0.4)/([.$AJ$5]-[.O18]))" office:value-type="float" office:value="211.250657248425">
            <text:p>211.3</text:p>
          </table:table-cell>
          <table:table-cell table:style-name="ce4"/>
          <table:table-cell table:style-name="ce14" office:value-type="float" office:value="64.99998">
            <text:p>65</text:p>
          </table:table-cell>
          <table:table-cell table:style-name="ce14" table:formula="of:=[.R18]+95" office:value-type="float" office:value="159.99998">
            <text:p>160</text:p>
          </table:table-cell>
          <table:table-cell table:style-name="ce8" office:value-type="float" office:value="0.533006">
            <text:p>0.533</text:p>
          </table:table-cell>
          <table:table-cell table:style-name="ce11" table:formula="of:=10^4/12 * LN(([.$AJ$5]-[.T18]*0.4)/([.$AJ$5]-[.T18]))" office:value-type="float" office:value="279.243199677653">
            <text:p>279.2</text:p>
          </table:table-cell>
          <table:table-cell table:style-name="ce4"/>
          <table:table-cell table:style-name="ce6" office:value-type="float" office:value="64.99998">
            <text:p>65</text:p>
          </table:table-cell>
          <table:table-cell table:style-name="ce6" table:formula="of:=[.W18]+100" office:value-type="float" office:value="164.99998">
            <text:p>165</text:p>
          </table:table-cell>
          <table:table-cell table:style-name="ce18" office:value-type="float" office:value="0.501642">
            <text:p>0.502</text:p>
          </table:table-cell>
          <table:table-cell table:style-name="ce11" table:formula="of:=10^4/12 * LN(([.$AJ$5]-[.Y18]*0.4)/([.$AJ$5]-[.Y18]))" office:value-type="float" office:value="256.585518927203">
            <text:p>256.6</text:p>
          </table:table-cell>
          <table:table-cell table:style-name="ce4"/>
          <table:table-cell table:style-name="ce14" office:value-type="float" office:value="64.99998">
            <text:p>65</text:p>
          </table:table-cell>
          <table:table-cell table:style-name="ce8" office:value-type="float" office:value="1.330606">
            <text:p>1.331</text:p>
          </table:table-cell>
          <table:table-cell table:style-name="ce4" table:number-columns-repeated="7"/>
          <table:table-cell table:number-columns-repeated="2"/>
          <table:table-cell table:style-name="ce23"/>
          <table:table-cell table:style-name="ce24" table:number-columns-repeated="2"/>
          <table:table-cell table:style-name="ce26" table:number-columns-repeated="2"/>
          <table:table-cell table:style-name="ce4"/>
          <table:table-cell table:style-name="ce25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70.00002">
            <text:p>70</text:p>
          </table:table-cell>
          <table:table-cell table:style-name="ce6" table:formula="of:=[.C19]+85" office:value-type="float" office:value="155.00002">
            <text:p>155</text:p>
          </table:table-cell>
          <table:table-cell table:style-name="ce8" office:value-type="float" office:value="0.39384">
            <text:p>0.394</text:p>
          </table:table-cell>
          <table:table-cell table:style-name="ce11" table:formula="of:=10^4/12 * LN(([.$AJ$5]-[.E19]*0.4)/([.$AJ$5]-[.E19]))" office:value-type="float" office:value="186.423568586351">
            <text:p>186.4</text:p>
          </table:table-cell>
          <table:table-cell table:style-name="ce4"/>
          <table:table-cell table:style-name="ce6" office:value-type="float" office:value="70.00002">
            <text:p>70</text:p>
          </table:table-cell>
          <table:table-cell table:style-name="ce6" table:formula="of:=60+[.H19]" office:value-type="float" office:value="130.00002">
            <text:p>130</text:p>
          </table:table-cell>
          <table:table-cell table:style-name="ce8" office:value-type="float" office:value="0.4845">
            <text:p>0.485</text:p>
          </table:table-cell>
          <table:table-cell table:style-name="ce11" table:formula="of:=10^4/12 * LN(([.$AJ$5]-[.J19]*0.4)/([.$AJ$5]-[.J19]))" office:value-type="float" office:value="244.66195699025">
            <text:p>244.7</text:p>
          </table:table-cell>
          <table:table-cell table:style-name="ce4"/>
          <table:table-cell table:style-name="ce14" office:value-type="float" office:value="70.00002">
            <text:p>70</text:p>
          </table:table-cell>
          <table:table-cell table:style-name="ce14" table:formula="of:=[.M19]+65" office:value-type="float" office:value="135.00002">
            <text:p>135</text:p>
          </table:table-cell>
          <table:table-cell table:style-name="ce8" office:value-type="float" office:value="0.443511">
            <text:p>0.444</text:p>
          </table:table-cell>
          <table:table-cell table:style-name="ce11" table:formula="of:=10^4/12 * LN(([.$AJ$5]-[.O19]*0.4)/([.$AJ$5]-[.O19]))" office:value-type="float" office:value="217.373639829393">
            <text:p>217.4</text:p>
          </table:table-cell>
          <table:table-cell table:style-name="ce4"/>
          <table:table-cell table:style-name="ce14" office:value-type="float" office:value="70.00002">
            <text:p>70</text:p>
          </table:table-cell>
          <table:table-cell table:style-name="ce14" table:formula="of:=[.R19]+95" office:value-type="float" office:value="165.00002">
            <text:p>165</text:p>
          </table:table-cell>
          <table:table-cell table:style-name="ce8" office:value-type="float" office:value="0.541587">
            <text:p>0.542</text:p>
          </table:table-cell>
          <table:table-cell table:style-name="ce11" table:formula="of:=10^4/12 * LN(([.$AJ$5]-[.T19]*0.4)/([.$AJ$5]-[.T19]))" office:value-type="float" office:value="285.641413089536">
            <text:p>285.6</text:p>
          </table:table-cell>
          <table:table-cell table:style-name="ce4"/>
          <table:table-cell table:style-name="ce6" office:value-type="float" office:value="70.00002">
            <text:p>70</text:p>
          </table:table-cell>
          <table:table-cell table:style-name="ce6" table:formula="of:=[.W19]+100" office:value-type="float" office:value="170.00002">
            <text:p>170</text:p>
          </table:table-cell>
          <table:table-cell table:style-name="ce18" office:value-type="float" office:value="0.509421">
            <text:p>0.509</text:p>
          </table:table-cell>
          <table:table-cell table:style-name="ce11" table:formula="of:=10^4/12 * LN(([.$AJ$5]-[.Y19]*0.4)/([.$AJ$5]-[.Y19]))" office:value-type="float" office:value="262.101478871337">
            <text:p>262.1</text:p>
          </table:table-cell>
          <table:table-cell table:style-name="ce4"/>
          <table:table-cell table:style-name="ce14" office:value-type="float" office:value="70.00002">
            <text:p>70</text:p>
          </table:table-cell>
          <table:table-cell table:style-name="ce8" office:value-type="float" office:value="1.321194">
            <text:p>1.321</text:p>
          </table:table-cell>
          <table:table-cell table:style-name="ce4" table:number-columns-repeated="7"/>
          <table:table-cell table:number-columns-repeated="2"/>
          <table:table-cell table:style-name="ce23"/>
          <table:table-cell table:style-name="ce24" table:number-columns-repeated="2"/>
          <table:table-cell table:style-name="ce26" table:number-columns-repeated="2"/>
          <table:table-cell table:style-name="ce4"/>
          <table:table-cell table:style-name="ce25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75">
            <text:p>75</text:p>
          </table:table-cell>
          <table:table-cell table:style-name="ce6" table:formula="of:=[.C20]+85" office:value-type="float" office:value="160">
            <text:p>160</text:p>
          </table:table-cell>
          <table:table-cell table:style-name="ce8" office:value-type="float" office:value="0.405728">
            <text:p>0.406</text:p>
          </table:table-cell>
          <table:table-cell table:style-name="ce11" table:formula="of:=10^4/12 * LN(([.$AJ$5]-[.E20]*0.4)/([.$AJ$5]-[.E20]))" office:value-type="float" office:value="193.632621454989">
            <text:p>193.6</text:p>
          </table:table-cell>
          <table:table-cell table:style-name="ce4"/>
          <table:table-cell table:style-name="ce6" office:value-type="float" office:value="75">
            <text:p>75</text:p>
          </table:table-cell>
          <table:table-cell table:style-name="ce6" table:formula="of:=60+[.H20]" office:value-type="float" office:value="135">
            <text:p>135</text:p>
          </table:table-cell>
          <table:table-cell table:style-name="ce8" office:value-type="float" office:value="0.495059">
            <text:p>0.495</text:p>
          </table:table-cell>
          <table:table-cell table:style-name="ce11" table:formula="of:=10^4/12 * LN(([.$AJ$5]-[.J20]*0.4)/([.$AJ$5]-[.J20]))" office:value-type="float" office:value="251.969325478003">
            <text:p>252.0</text:p>
          </table:table-cell>
          <table:table-cell table:style-name="ce4"/>
          <table:table-cell table:style-name="ce14" office:value-type="float" office:value="75">
            <text:p>75</text:p>
          </table:table-cell>
          <table:table-cell table:style-name="ce14" table:formula="of:=[.M20]+65" office:value-type="float" office:value="140">
            <text:p>140</text:p>
          </table:table-cell>
          <table:table-cell table:style-name="ce8" office:value-type="float" office:value="0.451493">
            <text:p>0.451</text:p>
          </table:table-cell>
          <table:table-cell table:style-name="ce11" table:formula="of:=10^4/12 * LN(([.$AJ$5]-[.O20]*0.4)/([.$AJ$5]-[.O20]))" office:value-type="float" office:value="222.55794452191">
            <text:p>222.6</text:p>
          </table:table-cell>
          <table:table-cell table:style-name="ce4"/>
          <table:table-cell table:style-name="ce14" office:value-type="float" office:value="75">
            <text:p>75</text:p>
          </table:table-cell>
          <table:table-cell table:style-name="ce14" table:formula="of:=[.R20]+95" office:value-type="float" office:value="170">
            <text:p>170</text:p>
          </table:table-cell>
          <table:table-cell table:style-name="ce8" office:value-type="float" office:value="0.551013">
            <text:p>0.551</text:p>
          </table:table-cell>
          <table:table-cell table:style-name="ce11" table:formula="of:=10^4/12 * LN(([.$AJ$5]-[.T20]*0.4)/([.$AJ$5]-[.T20]))" office:value-type="float" office:value="292.772692924035">
            <text:p>292.8</text:p>
          </table:table-cell>
          <table:table-cell table:style-name="ce4"/>
          <table:table-cell table:style-name="ce6" office:value-type="float" office:value="75">
            <text:p>75</text:p>
          </table:table-cell>
          <table:table-cell table:style-name="ce6" table:formula="of:=[.W20]+100" office:value-type="float" office:value="175">
            <text:p>175</text:p>
          </table:table-cell>
          <table:table-cell table:style-name="ce18" office:value-type="float" office:value="0.517167">
            <text:p>0.517</text:p>
          </table:table-cell>
          <table:table-cell table:style-name="ce11" table:formula="of:=10^4/12 * LN(([.$AJ$5]-[.Y20]*0.4)/([.$AJ$5]-[.Y20]))" office:value-type="float" office:value="267.661059047227">
            <text:p>267.7</text:p>
          </table:table-cell>
          <table:table-cell table:style-name="ce4"/>
          <table:table-cell table:style-name="ce14" office:value-type="float" office:value="75">
            <text:p>75</text:p>
          </table:table-cell>
          <table:table-cell table:style-name="ce8" office:value-type="float" office:value="1.32346">
            <text:p>1.323</text:p>
          </table:table-cell>
          <table:table-cell table:style-name="ce4" table:number-columns-repeated="7"/>
          <table:table-cell table:number-columns-repeated="2"/>
          <table:table-cell table:style-name="ce23"/>
          <table:table-cell table:number-columns-repeated="4"/>
          <table:table-cell table:style-name="ce4"/>
          <table:table-cell table:style-name="ce25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79.99998">
            <text:p>80</text:p>
          </table:table-cell>
          <table:table-cell table:style-name="ce6" table:formula="of:=[.C21]+85" office:value-type="float" office:value="164.99998">
            <text:p>165</text:p>
          </table:table-cell>
          <table:table-cell table:style-name="ce8" office:value-type="float" office:value="0.416891">
            <text:p>0.417</text:p>
          </table:table-cell>
          <table:table-cell table:style-name="ce11" table:formula="of:=10^4/12 * LN(([.$AJ$5]-[.E21]*0.4)/([.$AJ$5]-[.E21]))" office:value-type="float" office:value="200.51331305922">
            <text:p>200.5</text:p>
          </table:table-cell>
          <table:table-cell table:style-name="ce4"/>
          <table:table-cell table:style-name="ce6" office:value-type="float" office:value="79.99998">
            <text:p>80</text:p>
          </table:table-cell>
          <table:table-cell table:style-name="ce6" table:formula="of:=60+[.H21]" office:value-type="float" office:value="139.99998">
            <text:p>140</text:p>
          </table:table-cell>
          <table:table-cell table:style-name="ce8" office:value-type="float" office:value="0.504241">
            <text:p>0.504</text:p>
          </table:table-cell>
          <table:table-cell table:style-name="ce11" table:formula="of:=10^4/12 * LN(([.$AJ$5]-[.J21]*0.4)/([.$AJ$5]-[.J21]))" office:value-type="float" office:value="258.421006754261">
            <text:p>258.4</text:p>
          </table:table-cell>
          <table:table-cell table:style-name="ce4"/>
          <table:table-cell table:style-name="ce14" office:value-type="float" office:value="79.99998">
            <text:p>80</text:p>
          </table:table-cell>
          <table:table-cell table:style-name="ce14" table:formula="of:=[.M21]+65" office:value-type="float" office:value="144.99998">
            <text:p>145</text:p>
          </table:table-cell>
          <table:table-cell table:style-name="ce8" office:value-type="float" office:value="0.461401">
            <text:p>0.461</text:p>
          </table:table-cell>
          <table:table-cell table:style-name="ce11" table:formula="of:=10^4/12 * LN(([.$AJ$5]-[.O21]*0.4)/([.$AJ$5]-[.O21]))" office:value-type="float" office:value="229.078795446438">
            <text:p>229.1</text:p>
          </table:table-cell>
          <table:table-cell table:style-name="ce4"/>
          <table:table-cell table:style-name="ce14" office:value-type="float" office:value="79.99998">
            <text:p>80</text:p>
          </table:table-cell>
          <table:table-cell table:style-name="ce14" table:formula="of:=[.R21]+95" office:value-type="float" office:value="174.99998">
            <text:p>175</text:p>
          </table:table-cell>
          <table:table-cell table:style-name="ce8" office:value-type="float" office:value="0.557901">
            <text:p>0.558</text:p>
          </table:table-cell>
          <table:table-cell table:style-name="ce11" table:formula="of:=10^4/12 * LN(([.$AJ$5]-[.T21]*0.4)/([.$AJ$5]-[.T21]))" office:value-type="float" office:value="298.053574566735">
            <text:p>298.1</text:p>
          </table:table-cell>
          <table:table-cell table:style-name="ce4"/>
          <table:table-cell table:style-name="ce6" office:value-type="float" office:value="79.99998">
            <text:p>80</text:p>
          </table:table-cell>
          <table:table-cell table:style-name="ce6" table:formula="of:=[.W21]+100" office:value-type="float" office:value="179.99998">
            <text:p>180</text:p>
          </table:table-cell>
          <table:table-cell table:style-name="ce18" office:value-type="float" office:value="0.524508">
            <text:p>0.525</text:p>
          </table:table-cell>
          <table:table-cell table:style-name="ce11" table:formula="of:=10^4/12 * LN(([.$AJ$5]-[.Y21]*0.4)/([.$AJ$5]-[.Y21]))" office:value-type="float" office:value="272.992910242769">
            <text:p>273.0</text:p>
          </table:table-cell>
          <table:table-cell table:style-name="ce4"/>
          <table:table-cell table:style-name="ce14" office:value-type="float" office:value="79.99998">
            <text:p>80</text:p>
          </table:table-cell>
          <table:table-cell table:style-name="ce8" office:value-type="float" office:value="1.325943">
            <text:p>1.326</text:p>
          </table:table-cell>
          <table:table-cell table:style-name="ce4" table:number-columns-repeated="7"/>
          <table:table-cell table:number-columns-repeated="2"/>
          <table:table-cell table:style-name="ce23"/>
          <table:table-cell table:number-columns-repeated="4"/>
          <table:table-cell table:style-name="ce4"/>
          <table:table-cell table:style-name="ce25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85.00002">
            <text:p>85</text:p>
          </table:table-cell>
          <table:table-cell table:style-name="ce6" table:formula="of:=[.C22]+85" office:value-type="float" office:value="170.00002">
            <text:p>170</text:p>
          </table:table-cell>
          <table:table-cell table:style-name="ce8" office:value-type="float" office:value="0.427458">
            <text:p>0.427</text:p>
          </table:table-cell>
          <table:table-cell table:style-name="ce11" table:formula="of:=10^4/12 * LN(([.$AJ$5]-[.E22]*0.4)/([.$AJ$5]-[.E22]))" office:value-type="float" office:value="207.128571030285">
            <text:p>207.1</text:p>
          </table:table-cell>
          <table:table-cell table:style-name="ce4"/>
          <table:table-cell table:style-name="ce6" office:value-type="float" office:value="85.00002">
            <text:p>85</text:p>
          </table:table-cell>
          <table:table-cell table:style-name="ce6" table:formula="of:=60+[.H22]" office:value-type="float" office:value="145.00002">
            <text:p>145</text:p>
          </table:table-cell>
          <table:table-cell table:style-name="ce8" office:value-type="float" office:value="0.512336">
            <text:p>0.512</text:p>
          </table:table-cell>
          <table:table-cell table:style-name="ce11" table:formula="of:=10^4/12 * LN(([.$AJ$5]-[.J22]*0.4)/([.$AJ$5]-[.J22]))" office:value-type="float" office:value="264.185757692753">
            <text:p>264.2</text:p>
          </table:table-cell>
          <table:table-cell table:style-name="ce4"/>
          <table:table-cell table:style-name="ce14" office:value-type="float" office:value="85.00002">
            <text:p>85</text:p>
          </table:table-cell>
          <table:table-cell table:style-name="ce14" table:formula="of:=[.M22]+65" office:value-type="float" office:value="150.00002">
            <text:p>150</text:p>
          </table:table-cell>
          <table:table-cell table:style-name="ce8" office:value-type="float" office:value="0.469255">
            <text:p>0.469</text:p>
          </table:table-cell>
          <table:table-cell table:style-name="ce11" table:formula="of:=10^4/12 * LN(([.$AJ$5]-[.O22]*0.4)/([.$AJ$5]-[.O22]))" office:value-type="float" office:value="234.316626595773">
            <text:p>234.3</text:p>
          </table:table-cell>
          <table:table-cell table:style-name="ce4"/>
          <table:table-cell table:style-name="ce14" office:value-type="float" office:value="85.00002">
            <text:p>85</text:p>
          </table:table-cell>
          <table:table-cell table:style-name="ce14" table:formula="of:=[.R22]+95" office:value-type="float" office:value="180.00002">
            <text:p>180</text:p>
          </table:table-cell>
          <table:table-cell table:style-name="ce8" office:value-type="float" office:value="0.567026">
            <text:p>0.567</text:p>
          </table:table-cell>
          <table:table-cell table:style-name="ce11" table:formula="of:=10^4/12 * LN(([.$AJ$5]-[.T22]*0.4)/([.$AJ$5]-[.T22]))" office:value-type="float" office:value="305.142307695265">
            <text:p>305.1</text:p>
          </table:table-cell>
          <table:table-cell table:style-name="ce4"/>
          <table:table-cell table:style-name="ce6" office:value-type="float" office:value="85.00002">
            <text:p>85</text:p>
          </table:table-cell>
          <table:table-cell table:style-name="ce6" table:formula="of:=[.W22]+100" office:value-type="float" office:value="185.00002">
            <text:p>185</text:p>
          </table:table-cell>
          <table:table-cell table:style-name="ce18" office:value-type="float" office:value="0.529888">
            <text:p>0.530</text:p>
          </table:table-cell>
          <table:table-cell table:style-name="ce11" table:formula="of:=10^4/12 * LN(([.$AJ$5]-[.Y22]*0.4)/([.$AJ$5]-[.Y22]))" office:value-type="float" office:value="276.940065146569">
            <text:p>276.9</text:p>
          </table:table-cell>
          <table:table-cell table:style-name="ce4"/>
          <table:table-cell table:style-name="ce14" office:value-type="float" office:value="85.00002">
            <text:p>85</text:p>
          </table:table-cell>
          <table:table-cell table:style-name="ce8" office:value-type="float" office:value="1.330357">
            <text:p>1.330</text:p>
          </table:table-cell>
          <table:table-cell table:style-name="ce4" table:number-columns-repeated="7"/>
          <table:table-cell table:number-columns-repeated="2"/>
          <table:table-cell table:style-name="ce23"/>
          <table:table-cell table:style-name="ce4" table:number-columns-repeated="5"/>
          <table:table-cell table:style-name="ce25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90">
            <text:p>90</text:p>
          </table:table-cell>
          <table:table-cell table:style-name="ce6" table:formula="of:=[.C23]+85" office:value-type="float" office:value="175">
            <text:p>175</text:p>
          </table:table-cell>
          <table:table-cell table:style-name="ce8" office:value-type="float" office:value="0.436633">
            <text:p>0.437</text:p>
          </table:table-cell>
          <table:table-cell table:style-name="ce11" table:formula="of:=10^4/12 * LN(([.$AJ$5]-[.E23]*0.4)/([.$AJ$5]-[.E23]))" office:value-type="float" office:value="212.954771712557">
            <text:p>213.0</text:p>
          </table:table-cell>
          <table:table-cell table:style-name="ce4"/>
          <table:table-cell table:style-name="ce6" office:value-type="float" office:value="90">
            <text:p>90</text:p>
          </table:table-cell>
          <table:table-cell table:style-name="ce6" table:formula="of:=60+[.H23]" office:value-type="float" office:value="150">
            <text:p>150</text:p>
          </table:table-cell>
          <table:table-cell table:style-name="ce8" office:value-type="float" office:value="0.519994">
            <text:p>0.520</text:p>
          </table:table-cell>
          <table:table-cell table:style-name="ce11" table:formula="of:=10^4/12 * LN(([.$AJ$5]-[.J23]*0.4)/([.$AJ$5]-[.J23]))" office:value-type="float" office:value="269.707020837104">
            <text:p>269.7</text:p>
          </table:table-cell>
          <table:table-cell table:style-name="ce4"/>
          <table:table-cell table:style-name="ce14" office:value-type="float" office:value="90">
            <text:p>90</text:p>
          </table:table-cell>
          <table:table-cell table:style-name="ce14" table:formula="of:=[.M23]+65" office:value-type="float" office:value="155">
            <text:p>155</text:p>
          </table:table-cell>
          <table:table-cell table:style-name="ce8" office:value-type="float" office:value="0.478004">
            <text:p>0.478</text:p>
          </table:table-cell>
          <table:table-cell table:style-name="ce11" table:formula="of:=10^4/12 * LN(([.$AJ$5]-[.O23]*0.4)/([.$AJ$5]-[.O23]))" office:value-type="float" office:value="240.224544172906">
            <text:p>240.2</text:p>
          </table:table-cell>
          <table:table-cell table:style-name="ce4"/>
          <table:table-cell table:style-name="ce14" office:value-type="float" office:value="90">
            <text:p>90</text:p>
          </table:table-cell>
          <table:table-cell table:style-name="ce14" table:formula="of:=[.R23]+95" office:value-type="float" office:value="185">
            <text:p>185</text:p>
          </table:table-cell>
          <table:table-cell table:style-name="ce8" office:value-type="float" office:value="0.573867">
            <text:p>0.574</text:p>
          </table:table-cell>
          <table:table-cell table:style-name="ce11" table:formula="of:=10^4/12 * LN(([.$AJ$5]-[.T23]*0.4)/([.$AJ$5]-[.T23]))" office:value-type="float" office:value="310.527546412702">
            <text:p>310.5</text:p>
          </table:table-cell>
          <table:table-cell table:style-name="ce4"/>
          <table:table-cell table:style-name="ce6" office:value-type="float" office:value="90">
            <text:p>90</text:p>
          </table:table-cell>
          <table:table-cell table:style-name="ce6" table:formula="of:=[.W23]+100" office:value-type="float" office:value="190">
            <text:p>190</text:p>
          </table:table-cell>
          <table:table-cell table:style-name="ce18" office:value-type="float" office:value="0.537563">
            <text:p>0.538</text:p>
          </table:table-cell>
          <table:table-cell table:style-name="ce11" table:formula="of:=10^4/12 * LN(([.$AJ$5]-[.Y23]*0.4)/([.$AJ$5]-[.Y23]))" office:value-type="float" office:value="282.630019461605">
            <text:p>282.6</text:p>
          </table:table-cell>
          <table:table-cell table:style-name="ce4"/>
          <table:table-cell table:style-name="ce14" office:value-type="float" office:value="90">
            <text:p>90</text:p>
          </table:table-cell>
          <table:table-cell table:style-name="ce8" office:value-type="float" office:value="1.32605">
            <text:p>1.326</text:p>
          </table:table-cell>
          <table:table-cell table:style-name="ce4" table:number-columns-repeated="7"/>
          <table:table-cell table:number-columns-repeated="2"/>
          <table:table-cell table:style-name="ce23"/>
          <table:table-cell table:style-name="ce4" table:number-columns-repeated="5"/>
          <table:table-cell table:style-name="ce25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94.99998">
            <text:p>95</text:p>
          </table:table-cell>
          <table:table-cell table:style-name="ce6" table:formula="of:=[.C24]+85" office:value-type="float" office:value="179.99998">
            <text:p>180</text:p>
          </table:table-cell>
          <table:table-cell table:style-name="ce8" office:value-type="float" office:value="0.448913">
            <text:p>0.449</text:p>
          </table:table-cell>
          <table:table-cell table:style-name="ce11" table:formula="of:=10^4/12 * LN(([.$AJ$5]-[.E24]*0.4)/([.$AJ$5]-[.E24]))" office:value-type="float" office:value="220.875572272774">
            <text:p>220.9</text:p>
          </table:table-cell>
          <table:table-cell table:style-name="ce4"/>
          <table:table-cell table:style-name="ce6" office:value-type="float" office:value="94.99998">
            <text:p>95</text:p>
          </table:table-cell>
          <table:table-cell table:style-name="ce6" table:formula="of:=60+[.H24]" office:value-type="float" office:value="154.99998">
            <text:p>155</text:p>
          </table:table-cell>
          <table:table-cell table:style-name="ce8" office:value-type="float" office:value="0.530988">
            <text:p>0.531</text:p>
          </table:table-cell>
          <table:table-cell table:style-name="ce11" table:formula="of:=10^4/12 * LN(([.$AJ$5]-[.J24]*0.4)/([.$AJ$5]-[.J24]))" office:value-type="float" office:value="277.751278781267">
            <text:p>277.8</text:p>
          </table:table-cell>
          <table:table-cell table:style-name="ce4"/>
          <table:table-cell table:style-name="ce14" office:value-type="float" office:value="94.99998">
            <text:p>95</text:p>
          </table:table-cell>
          <table:table-cell table:style-name="ce14" table:formula="of:=[.M24]+65" office:value-type="float" office:value="159.99998">
            <text:p>160</text:p>
          </table:table-cell>
          <table:table-cell table:style-name="ce8" office:value-type="float" office:value="0.485507">
            <text:p>0.486</text:p>
          </table:table-cell>
          <table:table-cell table:style-name="ce11" table:formula="of:=10^4/12 * LN(([.$AJ$5]-[.O24]*0.4)/([.$AJ$5]-[.O24]))" office:value-type="float" office:value="245.353772020522">
            <text:p>245.4</text:p>
          </table:table-cell>
          <table:table-cell table:style-name="ce4"/>
          <table:table-cell table:style-name="ce14" office:value-type="float" office:value="94.99998">
            <text:p>95</text:p>
          </table:table-cell>
          <table:table-cell table:style-name="ce14" table:formula="of:=[.R24]+95" office:value-type="float" office:value="189.99998">
            <text:p>190</text:p>
          </table:table-cell>
          <table:table-cell table:style-name="ce8" office:value-type="float" office:value="0.581759">
            <text:p>0.582</text:p>
          </table:table-cell>
          <table:table-cell table:style-name="ce11" table:formula="of:=10^4/12 * LN(([.$AJ$5]-[.T24]*0.4)/([.$AJ$5]-[.T24]))" office:value-type="float" office:value="316.817206006059">
            <text:p>316.8</text:p>
          </table:table-cell>
          <table:table-cell table:style-name="ce4"/>
          <table:table-cell table:style-name="ce6" office:value-type="float" office:value="94.99998">
            <text:p>95</text:p>
          </table:table-cell>
          <table:table-cell table:style-name="ce6" table:formula="of:=[.W24]+100" office:value-type="float" office:value="194.99998">
            <text:p>195</text:p>
          </table:table-cell>
          <table:table-cell table:style-name="ce18" office:value-type="float" office:value="0.544521">
            <text:p>0.545</text:p>
          </table:table-cell>
          <table:table-cell table:style-name="ce11" table:formula="of:=10^4/12 * LN(([.$AJ$5]-[.Y24]*0.4)/([.$AJ$5]-[.Y24]))" office:value-type="float" office:value="287.849464006703">
            <text:p>287.8</text:p>
          </table:table-cell>
          <table:table-cell table:style-name="ce4"/>
          <table:table-cell table:style-name="ce14" office:value-type="float" office:value="94.99998">
            <text:p>95</text:p>
          </table:table-cell>
          <table:table-cell table:style-name="ce8" office:value-type="float" office:value="1.328404">
            <text:p>1.328</text:p>
          </table:table-cell>
          <table:table-cell table:style-name="ce4" table:number-columns-repeated="7"/>
          <table:table-cell table:number-columns-repeated="2"/>
          <table:table-cell table:style-name="ce23"/>
          <table:table-cell table:style-name="ce4" table:number-columns-repeated="5"/>
          <table:table-cell table:style-name="ce25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100.00002">
            <text:p>100</text:p>
          </table:table-cell>
          <table:table-cell table:style-name="ce6" table:formula="of:=[.C25]+85" office:value-type="float" office:value="185.00002">
            <text:p>185</text:p>
          </table:table-cell>
          <table:table-cell table:style-name="ce8" office:value-type="float" office:value="0.459399">
            <text:p>0.459</text:p>
          </table:table-cell>
          <table:table-cell table:style-name="ce11" table:formula="of:=10^4/12 * LN(([.$AJ$5]-[.E25]*0.4)/([.$AJ$5]-[.E25]))" office:value-type="float" office:value="227.753455922751">
            <text:p>227.8</text:p>
          </table:table-cell>
          <table:table-cell table:style-name="ce4"/>
          <table:table-cell table:style-name="ce6" office:value-type="float" office:value="100.00002">
            <text:p>100</text:p>
          </table:table-cell>
          <table:table-cell table:style-name="ce6" table:formula="of:=60+[.H25]" office:value-type="float" office:value="160.00002">
            <text:p>160</text:p>
          </table:table-cell>
          <table:table-cell table:style-name="ce8" office:value-type="float" office:value="0.539086">
            <text:p>0.539</text:p>
          </table:table-cell>
          <table:table-cell table:style-name="ce11" table:formula="of:=10^4/12 * LN(([.$AJ$5]-[.J25]*0.4)/([.$AJ$5]-[.J25]))" office:value-type="float" office:value="283.767472637073">
            <text:p>283.8</text:p>
          </table:table-cell>
          <table:table-cell table:style-name="ce4"/>
          <table:table-cell table:style-name="ce14" office:value-type="float" office:value="100.00002">
            <text:p>100</text:p>
          </table:table-cell>
          <table:table-cell table:style-name="ce14" table:formula="of:=[.M25]+65" office:value-type="float" office:value="165.00002">
            <text:p>165</text:p>
          </table:table-cell>
          <table:table-cell table:style-name="ce8" office:value-type="float" office:value="0.493296">
            <text:p>0.493</text:p>
          </table:table-cell>
          <table:table-cell table:style-name="ce11" table:formula="of:=10^4/12 * LN(([.$AJ$5]-[.O25]*0.4)/([.$AJ$5]-[.O25]))" office:value-type="float" office:value="250.740994715678">
            <text:p>250.7</text:p>
          </table:table-cell>
          <table:table-cell table:style-name="ce4"/>
          <table:table-cell table:style-name="ce14" office:value-type="float" office:value="100.00002">
            <text:p>100</text:p>
          </table:table-cell>
          <table:table-cell table:style-name="ce14" table:formula="of:=[.R25]+95" office:value-type="float" office:value="195.00002">
            <text:p>195</text:p>
          </table:table-cell>
          <table:table-cell table:style-name="ce8" office:value-type="float" office:value="0.589514">
            <text:p>0.590</text:p>
          </table:table-cell>
          <table:table-cell table:style-name="ce11" table:formula="of:=10^4/12 * LN(([.$AJ$5]-[.T25]*0.4)/([.$AJ$5]-[.T25]))" office:value-type="float" office:value="323.079817129002">
            <text:p>323.1</text:p>
          </table:table-cell>
          <table:table-cell table:style-name="ce4"/>
          <table:table-cell table:style-name="ce6" office:value-type="float" office:value="100.00002">
            <text:p>100</text:p>
          </table:table-cell>
          <table:table-cell table:style-name="ce6" table:formula="of:=[.W25]+100" office:value-type="float" office:value="200.00002">
            <text:p>200</text:p>
          </table:table-cell>
          <table:table-cell table:style-name="ce18" office:value-type="float" office:value="0.550409">
            <text:p>0.550</text:p>
          </table:table-cell>
          <table:table-cell table:style-name="ce11" table:formula="of:=10^4/12 * LN(([.$AJ$5]-[.Y25]*0.4)/([.$AJ$5]-[.Y25]))" office:value-type="float" office:value="292.312449691218">
            <text:p>292.3</text:p>
          </table:table-cell>
          <table:table-cell table:style-name="ce4"/>
          <table:table-cell table:style-name="ce14" office:value-type="float" office:value="100.00002">
            <text:p>100</text:p>
          </table:table-cell>
          <table:table-cell table:style-name="ce8" office:value-type="float" office:value="1.325839">
            <text:p>1.326</text:p>
          </table:table-cell>
          <table:table-cell table:style-name="ce4" table:number-columns-repeated="7"/>
          <table:table-cell table:number-columns-repeated="2"/>
          <table:table-cell table:style-name="ce23"/>
          <table:table-cell table:style-name="ce4" table:number-columns-repeated="5"/>
          <table:table-cell table:style-name="ce25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105">
            <text:p>105</text:p>
          </table:table-cell>
          <table:table-cell table:style-name="ce6" table:formula="of:=[.C26]+85" office:value-type="float" office:value="190">
            <text:p>190</text:p>
          </table:table-cell>
          <table:table-cell table:style-name="ce8" office:value-type="float" office:value="0.473694">
            <text:p>0.474</text:p>
          </table:table-cell>
          <table:table-cell table:style-name="ce11" table:formula="of:=10^4/12 * LN(([.$AJ$5]-[.E26]*0.4)/([.$AJ$5]-[.E26]))" office:value-type="float" office:value="237.304399647016">
            <text:p>237.3</text:p>
          </table:table-cell>
          <table:table-cell table:style-name="ce4"/>
          <table:table-cell table:style-name="ce6" office:value-type="float" office:value="105">
            <text:p>105</text:p>
          </table:table-cell>
          <table:table-cell table:style-name="ce6" table:formula="of:=60+[.H26]" office:value-type="float" office:value="165">
            <text:p>165</text:p>
          </table:table-cell>
          <table:table-cell table:style-name="ce8" office:value-type="float" office:value="0.547498">
            <text:p>0.547</text:p>
          </table:table-cell>
          <table:table-cell table:style-name="ce11" table:formula="of:=10^4/12 * LN(([.$AJ$5]-[.J26]*0.4)/([.$AJ$5]-[.J26]))" office:value-type="float" office:value="290.100631276667">
            <text:p>290.1</text:p>
          </table:table-cell>
          <table:table-cell table:style-name="ce4"/>
          <table:table-cell table:style-name="ce14" office:value-type="float" office:value="105">
            <text:p>105</text:p>
          </table:table-cell>
          <table:table-cell table:style-name="ce14" table:formula="of:=[.M26]+65" office:value-type="float" office:value="170">
            <text:p>170</text:p>
          </table:table-cell>
          <table:table-cell table:style-name="ce8" office:value-type="float" office:value="0.501113">
            <text:p>0.501</text:p>
          </table:table-cell>
          <table:table-cell table:style-name="ce11" table:formula="of:=10^4/12 * LN(([.$AJ$5]-[.O26]*0.4)/([.$AJ$5]-[.O26]))" office:value-type="float" office:value="256.212829592282">
            <text:p>256.2</text:p>
          </table:table-cell>
          <table:table-cell table:style-name="ce4"/>
          <table:table-cell table:style-name="ce14" office:value-type="float" office:value="105">
            <text:p>105</text:p>
          </table:table-cell>
          <table:table-cell table:style-name="ce14" table:formula="of:=[.R26]+95" office:value-type="float" office:value="200">
            <text:p>200</text:p>
          </table:table-cell>
          <table:table-cell table:style-name="ce8" office:value-type="float" office:value="0.596113">
            <text:p>0.596</text:p>
          </table:table-cell>
          <table:table-cell table:style-name="ce11" table:formula="of:=10^4/12 * LN(([.$AJ$5]-[.T26]*0.4)/([.$AJ$5]-[.T26]))" office:value-type="float" office:value="328.474361815908">
            <text:p>328.5</text:p>
          </table:table-cell>
          <table:table-cell table:style-name="ce4"/>
          <table:table-cell table:style-name="ce6" office:value-type="float" office:value="105">
            <text:p>105</text:p>
          </table:table-cell>
          <table:table-cell table:style-name="ce6" table:formula="of:=[.W26]+100" office:value-type="float" office:value="205">
            <text:p>205</text:p>
          </table:table-cell>
          <table:table-cell table:style-name="ce18" office:value-type="float" office:value="0.557167">
            <text:p>0.557</text:p>
          </table:table-cell>
          <table:table-cell table:style-name="ce11" table:formula="of:=10^4/12 * LN(([.$AJ$5]-[.Y26]*0.4)/([.$AJ$5]-[.Y26]))" office:value-type="float" office:value="297.487989705286">
            <text:p>297.5</text:p>
          </table:table-cell>
          <table:table-cell table:style-name="ce4"/>
          <table:table-cell table:style-name="ce14" office:value-type="float" office:value="105">
            <text:p>105</text:p>
          </table:table-cell>
          <table:table-cell table:style-name="ce8" office:value-type="float" office:value="1.337377">
            <text:p>1.337</text:p>
          </table:table-cell>
          <table:table-cell table:style-name="ce4" table:number-columns-repeated="7"/>
          <table:table-cell table:number-columns-repeated="3"/>
          <table:table-cell table:style-name="ce25" table:number-columns-repeated="6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109.99998">
            <text:p>110</text:p>
          </table:table-cell>
          <table:table-cell table:style-name="ce6" table:formula="of:=[.C27]+85" office:value-type="float" office:value="194.99998">
            <text:p>195</text:p>
          </table:table-cell>
          <table:table-cell table:style-name="ce8" office:value-type="float" office:value="0.482288">
            <text:p>0.482</text:p>
          </table:table-cell>
          <table:table-cell table:style-name="ce11" table:formula="of:=10^4/12 * LN(([.$AJ$5]-[.E27]*0.4)/([.$AJ$5]-[.E27]))" office:value-type="float" office:value="243.146020518262">
            <text:p>243.1</text:p>
          </table:table-cell>
          <table:table-cell table:style-name="ce4"/>
          <table:table-cell table:style-name="ce6" office:value-type="float" office:value="109.99998">
            <text:p>110</text:p>
          </table:table-cell>
          <table:table-cell table:style-name="ce6" table:formula="of:=60+[.H27]" office:value-type="float" office:value="169.99998">
            <text:p>170</text:p>
          </table:table-cell>
          <table:table-cell table:style-name="ce8" office:value-type="float" office:value="0.554849">
            <text:p>0.555</text:p>
          </table:table-cell>
          <table:table-cell table:style-name="ce11" table:formula="of:=10^4/12 * LN(([.$AJ$5]-[.J27]*0.4)/([.$AJ$5]-[.J27]))" office:value-type="float" office:value="295.706319011833">
            <text:p>295.7</text:p>
          </table:table-cell>
          <table:table-cell table:style-name="ce4"/>
          <table:table-cell table:style-name="ce14" office:value-type="float" office:value="109.99998">
            <text:p>110</text:p>
          </table:table-cell>
          <table:table-cell table:style-name="ce14" table:formula="of:=[.M27]+65" office:value-type="float" office:value="174.99998">
            <text:p>175</text:p>
          </table:table-cell>
          <table:table-cell table:style-name="ce8" office:value-type="float" office:value="0.508913">
            <text:p>0.509</text:p>
          </table:table-cell>
          <table:table-cell table:style-name="ce11" table:formula="of:=10^4/12 * LN(([.$AJ$5]-[.O27]*0.4)/([.$AJ$5]-[.O27]))" office:value-type="float" office:value="261.739220576965">
            <text:p>261.7</text:p>
          </table:table-cell>
          <table:table-cell table:style-name="ce4"/>
          <table:table-cell table:style-name="ce14" office:value-type="float" office:value="109.99998">
            <text:p>110</text:p>
          </table:table-cell>
          <table:table-cell table:style-name="ce14" table:formula="of:=[.R27]+95" office:value-type="float" office:value="204.99998">
            <text:p>205</text:p>
          </table:table-cell>
          <table:table-cell table:style-name="ce8" office:value-type="float" office:value="0.602391">
            <text:p>0.602</text:p>
          </table:table-cell>
          <table:table-cell table:style-name="ce11" table:formula="of:=10^4/12 * LN(([.$AJ$5]-[.T27]*0.4)/([.$AJ$5]-[.T27]))" office:value-type="float" office:value="333.663475401272">
            <text:p>333.7</text:p>
          </table:table-cell>
          <table:table-cell table:style-name="ce4"/>
          <table:table-cell table:style-name="ce6" office:value-type="float" office:value="109.99998">
            <text:p>110</text:p>
          </table:table-cell>
          <table:table-cell table:style-name="ce6" table:formula="of:=[.W27]+100" office:value-type="float" office:value="209.99998">
            <text:p>210</text:p>
          </table:table-cell>
          <table:table-cell table:style-name="ce18" office:value-type="float" office:value="0.563603">
            <text:p>0.564</text:p>
          </table:table-cell>
          <table:table-cell table:style-name="ce11" table:formula="of:=10^4/12 * LN(([.$AJ$5]-[.Y27]*0.4)/([.$AJ$5]-[.Y27]))" office:value-type="float" office:value="302.470621455392">
            <text:p>302.5</text:p>
          </table:table-cell>
          <table:table-cell table:style-name="ce4"/>
          <table:table-cell table:style-name="ce14" office:value-type="float" office:value="109.99998">
            <text:p>110</text:p>
          </table:table-cell>
          <table:table-cell table:style-name="ce8" office:value-type="float" office:value="1.332023">
            <text:p>1.332</text:p>
          </table:table-cell>
          <table:table-cell table:style-name="ce4" table:number-columns-repeated="7"/>
          <table:table-cell table:number-columns-repeated="3"/>
          <table:table-cell table:style-name="ce25" table:number-columns-repeated="6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115.00002">
            <text:p>115</text:p>
          </table:table-cell>
          <table:table-cell table:style-name="ce6" table:formula="of:=[.C28]+85" office:value-type="float" office:value="200.00002">
            <text:p>200</text:p>
          </table:table-cell>
          <table:table-cell table:style-name="ce8" office:value-type="float" office:value="0.488173">
            <text:p>0.488</text:p>
          </table:table-cell>
          <table:table-cell table:style-name="ce11" table:formula="of:=10^4/12 * LN(([.$AJ$5]-[.E28]*0.4)/([.$AJ$5]-[.E28]))" office:value-type="float" office:value="247.19047216303">
            <text:p>247.2</text:p>
          </table:table-cell>
          <table:table-cell table:style-name="ce4"/>
          <table:table-cell table:style-name="ce6" office:value-type="float" office:value="115.00002">
            <text:p>115</text:p>
          </table:table-cell>
          <table:table-cell table:style-name="ce6" table:formula="of:=60+[.H28]" office:value-type="float" office:value="175.00002">
            <text:p>175</text:p>
          </table:table-cell>
          <table:table-cell table:style-name="ce8" office:value-type="float" office:value="0.563375">
            <text:p>0.563</text:p>
          </table:table-cell>
          <table:table-cell table:style-name="ce11" table:formula="of:=10^4/12 * LN(([.$AJ$5]-[.J28]*0.4)/([.$AJ$5]-[.J28]))" office:value-type="float" office:value="302.293202528971">
            <text:p>302.3</text:p>
          </table:table-cell>
          <table:table-cell table:style-name="ce4"/>
          <table:table-cell table:style-name="ce14" office:value-type="float" office:value="115.00002">
            <text:p>115</text:p>
          </table:table-cell>
          <table:table-cell table:style-name="ce14" table:formula="of:=[.M28]+65" office:value-type="float" office:value="180.00002">
            <text:p>180</text:p>
          </table:table-cell>
          <table:table-cell table:style-name="ce8" office:value-type="float" office:value="0.51636">
            <text:p>0.516</text:p>
          </table:table-cell>
          <table:table-cell table:style-name="ce11" table:formula="of:=10^4/12 * LN(([.$AJ$5]-[.O28]*0.4)/([.$AJ$5]-[.O28]))" office:value-type="float" office:value="267.078685870008">
            <text:p>267.1</text:p>
          </table:table-cell>
          <table:table-cell table:style-name="ce4"/>
          <table:table-cell table:style-name="ce14" office:value-type="float" office:value="115.00002">
            <text:p>115</text:p>
          </table:table-cell>
          <table:table-cell table:style-name="ce14" table:formula="of:=[.R28]+95" office:value-type="float" office:value="210.00002">
            <text:p>210</text:p>
          </table:table-cell>
          <table:table-cell table:style-name="ce8" office:value-type="float" office:value="0.610199">
            <text:p>0.610</text:p>
          </table:table-cell>
          <table:table-cell table:style-name="ce11" table:formula="of:=10^4/12 * LN(([.$AJ$5]-[.T28]*0.4)/([.$AJ$5]-[.T28]))" office:value-type="float" office:value="340.196287250732">
            <text:p>340.2</text:p>
          </table:table-cell>
          <table:table-cell table:style-name="ce4"/>
          <table:table-cell table:style-name="ce6" office:value-type="float" office:value="115.00002">
            <text:p>115</text:p>
          </table:table-cell>
          <table:table-cell table:style-name="ce6" table:formula="of:=[.W28]+100" office:value-type="float" office:value="215.00002">
            <text:p>215</text:p>
          </table:table-cell>
          <table:table-cell table:style-name="ce18" office:value-type="float" office:value="0.570179">
            <text:p>0.570</text:p>
          </table:table-cell>
          <table:table-cell table:style-name="ce11" table:formula="of:=10^4/12 * LN(([.$AJ$5]-[.Y28]*0.4)/([.$AJ$5]-[.Y28]))" office:value-type="float" office:value="307.616725339407">
            <text:p>307.6</text:p>
          </table:table-cell>
          <table:table-cell table:style-name="ce4"/>
          <table:table-cell table:style-name="ce14" office:value-type="float" office:value="115.00002">
            <text:p>115</text:p>
          </table:table-cell>
          <table:table-cell table:style-name="ce8" office:value-type="float" office:value="1.331597">
            <text:p>1.332</text:p>
          </table:table-cell>
          <table:table-cell table:style-name="ce4" table:number-columns-repeated="7"/>
          <table:table-cell table:number-columns-repeated="3"/>
          <table:table-cell table:style-name="ce25" table:number-columns-repeated="6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120">
            <text:p>120</text:p>
          </table:table-cell>
          <table:table-cell table:style-name="ce6" table:formula="of:=[.C29]+85" office:value-type="float" office:value="205">
            <text:p>205</text:p>
          </table:table-cell>
          <table:table-cell table:style-name="ce8" office:value-type="float" office:value="0.497749">
            <text:p>0.498</text:p>
          </table:table-cell>
          <table:table-cell table:style-name="ce11" table:formula="of:=10^4/12 * LN(([.$AJ$5]-[.E29]*0.4)/([.$AJ$5]-[.E29]))" office:value-type="float" office:value="253.849962651432">
            <text:p>253.8</text:p>
          </table:table-cell>
          <table:table-cell table:style-name="ce4"/>
          <table:table-cell table:style-name="ce6" office:value-type="float" office:value="120">
            <text:p>120</text:p>
          </table:table-cell>
          <table:table-cell table:style-name="ce6" table:formula="of:=60+[.H29]" office:value-type="float" office:value="180">
            <text:p>180</text:p>
          </table:table-cell>
          <table:table-cell table:style-name="ce8" office:value-type="float" office:value="0.570794">
            <text:p>0.571</text:p>
          </table:table-cell>
          <table:table-cell table:style-name="ce11" table:formula="of:=10^4/12 * LN(([.$AJ$5]-[.J29]*0.4)/([.$AJ$5]-[.J29]))" office:value-type="float" office:value="308.100881610598">
            <text:p>308.1</text:p>
          </table:table-cell>
          <table:table-cell table:style-name="ce4"/>
          <table:table-cell table:style-name="ce14" office:value-type="float" office:value="120">
            <text:p>120</text:p>
          </table:table-cell>
          <table:table-cell table:style-name="ce14" table:formula="of:=[.M29]+65" office:value-type="float" office:value="185">
            <text:p>185</text:p>
          </table:table-cell>
          <table:table-cell table:style-name="ce8" office:value-type="float" office:value="0.523306">
            <text:p>0.523</text:p>
          </table:table-cell>
          <table:table-cell table:style-name="ce11" table:formula="of:=10^4/12 * LN(([.$AJ$5]-[.O29]*0.4)/([.$AJ$5]-[.O29]))" office:value-type="float" office:value="272.11563892269">
            <text:p>272.1</text:p>
          </table:table-cell>
          <table:table-cell table:style-name="ce4"/>
          <table:table-cell table:style-name="ce14" office:value-type="float" office:value="120">
            <text:p>120</text:p>
          </table:table-cell>
          <table:table-cell table:style-name="ce14" table:formula="of:=[.R29]+95" office:value-type="float" office:value="215">
            <text:p>215</text:p>
          </table:table-cell>
          <table:table-cell table:style-name="ce8" office:value-type="float" office:value="0.617554">
            <text:p>0.618</text:p>
          </table:table-cell>
          <table:table-cell table:style-name="ce11" table:formula="of:=10^4/12 * LN(([.$AJ$5]-[.T29]*0.4)/([.$AJ$5]-[.T29]))" office:value-type="float" office:value="346.431934808338">
            <text:p>346.4</text:p>
          </table:table-cell>
          <table:table-cell table:style-name="ce4"/>
          <table:table-cell table:style-name="ce6" office:value-type="float" office:value="120">
            <text:p>120</text:p>
          </table:table-cell>
          <table:table-cell table:style-name="ce6" table:formula="of:=[.W29]+100" office:value-type="float" office:value="220">
            <text:p>220</text:p>
          </table:table-cell>
          <table:table-cell table:style-name="ce18" office:value-type="float" office:value="0.576613">
            <text:p>0.577</text:p>
          </table:table-cell>
          <table:table-cell table:style-name="ce11" table:formula="of:=10^4/12 * LN(([.$AJ$5]-[.Y29]*0.4)/([.$AJ$5]-[.Y29]))" office:value-type="float" office:value="312.706566109664">
            <text:p>312.7</text:p>
          </table:table-cell>
          <table:table-cell table:style-name="ce4"/>
          <table:table-cell table:style-name="ce14" office:value-type="float" office:value="120">
            <text:p>120</text:p>
          </table:table-cell>
          <table:table-cell table:style-name="ce8" office:value-type="float" office:value="1.329469">
            <text:p>1.329</text:p>
          </table:table-cell>
          <table:table-cell table:style-name="ce4" table:number-columns-repeated="7"/>
          <table:table-cell table:number-columns-repeated="3"/>
          <table:table-cell table:style-name="ce25" table:number-columns-repeated="6"/>
          <table:table-cell table:number-columns-repeated="212"/>
        </table:table-row>
        <table:table-row table:style-name="ro2">
          <table:table-cell/>
          <table:table-cell table:style-name="ce2"/>
          <table:table-cell table:style-name="ce6" office:value-type="float" office:value="124.99998">
            <text:p>125</text:p>
          </table:table-cell>
          <table:table-cell table:style-name="ce6" table:formula="of:=[.C30]+85" office:value-type="float" office:value="209.99998">
            <text:p>210</text:p>
          </table:table-cell>
          <table:table-cell table:style-name="ce8" office:value-type="float" office:value="0.50577">
            <text:p>0.506</text:p>
          </table:table-cell>
          <table:table-cell table:style-name="ce11" table:formula="of:=10^4/12 * LN(([.$AJ$5]-[.E30]*0.4)/([.$AJ$5]-[.E30]))" office:value-type="float" office:value="259.504297914584">
            <text:p>259.5</text:p>
          </table:table-cell>
          <table:table-cell table:style-name="ce4"/>
          <table:table-cell table:style-name="ce6" office:value-type="float" office:value="124.99998">
            <text:p>125</text:p>
          </table:table-cell>
          <table:table-cell table:style-name="ce6" table:formula="of:=60+[.H30]" office:value-type="float" office:value="184.99998">
            <text:p>185</text:p>
          </table:table-cell>
          <table:table-cell table:style-name="ce8" office:value-type="float" office:value="0.576728">
            <text:p>0.577</text:p>
          </table:table-cell>
          <table:table-cell table:style-name="ce11" table:formula="of:=10^4/12 * LN(([.$AJ$5]-[.J30]*0.4)/([.$AJ$5]-[.J30]))" office:value-type="float" office:value="312.798040492126">
            <text:p>312.8</text:p>
          </table:table-cell>
          <table:table-cell table:style-name="ce4"/>
          <table:table-cell table:style-name="ce14" office:value-type="float" office:value="124.99998">
            <text:p>125</text:p>
          </table:table-cell>
          <table:table-cell table:style-name="ce14" table:formula="of:=[.M30]+65" office:value-type="float" office:value="189.99998">
            <text:p>190</text:p>
          </table:table-cell>
          <table:table-cell table:style-name="ce8" office:value-type="float" office:value="0.530684">
            <text:p>0.531</text:p>
          </table:table-cell>
          <table:table-cell table:style-name="ce11" table:formula="of:=10^4/12 * LN(([.$AJ$5]-[.O30]*0.4)/([.$AJ$5]-[.O30]))" office:value-type="float" office:value="277.526946342751">
            <text:p>277.5</text:p>
          </table:table-cell>
          <table:table-cell table:style-name="ce4"/>
          <table:table-cell table:style-name="ce14" office:value-type="float" office:value="124.99998">
            <text:p>125</text:p>
          </table:table-cell>
          <table:table-cell table:style-name="ce14" table:formula="of:=[.R30]+95" office:value-type="float" office:value="219.99998">
            <text:p>220</text:p>
          </table:table-cell>
          <table:table-cell table:style-name="ce8" office:value-type="float" office:value="0.623167">
            <text:p>0.623</text:p>
          </table:table-cell>
          <table:table-cell table:style-name="ce11" table:formula="of:=10^4/12 * LN(([.$AJ$5]-[.T30]*0.4)/([.$AJ$5]-[.T30]))" office:value-type="float" office:value="351.245210354848">
            <text:p>351.2</text:p>
          </table:table-cell>
          <table:table-cell table:style-name="ce4"/>
          <table:table-cell table:style-name="ce6" office:value-type="float" office:value="124.99998">
            <text:p>125</text:p>
          </table:table-cell>
          <table:table-cell table:style-name="ce6" table:formula="of:=[.W30]+100" office:value-type="float" office:value="224.99998">
            <text:p>225</text:p>
          </table:table-cell>
          <table:table-cell table:style-name="ce18" office:value-type="float" office:value="0.582856">
            <text:p>0.583</text:p>
          </table:table-cell>
          <table:table-cell table:style-name="ce11" table:formula="of:=10^4/12 * LN(([.$AJ$5]-[.Y30]*0.4)/([.$AJ$5]-[.Y30]))" office:value-type="float" office:value="317.698111442314">
            <text:p>317.7</text:p>
          </table:table-cell>
          <table:table-cell table:style-name="ce4"/>
          <table:table-cell table:style-name="ce14" office:value-type="float" office:value="124.99998">
            <text:p>125</text:p>
          </table:table-cell>
          <table:table-cell table:style-name="ce8" office:value-type="float" office:value="1.331778">
            <text:p>1.332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2"/>
          <table:table-cell table:style-name="ce6" office:value-type="float" office:value="130.00002">
            <text:p>130</text:p>
          </table:table-cell>
          <table:table-cell table:style-name="ce6" table:formula="of:=[.C31]+85" office:value-type="float" office:value="215.00002">
            <text:p>215</text:p>
          </table:table-cell>
          <table:table-cell table:style-name="ce8" office:value-type="float" office:value="0.515518">
            <text:p>0.516</text:p>
          </table:table-cell>
          <table:table-cell table:style-name="ce11" table:formula="of:=10^4/12 * LN(([.$AJ$5]-[.E31]*0.4)/([.$AJ$5]-[.E31]))" office:value-type="float" office:value="266.471842654401">
            <text:p>266.5</text:p>
          </table:table-cell>
          <table:table-cell table:style-name="ce4"/>
          <table:table-cell table:style-name="ce6" office:value-type="float" office:value="130.00002">
            <text:p>130</text:p>
          </table:table-cell>
          <table:table-cell table:style-name="ce6" table:formula="of:=60+[.H31]" office:value-type="float" office:value="190.00002">
            <text:p>190</text:p>
          </table:table-cell>
          <table:table-cell table:style-name="ce8" office:value-type="float" office:value="0.584797">
            <text:p>0.585</text:p>
          </table:table-cell>
          <table:table-cell table:style-name="ce11" table:formula="of:=10^4/12 * LN(([.$AJ$5]-[.J31]*0.4)/([.$AJ$5]-[.J31]))" office:value-type="float" office:value="319.260767233831">
            <text:p>319.3</text:p>
          </table:table-cell>
          <table:table-cell table:style-name="ce4"/>
          <table:table-cell table:style-name="ce14" office:value-type="float" office:value="130.00002">
            <text:p>130</text:p>
          </table:table-cell>
          <table:table-cell table:style-name="ce14" table:formula="of:=[.M31]+65" office:value-type="float" office:value="195.00002">
            <text:p>195</text:p>
          </table:table-cell>
          <table:table-cell table:style-name="ce8" office:value-type="float" office:value="0.53636">
            <text:p>0.536</text:p>
          </table:table-cell>
          <table:table-cell table:style-name="ce11" table:formula="of:=10^4/12 * LN(([.$AJ$5]-[.O31]*0.4)/([.$AJ$5]-[.O31]))" office:value-type="float" office:value="281.733526383943">
            <text:p>281.7</text:p>
          </table:table-cell>
          <table:table-cell table:style-name="ce4"/>
          <table:table-cell table:style-name="ce14" office:value-type="float" office:value="130.00002">
            <text:p>130</text:p>
          </table:table-cell>
          <table:table-cell table:style-name="ce14" table:formula="of:=[.R31]+95" office:value-type="float" office:value="225.00002">
            <text:p>225</text:p>
          </table:table-cell>
          <table:table-cell table:style-name="ce8" office:value-type="float" office:value="0.629119">
            <text:p>0.629</text:p>
          </table:table-cell>
          <table:table-cell table:style-name="ce11" table:formula="of:=10^4/12 * LN(([.$AJ$5]-[.T31]*0.4)/([.$AJ$5]-[.T31]))" office:value-type="float" office:value="356.40170482229">
            <text:p>356.4</text:p>
          </table:table-cell>
          <table:table-cell table:style-name="ce4"/>
          <table:table-cell table:style-name="ce6" office:value-type="float" office:value="130.00002">
            <text:p>130</text:p>
          </table:table-cell>
          <table:table-cell table:style-name="ce6" table:formula="of:=[.W31]+100" office:value-type="float" office:value="230.00002">
            <text:p>230</text:p>
          </table:table-cell>
          <table:table-cell table:style-name="ce18" office:value-type="float" office:value="0.587887">
            <text:p>0.588</text:p>
          </table:table-cell>
          <table:table-cell table:style-name="ce11" table:formula="of:=10^4/12 * LN(([.$AJ$5]-[.Y31]*0.4)/([.$AJ$5]-[.Y31]))" office:value-type="float" office:value="321.759082657642">
            <text:p>321.8</text:p>
          </table:table-cell>
          <table:table-cell table:style-name="ce4"/>
          <table:table-cell table:style-name="ce14" office:value-type="float" office:value="130.00002">
            <text:p>130</text:p>
          </table:table-cell>
          <table:table-cell table:style-name="ce8" office:value-type="float" office:value="1.326272">
            <text:p>1.326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135">
            <text:p>135</text:p>
          </table:table-cell>
          <table:table-cell table:style-name="ce6" table:formula="of:=[.C32]+85" office:value-type="float" office:value="220">
            <text:p>220</text:p>
          </table:table-cell>
          <table:table-cell table:style-name="ce8" office:value-type="float" office:value="0.525419">
            <text:p>0.525</text:p>
          </table:table-cell>
          <table:table-cell table:style-name="ce11" table:formula="of:=10^4/12 * LN(([.$AJ$5]-[.E32]*0.4)/([.$AJ$5]-[.E32]))" office:value-type="float" office:value="273.658912641933">
            <text:p>273.7</text:p>
          </table:table-cell>
          <table:table-cell table:style-name="ce4"/>
          <table:table-cell table:style-name="ce6" office:value-type="float" office:value="135">
            <text:p>135</text:p>
          </table:table-cell>
          <table:table-cell table:style-name="ce6" table:formula="of:=60+[.H32]" office:value-type="float" office:value="195">
            <text:p>195</text:p>
          </table:table-cell>
          <table:table-cell table:style-name="ce8" office:value-type="float" office:value="0.590939">
            <text:p>0.591</text:p>
          </table:table-cell>
          <table:table-cell table:style-name="ce11" table:formula="of:=10^4/12 * LN(([.$AJ$5]-[.J32]*0.4)/([.$AJ$5]-[.J32]))" office:value-type="float" office:value="324.239584560094">
            <text:p>324.2</text:p>
          </table:table-cell>
          <table:table-cell table:style-name="ce4"/>
          <table:table-cell table:style-name="ce14" office:value-type="float" office:value="135">
            <text:p>135</text:p>
          </table:table-cell>
          <table:table-cell table:style-name="ce14" table:formula="of:=[.M32]+65" office:value-type="float" office:value="200">
            <text:p>200</text:p>
          </table:table-cell>
          <table:table-cell table:style-name="ce8" office:value-type="float" office:value="0.544529">
            <text:p>0.545</text:p>
          </table:table-cell>
          <table:table-cell table:style-name="ce11" table:formula="of:=10^4/12 * LN(([.$AJ$5]-[.O32]*0.4)/([.$AJ$5]-[.O32]))" office:value-type="float" office:value="287.855498942931">
            <text:p>287.9</text:p>
          </table:table-cell>
          <table:table-cell table:style-name="ce4"/>
          <table:table-cell table:style-name="ce14" office:value-type="float" office:value="135">
            <text:p>135</text:p>
          </table:table-cell>
          <table:table-cell table:style-name="ce14" table:formula="of:=[.R32]+95" office:value-type="float" office:value="230">
            <text:p>230</text:p>
          </table:table-cell>
          <table:table-cell table:style-name="ce8" office:value-type="float" office:value="0.635431">
            <text:p>0.635</text:p>
          </table:table-cell>
          <table:table-cell table:style-name="ce11" table:formula="of:=10^4/12 * LN(([.$AJ$5]-[.T32]*0.4)/([.$AJ$5]-[.T32]))" office:value-type="float" office:value="361.930200113628">
            <text:p>361.9</text:p>
          </table:table-cell>
          <table:table-cell table:style-name="ce4"/>
          <table:table-cell table:style-name="ce6" office:value-type="float" office:value="135">
            <text:p>135</text:p>
          </table:table-cell>
          <table:table-cell table:style-name="ce6" table:formula="of:=[.W32]+100" office:value-type="float" office:value="235">
            <text:p>235</text:p>
          </table:table-cell>
          <table:table-cell table:style-name="ce8" office:value-type="float" office:value="0.593786">
            <text:p>0.594</text:p>
          </table:table-cell>
          <table:table-cell table:style-name="ce11" table:formula="of:=10^4/12 * LN(([.$AJ$5]-[.Y32]*0.4)/([.$AJ$5]-[.Y32]))" office:value-type="float" office:value="326.565138510917">
            <text:p>326.6</text:p>
          </table:table-cell>
          <table:table-cell table:style-name="ce4"/>
          <table:table-cell table:style-name="ce14" office:value-type="float" office:value="135">
            <text:p>135</text:p>
          </table:table-cell>
          <table:table-cell table:style-name="ce8" office:value-type="float" office:value="1.328218">
            <text:p>1.328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139.99998">
            <text:p>140</text:p>
          </table:table-cell>
          <table:table-cell table:style-name="ce6" table:formula="of:=[.C33]+85" office:value-type="float" office:value="224.99998">
            <text:p>225</text:p>
          </table:table-cell>
          <table:table-cell table:style-name="ce8" office:value-type="float" office:value="0.536452">
            <text:p>0.536</text:p>
          </table:table-cell>
          <table:table-cell table:style-name="ce11" table:formula="of:=10^4/12 * LN(([.$AJ$5]-[.E33]*0.4)/([.$AJ$5]-[.E33]))" office:value-type="float" office:value="281.802024925976">
            <text:p>281.8</text:p>
          </table:table-cell>
          <table:table-cell table:style-name="ce4"/>
          <table:table-cell table:style-name="ce6" office:value-type="float" office:value="139.99998">
            <text:p>140</text:p>
          </table:table-cell>
          <table:table-cell table:style-name="ce6" table:formula="of:=60+[.H33]" office:value-type="float" office:value="199.99998">
            <text:p>200</text:p>
          </table:table-cell>
          <table:table-cell table:style-name="ce8" office:value-type="float" office:value="0.599965">
            <text:p>0.600</text:p>
          </table:table-cell>
          <table:table-cell table:style-name="ce11" table:formula="of:=10^4/12 * LN(([.$AJ$5]-[.J33]*0.4)/([.$AJ$5]-[.J33]))" office:value-type="float" office:value="331.65160007028">
            <text:p>331.7</text:p>
          </table:table-cell>
          <table:table-cell table:style-name="ce4"/>
          <table:table-cell table:style-name="ce14" office:value-type="float" office:value="139.99998">
            <text:p>140</text:p>
          </table:table-cell>
          <table:table-cell table:style-name="ce14" table:formula="of:=[.M33]+65" office:value-type="float" office:value="204.99998">
            <text:p>205</text:p>
          </table:table-cell>
          <table:table-cell table:style-name="ce8" office:value-type="float" office:value="0.549914">
            <text:p>0.550</text:p>
          </table:table-cell>
          <table:table-cell table:style-name="ce11" table:formula="of:=10^4/12 * LN(([.$AJ$5]-[.O33]*0.4)/([.$AJ$5]-[.O33]))" office:value-type="float" office:value="291.935601437124">
            <text:p>291.9</text:p>
          </table:table-cell>
          <table:table-cell table:style-name="ce4"/>
          <table:table-cell table:style-name="ce14" office:value-type="float" office:value="139.99998">
            <text:p>140</text:p>
          </table:table-cell>
          <table:table-cell table:style-name="ce14" table:formula="of:=[.R33]+95" office:value-type="float" office:value="234.99998">
            <text:p>235</text:p>
          </table:table-cell>
          <table:table-cell table:style-name="ce8" office:value-type="float" office:value="0.640286">
            <text:p>0.640</text:p>
          </table:table-cell>
          <table:table-cell table:style-name="ce11" table:formula="of:=10^4/12 * LN(([.$AJ$5]-[.T33]*0.4)/([.$AJ$5]-[.T33]))" office:value-type="float" office:value="366.2253801009">
            <text:p>366.2</text:p>
          </table:table-cell>
          <table:table-cell table:style-name="ce4"/>
          <table:table-cell table:style-name="ce6" office:value-type="float" office:value="139.99998">
            <text:p>140</text:p>
          </table:table-cell>
          <table:table-cell table:style-name="ce6" table:formula="of:=[.W33]+100" office:value-type="float" office:value="239.99998">
            <text:p>240</text:p>
          </table:table-cell>
          <table:table-cell table:style-name="ce8" office:value-type="float" office:value="0.598825">
            <text:p>0.599</text:p>
          </table:table-cell>
          <table:table-cell table:style-name="ce11" table:formula="of:=10^4/12 * LN(([.$AJ$5]-[.Y33]*0.4)/([.$AJ$5]-[.Y33]))" office:value-type="float" office:value="330.709102536094">
            <text:p>330.7</text:p>
          </table:table-cell>
          <table:table-cell table:style-name="ce4"/>
          <table:table-cell table:style-name="ce14" office:value-type="float" office:value="139.99998">
            <text:p>140</text:p>
          </table:table-cell>
          <table:table-cell table:style-name="ce8" office:value-type="float" office:value="1.331392">
            <text:p>1.331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145.00002">
            <text:p>145</text:p>
          </table:table-cell>
          <table:table-cell table:style-name="ce6" table:formula="of:=[.C34]+85" office:value-type="float" office:value="230.00002">
            <text:p>230</text:p>
          </table:table-cell>
          <table:table-cell table:style-name="ce8" office:value-type="float" office:value="0.543426">
            <text:p>0.543</text:p>
          </table:table-cell>
          <table:table-cell table:style-name="ce11" table:formula="of:=10^4/12 * LN(([.$AJ$5]-[.E34]*0.4)/([.$AJ$5]-[.E34]))" office:value-type="float" office:value="287.024169583326">
            <text:p>287.0</text:p>
          </table:table-cell>
          <table:table-cell table:style-name="ce4"/>
          <table:table-cell table:style-name="ce6" office:value-type="float" office:value="145.00002">
            <text:p>145</text:p>
          </table:table-cell>
          <table:table-cell table:style-name="ce6" table:formula="of:=60+[.H34]" office:value-type="float" office:value="205.00002">
            <text:p>205</text:p>
          </table:table-cell>
          <table:table-cell table:style-name="ce8" office:value-type="float" office:value="0.605867">
            <text:p>0.606</text:p>
          </table:table-cell>
          <table:table-cell table:style-name="ce11" table:formula="of:=10^4/12 * LN(([.$AJ$5]-[.J34]*0.4)/([.$AJ$5]-[.J34]))" office:value-type="float" office:value="336.560854331448">
            <text:p>336.6</text:p>
          </table:table-cell>
          <table:table-cell table:style-name="ce4"/>
          <table:table-cell table:style-name="ce14" office:value-type="float" office:value="145.00002">
            <text:p>145</text:p>
          </table:table-cell>
          <table:table-cell table:style-name="ce14" table:formula="of:=[.M34]+65" office:value-type="float" office:value="210.00002">
            <text:p>210</text:p>
          </table:table-cell>
          <table:table-cell table:style-name="ce8" office:value-type="float" office:value="0.556494">
            <text:p>0.556</text:p>
          </table:table-cell>
          <table:table-cell table:style-name="ce11" table:formula="of:=10^4/12 * LN(([.$AJ$5]-[.O34]*0.4)/([.$AJ$5]-[.O34]))" office:value-type="float" office:value="296.970007397945">
            <text:p>297.0</text:p>
          </table:table-cell>
          <table:table-cell table:style-name="ce4"/>
          <table:table-cell table:style-name="ce14" office:value-type="float" office:value="145.00002">
            <text:p>145</text:p>
          </table:table-cell>
          <table:table-cell table:style-name="ce14" table:formula="of:=[.R34]+95" office:value-type="float" office:value="240.00002">
            <text:p>240</text:p>
          </table:table-cell>
          <table:table-cell table:style-name="ce8" office:value-type="float" office:value="0.647054">
            <text:p>0.647</text:p>
          </table:table-cell>
          <table:table-cell table:style-name="ce11" table:formula="of:=10^4/12 * LN(([.$AJ$5]-[.T34]*0.4)/([.$AJ$5]-[.T34]))" office:value-type="float" office:value="372.276248224176">
            <text:p>372.3</text:p>
          </table:table-cell>
          <table:table-cell table:style-name="ce4"/>
          <table:table-cell table:style-name="ce6" office:value-type="float" office:value="145.00002">
            <text:p>145</text:p>
          </table:table-cell>
          <table:table-cell table:style-name="ce6" table:formula="of:=[.W34]+100" office:value-type="float" office:value="245.00002">
            <text:p>245</text:p>
          </table:table-cell>
          <table:table-cell table:style-name="ce8" office:value-type="float" office:value="0.60602">
            <text:p>0.606</text:p>
          </table:table-cell>
          <table:table-cell table:style-name="ce11" table:formula="of:=10^4/12 * LN(([.$AJ$5]-[.Y34]*0.4)/([.$AJ$5]-[.Y34]))" office:value-type="float" office:value="336.68878697796">
            <text:p>336.7</text:p>
          </table:table-cell>
          <table:table-cell table:style-name="ce4"/>
          <table:table-cell table:style-name="ce14" office:value-type="float" office:value="145.00002">
            <text:p>145</text:p>
          </table:table-cell>
          <table:table-cell table:style-name="ce8" office:value-type="float" office:value="1.329237">
            <text:p>1.329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150">
            <text:p>150</text:p>
          </table:table-cell>
          <table:table-cell table:style-name="ce6" table:formula="of:=[.C35]+85" office:value-type="float" office:value="235">
            <text:p>235</text:p>
          </table:table-cell>
          <table:table-cell table:style-name="ce8" office:value-type="float" office:value="0.549743">
            <text:p>0.550</text:p>
          </table:table-cell>
          <table:table-cell table:style-name="ce11" table:formula="of:=10^4/12 * LN(([.$AJ$5]-[.E35]*0.4)/([.$AJ$5]-[.E35]))" office:value-type="float" office:value="291.805488139651">
            <text:p>291.8</text:p>
          </table:table-cell>
          <table:table-cell table:style-name="ce4"/>
          <table:table-cell table:style-name="ce6" office:value-type="float" office:value="150">
            <text:p>150</text:p>
          </table:table-cell>
          <table:table-cell table:style-name="ce6" table:formula="of:=60+[.H35]" office:value-type="float" office:value="210">
            <text:p>210</text:p>
          </table:table-cell>
          <table:table-cell table:style-name="ce8" office:value-type="float" office:value="0.611998">
            <text:p>0.612</text:p>
          </table:table-cell>
          <table:table-cell table:style-name="ce11" table:formula="of:=10^4/12 * LN(([.$AJ$5]-[.J35]*0.4)/([.$AJ$5]-[.J35]))" office:value-type="float" office:value="341.714094247226">
            <text:p>341.7</text:p>
          </table:table-cell>
          <table:table-cell table:style-name="ce4"/>
          <table:table-cell table:style-name="ce14" office:value-type="float" office:value="150">
            <text:p>150</text:p>
          </table:table-cell>
          <table:table-cell table:style-name="ce14" table:formula="of:=[.M35]+65" office:value-type="float" office:value="215">
            <text:p>215</text:p>
          </table:table-cell>
          <table:table-cell table:style-name="ce8" office:value-type="float" office:value="0.562352">
            <text:p>0.562</text:p>
          </table:table-cell>
          <table:table-cell table:style-name="ce11" table:formula="of:=10^4/12 * LN(([.$AJ$5]-[.O35]*0.4)/([.$AJ$5]-[.O35]))" office:value-type="float" office:value="301.497974468591">
            <text:p>301.5</text:p>
          </table:table-cell>
          <table:table-cell table:style-name="ce4"/>
          <table:table-cell table:style-name="ce14" office:value-type="float" office:value="150">
            <text:p>150</text:p>
          </table:table-cell>
          <table:table-cell table:style-name="ce14" table:formula="of:=[.R35]+95" office:value-type="float" office:value="245">
            <text:p>245</text:p>
          </table:table-cell>
          <table:table-cell table:style-name="ce8" office:value-type="float" office:value="0.652277">
            <text:p>0.652</text:p>
          </table:table-cell>
          <table:table-cell table:style-name="ce11" table:formula="of:=10^4/12 * LN(([.$AJ$5]-[.T35]*0.4)/([.$AJ$5]-[.T35]))" office:value-type="float" office:value="376.997064852888">
            <text:p>377.0</text:p>
          </table:table-cell>
          <table:table-cell table:style-name="ce4"/>
          <table:table-cell table:style-name="ce6" office:value-type="float" office:value="150">
            <text:p>150</text:p>
          </table:table-cell>
          <table:table-cell table:style-name="ce6" table:formula="of:=[.W35]+100" office:value-type="float" office:value="250">
            <text:p>250</text:p>
          </table:table-cell>
          <table:table-cell table:style-name="ce8" office:value-type="float" office:value="0.612487">
            <text:p>0.612</text:p>
          </table:table-cell>
          <table:table-cell table:style-name="ce11" table:formula="of:=10^4/12 * LN(([.$AJ$5]-[.Y35]*0.4)/([.$AJ$5]-[.Y35]))" office:value-type="float" office:value="342.127485759094">
            <text:p>342.1</text:p>
          </table:table-cell>
          <table:table-cell table:style-name="ce4"/>
          <table:table-cell table:style-name="ce14" office:value-type="float" office:value="150">
            <text:p>150</text:p>
          </table:table-cell>
          <table:table-cell table:style-name="ce8" office:value-type="float" office:value="1.337064">
            <text:p>1.337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154.99998">
            <text:p>155</text:p>
          </table:table-cell>
          <table:table-cell table:style-name="ce6" table:formula="of:=[.C36]+85" office:value-type="float" office:value="239.99998">
            <text:p>240</text:p>
          </table:table-cell>
          <table:table-cell table:style-name="ce8" office:value-type="float" office:value="0.559047">
            <text:p>0.559</text:p>
          </table:table-cell>
          <table:table-cell table:style-name="ce11" table:formula="of:=10^4/12 * LN(([.$AJ$5]-[.E36]*0.4)/([.$AJ$5]-[.E36]))" office:value-type="float" office:value="298.937992522133">
            <text:p>298.9</text:p>
          </table:table-cell>
          <table:table-cell table:style-name="ce4"/>
          <table:table-cell table:style-name="ce6" office:value-type="float" office:value="154.99998">
            <text:p>155</text:p>
          </table:table-cell>
          <table:table-cell table:style-name="ce6" table:formula="of:=60+[.H36]" office:value-type="float" office:value="214.99998">
            <text:p>215</text:p>
          </table:table-cell>
          <table:table-cell table:style-name="ce8" office:value-type="float" office:value="0.618418">
            <text:p>0.618</text:p>
          </table:table-cell>
          <table:table-cell table:style-name="ce11" table:formula="of:=10^4/12 * LN(([.$AJ$5]-[.J36]*0.4)/([.$AJ$5]-[.J36]))" office:value-type="float" office:value="347.169736820337">
            <text:p>347.2</text:p>
          </table:table-cell>
          <table:table-cell table:style-name="ce4"/>
          <table:table-cell table:style-name="ce14" office:value-type="float" office:value="154.99998">
            <text:p>155</text:p>
          </table:table-cell>
          <table:table-cell table:style-name="ce14" table:formula="of:=[.M36]+65" office:value-type="float" office:value="219.99998">
            <text:p>220</text:p>
          </table:table-cell>
          <table:table-cell table:style-name="ce8" office:value-type="float" office:value="0.568226">
            <text:p>0.568</text:p>
          </table:table-cell>
          <table:table-cell table:style-name="ce11" table:formula="of:=10^4/12 * LN(([.$AJ$5]-[.O36]*0.4)/([.$AJ$5]-[.O36]))" office:value-type="float" office:value="306.082517189642">
            <text:p>306.1</text:p>
          </table:table-cell>
          <table:table-cell table:style-name="ce4"/>
          <table:table-cell table:style-name="ce14" office:value-type="float" office:value="154.99998">
            <text:p>155</text:p>
          </table:table-cell>
          <table:table-cell table:style-name="ce14" table:formula="of:=[.R36]+95" office:value-type="float" office:value="249.99998">
            <text:p>250</text:p>
          </table:table-cell>
          <table:table-cell table:style-name="ce8" office:value-type="float" office:value="0.65812">
            <text:p>0.658</text:p>
          </table:table-cell>
          <table:table-cell table:style-name="ce11" table:formula="of:=10^4/12 * LN(([.$AJ$5]-[.T36]*0.4)/([.$AJ$5]-[.T36]))" office:value-type="float" office:value="382.332143318368">
            <text:p>382.3</text:p>
          </table:table-cell>
          <table:table-cell table:style-name="ce4"/>
          <table:table-cell table:style-name="ce6" office:value-type="float" office:value="154.99998">
            <text:p>155</text:p>
          </table:table-cell>
          <table:table-cell table:style-name="ce6" table:formula="of:=[.W36]+100" office:value-type="float" office:value="254.99998">
            <text:p>255</text:p>
          </table:table-cell>
          <table:table-cell table:style-name="ce8" office:value-type="float" office:value="0.617703">
            <text:p>0.618</text:p>
          </table:table-cell>
          <table:table-cell table:style-name="ce11" table:formula="of:=10^4/12 * LN(([.$AJ$5]-[.Y36]*0.4)/([.$AJ$5]-[.Y36]))" office:value-type="float" office:value="346.559091498713">
            <text:p>346.6</text:p>
          </table:table-cell>
          <table:table-cell table:style-name="ce4"/>
          <table:table-cell table:style-name="ce14" office:value-type="float" office:value="154.99998">
            <text:p>155</text:p>
          </table:table-cell>
          <table:table-cell table:style-name="ce8" office:value-type="float" office:value="1.327453">
            <text:p>1.327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160.00002">
            <text:p>160</text:p>
          </table:table-cell>
          <table:table-cell table:style-name="ce6" table:formula="of:=[.C37]+85" office:value-type="float" office:value="245.00002">
            <text:p>245</text:p>
          </table:table-cell>
          <table:table-cell table:style-name="ce8" office:value-type="float" office:value="0.569916">
            <text:p>0.570</text:p>
          </table:table-cell>
          <table:table-cell table:style-name="ce11" table:formula="of:=10^4/12 * LN(([.$AJ$5]-[.E37]*0.4)/([.$AJ$5]-[.E37]))" office:value-type="float" office:value="307.409831050957">
            <text:p>307.4</text:p>
          </table:table-cell>
          <table:table-cell table:style-name="ce4"/>
          <table:table-cell table:style-name="ce6" office:value-type="float" office:value="160.00002">
            <text:p>160</text:p>
          </table:table-cell>
          <table:table-cell table:style-name="ce6" table:formula="of:=60+[.H37]" office:value-type="float" office:value="220.00002">
            <text:p>220</text:p>
          </table:table-cell>
          <table:table-cell table:style-name="ce8" office:value-type="float" office:value="0.629133">
            <text:p>0.629</text:p>
          </table:table-cell>
          <table:table-cell table:style-name="ce11" table:formula="of:=10^4/12 * LN(([.$AJ$5]-[.J37]*0.4)/([.$AJ$5]-[.J37]))" office:value-type="float" office:value="356.413898131532">
            <text:p>356.4</text:p>
          </table:table-cell>
          <table:table-cell table:style-name="ce4"/>
          <table:table-cell table:style-name="ce14" office:value-type="float" office:value="160.00002">
            <text:p>160</text:p>
          </table:table-cell>
          <table:table-cell table:style-name="ce14" table:formula="of:=[.M37]+65" office:value-type="float" office:value="225.00002">
            <text:p>225</text:p>
          </table:table-cell>
          <table:table-cell table:style-name="ce8" office:value-type="float" office:value="0.57475">
            <text:p>0.575</text:p>
          </table:table-cell>
          <table:table-cell table:style-name="ce11" table:formula="of:=10^4/12 * LN(([.$AJ$5]-[.O37]*0.4)/([.$AJ$5]-[.O37]))" office:value-type="float" office:value="311.227136014882">
            <text:p>311.2</text:p>
          </table:table-cell>
          <table:table-cell table:style-name="ce4"/>
          <table:table-cell table:style-name="ce14" office:value-type="float" office:value="160.00002">
            <text:p>160</text:p>
          </table:table-cell>
          <table:table-cell table:style-name="ce14" table:formula="of:=[.R37]+95" office:value-type="float" office:value="255.00002">
            <text:p>255</text:p>
          </table:table-cell>
          <table:table-cell table:style-name="ce8" office:value-type="float" office:value="0.662722">
            <text:p>0.663</text:p>
          </table:table-cell>
          <table:table-cell table:style-name="ce11" table:formula="of:=10^4/12 * LN(([.$AJ$5]-[.T37]*0.4)/([.$AJ$5]-[.T37]))" office:value-type="float" office:value="386.57480073091">
            <text:p>386.6</text:p>
          </table:table-cell>
          <table:table-cell table:style-name="ce4"/>
          <table:table-cell table:style-name="ce6" office:value-type="float" office:value="160.00002">
            <text:p>160</text:p>
          </table:table-cell>
          <table:table-cell table:style-name="ce6" table:formula="of:=[.W37]+100" office:value-type="float" office:value="260.00002">
            <text:p>260</text:p>
          </table:table-cell>
          <table:table-cell table:style-name="ce8" office:value-type="float" office:value="0.624174">
            <text:p>0.624</text:p>
          </table:table-cell>
          <table:table-cell table:style-name="ce11" table:formula="of:=10^4/12 * LN(([.$AJ$5]-[.Y37]*0.4)/([.$AJ$5]-[.Y37]))" office:value-type="float" office:value="352.113797199952">
            <text:p>352.1</text:p>
          </table:table-cell>
          <table:table-cell table:style-name="ce4"/>
          <table:table-cell table:style-name="ce14" office:value-type="float" office:value="160.00002">
            <text:p>160</text:p>
          </table:table-cell>
          <table:table-cell table:style-name="ce8" office:value-type="float" office:value="1.330125">
            <text:p>1.330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165">
            <text:p>165</text:p>
          </table:table-cell>
          <table:table-cell table:style-name="ce6" table:formula="of:=[.C38]+85" office:value-type="float" office:value="250">
            <text:p>250</text:p>
          </table:table-cell>
          <table:table-cell table:style-name="ce8" office:value-type="float" office:value="0.581311">
            <text:p>0.581</text:p>
          </table:table-cell>
          <table:table-cell table:style-name="ce11" table:formula="of:=10^4/12 * LN(([.$AJ$5]-[.E38]*0.4)/([.$AJ$5]-[.E38]))" office:value-type="float" office:value="316.457924946894">
            <text:p>316.5</text:p>
          </table:table-cell>
          <table:table-cell table:style-name="ce4"/>
          <table:table-cell table:style-name="ce6" office:value-type="float" office:value="165">
            <text:p>165</text:p>
          </table:table-cell>
          <table:table-cell table:style-name="ce6" table:formula="of:=60+[.H38]" office:value-type="float" office:value="225">
            <text:p>225</text:p>
          </table:table-cell>
          <table:table-cell table:style-name="ce8" office:value-type="float" office:value="0.639266">
            <text:p>0.639</text:p>
          </table:table-cell>
          <table:table-cell table:style-name="ce11" table:formula="of:=10^4/12 * LN(([.$AJ$5]-[.J38]*0.4)/([.$AJ$5]-[.J38]))" office:value-type="float" office:value="365.319872576516">
            <text:p>365.3</text:p>
          </table:table-cell>
          <table:table-cell table:style-name="ce4"/>
          <table:table-cell table:style-name="ce14" office:value-type="float" office:value="165">
            <text:p>165</text:p>
          </table:table-cell>
          <table:table-cell table:style-name="ce14" table:formula="of:=[.M38]+65" office:value-type="float" office:value="230">
            <text:p>230</text:p>
          </table:table-cell>
          <table:table-cell table:style-name="ce8" office:value-type="float" office:value="0.579227">
            <text:p>0.579</text:p>
          </table:table-cell>
          <table:table-cell table:style-name="ce11" table:formula="of:=10^4/12 * LN(([.$AJ$5]-[.O38]*0.4)/([.$AJ$5]-[.O38]))" office:value-type="float" office:value="314.790188525639">
            <text:p>314.8</text:p>
          </table:table-cell>
          <table:table-cell table:style-name="ce4"/>
          <table:table-cell table:style-name="ce14" office:value-type="float" office:value="165">
            <text:p>165</text:p>
          </table:table-cell>
          <table:table-cell table:style-name="ce14" table:formula="of:=[.R38]+95" office:value-type="float" office:value="260">
            <text:p>260</text:p>
          </table:table-cell>
          <table:table-cell table:style-name="ce8" office:value-type="float" office:value="0.668266">
            <text:p>0.668</text:p>
          </table:table-cell>
          <table:table-cell table:style-name="ce11" table:formula="of:=10^4/12 * LN(([.$AJ$5]-[.T38]*0.4)/([.$AJ$5]-[.T38]))" office:value-type="float" office:value="391.734327337512">
            <text:p>391.7</text:p>
          </table:table-cell>
          <table:table-cell table:style-name="ce4"/>
          <table:table-cell table:style-name="ce6" office:value-type="float" office:value="165">
            <text:p>165</text:p>
          </table:table-cell>
          <table:table-cell table:style-name="ce6" table:formula="of:=[.W38]+100" office:value-type="float" office:value="265">
            <text:p>265</text:p>
          </table:table-cell>
          <table:table-cell table:style-name="ce8" office:value-type="float" office:value="0.629825">
            <text:p>0.630</text:p>
          </table:table-cell>
          <table:table-cell table:style-name="ce11" table:formula="of:=10^4/12 * LN(([.$AJ$5]-[.Y38]*0.4)/([.$AJ$5]-[.Y38]))" office:value-type="float" office:value="357.016975513268">
            <text:p>357.0</text:p>
          </table:table-cell>
          <table:table-cell table:style-name="ce4"/>
          <table:table-cell table:style-name="ce14" office:value-type="float" office:value="165">
            <text:p>165</text:p>
          </table:table-cell>
          <table:table-cell table:style-name="ce8" office:value-type="float" office:value="1.332959">
            <text:p>1.333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169.99998">
            <text:p>170</text:p>
          </table:table-cell>
          <table:table-cell table:style-name="ce6" table:formula="of:=[.C39]+85" office:value-type="float" office:value="254.99998">
            <text:p>255</text:p>
          </table:table-cell>
          <table:table-cell table:style-name="ce8" office:value-type="float" office:value="0.588159">
            <text:p>0.588</text:p>
          </table:table-cell>
          <table:table-cell table:style-name="ce11" table:formula="of:=10^4/12 * LN(([.$AJ$5]-[.E39]*0.4)/([.$AJ$5]-[.E39]))" office:value-type="float" office:value="321.979627244563">
            <text:p>322.0</text:p>
          </table:table-cell>
          <table:table-cell table:style-name="ce4"/>
          <table:table-cell table:style-name="ce6" office:value-type="float" office:value="169.99998">
            <text:p>170</text:p>
          </table:table-cell>
          <table:table-cell table:style-name="ce6" table:formula="of:=60+[.H39]" office:value-type="float" office:value="229.99998">
            <text:p>230</text:p>
          </table:table-cell>
          <table:table-cell table:style-name="ce8" office:value-type="float" office:value="0.647248">
            <text:p>0.647</text:p>
          </table:table-cell>
          <table:table-cell table:style-name="ce11" table:formula="of:=10^4/12 * LN(([.$AJ$5]-[.J39]*0.4)/([.$AJ$5]-[.J39]))" office:value-type="float" office:value="372.450791535237">
            <text:p>372.5</text:p>
          </table:table-cell>
          <table:table-cell table:style-name="ce4"/>
          <table:table-cell table:style-name="ce14" office:value-type="float" office:value="169.99998">
            <text:p>170</text:p>
          </table:table-cell>
          <table:table-cell table:style-name="ce14" table:formula="of:=[.M39]+65" office:value-type="float" office:value="234.99998">
            <text:p>235</text:p>
          </table:table-cell>
          <table:table-cell table:style-name="ce8" office:value-type="float" office:value="0.585698">
            <text:p>0.586</text:p>
          </table:table-cell>
          <table:table-cell table:style-name="ce11" table:formula="of:=10^4/12 * LN(([.$AJ$5]-[.O39]*0.4)/([.$AJ$5]-[.O39]))" office:value-type="float" office:value="319.987888799413">
            <text:p>320.0</text:p>
          </table:table-cell>
          <table:table-cell table:style-name="ce4"/>
          <table:table-cell table:style-name="ce14" office:value-type="float" office:value="169.99998">
            <text:p>170</text:p>
          </table:table-cell>
          <table:table-cell table:style-name="ce14" table:formula="of:=[.R39]+95" office:value-type="float" office:value="264.99998">
            <text:p>265</text:p>
          </table:table-cell>
          <table:table-cell table:style-name="ce8" office:value-type="float" office:value="0.674355">
            <text:p>0.674</text:p>
          </table:table-cell>
          <table:table-cell table:style-name="ce11" table:formula="of:=10^4/12 * LN(([.$AJ$5]-[.T39]*0.4)/([.$AJ$5]-[.T39]))" office:value-type="float" office:value="397.463080903435">
            <text:p>397.5</text:p>
          </table:table-cell>
          <table:table-cell table:style-name="ce4"/>
          <table:table-cell table:style-name="ce6" office:value-type="float" office:value="169.99998">
            <text:p>170</text:p>
          </table:table-cell>
          <table:table-cell table:style-name="ce6" table:formula="of:=[.W39]+100" office:value-type="float" office:value="269.99998">
            <text:p>270</text:p>
          </table:table-cell>
          <table:table-cell table:style-name="ce8" office:value-type="float" office:value="0.636386">
            <text:p>0.636</text:p>
          </table:table-cell>
          <table:table-cell table:style-name="ce11" table:formula="of:=10^4/12 * LN(([.$AJ$5]-[.Y39]*0.4)/([.$AJ$5]-[.Y39]))" office:value-type="float" office:value="362.772117402022">
            <text:p>362.8</text:p>
          </table:table-cell>
          <table:table-cell table:style-name="ce4"/>
          <table:table-cell table:style-name="ce14" office:value-type="float" office:value="169.99998">
            <text:p>170</text:p>
          </table:table-cell>
          <table:table-cell table:style-name="ce8" office:value-type="float" office:value="1.33375">
            <text:p>1.334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175.00002">
            <text:p>175</text:p>
          </table:table-cell>
          <table:table-cell table:style-name="ce6" table:formula="of:=[.C40]+85" office:value-type="float" office:value="260.00002">
            <text:p>260</text:p>
          </table:table-cell>
          <table:table-cell table:style-name="ce8" office:value-type="float" office:value="0.592753">
            <text:p>0.593</text:p>
          </table:table-cell>
          <table:table-cell table:style-name="ce11" table:formula="of:=10^4/12 * LN(([.$AJ$5]-[.E40]*0.4)/([.$AJ$5]-[.E40]))" office:value-type="float" office:value="325.72003144651">
            <text:p>325.7</text:p>
          </table:table-cell>
          <table:table-cell table:style-name="ce4"/>
          <table:table-cell table:style-name="ce6" office:value-type="float" office:value="175.00002">
            <text:p>175</text:p>
          </table:table-cell>
          <table:table-cell table:style-name="ce6" table:formula="of:=60+[.H40]" office:value-type="float" office:value="235.00002">
            <text:p>235</text:p>
          </table:table-cell>
          <table:table-cell table:style-name="ce8" office:value-type="float" office:value="0.654394">
            <text:p>0.654</text:p>
          </table:table-cell>
          <table:table-cell table:style-name="ce11" table:formula="of:=10^4/12 * LN(([.$AJ$5]-[.J40]*0.4)/([.$AJ$5]-[.J40]))" office:value-type="float" office:value="378.923416005687">
            <text:p>378.9</text:p>
          </table:table-cell>
          <table:table-cell table:style-name="ce4"/>
          <table:table-cell table:style-name="ce14" office:value-type="float" office:value="175.00002">
            <text:p>175</text:p>
          </table:table-cell>
          <table:table-cell table:style-name="ce14" table:formula="of:=[.M40]+65" office:value-type="float" office:value="240.00002">
            <text:p>240</text:p>
          </table:table-cell>
          <table:table-cell table:style-name="ce8" office:value-type="float" office:value="0.591527">
            <text:p>0.592</text:p>
          </table:table-cell>
          <table:table-cell table:style-name="ce11" table:formula="of:=10^4/12 * LN(([.$AJ$5]-[.O40]*0.4)/([.$AJ$5]-[.O40]))" office:value-type="float" office:value="324.718962861818">
            <text:p>324.7</text:p>
          </table:table-cell>
          <table:table-cell table:style-name="ce4"/>
          <table:table-cell table:style-name="ce14" office:value-type="float" office:value="175.00002">
            <text:p>175</text:p>
          </table:table-cell>
          <table:table-cell table:style-name="ce14" table:formula="of:=[.R40]+95" office:value-type="float" office:value="270.00002">
            <text:p>270</text:p>
          </table:table-cell>
          <table:table-cell table:style-name="ce8" office:value-type="float" office:value="0.678708">
            <text:p>0.679</text:p>
          </table:table-cell>
          <table:table-cell table:style-name="ce11" table:formula="of:=10^4/12 * LN(([.$AJ$5]-[.T40]*0.4)/([.$AJ$5]-[.T40]))" office:value-type="float" office:value="401.599016927967">
            <text:p>401.6</text:p>
          </table:table-cell>
          <table:table-cell table:style-name="ce4"/>
          <table:table-cell table:style-name="ce6" office:value-type="float" office:value="175.00002">
            <text:p>175</text:p>
          </table:table-cell>
          <table:table-cell table:style-name="ce6" table:formula="of:=[.W40]+100" office:value-type="float" office:value="275.00002">
            <text:p>275</text:p>
          </table:table-cell>
          <table:table-cell table:style-name="ce8" office:value-type="float" office:value="0.641025">
            <text:p>0.641</text:p>
          </table:table-cell>
          <table:table-cell table:style-name="ce11" table:formula="of:=10^4/12 * LN(([.$AJ$5]-[.Y40]*0.4)/([.$AJ$5]-[.Y40]))" office:value-type="float" office:value="366.882472380019">
            <text:p>366.9</text:p>
          </table:table-cell>
          <table:table-cell table:style-name="ce4"/>
          <table:table-cell table:style-name="ce14" office:value-type="float" office:value="175.00002">
            <text:p>175</text:p>
          </table:table-cell>
          <table:table-cell table:style-name="ce8" office:value-type="float" office:value="1.318183">
            <text:p>1.318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180">
            <text:p>180</text:p>
          </table:table-cell>
          <table:table-cell table:style-name="ce6" table:formula="of:=[.C41]+85" office:value-type="float" office:value="265">
            <text:p>265</text:p>
          </table:table-cell>
          <table:table-cell table:style-name="ce8" office:value-type="float" office:value="0.601714">
            <text:p>0.602</text:p>
          </table:table-cell>
          <table:table-cell table:style-name="ce11" table:formula="of:=10^4/12 * LN(([.$AJ$5]-[.E41]*0.4)/([.$AJ$5]-[.E41]))" office:value-type="float" office:value="333.10119367452">
            <text:p>333.1</text:p>
          </table:table-cell>
          <table:table-cell table:style-name="ce4"/>
          <table:table-cell table:style-name="ce6" office:value-type="float" office:value="180">
            <text:p>180</text:p>
          </table:table-cell>
          <table:table-cell table:style-name="ce6" table:formula="of:=60+[.H41]" office:value-type="float" office:value="240">
            <text:p>240</text:p>
          </table:table-cell>
          <table:table-cell table:style-name="ce8" office:value-type="float" office:value="0.661553">
            <text:p>0.662</text:p>
          </table:table-cell>
          <table:table-cell table:style-name="ce11" table:formula="of:=10^4/12 * LN(([.$AJ$5]-[.J41]*0.4)/([.$AJ$5]-[.J41]))" office:value-type="float" office:value="385.493650127192">
            <text:p>385.5</text:p>
          </table:table-cell>
          <table:table-cell table:style-name="ce4"/>
          <table:table-cell table:style-name="ce14" office:value-type="float" office:value="180">
            <text:p>180</text:p>
          </table:table-cell>
          <table:table-cell table:style-name="ce14" table:formula="of:=[.M41]+65" office:value-type="float" office:value="245">
            <text:p>245</text:p>
          </table:table-cell>
          <table:table-cell table:style-name="ce8" office:value-type="float" office:value="0.596737">
            <text:p>0.597</text:p>
          </table:table-cell>
          <table:table-cell table:style-name="ce11" table:formula="of:=10^4/12 * LN(([.$AJ$5]-[.O41]*0.4)/([.$AJ$5]-[.O41]))" office:value-type="float" office:value="328.987628445645">
            <text:p>329.0</text:p>
          </table:table-cell>
          <table:table-cell table:style-name="ce4"/>
          <table:table-cell table:style-name="ce14" office:value-type="float" office:value="180">
            <text:p>180</text:p>
          </table:table-cell>
          <table:table-cell table:style-name="ce14" table:formula="of:=[.R41]+95" office:value-type="float" office:value="275">
            <text:p>275</text:p>
          </table:table-cell>
          <table:table-cell table:style-name="ce8" office:value-type="float" office:value="0.684073">
            <text:p>0.684</text:p>
          </table:table-cell>
          <table:table-cell table:style-name="ce11" table:formula="of:=10^4/12 * LN(([.$AJ$5]-[.T41]*0.4)/([.$AJ$5]-[.T41]))" office:value-type="float" office:value="406.743698873178">
            <text:p>406.7</text:p>
          </table:table-cell>
          <table:table-cell table:style-name="ce4"/>
          <table:table-cell table:style-name="ce6" office:value-type="float" office:value="180">
            <text:p>180</text:p>
          </table:table-cell>
          <table:table-cell table:style-name="ce6" table:formula="of:=[.W41]+100" office:value-type="float" office:value="280">
            <text:p>280</text:p>
          </table:table-cell>
          <table:table-cell table:style-name="ce8" office:value-type="float" office:value="0.647305">
            <text:p>0.647</text:p>
          </table:table-cell>
          <table:table-cell table:style-name="ce11" table:formula="of:=10^4/12 * LN(([.$AJ$5]-[.Y41]*0.4)/([.$AJ$5]-[.Y41]))" office:value-type="float" office:value="372.502086608099">
            <text:p>372.5</text:p>
          </table:table-cell>
          <table:table-cell table:style-name="ce4"/>
          <table:table-cell table:style-name="ce14" office:value-type="float" office:value="180">
            <text:p>180</text:p>
          </table:table-cell>
          <table:table-cell table:style-name="ce8" office:value-type="float" office:value="1.328103">
            <text:p>1.328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184.99998">
            <text:p>185</text:p>
          </table:table-cell>
          <table:table-cell table:style-name="ce6" table:formula="of:=[.C42]+85" office:value-type="float" office:value="269.99998">
            <text:p>270</text:p>
          </table:table-cell>
          <table:table-cell table:style-name="ce8" office:value-type="float" office:value="0.609335">
            <text:p>0.609</text:p>
          </table:table-cell>
          <table:table-cell table:style-name="ce11" table:formula="of:=10^4/12 * LN(([.$AJ$5]-[.E42]*0.4)/([.$AJ$5]-[.E42]))" office:value-type="float" office:value="339.469025785445">
            <text:p>339.5</text:p>
          </table:table-cell>
          <table:table-cell table:style-name="ce4"/>
          <table:table-cell table:style-name="ce6" office:value-type="float" office:value="184.99998">
            <text:p>185</text:p>
          </table:table-cell>
          <table:table-cell table:style-name="ce6" table:formula="of:=60+[.H42]" office:value-type="float" office:value="244.99998">
            <text:p>245</text:p>
          </table:table-cell>
          <table:table-cell table:style-name="ce8" office:value-type="float" office:value="0.667471">
            <text:p>0.667</text:p>
          </table:table-cell>
          <table:table-cell table:style-name="ce11" table:formula="of:=10^4/12 * LN(([.$AJ$5]-[.J42]*0.4)/([.$AJ$5]-[.J42]))" office:value-type="float" office:value="390.991178150869">
            <text:p>391.0</text:p>
          </table:table-cell>
          <table:table-cell table:style-name="ce4"/>
          <table:table-cell table:style-name="ce14" office:value-type="float" office:value="184.99998">
            <text:p>185</text:p>
          </table:table-cell>
          <table:table-cell table:style-name="ce14" table:formula="of:=[.M42]+65" office:value-type="float" office:value="249.99998">
            <text:p>250</text:p>
          </table:table-cell>
          <table:table-cell table:style-name="ce8" office:value-type="float" office:value="0.603174">
            <text:p>0.603</text:p>
          </table:table-cell>
          <table:table-cell table:style-name="ce11" table:formula="of:=10^4/12 * LN(([.$AJ$5]-[.O42]*0.4)/([.$AJ$5]-[.O42]))" office:value-type="float" office:value="334.314616016803">
            <text:p>334.3</text:p>
          </table:table-cell>
          <table:table-cell table:style-name="ce4"/>
          <table:table-cell table:style-name="ce14" office:value-type="float" office:value="184.99998">
            <text:p>185</text:p>
          </table:table-cell>
          <table:table-cell table:style-name="ce14" table:formula="of:=[.R42]+95" office:value-type="float" office:value="279.99998">
            <text:p>280</text:p>
          </table:table-cell>
          <table:table-cell table:style-name="ce8" office:value-type="float" office:value="0.689811">
            <text:p>0.690</text:p>
          </table:table-cell>
          <table:table-cell table:style-name="ce11" table:formula="of:=10^4/12 * LN(([.$AJ$5]-[.T42]*0.4)/([.$AJ$5]-[.T42]))" office:value-type="float" office:value="412.304711683072">
            <text:p>412.3</text:p>
          </table:table-cell>
          <table:table-cell table:style-name="ce4"/>
          <table:table-cell table:style-name="ce6" office:value-type="float" office:value="184.99998">
            <text:p>185</text:p>
          </table:table-cell>
          <table:table-cell table:style-name="ce6" table:formula="of:=[.W42]+100" office:value-type="float" office:value="284.99998">
            <text:p>285</text:p>
          </table:table-cell>
          <table:table-cell table:style-name="ce8" office:value-type="float" office:value="0.653058">
            <text:p>0.653</text:p>
          </table:table-cell>
          <table:table-cell table:style-name="ce11" table:formula="of:=10^4/12 * LN(([.$AJ$5]-[.Y42]*0.4)/([.$AJ$5]-[.Y42]))" office:value-type="float" office:value="377.706859624653">
            <text:p>377.7</text:p>
          </table:table-cell>
          <table:table-cell table:style-name="ce4"/>
          <table:table-cell table:style-name="ce14" office:value-type="float" office:value="184.99998">
            <text:p>185</text:p>
          </table:table-cell>
          <table:table-cell table:style-name="ce8" office:value-type="float" office:value="1.33241">
            <text:p>1.332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190.00002">
            <text:p>190</text:p>
          </table:table-cell>
          <table:table-cell table:style-name="ce6" table:formula="of:=[.C43]+85" office:value-type="float" office:value="275.00002">
            <text:p>275</text:p>
          </table:table-cell>
          <table:table-cell table:style-name="ce8" office:value-type="float" office:value="0.616987">
            <text:p>0.617</text:p>
          </table:table-cell>
          <table:table-cell table:style-name="ce11" table:formula="of:=10^4/12 * LN(([.$AJ$5]-[.E43]*0.4)/([.$AJ$5]-[.E43]))" office:value-type="float" office:value="345.948361090004">
            <text:p>345.9</text:p>
          </table:table-cell>
          <table:table-cell table:style-name="ce4"/>
          <table:table-cell table:style-name="ce6" office:value-type="float" office:value="190.00002">
            <text:p>190</text:p>
          </table:table-cell>
          <table:table-cell table:style-name="ce6" table:formula="of:=60+[.H43]" office:value-type="float" office:value="250.00002">
            <text:p>250</text:p>
          </table:table-cell>
          <table:table-cell table:style-name="ce8" office:value-type="float" office:value="0.67418">
            <text:p>0.674</text:p>
          </table:table-cell>
          <table:table-cell table:style-name="ce11" table:formula="of:=10^4/12 * LN(([.$AJ$5]-[.J43]*0.4)/([.$AJ$5]-[.J43]))" office:value-type="float" office:value="397.297517346631">
            <text:p>397.3</text:p>
          </table:table-cell>
          <table:table-cell table:style-name="ce4"/>
          <table:table-cell table:style-name="ce14" office:value-type="float" office:value="190.00002">
            <text:p>190</text:p>
          </table:table-cell>
          <table:table-cell table:style-name="ce14" table:formula="of:=[.M43]+65" office:value-type="float" office:value="255.00002">
            <text:p>255</text:p>
          </table:table-cell>
          <table:table-cell table:style-name="ce8" office:value-type="float" office:value="0.607528">
            <text:p>0.608</text:p>
          </table:table-cell>
          <table:table-cell table:style-name="ce11" table:formula="of:=10^4/12 * LN(([.$AJ$5]-[.O43]*0.4)/([.$AJ$5]-[.O43]))" office:value-type="float" office:value="337.951537202927">
            <text:p>338.0</text:p>
          </table:table-cell>
          <table:table-cell table:style-name="ce4"/>
          <table:table-cell table:style-name="ce14" office:value-type="float" office:value="190.00002">
            <text:p>190</text:p>
          </table:table-cell>
          <table:table-cell table:style-name="ce14" table:formula="of:=[.R43]+95" office:value-type="float" office:value="285.00002">
            <text:p>285</text:p>
          </table:table-cell>
          <table:table-cell table:style-name="ce8" office:value-type="float" office:value="0.693961">
            <text:p>0.694</text:p>
          </table:table-cell>
          <table:table-cell table:style-name="ce11" table:formula="of:=10^4/12 * LN(([.$AJ$5]-[.T43]*0.4)/([.$AJ$5]-[.T43]))" office:value-type="float" office:value="416.365106181004">
            <text:p>416.4</text:p>
          </table:table-cell>
          <table:table-cell table:style-name="ce4"/>
          <table:table-cell table:style-name="ce6" office:value-type="float" office:value="190.00002">
            <text:p>190</text:p>
          </table:table-cell>
          <table:table-cell table:style-name="ce6" table:formula="of:=[.W43]+100" office:value-type="float" office:value="290.00002">
            <text:p>290</text:p>
          </table:table-cell>
          <table:table-cell table:style-name="ce8" office:value-type="float" office:value="0.668803">
            <text:p>0.669</text:p>
          </table:table-cell>
          <table:table-cell table:style-name="ce11" table:formula="of:=10^4/12 * LN(([.$AJ$5]-[.Y43]*0.4)/([.$AJ$5]-[.Y43]))" office:value-type="float" office:value="392.236929339121">
            <text:p>392.2</text:p>
          </table:table-cell>
          <table:table-cell table:style-name="ce4"/>
          <table:table-cell table:style-name="ce14" office:value-type="float" office:value="190.00002">
            <text:p>190</text:p>
          </table:table-cell>
          <table:table-cell table:style-name="ce8" office:value-type="float" office:value="1.317968">
            <text:p>1.318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195">
            <text:p>195</text:p>
          </table:table-cell>
          <table:table-cell table:style-name="ce6" table:formula="of:=[.C44]+85" office:value-type="float" office:value="280">
            <text:p>280</text:p>
          </table:table-cell>
          <table:table-cell table:style-name="ce8" office:value-type="float" office:value="0.622461">
            <text:p>0.622</text:p>
          </table:table-cell>
          <table:table-cell table:style-name="ce11" table:formula="of:=10^4/12 * LN(([.$AJ$5]-[.E44]*0.4)/([.$AJ$5]-[.E44]))" office:value-type="float" office:value="350.637173407637">
            <text:p>350.6</text:p>
          </table:table-cell>
          <table:table-cell table:style-name="ce4"/>
          <table:table-cell table:style-name="ce6" office:value-type="float" office:value="195">
            <text:p>195</text:p>
          </table:table-cell>
          <table:table-cell table:style-name="ce6" table:formula="of:=60+[.H44]" office:value-type="float" office:value="255">
            <text:p>255</text:p>
          </table:table-cell>
          <table:table-cell table:style-name="ce8" office:value-type="float" office:value="0.679647">
            <text:p>0.680</text:p>
          </table:table-cell>
          <table:table-cell table:style-name="ce11" table:formula="of:=10^4/12 * LN(([.$AJ$5]-[.J44]*0.4)/([.$AJ$5]-[.J44]))" office:value-type="float" office:value="402.495671699423">
            <text:p>402.5</text:p>
          </table:table-cell>
          <table:table-cell table:style-name="ce4"/>
          <table:table-cell table:style-name="ce14" office:value-type="float" office:value="195">
            <text:p>195</text:p>
          </table:table-cell>
          <table:table-cell table:style-name="ce14" table:formula="of:=[.M44]+65" office:value-type="float" office:value="260">
            <text:p>260</text:p>
          </table:table-cell>
          <table:table-cell table:style-name="ce8" office:value-type="float" office:value="0.611874">
            <text:p>0.612</text:p>
          </table:table-cell>
          <table:table-cell table:style-name="ce11" table:formula="of:=10^4/12 * LN(([.$AJ$5]-[.O44]*0.4)/([.$AJ$5]-[.O44]))" office:value-type="float" office:value="341.609323074764">
            <text:p>341.6</text:p>
          </table:table-cell>
          <table:table-cell table:style-name="ce4"/>
          <table:table-cell table:style-name="ce14" office:value-type="float" office:value="195">
            <text:p>195</text:p>
          </table:table-cell>
          <table:table-cell table:style-name="ce14" table:formula="of:=[.R44]+95" office:value-type="float" office:value="290">
            <text:p>290</text:p>
          </table:table-cell>
          <table:table-cell table:style-name="ce8" office:value-type="float" office:value="0.700361">
            <text:p>0.700</text:p>
          </table:table-cell>
          <table:table-cell table:style-name="ce11" table:formula="of:=10^4/12 * LN(([.$AJ$5]-[.T44]*0.4)/([.$AJ$5]-[.T44]))" office:value-type="float" office:value="422.691229377201">
            <text:p>422.7</text:p>
          </table:table-cell>
          <table:table-cell table:style-name="ce4"/>
          <table:table-cell table:style-name="ce6" office:value-type="float" office:value="195">
            <text:p>195</text:p>
          </table:table-cell>
          <table:table-cell table:style-name="ce6" table:formula="of:=[.W44]+100" office:value-type="float" office:value="295">
            <text:p>295</text:p>
          </table:table-cell>
          <table:table-cell table:style-name="ce8" office:value-type="float" office:value="0.677272">
            <text:p>0.677</text:p>
          </table:table-cell>
          <table:table-cell table:style-name="ce11" table:formula="of:=10^4/12 * LN(([.$AJ$5]-[.Y44]*0.4)/([.$AJ$5]-[.Y44]))" office:value-type="float" office:value="400.230858056593">
            <text:p>400.2</text:p>
          </table:table-cell>
          <table:table-cell table:style-name="ce4"/>
          <table:table-cell table:style-name="ce14" office:value-type="float" office:value="195">
            <text:p>195</text:p>
          </table:table-cell>
          <table:table-cell table:style-name="ce8" office:value-type="float" office:value="1.33478">
            <text:p>1.335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199.99998">
            <text:p>200</text:p>
          </table:table-cell>
          <table:table-cell table:style-name="ce6" table:formula="of:=[.C45]+85" office:value-type="float" office:value="284.99998">
            <text:p>285</text:p>
          </table:table-cell>
          <table:table-cell table:style-name="ce8" office:value-type="float" office:value="0.62834">
            <text:p>0.628</text:p>
          </table:table-cell>
          <table:table-cell table:style-name="ce11" table:formula="of:=10^4/12 * LN(([.$AJ$5]-[.E45]*0.4)/([.$AJ$5]-[.E45]))" office:value-type="float" office:value="355.7237134389">
            <text:p>355.7</text:p>
          </table:table-cell>
          <table:table-cell table:style-name="ce4"/>
          <table:table-cell table:style-name="ce6" office:value-type="float" office:value="199.99998">
            <text:p>200</text:p>
          </table:table-cell>
          <table:table-cell table:style-name="ce6" table:formula="of:=60+[.H45]" office:value-type="float" office:value="259.99998">
            <text:p>260</text:p>
          </table:table-cell>
          <table:table-cell table:style-name="ce8" office:value-type="float" office:value="0.685849">
            <text:p>0.686</text:p>
          </table:table-cell>
          <table:table-cell table:style-name="ce11" table:formula="of:=10^4/12 * LN(([.$AJ$5]-[.J45]*0.4)/([.$AJ$5]-[.J45]))" office:value-type="float" office:value="408.458391346363">
            <text:p>408.5</text:p>
          </table:table-cell>
          <table:table-cell table:style-name="ce4"/>
          <table:table-cell table:style-name="ce14" office:value-type="float" office:value="199.99998">
            <text:p>200</text:p>
          </table:table-cell>
          <table:table-cell table:style-name="ce14" table:formula="of:=[.M45]+65" office:value-type="float" office:value="264.99998">
            <text:p>265</text:p>
          </table:table-cell>
          <table:table-cell table:style-name="ce8" office:value-type="float" office:value="0.617745">
            <text:p>0.618</text:p>
          </table:table-cell>
          <table:table-cell table:style-name="ce11" table:formula="of:=10^4/12 * LN(([.$AJ$5]-[.O45]*0.4)/([.$AJ$5]-[.O45]))" office:value-type="float" office:value="346.594940344095">
            <text:p>346.6</text:p>
          </table:table-cell>
          <table:table-cell table:style-name="ce4"/>
          <table:table-cell table:style-name="ce14" office:value-type="float" office:value="199.99998">
            <text:p>200</text:p>
          </table:table-cell>
          <table:table-cell table:style-name="ce14" table:formula="of:=[.R45]+95" office:value-type="float" office:value="294.99998">
            <text:p>295</text:p>
          </table:table-cell>
          <table:table-cell table:style-name="ce8" office:value-type="float" office:value="0.703964">
            <text:p>0.704</text:p>
          </table:table-cell>
          <table:table-cell table:style-name="ce11" table:formula="of:=10^4/12 * LN(([.$AJ$5]-[.T45]*0.4)/([.$AJ$5]-[.T45]))" office:value-type="float" office:value="426.287500906841">
            <text:p>426.3</text:p>
          </table:table-cell>
          <table:table-cell table:style-name="ce4"/>
          <table:table-cell table:style-name="ce6" office:value-type="float" office:value="199.99998">
            <text:p>200</text:p>
          </table:table-cell>
          <table:table-cell table:style-name="ce6" table:formula="of:=[.W45]+100" office:value-type="float" office:value="299.99998">
            <text:p>300</text:p>
          </table:table-cell>
          <table:table-cell table:style-name="ce8" office:value-type="float" office:value="0.6814">
            <text:p>0.681</text:p>
          </table:table-cell>
          <table:table-cell table:style-name="ce11" table:formula="of:=10^4/12 * LN(([.$AJ$5]-[.Y45]*0.4)/([.$AJ$5]-[.Y45]))" office:value-type="float" office:value="404.173903151419">
            <text:p>404.2</text:p>
          </table:table-cell>
          <table:table-cell table:style-name="ce4"/>
          <table:table-cell table:style-name="ce14" office:value-type="float" office:value="199.99998">
            <text:p>200</text:p>
          </table:table-cell>
          <table:table-cell table:style-name="ce8" office:value-type="float" office:value="1.328939">
            <text:p>1.329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205.00002">
            <text:p>205</text:p>
          </table:table-cell>
          <table:table-cell table:style-name="ce6" table:formula="of:=[.C46]+85" office:value-type="float" office:value="290.00002">
            <text:p>290</text:p>
          </table:table-cell>
          <table:table-cell table:style-name="ce8" office:value-type="float" office:value="0.634203">
            <text:p>0.634</text:p>
          </table:table-cell>
          <table:table-cell table:style-name="ce11" table:formula="of:=10^4/12 * LN(([.$AJ$5]-[.E46]*0.4)/([.$AJ$5]-[.E46]))" office:value-type="float" office:value="360.849729188762">
            <text:p>360.8</text:p>
          </table:table-cell>
          <table:table-cell table:style-name="ce4"/>
          <table:table-cell table:style-name="ce6" office:value-type="float" office:value="205.00002">
            <text:p>205</text:p>
          </table:table-cell>
          <table:table-cell table:style-name="ce6" table:formula="of:=60+[.H46]" office:value-type="float" office:value="265.00002">
            <text:p>265</text:p>
          </table:table-cell>
          <table:table-cell table:style-name="ce8" office:value-type="float" office:value="0.689635">
            <text:p>0.690</text:p>
          </table:table-cell>
          <table:table-cell table:style-name="ce11" table:formula="of:=10^4/12 * LN(([.$AJ$5]-[.J46]*0.4)/([.$AJ$5]-[.J46]))" office:value-type="float" office:value="412.133228585884">
            <text:p>412.1</text:p>
          </table:table-cell>
          <table:table-cell table:style-name="ce4"/>
          <table:table-cell table:style-name="ce14" office:value-type="float" office:value="205.00002">
            <text:p>205</text:p>
          </table:table-cell>
          <table:table-cell table:style-name="ce14" table:formula="of:=[.M46]+65" office:value-type="float" office:value="270.00002">
            <text:p>270</text:p>
          </table:table-cell>
          <table:table-cell table:style-name="ce8" office:value-type="float" office:value="0.622527">
            <text:p>0.623</text:p>
          </table:table-cell>
          <table:table-cell table:style-name="ce11" table:formula="of:=10^4/12 * LN(([.$AJ$5]-[.O46]*0.4)/([.$AJ$5]-[.O46]))" office:value-type="float" office:value="350.693983215443">
            <text:p>350.7</text:p>
          </table:table-cell>
          <table:table-cell table:style-name="ce4"/>
          <table:table-cell table:style-name="ce14" office:value-type="float" office:value="205.00002">
            <text:p>205</text:p>
          </table:table-cell>
          <table:table-cell table:style-name="ce14" table:formula="of:=[.R46]+95" office:value-type="float" office:value="300.00002">
            <text:p>300</text:p>
          </table:table-cell>
          <table:table-cell table:style-name="ce8" office:value-type="float" office:value="0.708373">
            <text:p>0.708</text:p>
          </table:table-cell>
          <table:table-cell table:style-name="ce11" table:formula="of:=10^4/12 * LN(([.$AJ$5]-[.T46]*0.4)/([.$AJ$5]-[.T46]))" office:value-type="float" office:value="430.72298200968">
            <text:p>430.7</text:p>
          </table:table-cell>
          <table:table-cell table:style-name="ce4"/>
          <table:table-cell table:style-name="ce6" office:value-type="float" office:value="205.00002">
            <text:p>205</text:p>
          </table:table-cell>
          <table:table-cell table:style-name="ce6" table:formula="of:=[.W46]+100" office:value-type="float" office:value="305.00002">
            <text:p>305</text:p>
          </table:table-cell>
          <table:table-cell table:style-name="ce8" office:value-type="float" office:value="0.684271">
            <text:p>0.684</text:p>
          </table:table-cell>
          <table:table-cell table:style-name="ce11" table:formula="of:=10^4/12 * LN(([.$AJ$5]-[.Y46]*0.4)/([.$AJ$5]-[.Y46]))" office:value-type="float" office:value="406.934575803446">
            <text:p>406.9</text:p>
          </table:table-cell>
          <table:table-cell table:style-name="ce4"/>
          <table:table-cell table:style-name="ce14" office:value-type="float" office:value="205.00002">
            <text:p>205</text:p>
          </table:table-cell>
          <table:table-cell table:style-name="ce8" office:value-type="float" office:value="1.331884">
            <text:p>1.332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210">
            <text:p>210</text:p>
          </table:table-cell>
          <table:table-cell table:style-name="ce6" table:formula="of:=[.C47]+85" office:value-type="float" office:value="295">
            <text:p>295</text:p>
          </table:table-cell>
          <table:table-cell table:style-name="ce8" office:value-type="float" office:value="0.640565">
            <text:p>0.641</text:p>
          </table:table-cell>
          <table:table-cell table:style-name="ce11" table:formula="of:=10^4/12 * LN(([.$AJ$5]-[.E47]*0.4)/([.$AJ$5]-[.E47]))" office:value-type="float" office:value="366.473353757567">
            <text:p>366.5</text:p>
          </table:table-cell>
          <table:table-cell table:style-name="ce4"/>
          <table:table-cell table:style-name="ce6" office:value-type="float" office:value="210">
            <text:p>210</text:p>
          </table:table-cell>
          <table:table-cell table:style-name="ce6" table:formula="of:=60+[.H47]" office:value-type="float" office:value="270">
            <text:p>270</text:p>
          </table:table-cell>
          <table:table-cell table:style-name="ce8" office:value-type="float" office:value="0.695201">
            <text:p>0.695</text:p>
          </table:table-cell>
          <table:table-cell table:style-name="ce11" table:formula="of:=10^4/12 * LN(([.$AJ$5]-[.J47]*0.4)/([.$AJ$5]-[.J47]))" office:value-type="float" office:value="417.584662577492">
            <text:p>417.6</text:p>
          </table:table-cell>
          <table:table-cell table:style-name="ce4"/>
          <table:table-cell table:style-name="ce14" office:value-type="float" office:value="210">
            <text:p>210</text:p>
          </table:table-cell>
          <table:table-cell table:style-name="ce14" table:formula="of:=[.M47]+65" office:value-type="float" office:value="275">
            <text:p>275</text:p>
          </table:table-cell>
          <table:table-cell table:style-name="ce8" office:value-type="float" office:value="0.627225">
            <text:p>0.627</text:p>
          </table:table-cell>
          <table:table-cell table:style-name="ce11" table:formula="of:=10^4/12 * LN(([.$AJ$5]-[.O47]*0.4)/([.$AJ$5]-[.O47]))" office:value-type="float" office:value="354.754924328819">
            <text:p>354.8</text:p>
          </table:table-cell>
          <table:table-cell table:style-name="ce4"/>
          <table:table-cell table:style-name="ce14" office:value-type="float" office:value="210">
            <text:p>210</text:p>
          </table:table-cell>
          <table:table-cell table:style-name="ce14" table:formula="of:=[.R47]+95" office:value-type="float" office:value="305">
            <text:p>305</text:p>
          </table:table-cell>
          <table:table-cell table:style-name="ce8" office:value-type="float" office:value="0.712405">
            <text:p>0.712</text:p>
          </table:table-cell>
          <table:table-cell table:style-name="ce11" table:formula="of:=10^4/12 * LN(([.$AJ$5]-[.T47]*0.4)/([.$AJ$5]-[.T47]))" office:value-type="float" office:value="434.813093956496">
            <text:p>434.8</text:p>
          </table:table-cell>
          <table:table-cell table:style-name="ce4"/>
          <table:table-cell table:style-name="ce6" office:value-type="float" office:value="210">
            <text:p>210</text:p>
          </table:table-cell>
          <table:table-cell table:style-name="ce6" table:formula="of:=[.W47]+100" office:value-type="float" office:value="310">
            <text:p>310</text:p>
          </table:table-cell>
          <table:table-cell table:style-name="ce8" office:value-type="float" office:value="0.688183">
            <text:p>0.688</text:p>
          </table:table-cell>
          <table:table-cell table:style-name="ce11" table:formula="of:=10^4/12 * LN(([.$AJ$5]-[.Y47]*0.4)/([.$AJ$5]-[.Y47]))" office:value-type="float" office:value="410.7207045182">
            <text:p>410.7</text:p>
          </table:table-cell>
          <table:table-cell table:style-name="ce4"/>
          <table:table-cell table:style-name="ce14" office:value-type="float" office:value="210">
            <text:p>210</text:p>
          </table:table-cell>
          <table:table-cell table:style-name="ce8" office:value-type="float" office:value="1.334905">
            <text:p>1.335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214.99998">
            <text:p>215</text:p>
          </table:table-cell>
          <table:table-cell table:style-name="ce6" table:formula="of:=[.C48]+85" office:value-type="float" office:value="299.99998">
            <text:p>300</text:p>
          </table:table-cell>
          <table:table-cell table:style-name="ce8" office:value-type="float" office:value="0.644217">
            <text:p>0.644</text:p>
          </table:table-cell>
          <table:table-cell table:style-name="ce11" table:formula="of:=10^4/12 * LN(([.$AJ$5]-[.E48]*0.4)/([.$AJ$5]-[.E48]))" office:value-type="float" office:value="369.730804568771">
            <text:p>369.7</text:p>
          </table:table-cell>
          <table:table-cell table:style-name="ce4"/>
          <table:table-cell table:style-name="ce6" office:value-type="float" office:value="214.99998">
            <text:p>215</text:p>
          </table:table-cell>
          <table:table-cell table:style-name="ce6" table:formula="of:=60+[.H48]" office:value-type="float" office:value="274.99998">
            <text:p>275</text:p>
          </table:table-cell>
          <table:table-cell table:style-name="ce8" office:value-type="float" office:value="0.70172">
            <text:p>0.702</text:p>
          </table:table-cell>
          <table:table-cell table:style-name="ce11" table:formula="of:=10^4/12 * LN(([.$AJ$5]-[.J48]*0.4)/([.$AJ$5]-[.J48]))" office:value-type="float" office:value="424.04471650926">
            <text:p>424.0</text:p>
          </table:table-cell>
          <table:table-cell table:style-name="ce4"/>
          <table:table-cell table:style-name="ce14" office:value-type="float" office:value="214.99998">
            <text:p>215</text:p>
          </table:table-cell>
          <table:table-cell table:style-name="ce14" table:formula="of:=[.M48]+65" office:value-type="float" office:value="279.99998">
            <text:p>280</text:p>
          </table:table-cell>
          <table:table-cell table:style-name="ce8" office:value-type="float" office:value="0.632051">
            <text:p>0.632</text:p>
          </table:table-cell>
          <table:table-cell table:style-name="ce11" table:formula="of:=10^4/12 * LN(([.$AJ$5]-[.O48]*0.4)/([.$AJ$5]-[.O48]))" office:value-type="float" office:value="358.96199318443">
            <text:p>359.0</text:p>
          </table:table-cell>
          <table:table-cell table:style-name="ce4"/>
          <table:table-cell table:style-name="ce14" office:value-type="float" office:value="214.99998">
            <text:p>215</text:p>
          </table:table-cell>
          <table:table-cell table:style-name="ce14" table:formula="of:=[.R48]+95" office:value-type="float" office:value="309.99998">
            <text:p>310</text:p>
          </table:table-cell>
          <table:table-cell table:style-name="ce8" office:value-type="float" office:value="0.717178">
            <text:p>0.717</text:p>
          </table:table-cell>
          <table:table-cell table:style-name="ce11" table:formula="of:=10^4/12 * LN(([.$AJ$5]-[.T48]*0.4)/([.$AJ$5]-[.T48]))" office:value-type="float" office:value="439.697361043671">
            <text:p>439.7</text:p>
          </table:table-cell>
          <table:table-cell table:style-name="ce4"/>
          <table:table-cell table:style-name="ce6" office:value-type="float" office:value="214.99998">
            <text:p>215</text:p>
          </table:table-cell>
          <table:table-cell table:style-name="ce6" table:formula="of:=[.W48]+100" office:value-type="float" office:value="314.99998">
            <text:p>315</text:p>
          </table:table-cell>
          <table:table-cell table:style-name="ce8" office:value-type="float" office:value="0.693348">
            <text:p>0.693</text:p>
          </table:table-cell>
          <table:table-cell table:style-name="ce11" table:formula="of:=10^4/12 * LN(([.$AJ$5]-[.Y48]*0.4)/([.$AJ$5]-[.Y48]))" office:value-type="float" office:value="415.763292516214">
            <text:p>415.8</text:p>
          </table:table-cell>
          <table:table-cell table:style-name="ce4"/>
          <table:table-cell table:style-name="ce14" office:value-type="float" office:value="214.99998">
            <text:p>215</text:p>
          </table:table-cell>
          <table:table-cell table:style-name="ce8" office:value-type="float" office:value="1.334541">
            <text:p>1.335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220.00002">
            <text:p>220</text:p>
          </table:table-cell>
          <table:table-cell table:style-name="ce6" table:formula="of:=[.C49]+85" office:value-type="float" office:value="305.00002">
            <text:p>305</text:p>
          </table:table-cell>
          <table:table-cell table:style-name="ce8" office:value-type="float" office:value="0.652409">
            <text:p>0.652</text:p>
          </table:table-cell>
          <table:table-cell table:style-name="ce11" table:formula="of:=10^4/12 * LN(([.$AJ$5]-[.E49]*0.4)/([.$AJ$5]-[.E49]))" office:value-type="float" office:value="377.116958768484">
            <text:p>377.1</text:p>
          </table:table-cell>
          <table:table-cell table:style-name="ce4"/>
          <table:table-cell table:style-name="ce6" office:value-type="float" office:value="220.00002">
            <text:p>220</text:p>
          </table:table-cell>
          <table:table-cell table:style-name="ce6" table:formula="of:=60+[.H49]" office:value-type="float" office:value="280.00002">
            <text:p>280</text:p>
          </table:table-cell>
          <table:table-cell table:style-name="ce8" office:value-type="float" office:value="0.703991">
            <text:p>0.704</text:p>
          </table:table-cell>
          <table:table-cell table:style-name="ce11" table:formula="of:=10^4/12 * LN(([.$AJ$5]-[.J49]*0.4)/([.$AJ$5]-[.J49]))" office:value-type="float" office:value="426.314546336824">
            <text:p>426.3</text:p>
          </table:table-cell>
          <table:table-cell table:style-name="ce4"/>
          <table:table-cell table:style-name="ce14" office:value-type="float" office:value="220.00002">
            <text:p>220</text:p>
          </table:table-cell>
          <table:table-cell table:style-name="ce14" table:formula="of:=[.M49]+65" office:value-type="float" office:value="285.00002">
            <text:p>285</text:p>
          </table:table-cell>
          <table:table-cell table:style-name="ce8" office:value-type="float" office:value="0.636422">
            <text:p>0.636</text:p>
          </table:table-cell>
          <table:table-cell table:style-name="ce11" table:formula="of:=10^4/12 * LN(([.$AJ$5]-[.O49]*0.4)/([.$AJ$5]-[.O49]))" office:value-type="float" office:value="362.803882876062">
            <text:p>362.8</text:p>
          </table:table-cell>
          <table:table-cell table:style-name="ce4"/>
          <table:table-cell table:style-name="ce14" office:value-type="float" office:value="220.00002">
            <text:p>220</text:p>
          </table:table-cell>
          <table:table-cell table:style-name="ce14" table:formula="of:=[.R49]+95" office:value-type="float" office:value="315.00002">
            <text:p>315</text:p>
          </table:table-cell>
          <table:table-cell table:style-name="ce8" office:value-type="float" office:value="0.720311">
            <text:p>0.720</text:p>
          </table:table-cell>
          <table:table-cell table:style-name="ce11" table:formula="of:=10^4/12 * LN(([.$AJ$5]-[.T49]*0.4)/([.$AJ$5]-[.T49]))" office:value-type="float" office:value="442.928768103383">
            <text:p>442.9</text:p>
          </table:table-cell>
          <table:table-cell table:style-name="ce4"/>
          <table:table-cell table:style-name="ce6" office:value-type="float" office:value="220.00002">
            <text:p>220</text:p>
          </table:table-cell>
          <table:table-cell table:style-name="ce6" table:formula="of:=[.W49]+100" office:value-type="float" office:value="320.00002">
            <text:p>320</text:p>
          </table:table-cell>
          <table:table-cell table:style-name="ce8" office:value-type="float" office:value="0.695501">
            <text:p>0.696</text:p>
          </table:table-cell>
          <table:table-cell table:style-name="ce11" table:formula="of:=10^4/12 * LN(([.$AJ$5]-[.Y49]*0.4)/([.$AJ$5]-[.Y49]))" office:value-type="float" office:value="417.880156818432">
            <text:p>417.9</text:p>
          </table:table-cell>
          <table:table-cell table:style-name="ce4"/>
          <table:table-cell table:style-name="ce14" office:value-type="float" office:value="220.00002">
            <text:p>220</text:p>
          </table:table-cell>
          <table:table-cell table:style-name="ce8" office:value-type="float" office:value="1.335103">
            <text:p>1.335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225">
            <text:p>225</text:p>
          </table:table-cell>
          <table:table-cell table:style-name="ce6" table:formula="of:=[.C50]+85" office:value-type="float" office:value="310">
            <text:p>310</text:p>
          </table:table-cell>
          <table:table-cell table:style-name="ce8" office:value-type="float" office:value="0.656585">
            <text:p>0.657</text:p>
          </table:table-cell>
          <table:table-cell table:style-name="ce11" table:formula="of:=10^4/12 * LN(([.$AJ$5]-[.E50]*0.4)/([.$AJ$5]-[.E50]))" office:value-type="float" office:value="380.92501424537">
            <text:p>380.9</text:p>
          </table:table-cell>
          <table:table-cell table:style-name="ce4"/>
          <table:table-cell table:style-name="ce6" office:value-type="float" office:value="225">
            <text:p>225</text:p>
          </table:table-cell>
          <table:table-cell table:style-name="ce6" table:formula="of:=60+[.H50]" office:value-type="float" office:value="285">
            <text:p>285</text:p>
          </table:table-cell>
          <table:table-cell table:style-name="ce8" office:value-type="float" office:value="0.711027">
            <text:p>0.711</text:p>
          </table:table-cell>
          <table:table-cell table:style-name="ce11" table:formula="of:=10^4/12 * LN(([.$AJ$5]-[.J50]*0.4)/([.$AJ$5]-[.J50]))" office:value-type="float" office:value="433.411562341436">
            <text:p>433.4</text:p>
          </table:table-cell>
          <table:table-cell table:style-name="ce4"/>
          <table:table-cell table:style-name="ce14" office:value-type="float" office:value="225">
            <text:p>225</text:p>
          </table:table-cell>
          <table:table-cell table:style-name="ce14" table:formula="of:=[.M50]+65" office:value-type="float" office:value="290">
            <text:p>290</text:p>
          </table:table-cell>
          <table:table-cell table:style-name="ce8" office:value-type="float" office:value="0.640722">
            <text:p>0.641</text:p>
          </table:table-cell>
          <table:table-cell table:style-name="ce11" table:formula="of:=10^4/12 * LN(([.$AJ$5]-[.O50]*0.4)/([.$AJ$5]-[.O50]))" office:value-type="float" office:value="366.612949478543">
            <text:p>366.6</text:p>
          </table:table-cell>
          <table:table-cell table:style-name="ce4"/>
          <table:table-cell table:style-name="ce14" office:value-type="float" office:value="225">
            <text:p>225</text:p>
          </table:table-cell>
          <table:table-cell table:style-name="ce14" table:formula="of:=[.R50]+95" office:value-type="float" office:value="320">
            <text:p>320</text:p>
          </table:table-cell>
          <table:table-cell table:style-name="ce8" office:value-type="float" office:value="0.725778">
            <text:p>0.726</text:p>
          </table:table-cell>
          <table:table-cell table:style-name="ce11" table:formula="of:=10^4/12 * LN(([.$AJ$5]-[.T50]*0.4)/([.$AJ$5]-[.T50]))" office:value-type="float" office:value="448.616376435099">
            <text:p>448.6</text:p>
          </table:table-cell>
          <table:table-cell table:style-name="ce4"/>
          <table:table-cell table:style-name="ce6" office:value-type="float" office:value="225">
            <text:p>225</text:p>
          </table:table-cell>
          <table:table-cell table:style-name="ce6" table:formula="of:=[.W50]+100" office:value-type="float" office:value="325">
            <text:p>325</text:p>
          </table:table-cell>
          <table:table-cell table:style-name="ce8" office:value-type="float" office:value="0.70014">
            <text:p>0.700</text:p>
          </table:table-cell>
          <table:table-cell table:style-name="ce11" table:formula="of:=10^4/12 * LN(([.$AJ$5]-[.Y50]*0.4)/([.$AJ$5]-[.Y50]))" office:value-type="float" office:value="422.471465085009">
            <text:p>422.5</text:p>
          </table:table-cell>
          <table:table-cell table:style-name="ce4"/>
          <table:table-cell table:style-name="ce14" office:value-type="float" office:value="225">
            <text:p>225</text:p>
          </table:table-cell>
          <table:table-cell table:style-name="ce8" office:value-type="float" office:value="1.332974">
            <text:p>1.333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229.99998">
            <text:p>230</text:p>
          </table:table-cell>
          <table:table-cell table:style-name="ce6" table:formula="of:=[.C51]+85" office:value-type="float" office:value="314.99998">
            <text:p>315</text:p>
          </table:table-cell>
          <table:table-cell table:style-name="ce8" office:value-type="float" office:value="0.663454">
            <text:p>0.663</text:p>
          </table:table-cell>
          <table:table-cell table:style-name="ce11" table:formula="of:=10^4/12 * LN(([.$AJ$5]-[.E51]*0.4)/([.$AJ$5]-[.E51]))" office:value-type="float" office:value="387.252987726803">
            <text:p>387.3</text:p>
          </table:table-cell>
          <table:table-cell table:style-name="ce4"/>
          <table:table-cell table:style-name="ce6" office:value-type="float" office:value="229.99998">
            <text:p>230</text:p>
          </table:table-cell>
          <table:table-cell table:style-name="ce6" table:formula="of:=60+[.H51]" office:value-type="float" office:value="289.99998">
            <text:p>290</text:p>
          </table:table-cell>
          <table:table-cell table:style-name="ce8" office:value-type="float" office:value="0.716332">
            <text:p>0.716</text:p>
          </table:table-cell>
          <table:table-cell table:style-name="ce11" table:formula="of:=10^4/12 * LN(([.$AJ$5]-[.J51]*0.4)/([.$AJ$5]-[.J51]))" office:value-type="float" office:value="438.828251544775">
            <text:p>438.8</text:p>
          </table:table-cell>
          <table:table-cell table:style-name="ce4"/>
          <table:table-cell table:style-name="ce14" office:value-type="float" office:value="229.99998">
            <text:p>230</text:p>
          </table:table-cell>
          <table:table-cell table:style-name="ce14" table:formula="of:=[.M51]+65" office:value-type="float" office:value="294.99998">
            <text:p>295</text:p>
          </table:table-cell>
          <table:table-cell table:style-name="ce8" office:value-type="float" office:value="0.646547">
            <text:p>0.647</text:p>
          </table:table-cell>
          <table:table-cell table:style-name="ce11" table:formula="of:=10^4/12 * LN(([.$AJ$5]-[.O51]*0.4)/([.$AJ$5]-[.O51]))" office:value-type="float" office:value="371.820387513516">
            <text:p>371.8</text:p>
          </table:table-cell>
          <table:table-cell table:style-name="ce4"/>
          <table:table-cell table:style-name="ce14" office:value-type="float" office:value="229.99998">
            <text:p>230</text:p>
          </table:table-cell>
          <table:table-cell table:style-name="ce14" table:formula="of:=[.R51]+95" office:value-type="float" office:value="324.99998">
            <text:p>325</text:p>
          </table:table-cell>
          <table:table-cell table:style-name="ce8" office:value-type="float" office:value="0.730279">
            <text:p>0.730</text:p>
          </table:table-cell>
          <table:table-cell table:style-name="ce11" table:formula="of:=10^4/12 * LN(([.$AJ$5]-[.T51]*0.4)/([.$AJ$5]-[.T51]))" office:value-type="float" office:value="453.346358511355">
            <text:p>453.3</text:p>
          </table:table-cell>
          <table:table-cell table:style-name="ce4"/>
          <table:table-cell table:style-name="ce6" office:value-type="float" office:value="229.99998">
            <text:p>230</text:p>
          </table:table-cell>
          <table:table-cell table:style-name="ce6" table:formula="of:=[.W51]+100" office:value-type="float" office:value="329.99998">
            <text:p>330</text:p>
          </table:table-cell>
          <table:table-cell table:style-name="ce8" office:value-type="float" office:value="0.700715">
            <text:p>0.701</text:p>
          </table:table-cell>
          <table:table-cell table:style-name="ce11" table:formula="of:=10^4/12 * LN(([.$AJ$5]-[.Y51]*0.4)/([.$AJ$5]-[.Y51]))" office:value-type="float" office:value="423.043447526686">
            <text:p>423.0</text:p>
          </table:table-cell>
          <table:table-cell table:style-name="ce4"/>
          <table:table-cell table:style-name="ce14" office:value-type="float" office:value="229.99998">
            <text:p>230</text:p>
          </table:table-cell>
          <table:table-cell table:style-name="ce8" office:value-type="float" office:value="1.340619">
            <text:p>1.341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235.00002">
            <text:p>235</text:p>
          </table:table-cell>
          <table:table-cell table:style-name="ce6" table:formula="of:=[.C52]+85" office:value-type="float" office:value="320.00002">
            <text:p>320</text:p>
          </table:table-cell>
          <table:table-cell table:style-name="ce8" office:value-type="float" office:value="0.669107">
            <text:p>0.669</text:p>
          </table:table-cell>
          <table:table-cell table:style-name="ce11" table:formula="of:=10^4/12 * LN(([.$AJ$5]-[.E52]*0.4)/([.$AJ$5]-[.E52]))" office:value-type="float" office:value="392.521680405433">
            <text:p>392.5</text:p>
          </table:table-cell>
          <table:table-cell table:style-name="ce4"/>
          <table:table-cell table:style-name="ce6" office:value-type="float" office:value="235.00002">
            <text:p>235</text:p>
          </table:table-cell>
          <table:table-cell table:style-name="ce6" table:formula="of:=60+[.H52]" office:value-type="float" office:value="295.00002">
            <text:p>295</text:p>
          </table:table-cell>
          <table:table-cell table:style-name="ce8" office:value-type="float" office:value="0.719796">
            <text:p>0.720</text:p>
          </table:table-cell>
          <table:table-cell table:style-name="ce11" table:formula="of:=10^4/12 * LN(([.$AJ$5]-[.J52]*0.4)/([.$AJ$5]-[.J52]))" office:value-type="float" office:value="442.396199484543">
            <text:p>442.4</text:p>
          </table:table-cell>
          <table:table-cell table:style-name="ce4"/>
          <table:table-cell table:style-name="ce14" office:value-type="float" office:value="235.00002">
            <text:p>235</text:p>
          </table:table-cell>
          <table:table-cell table:style-name="ce14" table:formula="of:=[.M52]+65" office:value-type="float" office:value="300.00002">
            <text:p>300</text:p>
          </table:table-cell>
          <table:table-cell table:style-name="ce8" office:value-type="float" office:value="0.65063">
            <text:p>0.651</text:p>
          </table:table-cell>
          <table:table-cell table:style-name="ce11" table:formula="of:=10^4/12 * LN(([.$AJ$5]-[.O52]*0.4)/([.$AJ$5]-[.O52]))" office:value-type="float" office:value="375.503551653409">
            <text:p>375.5</text:p>
          </table:table-cell>
          <table:table-cell table:style-name="ce4"/>
          <table:table-cell table:style-name="ce14" office:value-type="float" office:value="235.00002">
            <text:p>235</text:p>
          </table:table-cell>
          <table:table-cell table:style-name="ce14" table:formula="of:=[.R52]+95" office:value-type="float" office:value="330.00002">
            <text:p>330</text:p>
          </table:table-cell>
          <table:table-cell table:style-name="ce8" office:value-type="float" office:value="0.735133">
            <text:p>0.735</text:p>
          </table:table-cell>
          <table:table-cell table:style-name="ce11" table:formula="of:=10^4/12 * LN(([.$AJ$5]-[.T52]*0.4)/([.$AJ$5]-[.T52]))" office:value-type="float" office:value="458.496046086454">
            <text:p>458.5</text:p>
          </table:table-cell>
          <table:table-cell table:style-name="ce4"/>
          <table:table-cell table:style-name="ce6" office:value-type="float" office:value="235.00002">
            <text:p>235</text:p>
          </table:table-cell>
          <table:table-cell table:style-name="ce6" table:formula="of:=[.W52]+100" office:value-type="float" office:value="335.00002">
            <text:p>335</text:p>
          </table:table-cell>
          <table:table-cell table:style-name="ce8" office:value-type="float" office:value="0.704372">
            <text:p>0.704</text:p>
          </table:table-cell>
          <table:table-cell table:style-name="ce11" table:formula="of:=10^4/12 * LN(([.$AJ$5]-[.Y52]*0.4)/([.$AJ$5]-[.Y52]))" office:value-type="float" office:value="426.696340101575">
            <text:p>426.7</text:p>
          </table:table-cell>
          <table:table-cell table:style-name="ce4"/>
          <table:table-cell table:style-name="ce14" office:value-type="float" office:value="235.00002">
            <text:p>235</text:p>
          </table:table-cell>
          <table:table-cell table:style-name="ce8" office:value-type="float" office:value="1.331749">
            <text:p>1.332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240">
            <text:p>240</text:p>
          </table:table-cell>
          <table:table-cell table:style-name="ce6" table:formula="of:=[.C53]+85" office:value-type="float" office:value="325">
            <text:p>325</text:p>
          </table:table-cell>
          <table:table-cell table:style-name="ce8" office:value-type="float" office:value="0.675924">
            <text:p>0.676</text:p>
          </table:table-cell>
          <table:table-cell table:style-name="ce11" table:formula="of:=10^4/12 * LN(([.$AJ$5]-[.E53]*0.4)/([.$AJ$5]-[.E53]))" office:value-type="float" office:value="398.949921020583">
            <text:p>398.9</text:p>
          </table:table-cell>
          <table:table-cell table:style-name="ce4"/>
          <table:table-cell table:style-name="ce6" office:value-type="float" office:value="240">
            <text:p>240</text:p>
          </table:table-cell>
          <table:table-cell table:style-name="ce6" table:formula="of:=60+[.H53]" office:value-type="float" office:value="300">
            <text:p>300</text:p>
          </table:table-cell>
          <table:table-cell table:style-name="ce8" office:value-type="float" office:value="0.725077">
            <text:p>0.725</text:p>
          </table:table-cell>
          <table:table-cell table:style-name="ce11" table:formula="of:=10^4/12 * LN(([.$AJ$5]-[.J53]*0.4)/([.$AJ$5]-[.J53]))" office:value-type="float" office:value="447.883583795685">
            <text:p>447.9</text:p>
          </table:table-cell>
          <table:table-cell table:style-name="ce4"/>
          <table:table-cell table:style-name="ce14" office:value-type="float" office:value="240">
            <text:p>240</text:p>
          </table:table-cell>
          <table:table-cell table:style-name="ce14" table:formula="of:=[.M53]+65" office:value-type="float" office:value="305">
            <text:p>305</text:p>
          </table:table-cell>
          <table:table-cell table:style-name="ce8" office:value-type="float" office:value="0.654393">
            <text:p>0.654</text:p>
          </table:table-cell>
          <table:table-cell table:style-name="ce11" table:formula="of:=10^4/12 * LN(([.$AJ$5]-[.O53]*0.4)/([.$AJ$5]-[.O53]))" office:value-type="float" office:value="378.922504292277">
            <text:p>378.9</text:p>
          </table:table-cell>
          <table:table-cell table:style-name="ce4"/>
          <table:table-cell table:style-name="ce14" office:value-type="float" office:value="240">
            <text:p>240</text:p>
          </table:table-cell>
          <table:table-cell table:style-name="ce14" table:formula="of:=[.R53]+95" office:value-type="float" office:value="335">
            <text:p>335</text:p>
          </table:table-cell>
          <table:table-cell table:style-name="ce8" office:value-type="float" office:value="0.738456">
            <text:p>0.738</text:p>
          </table:table-cell>
          <table:table-cell table:style-name="ce11" table:formula="of:=10^4/12 * LN(([.$AJ$5]-[.T53]*0.4)/([.$AJ$5]-[.T53]))" office:value-type="float" office:value="462.051069353473">
            <text:p>462.1</text:p>
          </table:table-cell>
          <table:table-cell table:style-name="ce4"/>
          <table:table-cell table:style-name="ce6" office:value-type="float" office:value="240">
            <text:p>240</text:p>
          </table:table-cell>
          <table:table-cell table:style-name="ce6" table:formula="of:=[.W53]+100" office:value-type="float" office:value="340">
            <text:p>340</text:p>
          </table:table-cell>
          <table:table-cell table:style-name="ce8" office:value-type="float" office:value="0.705555">
            <text:p>0.706</text:p>
          </table:table-cell>
          <table:table-cell table:style-name="ce11" table:formula="of:=10^4/12 * LN(([.$AJ$5]-[.Y53]*0.4)/([.$AJ$5]-[.Y53]))" office:value-type="float" office:value="427.883625397406">
            <text:p>427.9</text:p>
          </table:table-cell>
          <table:table-cell table:style-name="ce4"/>
          <table:table-cell table:style-name="ce14" office:value-type="float" office:value="240">
            <text:p>240</text:p>
          </table:table-cell>
          <table:table-cell table:style-name="ce8" office:value-type="float" office:value="1.337347">
            <text:p>1.337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244.99998">
            <text:p>245</text:p>
          </table:table-cell>
          <table:table-cell table:style-name="ce6" table:formula="of:=[.C54]+85" office:value-type="float" office:value="329.99998">
            <text:p>330</text:p>
          </table:table-cell>
          <table:table-cell table:style-name="ce8" office:value-type="float" office:value="0.68103">
            <text:p>0.681</text:p>
          </table:table-cell>
          <table:table-cell table:style-name="ce11" table:formula="of:=10^4/12 * LN(([.$AJ$5]-[.E54]*0.4)/([.$AJ$5]-[.E54]))" office:value-type="float" office:value="403.819218524555">
            <text:p>403.8</text:p>
          </table:table-cell>
          <table:table-cell table:style-name="ce4"/>
          <table:table-cell table:style-name="ce6" office:value-type="float" office:value="244.99998">
            <text:p>245</text:p>
          </table:table-cell>
          <table:table-cell table:style-name="ce6" table:formula="of:=60+[.H54]" office:value-type="float" office:value="304.99998">
            <text:p>305</text:p>
          </table:table-cell>
          <table:table-cell table:style-name="ce8" office:value-type="float" office:value="0.728817">
            <text:p>0.729</text:p>
          </table:table-cell>
          <table:table-cell table:style-name="ce11" table:formula="of:=10^4/12 * LN(([.$AJ$5]-[.J54]*0.4)/([.$AJ$5]-[.J54]))" office:value-type="float" office:value="451.805246213118">
            <text:p>451.8</text:p>
          </table:table-cell>
          <table:table-cell table:style-name="ce4"/>
          <table:table-cell table:style-name="ce14" office:value-type="float" office:value="244.99998">
            <text:p>245</text:p>
          </table:table-cell>
          <table:table-cell table:style-name="ce14" table:formula="of:=[.M54]+65" office:value-type="float" office:value="309.99998">
            <text:p>310</text:p>
          </table:table-cell>
          <table:table-cell table:style-name="ce8" office:value-type="float" office:value="0.659673">
            <text:p>0.660</text:p>
          </table:table-cell>
          <table:table-cell table:style-name="ce11" table:formula="of:=10^4/12 * LN(([.$AJ$5]-[.O54]*0.4)/([.$AJ$5]-[.O54]))" office:value-type="float" office:value="383.759838777321">
            <text:p>383.8</text:p>
          </table:table-cell>
          <table:table-cell table:style-name="ce4"/>
          <table:table-cell table:style-name="ce14" office:value-type="float" office:value="244.99998">
            <text:p>245</text:p>
          </table:table-cell>
          <table:table-cell table:style-name="ce14" table:formula="of:=[.R54]+95" office:value-type="float" office:value="339.99998">
            <text:p>340</text:p>
          </table:table-cell>
          <table:table-cell table:style-name="ce8" office:value-type="float" office:value="0.742531">
            <text:p>0.743</text:p>
          </table:table-cell>
          <table:table-cell table:style-name="ce11" table:formula="of:=10^4/12 * LN(([.$AJ$5]-[.T54]*0.4)/([.$AJ$5]-[.T54]))" office:value-type="float" office:value="466.443908357757">
            <text:p>466.4</text:p>
          </table:table-cell>
          <table:table-cell table:style-name="ce4"/>
          <table:table-cell table:style-name="ce6" office:value-type="float" office:value="244.99998">
            <text:p>245</text:p>
          </table:table-cell>
          <table:table-cell table:style-name="ce6" table:formula="of:=[.W54]+100" office:value-type="float" office:value="344.99998">
            <text:p>345</text:p>
          </table:table-cell>
          <table:table-cell table:style-name="ce8" office:value-type="float" office:value="0.709393">
            <text:p>0.709</text:p>
          </table:table-cell>
          <table:table-cell table:style-name="ce11" table:formula="of:=10^4/12 * LN(([.$AJ$5]-[.Y54]*0.4)/([.$AJ$5]-[.Y54]))" office:value-type="float" office:value="431.754604785992">
            <text:p>431.8</text:p>
          </table:table-cell>
          <table:table-cell table:style-name="ce4"/>
          <table:table-cell table:style-name="ce14" office:value-type="float" office:value="244.99998">
            <text:p>245</text:p>
          </table:table-cell>
          <table:table-cell table:style-name="ce8" office:value-type="float" office:value="1.343328">
            <text:p>1.343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250.00002">
            <text:p>250</text:p>
          </table:table-cell>
          <table:table-cell table:style-name="ce6" table:formula="of:=[.C55]+85" office:value-type="float" office:value="335.00002">
            <text:p>335</text:p>
          </table:table-cell>
          <table:table-cell table:style-name="ce8" office:value-type="float" office:value="0.68854">
            <text:p>0.689</text:p>
          </table:table-cell>
          <table:table-cell table:style-name="ce11" table:formula="of:=10^4/12 * LN(([.$AJ$5]-[.E55]*0.4)/([.$AJ$5]-[.E55]))" office:value-type="float" office:value="411.067633443164">
            <text:p>411.1</text:p>
          </table:table-cell>
          <table:table-cell table:style-name="ce4"/>
          <table:table-cell table:style-name="ce6" office:value-type="float" office:value="250.00002">
            <text:p>250</text:p>
          </table:table-cell>
          <table:table-cell table:style-name="ce6" table:formula="of:=60+[.H55]" office:value-type="float" office:value="310.00002">
            <text:p>310</text:p>
          </table:table-cell>
          <table:table-cell table:style-name="ce8" office:value-type="float" office:value="0.734159">
            <text:p>0.734</text:p>
          </table:table-cell>
          <table:table-cell table:style-name="ce11" table:formula="of:=10^4/12 * LN(([.$AJ$5]-[.J55]*0.4)/([.$AJ$5]-[.J55]))" office:value-type="float" office:value="457.458617497409">
            <text:p>457.5</text:p>
          </table:table-cell>
          <table:table-cell table:style-name="ce4"/>
          <table:table-cell table:style-name="ce14" office:value-type="float" office:value="250.00002">
            <text:p>250</text:p>
          </table:table-cell>
          <table:table-cell table:style-name="ce14" table:formula="of:=[.M55]+65" office:value-type="float" office:value="315.00002">
            <text:p>315</text:p>
          </table:table-cell>
          <table:table-cell table:style-name="ce8" office:value-type="float" office:value="0.664207">
            <text:p>0.664</text:p>
          </table:table-cell>
          <table:table-cell table:style-name="ce11" table:formula="of:=10^4/12 * LN(([.$AJ$5]-[.O55]*0.4)/([.$AJ$5]-[.O55]))" office:value-type="float" office:value="387.951594802962">
            <text:p>388.0</text:p>
          </table:table-cell>
          <table:table-cell table:style-name="ce4"/>
          <table:table-cell table:style-name="ce14" office:value-type="float" office:value="250.00002">
            <text:p>250</text:p>
          </table:table-cell>
          <table:table-cell table:style-name="ce14" table:formula="of:=[.R55]+95" office:value-type="float" office:value="345.00002">
            <text:p>345</text:p>
          </table:table-cell>
          <table:table-cell table:style-name="ce8" office:value-type="float" office:value="0.747961">
            <text:p>0.748</text:p>
          </table:table-cell>
          <table:table-cell table:style-name="ce11" table:formula="of:=10^4/12 * LN(([.$AJ$5]-[.T55]*0.4)/([.$AJ$5]-[.T55]))" office:value-type="float" office:value="472.355319753685">
            <text:p>472.4</text:p>
          </table:table-cell>
          <table:table-cell table:style-name="ce4"/>
          <table:table-cell table:style-name="ce6" office:value-type="float" office:value="250.00002">
            <text:p>250</text:p>
          </table:table-cell>
          <table:table-cell table:style-name="ce6" table:formula="of:=[.W55]+100" office:value-type="float" office:value="350.00002">
            <text:p>350</text:p>
          </table:table-cell>
          <table:table-cell table:style-name="ce8" office:value-type="float" office:value="0.712803">
            <text:p>0.713</text:p>
          </table:table-cell>
          <table:table-cell table:style-name="ce11" table:formula="of:=10^4/12 * LN(([.$AJ$5]-[.Y55]*0.4)/([.$AJ$5]-[.Y55]))" office:value-type="float" office:value="435.218603471823">
            <text:p>435.2</text:p>
          </table:table-cell>
          <table:table-cell table:style-name="ce4"/>
          <table:table-cell table:style-name="ce14" office:value-type="float" office:value="250.00002">
            <text:p>250</text:p>
          </table:table-cell>
          <table:table-cell table:style-name="ce8" office:value-type="float" office:value="1.344032">
            <text:p>1.344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255">
            <text:p>255</text:p>
          </table:table-cell>
          <table:table-cell table:style-name="ce6" table:formula="of:=[.C56]+85" office:value-type="float" office:value="340">
            <text:p>340</text:p>
          </table:table-cell>
          <table:table-cell table:style-name="ce8" office:value-type="float" office:value="0.692611">
            <text:p>0.693</text:p>
          </table:table-cell>
          <table:table-cell table:style-name="ce11" table:formula="of:=10^4/12 * LN(([.$AJ$5]-[.E56]*0.4)/([.$AJ$5]-[.E56]))" office:value-type="float" office:value="415.040684951365">
            <text:p>415.0</text:p>
          </table:table-cell>
          <table:table-cell table:style-name="ce4"/>
          <table:table-cell table:style-name="ce6" office:value-type="float" office:value="255">
            <text:p>255</text:p>
          </table:table-cell>
          <table:table-cell table:style-name="ce6" table:formula="of:=60+[.H56]" office:value-type="float" office:value="315">
            <text:p>315</text:p>
          </table:table-cell>
          <table:table-cell table:style-name="ce8" office:value-type="float" office:value="0.737102">
            <text:p>0.737</text:p>
          </table:table-cell>
          <table:table-cell table:style-name="ce11" table:formula="of:=10^4/12 * LN(([.$AJ$5]-[.J56]*0.4)/([.$AJ$5]-[.J56]))" office:value-type="float" office:value="460.599601363707">
            <text:p>460.6</text:p>
          </table:table-cell>
          <table:table-cell table:style-name="ce4"/>
          <table:table-cell table:style-name="ce14" office:value-type="float" office:value="255">
            <text:p>255</text:p>
          </table:table-cell>
          <table:table-cell table:style-name="ce14" table:formula="of:=[.M56]+65" office:value-type="float" office:value="320">
            <text:p>320</text:p>
          </table:table-cell>
          <table:table-cell table:style-name="ce8" office:value-type="float" office:value="0.668165">
            <text:p>0.668</text:p>
          </table:table-cell>
          <table:table-cell table:style-name="ce11" table:formula="of:=10^4/12 * LN(([.$AJ$5]-[.O56]*0.4)/([.$AJ$5]-[.O56]))" office:value-type="float" office:value="391.639853393546">
            <text:p>391.6</text:p>
          </table:table-cell>
          <table:table-cell table:style-name="ce4"/>
          <table:table-cell table:style-name="ce14" office:value-type="float" office:value="255">
            <text:p>255</text:p>
          </table:table-cell>
          <table:table-cell table:style-name="ce14" table:formula="of:=[.R56]+95" office:value-type="float" office:value="350">
            <text:p>350</text:p>
          </table:table-cell>
          <table:table-cell table:style-name="ce8" office:value-type="float" office:value="0.752247">
            <text:p>0.752</text:p>
          </table:table-cell>
          <table:table-cell table:style-name="ce11" table:formula="of:=10^4/12 * LN(([.$AJ$5]-[.T56]*0.4)/([.$AJ$5]-[.T56]))" office:value-type="float" office:value="477.068774918564">
            <text:p>477.1</text:p>
          </table:table-cell>
          <table:table-cell table:style-name="ce4"/>
          <table:table-cell table:style-name="ce6" office:value-type="float" office:value="255">
            <text:p>255</text:p>
          </table:table-cell>
          <table:table-cell table:style-name="ce6" table:formula="of:=[.W56]+100" office:value-type="float" office:value="355">
            <text:p>355</text:p>
          </table:table-cell>
          <table:table-cell table:style-name="ce8" office:value-type="float" office:value="0.716931">
            <text:p>0.717</text:p>
          </table:table-cell>
          <table:table-cell table:style-name="ce11" table:formula="of:=10^4/12 * LN(([.$AJ$5]-[.Y56]*0.4)/([.$AJ$5]-[.Y56]))" office:value-type="float" office:value="439.443462306588">
            <text:p>439.4</text:p>
          </table:table-cell>
          <table:table-cell table:style-name="ce4"/>
          <table:table-cell table:style-name="ce14" office:value-type="float" office:value="255">
            <text:p>255</text:p>
          </table:table-cell>
          <table:table-cell table:style-name="ce8" office:value-type="float" office:value="1.3215">
            <text:p>1.322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259.99998">
            <text:p>260</text:p>
          </table:table-cell>
          <table:table-cell table:style-name="ce6" table:formula="of:=[.C57]+85" office:value-type="float" office:value="344.99998">
            <text:p>345</text:p>
          </table:table-cell>
          <table:table-cell table:style-name="ce8" office:value-type="float" office:value="0.697696">
            <text:p>0.698</text:p>
          </table:table-cell>
          <table:table-cell table:style-name="ce11" table:formula="of:=10^4/12 * LN(([.$AJ$5]-[.E57]*0.4)/([.$AJ$5]-[.E57]))" office:value-type="float" office:value="420.047429954376">
            <text:p>420.0</text:p>
          </table:table-cell>
          <table:table-cell table:style-name="ce4"/>
          <table:table-cell table:style-name="ce6" office:value-type="float" office:value="259.99998">
            <text:p>260</text:p>
          </table:table-cell>
          <table:table-cell table:style-name="ce6" table:formula="of:=60+[.H57]" office:value-type="float" office:value="319.99998">
            <text:p>320</text:p>
          </table:table-cell>
          <table:table-cell table:style-name="ce8" office:value-type="float" office:value="0.742464">
            <text:p>0.742</text:p>
          </table:table-cell>
          <table:table-cell table:style-name="ce11" table:formula="of:=10^4/12 * LN(([.$AJ$5]-[.J57]*0.4)/([.$AJ$5]-[.J57]))" office:value-type="float" office:value="466.37138329738">
            <text:p>466.4</text:p>
          </table:table-cell>
          <table:table-cell table:style-name="ce4"/>
          <table:table-cell table:style-name="ce14" office:value-type="float" office:value="259.99998">
            <text:p>260</text:p>
          </table:table-cell>
          <table:table-cell table:style-name="ce14" table:formula="of:=[.M57]+65" office:value-type="float" office:value="324.99998">
            <text:p>325</text:p>
          </table:table-cell>
          <table:table-cell table:style-name="ce8" office:value-type="float" office:value="0.672111">
            <text:p>0.672</text:p>
          </table:table-cell>
          <table:table-cell table:style-name="ce11" table:formula="of:=10^4/12 * LN(([.$AJ$5]-[.O57]*0.4)/([.$AJ$5]-[.O57]))" office:value-type="float" office:value="395.344214182537">
            <text:p>395.3</text:p>
          </table:table-cell>
          <table:table-cell table:style-name="ce4"/>
          <table:table-cell table:style-name="ce14" office:value-type="float" office:value="259.99998">
            <text:p>260</text:p>
          </table:table-cell>
          <table:table-cell table:style-name="ce14" table:formula="of:=[.R57]+95" office:value-type="float" office:value="354.99998">
            <text:p>355</text:p>
          </table:table-cell>
          <table:table-cell table:style-name="ce8" office:value-type="float" office:value="0.756284">
            <text:p>0.756</text:p>
          </table:table-cell>
          <table:table-cell table:style-name="ce11" table:formula="of:=10^4/12 * LN(([.$AJ$5]-[.T57]*0.4)/([.$AJ$5]-[.T57]))" office:value-type="float" office:value="481.547325335078">
            <text:p>481.5</text:p>
          </table:table-cell>
          <table:table-cell table:style-name="ce4"/>
          <table:table-cell table:style-name="ce6" office:value-type="float" office:value="259.99998">
            <text:p>260</text:p>
          </table:table-cell>
          <table:table-cell table:style-name="ce6" table:formula="of:=[.W57]+100" office:value-type="float" office:value="359.99998">
            <text:p>360</text:p>
          </table:table-cell>
          <table:table-cell table:style-name="ce8" office:value-type="float" office:value="0.717833">
            <text:p>0.718</text:p>
          </table:table-cell>
          <table:table-cell table:style-name="ce11" table:formula="of:=10^4/12 * LN(([.$AJ$5]-[.Y57]*0.4)/([.$AJ$5]-[.Y57]))" office:value-type="float" office:value="440.371261811978">
            <text:p>440.4</text:p>
          </table:table-cell>
          <table:table-cell table:style-name="ce4"/>
          <table:table-cell table:style-name="ce14" office:value-type="float" office:value="259.99998">
            <text:p>260</text:p>
          </table:table-cell>
          <table:table-cell table:style-name="ce8" office:value-type="float" office:value="1.334613">
            <text:p>1.335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265.00002">
            <text:p>265</text:p>
          </table:table-cell>
          <table:table-cell table:style-name="ce6" table:formula="of:=[.C58]+85" office:value-type="float" office:value="350.00002">
            <text:p>350</text:p>
          </table:table-cell>
          <table:table-cell table:style-name="ce8" office:value-type="float" office:value="0.704889">
            <text:p>0.705</text:p>
          </table:table-cell>
          <table:table-cell table:style-name="ce11" table:formula="of:=10^4/12 * LN(([.$AJ$5]-[.E58]*0.4)/([.$AJ$5]-[.E58]))" office:value-type="float" office:value="427.214873721191">
            <text:p>427.2</text:p>
          </table:table-cell>
          <table:table-cell table:style-name="ce4"/>
          <table:table-cell table:style-name="ce6" office:value-type="float" office:value="265.00002">
            <text:p>265</text:p>
          </table:table-cell>
          <table:table-cell table:style-name="ce6" table:formula="of:=60+[.H58]" office:value-type="float" office:value="325.00002">
            <text:p>325</text:p>
          </table:table-cell>
          <table:table-cell table:style-name="ce8" office:value-type="float" office:value="0.745057">
            <text:p>0.745</text:p>
          </table:table-cell>
          <table:table-cell table:style-name="ce11" table:formula="of:=10^4/12 * LN(([.$AJ$5]-[.J58]*0.4)/([.$AJ$5]-[.J58]))" office:value-type="float" office:value="469.185566778025">
            <text:p>469.2</text:p>
          </table:table-cell>
          <table:table-cell table:style-name="ce4"/>
          <table:table-cell table:style-name="ce14" office:value-type="float" office:value="265.00002">
            <text:p>265</text:p>
          </table:table-cell>
          <table:table-cell table:style-name="ce14" table:formula="of:=[.M58]+65" office:value-type="float" office:value="330.00002">
            <text:p>330</text:p>
          </table:table-cell>
          <table:table-cell table:style-name="ce8" office:value-type="float" office:value="0.67627">
            <text:p>0.676</text:p>
          </table:table-cell>
          <table:table-cell table:style-name="ce11" table:formula="of:=10^4/12 * LN(([.$AJ$5]-[.O58]*0.4)/([.$AJ$5]-[.O58]))" office:value-type="float" office:value="399.278396158337">
            <text:p>399.3</text:p>
          </table:table-cell>
          <table:table-cell table:style-name="ce4"/>
          <table:table-cell table:style-name="ce14" office:value-type="float" office:value="265.00002">
            <text:p>265</text:p>
          </table:table-cell>
          <table:table-cell table:style-name="ce14" table:formula="of:=[.R58]+95" office:value-type="float" office:value="360.00002">
            <text:p>360</text:p>
          </table:table-cell>
          <table:table-cell table:style-name="ce8" office:value-type="float" office:value="0.756784">
            <text:p>0.757</text:p>
          </table:table-cell>
          <table:table-cell table:style-name="ce11" table:formula="of:=10^4/12 * LN(([.$AJ$5]-[.T58]*0.4)/([.$AJ$5]-[.T58]))" office:value-type="float" office:value="482.104669273817">
            <text:p>482.1</text:p>
          </table:table-cell>
          <table:table-cell table:style-name="ce4"/>
          <table:table-cell table:style-name="ce6" office:value-type="float" office:value="265.00002">
            <text:p>265</text:p>
          </table:table-cell>
          <table:table-cell table:style-name="ce6" table:formula="of:=[.W58]+100" office:value-type="float" office:value="365.00002">
            <text:p>365</text:p>
          </table:table-cell>
          <table:table-cell table:style-name="ce8" office:value-type="float" office:value="0.717437">
            <text:p>0.717</text:p>
          </table:table-cell>
          <table:table-cell table:style-name="ce11" table:formula="of:=10^4/12 * LN(([.$AJ$5]-[.Y58]*0.4)/([.$AJ$5]-[.Y58]))" office:value-type="float" office:value="439.963729426783">
            <text:p>440.0</text:p>
          </table:table-cell>
          <table:table-cell table:style-name="ce4"/>
          <table:table-cell table:style-name="ce14" office:value-type="float" office:value="265.00002">
            <text:p>265</text:p>
          </table:table-cell>
          <table:table-cell table:style-name="ce8" office:value-type="float" office:value="1.337198">
            <text:p>1.337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270">
            <text:p>270</text:p>
          </table:table-cell>
          <table:table-cell table:style-name="ce6" table:formula="of:=[.C59]+85" office:value-type="float" office:value="355">
            <text:p>355</text:p>
          </table:table-cell>
          <table:table-cell table:style-name="ce8" office:value-type="float" office:value="0.708746">
            <text:p>0.709</text:p>
          </table:table-cell>
          <table:table-cell table:style-name="ce11" table:formula="of:=10^4/12 * LN(([.$AJ$5]-[.E59]*0.4)/([.$AJ$5]-[.E59]))" office:value-type="float" office:value="431.099991486466">
            <text:p>431.1</text:p>
          </table:table-cell>
          <table:table-cell table:style-name="ce4"/>
          <table:table-cell table:style-name="ce6" office:value-type="float" office:value="270">
            <text:p>270</text:p>
          </table:table-cell>
          <table:table-cell table:style-name="ce6" table:formula="of:=60+[.H59]" office:value-type="float" office:value="330">
            <text:p>330</text:p>
          </table:table-cell>
          <table:table-cell table:style-name="ce8" office:value-type="float" office:value="0.749384">
            <text:p>0.749</text:p>
          </table:table-cell>
          <table:table-cell table:style-name="ce11" table:formula="of:=10^4/12 * LN(([.$AJ$5]-[.J59]*0.4)/([.$AJ$5]-[.J59]))" office:value-type="float" office:value="473.915558052469">
            <text:p>473.9</text:p>
          </table:table-cell>
          <table:table-cell table:style-name="ce4"/>
          <table:table-cell table:style-name="ce14" office:value-type="float" office:value="270">
            <text:p>270</text:p>
          </table:table-cell>
          <table:table-cell table:style-name="ce14" table:formula="of:=[.M59]+65" office:value-type="float" office:value="335">
            <text:p>335</text:p>
          </table:table-cell>
          <table:table-cell table:style-name="ce8" office:value-type="float" office:value="0.680313">
            <text:p>0.680</text:p>
          </table:table-cell>
          <table:table-cell table:style-name="ce11" table:formula="of:=10^4/12 * LN(([.$AJ$5]-[.O59]*0.4)/([.$AJ$5]-[.O59]))" office:value-type="float" office:value="403.132607162431">
            <text:p>403.1</text:p>
          </table:table-cell>
          <table:table-cell table:style-name="ce4"/>
          <table:table-cell table:style-name="ce14" office:value-type="float" office:value="270">
            <text:p>270</text:p>
          </table:table-cell>
          <table:table-cell table:style-name="ce14" table:formula="of:=[.R59]+95" office:value-type="float" office:value="365">
            <text:p>365</text:p>
          </table:table-cell>
          <table:table-cell table:style-name="ce8" office:value-type="float" office:value="0.764777">
            <text:p>0.765</text:p>
          </table:table-cell>
          <table:table-cell table:style-name="ce11" table:formula="of:=10^4/12 * LN(([.$AJ$5]-[.T59]*0.4)/([.$AJ$5]-[.T59]))" office:value-type="float" office:value="491.095054378493">
            <text:p>491.1</text:p>
          </table:table-cell>
          <table:table-cell table:style-name="ce4"/>
          <table:table-cell table:style-name="ce6" office:value-type="float" office:value="270">
            <text:p>270</text:p>
          </table:table-cell>
          <table:table-cell table:style-name="ce6" table:formula="of:=[.W59]+100" office:value-type="float" office:value="370">
            <text:p>370</text:p>
          </table:table-cell>
          <table:table-cell table:style-name="ce8" office:value-type="float" office:value="0.720386">
            <text:p>0.720</text:p>
          </table:table-cell>
          <table:table-cell table:style-name="ce11" table:formula="of:=10^4/12 * LN(([.$AJ$5]-[.Y59]*0.4)/([.$AJ$5]-[.Y59]))" office:value-type="float" office:value="443.006372508952">
            <text:p>443.0</text:p>
          </table:table-cell>
          <table:table-cell table:style-name="ce4"/>
          <table:table-cell table:style-name="ce14" office:value-type="float" office:value="270">
            <text:p>270</text:p>
          </table:table-cell>
          <table:table-cell table:style-name="ce8" office:value-type="float" office:value="1.341225">
            <text:p>1.341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274.99998">
            <text:p>275</text:p>
          </table:table-cell>
          <table:table-cell table:style-name="ce6" table:formula="of:=[.C60]+85" office:value-type="float" office:value="359.99998">
            <text:p>360</text:p>
          </table:table-cell>
          <table:table-cell table:style-name="ce8" office:value-type="float" office:value="0.712071">
            <text:p>0.712</text:p>
          </table:table-cell>
          <table:table-cell table:style-name="ce11" table:formula="of:=10^4/12 * LN(([.$AJ$5]-[.E60]*0.4)/([.$AJ$5]-[.E60]))" office:value-type="float" office:value="434.473038908618">
            <text:p>434.5</text:p>
          </table:table-cell>
          <table:table-cell table:style-name="ce4"/>
          <table:table-cell table:style-name="ce6" office:value-type="float" office:value="274.99998">
            <text:p>275</text:p>
          </table:table-cell>
          <table:table-cell table:style-name="ce6" table:formula="of:=60+[.H60]" office:value-type="float" office:value="334.99998">
            <text:p>335</text:p>
          </table:table-cell>
          <table:table-cell table:style-name="ce8" office:value-type="float" office:value="0.75178">
            <text:p>0.752</text:p>
          </table:table-cell>
          <table:table-cell table:style-name="ce11" table:formula="of:=10^4/12 * LN(([.$AJ$5]-[.J60]*0.4)/([.$AJ$5]-[.J60]))" office:value-type="float" office:value="476.553144391653">
            <text:p>476.6</text:p>
          </table:table-cell>
          <table:table-cell table:style-name="ce4"/>
          <table:table-cell table:style-name="ce14" office:value-type="float" office:value="274.99998">
            <text:p>275</text:p>
          </table:table-cell>
          <table:table-cell table:style-name="ce14" table:formula="of:=[.M60]+65" office:value-type="float" office:value="339.99998">
            <text:p>340</text:p>
          </table:table-cell>
          <table:table-cell table:style-name="ce8" office:value-type="float" office:value="0.684435">
            <text:p>0.684</text:p>
          </table:table-cell>
          <table:table-cell table:style-name="ce11" table:formula="of:=10^4/12 * LN(([.$AJ$5]-[.O60]*0.4)/([.$AJ$5]-[.O60]))" office:value-type="float" office:value="407.092730548175">
            <text:p>407.1</text:p>
          </table:table-cell>
          <table:table-cell table:style-name="ce4"/>
          <table:table-cell table:style-name="ce14" office:value-type="float" office:value="274.99998">
            <text:p>275</text:p>
          </table:table-cell>
          <table:table-cell table:style-name="ce14" table:formula="of:=[.R60]+95" office:value-type="float" office:value="369.99998">
            <text:p>370</text:p>
          </table:table-cell>
          <table:table-cell table:style-name="ce8" office:value-type="float" office:value="0.765862">
            <text:p>0.766</text:p>
          </table:table-cell>
          <table:table-cell table:style-name="ce11" table:formula="of:=10^4/12 * LN(([.$AJ$5]-[.T60]*0.4)/([.$AJ$5]-[.T60]))" office:value-type="float" office:value="492.327286073424">
            <text:p>492.3</text:p>
          </table:table-cell>
          <table:table-cell table:style-name="ce4"/>
          <table:table-cell table:style-name="ce6" office:value-type="float" office:value="274.99998">
            <text:p>275</text:p>
          </table:table-cell>
          <table:table-cell table:style-name="ce6" table:formula="of:=[.W60]+100" office:value-type="float" office:value="374.99998">
            <text:p>375</text:p>
          </table:table-cell>
          <table:table-cell table:style-name="ce8" office:value-type="float" office:value="0.721299">
            <text:p>0.721</text:p>
          </table:table-cell>
          <table:table-cell table:style-name="ce11" table:formula="of:=10^4/12 * LN(([.$AJ$5]-[.Y60]*0.4)/([.$AJ$5]-[.Y60]))" office:value-type="float" office:value="443.952013441165">
            <text:p>444.0</text:p>
          </table:table-cell>
          <table:table-cell table:style-name="ce4"/>
          <table:table-cell table:style-name="ce14" office:value-type="float" office:value="274.99998">
            <text:p>275</text:p>
          </table:table-cell>
          <table:table-cell table:style-name="ce8" office:value-type="float" office:value="1.337655">
            <text:p>1.338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280.00002">
            <text:p>280</text:p>
          </table:table-cell>
          <table:table-cell table:style-name="ce6" table:formula="of:=[.C61]+85" office:value-type="float" office:value="365.00002">
            <text:p>365</text:p>
          </table:table-cell>
          <table:table-cell table:style-name="ce8" office:value-type="float" office:value="0.717218">
            <text:p>0.717</text:p>
          </table:table-cell>
          <table:table-cell table:style-name="ce11" table:formula="of:=10^4/12 * LN(([.$AJ$5]-[.E61]*0.4)/([.$AJ$5]-[.E61]))" office:value-type="float" office:value="439.738490025676">
            <text:p>439.7</text:p>
          </table:table-cell>
          <table:table-cell table:style-name="ce4"/>
          <table:table-cell table:style-name="ce6" office:value-type="float" office:value="280.00002">
            <text:p>280</text:p>
          </table:table-cell>
          <table:table-cell table:style-name="ce6" table:formula="of:=60+[.H61]" office:value-type="float" office:value="340.00002">
            <text:p>340</text:p>
          </table:table-cell>
          <table:table-cell table:style-name="ce8" office:value-type="float" office:value="0.756043">
            <text:p>0.756</text:p>
          </table:table-cell>
          <table:table-cell table:style-name="ce11" table:formula="of:=10^4/12 * LN(([.$AJ$5]-[.J61]*0.4)/([.$AJ$5]-[.J61]))" office:value-type="float" office:value="481.278895591393">
            <text:p>481.3</text:p>
          </table:table-cell>
          <table:table-cell table:style-name="ce4"/>
          <table:table-cell table:style-name="ce14" office:value-type="float" office:value="280.00002">
            <text:p>280</text:p>
          </table:table-cell>
          <table:table-cell table:style-name="ce14" table:formula="of:=[.M61]+65" office:value-type="float" office:value="345.00002">
            <text:p>345</text:p>
          </table:table-cell>
          <table:table-cell table:style-name="ce8" office:value-type="float" office:value="0.692618">
            <text:p>0.693</text:p>
          </table:table-cell>
          <table:table-cell table:style-name="ce11" table:formula="of:=10^4/12 * LN(([.$AJ$5]-[.O61]*0.4)/([.$AJ$5]-[.O61]))" office:value-type="float" office:value="415.047543414931">
            <text:p>415.0</text:p>
          </table:table-cell>
          <table:table-cell table:style-name="ce4"/>
          <table:table-cell table:style-name="ce14" office:value-type="float" office:value="280.00002">
            <text:p>280</text:p>
          </table:table-cell>
          <table:table-cell table:style-name="ce14" table:formula="of:=[.R61]+95" office:value-type="float" office:value="375.00002">
            <text:p>375</text:p>
          </table:table-cell>
          <table:table-cell table:style-name="ce8" office:value-type="float" office:value="0.769485">
            <text:p>0.769</text:p>
          </table:table-cell>
          <table:table-cell table:style-name="ce11" table:formula="of:=10^4/12 * LN(([.$AJ$5]-[.T61]*0.4)/([.$AJ$5]-[.T61]))" office:value-type="float" office:value="496.462744469462">
            <text:p>496.5</text:p>
          </table:table-cell>
          <table:table-cell table:style-name="ce4"/>
          <table:table-cell table:style-name="ce6" office:value-type="float" office:value="280.00002">
            <text:p>280</text:p>
          </table:table-cell>
          <table:table-cell table:style-name="ce6" table:formula="of:=[.W61]+100" office:value-type="float" office:value="380.00002">
            <text:p>380</text:p>
          </table:table-cell>
          <table:table-cell table:style-name="ce8" office:value-type="float" office:value="0.723345">
            <text:p>0.723</text:p>
          </table:table-cell>
          <table:table-cell table:style-name="ce11" table:formula="of:=10^4/12 * LN(([.$AJ$5]-[.Y61]*0.4)/([.$AJ$5]-[.Y61]))" office:value-type="float" office:value="446.077468509393">
            <text:p>446.1</text:p>
          </table:table-cell>
          <table:table-cell table:style-name="ce4"/>
          <table:table-cell table:style-name="ce14" office:value-type="float" office:value="280.00002">
            <text:p>280</text:p>
          </table:table-cell>
          <table:table-cell table:style-name="ce8" office:value-type="float" office:value="1.326209">
            <text:p>1.326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285">
            <text:p>285</text:p>
          </table:table-cell>
          <table:table-cell table:style-name="ce6" table:formula="of:=[.C62]+85" office:value-type="float" office:value="370">
            <text:p>370</text:p>
          </table:table-cell>
          <table:table-cell table:style-name="ce8" office:value-type="float" office:value="0.721291">
            <text:p>0.721</text:p>
          </table:table-cell>
          <table:table-cell table:style-name="ce11" table:formula="of:=10^4/12 * LN(([.$AJ$5]-[.E62]*0.4)/([.$AJ$5]-[.E62]))" office:value-type="float" office:value="443.94371990483">
            <text:p>443.9</text:p>
          </table:table-cell>
          <table:table-cell table:style-name="ce4"/>
          <table:table-cell table:style-name="ce6" office:value-type="float" office:value="285">
            <text:p>285</text:p>
          </table:table-cell>
          <table:table-cell table:style-name="ce6" table:formula="of:=60+[.H62]" office:value-type="float" office:value="345">
            <text:p>345</text:p>
          </table:table-cell>
          <table:table-cell table:style-name="ce8" office:value-type="float" office:value="0.759349">
            <text:p>0.759</text:p>
          </table:table-cell>
          <table:table-cell table:style-name="ce11" table:formula="of:=10^4/12 * LN(([.$AJ$5]-[.J62]*0.4)/([.$AJ$5]-[.J62]))" office:value-type="float" office:value="484.973126826968">
            <text:p>485.0</text:p>
          </table:table-cell>
          <table:table-cell table:style-name="ce4"/>
          <table:table-cell table:style-name="ce14" office:value-type="float" office:value="285">
            <text:p>285</text:p>
          </table:table-cell>
          <table:table-cell table:style-name="ce14" table:formula="of:=[.M62]+65" office:value-type="float" office:value="350">
            <text:p>350</text:p>
          </table:table-cell>
          <table:table-cell table:style-name="ce8" office:value-type="float" office:value="0.690493">
            <text:p>0.690</text:p>
          </table:table-cell>
          <table:table-cell table:style-name="ce11" table:formula="of:=10^4/12 * LN(([.$AJ$5]-[.O62]*0.4)/([.$AJ$5]-[.O62]))" office:value-type="float" office:value="412.969757489156">
            <text:p>413.0</text:p>
          </table:table-cell>
          <table:table-cell table:style-name="ce4"/>
          <table:table-cell table:style-name="ce14" office:value-type="float" office:value="285">
            <text:p>285</text:p>
          </table:table-cell>
          <table:table-cell table:style-name="ce14" table:formula="of:=[.R62]+95" office:value-type="float" office:value="380">
            <text:p>380</text:p>
          </table:table-cell>
          <table:table-cell table:style-name="ce8" office:value-type="float" office:value="0.773077">
            <text:p>0.773</text:p>
          </table:table-cell>
          <table:table-cell table:style-name="ce11" table:formula="of:=10^4/12 * LN(([.$AJ$5]-[.T62]*0.4)/([.$AJ$5]-[.T62]))" office:value-type="float" office:value="500.594784172341">
            <text:p>500.6</text:p>
          </table:table-cell>
          <table:table-cell table:style-name="ce4"/>
          <table:table-cell table:style-name="ce6" office:value-type="float" office:value="285">
            <text:p>285</text:p>
          </table:table-cell>
          <table:table-cell table:style-name="ce6" table:formula="of:=[.W62]+100" office:value-type="float" office:value="385">
            <text:p>385</text:p>
          </table:table-cell>
          <table:table-cell table:style-name="ce8" office:value-type="float" office:value="0.728351">
            <text:p>0.728</text:p>
          </table:table-cell>
          <table:table-cell table:style-name="ce11" table:formula="of:=10^4/12 * LN(([.$AJ$5]-[.Y62]*0.4)/([.$AJ$5]-[.Y62]))" office:value-type="float" office:value="451.314990174694">
            <text:p>451.3</text:p>
          </table:table-cell>
          <table:table-cell table:style-name="ce4"/>
          <table:table-cell table:style-name="ce14" office:value-type="float" office:value="285">
            <text:p>285</text:p>
          </table:table-cell>
          <table:table-cell table:style-name="ce8" office:value-type="float" office:value="1.337409">
            <text:p>1.337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289.99998">
            <text:p>290</text:p>
          </table:table-cell>
          <table:table-cell table:style-name="ce6" table:formula="of:=[.C63]+85" office:value-type="float" office:value="374.99998">
            <text:p>375</text:p>
          </table:table-cell>
          <table:table-cell table:style-name="ce8" office:value-type="float" office:value="0.72405">
            <text:p>0.724</text:p>
          </table:table-cell>
          <table:table-cell table:style-name="ce11" table:formula="of:=10^4/12 * LN(([.$AJ$5]-[.E63]*0.4)/([.$AJ$5]-[.E63]))" office:value-type="float" office:value="446.811875896884">
            <text:p>446.8</text:p>
          </table:table-cell>
          <table:table-cell table:style-name="ce4"/>
          <table:table-cell table:style-name="ce6" office:value-type="float" office:value="289.99998">
            <text:p>290</text:p>
          </table:table-cell>
          <table:table-cell table:style-name="ce6" table:formula="of:=60+[.H63]" office:value-type="float" office:value="349.99998">
            <text:p>350</text:p>
          </table:table-cell>
          <table:table-cell table:style-name="ce8" office:value-type="float" office:value="0.763717">
            <text:p>0.764</text:p>
          </table:table-cell>
          <table:table-cell table:style-name="ce11" table:formula="of:=10^4/12 * LN(([.$AJ$5]-[.J63]*0.4)/([.$AJ$5]-[.J63]))" office:value-type="float" office:value="489.893971888322">
            <text:p>489.9</text:p>
          </table:table-cell>
          <table:table-cell table:style-name="ce4"/>
          <table:table-cell table:style-name="ce14" office:value-type="float" office:value="289.99998">
            <text:p>290</text:p>
          </table:table-cell>
          <table:table-cell table:style-name="ce14" table:formula="of:=[.M63]+65" office:value-type="float" office:value="354.99998">
            <text:p>355</text:p>
          </table:table-cell>
          <table:table-cell table:style-name="ce8" office:value-type="float" office:value="0.696109">
            <text:p>0.696</text:p>
          </table:table-cell>
          <table:table-cell table:style-name="ce11" table:formula="of:=10^4/12 * LN(([.$AJ$5]-[.O63]*0.4)/([.$AJ$5]-[.O63]))" office:value-type="float" office:value="418.479552481173">
            <text:p>418.5</text:p>
          </table:table-cell>
          <table:table-cell table:style-name="ce4"/>
          <table:table-cell table:style-name="ce14" office:value-type="float" office:value="289.99998">
            <text:p>290</text:p>
          </table:table-cell>
          <table:table-cell table:style-name="ce14" table:formula="of:=[.R63]+95" office:value-type="float" office:value="384.99998">
            <text:p>385</text:p>
          </table:table-cell>
          <table:table-cell table:style-name="ce8" office:value-type="float" office:value="0.777585">
            <text:p>0.778</text:p>
          </table:table-cell>
          <table:table-cell table:style-name="ce11" table:formula="of:=10^4/12 * LN(([.$AJ$5]-[.T63]*0.4)/([.$AJ$5]-[.T63]))" office:value-type="float" office:value="505.826231443273">
            <text:p>505.8</text:p>
          </table:table-cell>
          <table:table-cell table:style-name="ce4"/>
          <table:table-cell table:style-name="ce6" office:value-type="float" office:value="289.99998">
            <text:p>290</text:p>
          </table:table-cell>
          <table:table-cell table:style-name="ce6" table:formula="of:=[.W63]+100" office:value-type="float" office:value="389.99998">
            <text:p>390</text:p>
          </table:table-cell>
          <table:table-cell table:style-name="ce8" office:value-type="float" office:value="0.730325">
            <text:p>0.730</text:p>
          </table:table-cell>
          <table:table-cell table:style-name="ce11" table:formula="of:=10^4/12 * LN(([.$AJ$5]-[.Y63]*0.4)/([.$AJ$5]-[.Y63]))" office:value-type="float" office:value="453.394921994621">
            <text:p>453.4</text:p>
          </table:table-cell>
          <table:table-cell table:style-name="ce4"/>
          <table:table-cell table:style-name="ce14" office:value-type="float" office:value="289.99998">
            <text:p>290</text:p>
          </table:table-cell>
          <table:table-cell table:style-name="ce8" office:value-type="float" office:value="1.345306">
            <text:p>1.345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295.00002">
            <text:p>295</text:p>
          </table:table-cell>
          <table:table-cell table:style-name="ce6" table:formula="of:=[.C64]+85" office:value-type="float" office:value="380.00002">
            <text:p>380</text:p>
          </table:table-cell>
          <table:table-cell table:style-name="ce8" office:value-type="float" office:value="0.728127">
            <text:p>0.728</text:p>
          </table:table-cell>
          <table:table-cell table:style-name="ce11" table:formula="of:=10^4/12 * LN(([.$AJ$5]-[.E64]*0.4)/([.$AJ$5]-[.E64]))" office:value-type="float" office:value="451.079495418431">
            <text:p>451.1</text:p>
          </table:table-cell>
          <table:table-cell table:style-name="ce4"/>
          <table:table-cell table:style-name="ce6" office:value-type="float" office:value="295.00002">
            <text:p>295</text:p>
          </table:table-cell>
          <table:table-cell table:style-name="ce6" table:formula="of:=60+[.H64]" office:value-type="float" office:value="355.00002">
            <text:p>355</text:p>
          </table:table-cell>
          <table:table-cell table:style-name="ce8" office:value-type="float" office:value="0.767869">
            <text:p>0.768</text:p>
          </table:table-cell>
          <table:table-cell table:style-name="ce11" table:formula="of:=10^4/12 * LN(([.$AJ$5]-[.J64]*0.4)/([.$AJ$5]-[.J64]))" office:value-type="float" office:value="494.614192935944">
            <text:p>494.6</text:p>
          </table:table-cell>
          <table:table-cell table:style-name="ce4"/>
          <table:table-cell table:style-name="ce14" office:value-type="float" office:value="295.00002">
            <text:p>295</text:p>
          </table:table-cell>
          <table:table-cell table:style-name="ce14" table:formula="of:=[.M64]+65" office:value-type="float" office:value="360.00002">
            <text:p>360</text:p>
          </table:table-cell>
          <table:table-cell table:style-name="ce8" office:value-type="float" office:value="0.699358">
            <text:p>0.699</text:p>
          </table:table-cell>
          <table:table-cell table:style-name="ce11" table:formula="of:=10^4/12 * LN(([.$AJ$5]-[.O64]*0.4)/([.$AJ$5]-[.O64]))" office:value-type="float" office:value="421.694597562541">
            <text:p>421.7</text:p>
          </table:table-cell>
          <table:table-cell table:style-name="ce4"/>
          <table:table-cell table:style-name="ce14" office:value-type="float" office:value="295.00002">
            <text:p>295</text:p>
          </table:table-cell>
          <table:table-cell table:style-name="ce14" table:formula="of:=[.R64]+95" office:value-type="float" office:value="390.00002">
            <text:p>390</text:p>
          </table:table-cell>
          <table:table-cell table:style-name="ce8" office:value-type="float" office:value="0.779154">
            <text:p>0.779</text:p>
          </table:table-cell>
          <table:table-cell table:style-name="ce11" table:formula="of:=10^4/12 * LN(([.$AJ$5]-[.T64]*0.4)/([.$AJ$5]-[.T64]))" office:value-type="float" office:value="507.659099886604">
            <text:p>507.7</text:p>
          </table:table-cell>
          <table:table-cell table:style-name="ce4"/>
          <table:table-cell table:style-name="ce6" office:value-type="float" office:value="295.00002">
            <text:p>295</text:p>
          </table:table-cell>
          <table:table-cell table:style-name="ce6" table:formula="of:=[.W64]+100" office:value-type="float" office:value="395.00002">
            <text:p>395</text:p>
          </table:table-cell>
          <table:table-cell table:style-name="ce8" office:value-type="float" office:value="0.731834">
            <text:p>0.732</text:p>
          </table:table-cell>
          <table:table-cell table:style-name="ce11" table:formula="of:=10^4/12 * LN(([.$AJ$5]-[.Y64]*0.4)/([.$AJ$5]-[.Y64]))" office:value-type="float" office:value="454.990537910017">
            <text:p>455.0</text:p>
          </table:table-cell>
          <table:table-cell table:style-name="ce4"/>
          <table:table-cell table:style-name="ce14" office:value-type="float" office:value="295.00002">
            <text:p>295</text:p>
          </table:table-cell>
          <table:table-cell table:style-name="ce8" office:value-type="float" office:value="1.334341">
            <text:p>1.334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00">
            <text:p>300</text:p>
          </table:table-cell>
          <table:table-cell table:style-name="ce6" table:formula="of:=[.C65]+85" office:value-type="float" office:value="385">
            <text:p>385</text:p>
          </table:table-cell>
          <table:table-cell table:style-name="ce8" office:value-type="float" office:value="0.732531">
            <text:p>0.733</text:p>
          </table:table-cell>
          <table:table-cell table:style-name="ce11" table:formula="of:=10^4/12 * LN(([.$AJ$5]-[.E65]*0.4)/([.$AJ$5]-[.E65]))" office:value-type="float" office:value="455.729202604548">
            <text:p>455.7</text:p>
          </table:table-cell>
          <table:table-cell table:style-name="ce4"/>
          <table:table-cell table:style-name="ce6" office:value-type="float" office:value="300">
            <text:p>300</text:p>
          </table:table-cell>
          <table:table-cell table:style-name="ce6" table:formula="of:=60+[.H65]" office:value-type="float" office:value="360">
            <text:p>360</text:p>
          </table:table-cell>
          <table:table-cell table:style-name="ce8" office:value-type="float" office:value="0.770127">
            <text:p>0.770</text:p>
          </table:table-cell>
          <table:table-cell table:style-name="ce11" table:formula="of:=10^4/12 * LN(([.$AJ$5]-[.J65]*0.4)/([.$AJ$5]-[.J65]))" office:value-type="float" office:value="497.198917840374">
            <text:p>497.2</text:p>
          </table:table-cell>
          <table:table-cell table:style-name="ce4"/>
          <table:table-cell table:style-name="ce14" office:value-type="float" office:value="300">
            <text:p>300</text:p>
          </table:table-cell>
          <table:table-cell table:style-name="ce14" table:formula="of:=[.M65]+65" office:value-type="float" office:value="365">
            <text:p>365</text:p>
          </table:table-cell>
          <table:table-cell table:style-name="ce8" office:value-type="float" office:value="0.704296">
            <text:p>0.704</text:p>
          </table:table-cell>
          <table:table-cell table:style-name="ce11" table:formula="of:=10^4/12 * LN(([.$AJ$5]-[.O65]*0.4)/([.$AJ$5]-[.O65]))" office:value-type="float" office:value="426.620158987146">
            <text:p>426.6</text:p>
          </table:table-cell>
          <table:table-cell table:style-name="ce4"/>
          <table:table-cell table:style-name="ce14" office:value-type="float" office:value="300">
            <text:p>300</text:p>
          </table:table-cell>
          <table:table-cell table:style-name="ce14" table:formula="of:=[.R65]+95" office:value-type="float" office:value="395">
            <text:p>395</text:p>
          </table:table-cell>
          <table:table-cell table:style-name="ce8" office:value-type="float" office:value="0.78436">
            <text:p>0.784</text:p>
          </table:table-cell>
          <table:table-cell table:style-name="ce11" table:formula="of:=10^4/12 * LN(([.$AJ$5]-[.T65]*0.4)/([.$AJ$5]-[.T65]))" office:value-type="float" office:value="513.78591932447">
            <text:p>513.8</text:p>
          </table:table-cell>
          <table:table-cell table:style-name="ce4"/>
          <table:table-cell table:style-name="ce6" office:value-type="float" office:value="300">
            <text:p>300</text:p>
          </table:table-cell>
          <table:table-cell table:style-name="ce6" table:formula="of:=[.W65]+100" office:value-type="float" office:value="400">
            <text:p>400</text:p>
          </table:table-cell>
          <table:table-cell table:style-name="ce8" office:value-type="float" office:value="0.73262">
            <text:p>0.733</text:p>
          </table:table-cell>
          <table:table-cell table:style-name="ce11" table:formula="of:=10^4/12 * LN(([.$AJ$5]-[.Y65]*0.4)/([.$AJ$5]-[.Y65]))" office:value-type="float" office:value="455.823598369528">
            <text:p>455.8</text:p>
          </table:table-cell>
          <table:table-cell table:style-name="ce4"/>
          <table:table-cell table:style-name="ce14" office:value-type="float" office:value="300">
            <text:p>300</text:p>
          </table:table-cell>
          <table:table-cell table:style-name="ce8" office:value-type="float" office:value="1.328709">
            <text:p>1.329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04.99998">
            <text:p>305</text:p>
          </table:table-cell>
          <table:table-cell table:style-name="ce6" table:formula="of:=[.C66]+85" office:value-type="float" office:value="389.99998">
            <text:p>390</text:p>
          </table:table-cell>
          <table:table-cell table:style-name="ce8" office:value-type="float" office:value="0.734175">
            <text:p>0.734</text:p>
          </table:table-cell>
          <table:table-cell table:style-name="ce11" table:formula="of:=10^4/12 * LN(([.$AJ$5]-[.E66]*0.4)/([.$AJ$5]-[.E66]))" office:value-type="float" office:value="457.475642756913">
            <text:p>457.5</text:p>
          </table:table-cell>
          <table:table-cell table:style-name="ce4"/>
          <table:table-cell table:style-name="ce6" office:value-type="float" office:value="304.99998">
            <text:p>305</text:p>
          </table:table-cell>
          <table:table-cell table:style-name="ce6" table:formula="of:=60+[.H66]" office:value-type="float" office:value="364.99998">
            <text:p>365</text:p>
          </table:table-cell>
          <table:table-cell table:style-name="ce8" office:value-type="float" office:value="0.772311">
            <text:p>0.772</text:p>
          </table:table-cell>
          <table:table-cell table:style-name="ce11" table:formula="of:=10^4/12 * LN(([.$AJ$5]-[.J66]*0.4)/([.$AJ$5]-[.J66]))" office:value-type="float" office:value="499.710928625099">
            <text:p>499.7</text:p>
          </table:table-cell>
          <table:table-cell table:style-name="ce4"/>
          <table:table-cell table:style-name="ce14" office:value-type="float" office:value="304.99998">
            <text:p>305</text:p>
          </table:table-cell>
          <table:table-cell table:style-name="ce14" table:formula="of:=[.M66]+65" office:value-type="float" office:value="369.99998">
            <text:p>370</text:p>
          </table:table-cell>
          <table:table-cell table:style-name="ce8" office:value-type="float" office:value="0.707809">
            <text:p>0.708</text:p>
          </table:table-cell>
          <table:table-cell table:style-name="ce11" table:formula="of:=10^4/12 * LN(([.$AJ$5]-[.O66]*0.4)/([.$AJ$5]-[.O66]))" office:value-type="float" office:value="430.153445829509">
            <text:p>430.2</text:p>
          </table:table-cell>
          <table:table-cell table:style-name="ce4"/>
          <table:table-cell table:style-name="ce14" office:value-type="float" office:value="304.99998">
            <text:p>305</text:p>
          </table:table-cell>
          <table:table-cell table:style-name="ce14" table:formula="of:=[.R66]+95" office:value-type="float" office:value="399.99998">
            <text:p>400</text:p>
          </table:table-cell>
          <table:table-cell table:style-name="ce8" office:value-type="float" office:value="0.787523">
            <text:p>0.788</text:p>
          </table:table-cell>
          <table:table-cell table:style-name="ce11" table:formula="of:=10^4/12 * LN(([.$AJ$5]-[.T66]*0.4)/([.$AJ$5]-[.T66]))" office:value-type="float" office:value="517.542798770654">
            <text:p>517.5</text:p>
          </table:table-cell>
          <table:table-cell table:style-name="ce4"/>
          <table:table-cell table:style-name="ce6" office:value-type="float" office:value="304.99998">
            <text:p>305</text:p>
          </table:table-cell>
          <table:table-cell table:style-name="ce6" table:formula="of:=[.W66]+100" office:value-type="float" office:value="404.99998">
            <text:p>405</text:p>
          </table:table-cell>
          <table:table-cell table:style-name="ce8" office:value-type="float" office:value="0.733358">
            <text:p>0.733</text:p>
          </table:table-cell>
          <table:table-cell table:style-name="ce11" table:formula="of:=10^4/12 * LN(([.$AJ$5]-[.Y66]*0.4)/([.$AJ$5]-[.Y66]))" office:value-type="float" office:value="456.607001489574">
            <text:p>456.6</text:p>
          </table:table-cell>
          <table:table-cell table:style-name="ce4"/>
          <table:table-cell table:style-name="ce14" office:value-type="float" office:value="304.99998">
            <text:p>305</text:p>
          </table:table-cell>
          <table:table-cell table:style-name="ce8" office:value-type="float" office:value="1.335733">
            <text:p>1.336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10.00002">
            <text:p>310</text:p>
          </table:table-cell>
          <table:table-cell table:style-name="ce6" table:formula="of:=[.C67]+85" office:value-type="float" office:value="395.00002">
            <text:p>395</text:p>
          </table:table-cell>
          <table:table-cell table:style-name="ce8" office:value-type="float" office:value="0.738624">
            <text:p>0.739</text:p>
          </table:table-cell>
          <table:table-cell table:style-name="ce11" table:formula="of:=10^4/12 * LN(([.$AJ$5]-[.E67]*0.4)/([.$AJ$5]-[.E67]))" office:value-type="float" office:value="462.231444741641">
            <text:p>462.2</text:p>
          </table:table-cell>
          <table:table-cell table:style-name="ce4"/>
          <table:table-cell table:style-name="ce6" office:value-type="float" office:value="310.00002">
            <text:p>310</text:p>
          </table:table-cell>
          <table:table-cell table:style-name="ce6" table:formula="of:=60+[.H67]" office:value-type="float" office:value="370.00002">
            <text:p>370</text:p>
          </table:table-cell>
          <table:table-cell table:style-name="ce8" office:value-type="float" office:value="0.773071">
            <text:p>0.773</text:p>
          </table:table-cell>
          <table:table-cell table:style-name="ce11" table:formula="of:=10^4/12 * LN(([.$AJ$5]-[.J67]*0.4)/([.$AJ$5]-[.J67]))" office:value-type="float" office:value="500.587855327844">
            <text:p>500.6</text:p>
          </table:table-cell>
          <table:table-cell table:style-name="ce4"/>
          <table:table-cell table:style-name="ce14" office:value-type="float" office:value="310.00002">
            <text:p>310</text:p>
          </table:table-cell>
          <table:table-cell table:style-name="ce14" table:formula="of:=[.M67]+65" office:value-type="float" office:value="375.00002">
            <text:p>375</text:p>
          </table:table-cell>
          <table:table-cell table:style-name="ce8" office:value-type="float" office:value="0.71082">
            <text:p>0.711</text:p>
          </table:table-cell>
          <table:table-cell table:style-name="ce11" table:formula="of:=10^4/12 * LN(([.$AJ$5]-[.O67]*0.4)/([.$AJ$5]-[.O67]))" office:value-type="float" office:value="433.201357700272">
            <text:p>433.2</text:p>
          </table:table-cell>
          <table:table-cell table:style-name="ce4"/>
          <table:table-cell table:style-name="ce14" office:value-type="float" office:value="310.00002">
            <text:p>310</text:p>
          </table:table-cell>
          <table:table-cell table:style-name="ce14" table:formula="of:=[.R67]+95" office:value-type="float" office:value="405.00002">
            <text:p>405</text:p>
          </table:table-cell>
          <table:table-cell table:style-name="ce8" office:value-type="float" office:value="0.791106">
            <text:p>0.791</text:p>
          </table:table-cell>
          <table:table-cell table:style-name="ce11" table:formula="of:=10^4/12 * LN(([.$AJ$5]-[.T67]*0.4)/([.$AJ$5]-[.T67]))" office:value-type="float" office:value="521.830439998013">
            <text:p>521.8</text:p>
          </table:table-cell>
          <table:table-cell table:style-name="ce4"/>
          <table:table-cell table:style-name="ce6" office:value-type="float" office:value="310.00002">
            <text:p>310</text:p>
          </table:table-cell>
          <table:table-cell table:style-name="ce6" table:formula="of:=[.W67]+100" office:value-type="float" office:value="410.00002">
            <text:p>410</text:p>
          </table:table-cell>
          <table:table-cell table:style-name="ce8" office:value-type="float" office:value="0.735635">
            <text:p>0.736</text:p>
          </table:table-cell>
          <table:table-cell table:style-name="ce11" table:formula="of:=10^4/12 * LN(([.$AJ$5]-[.Y67]*0.4)/([.$AJ$5]-[.Y67]))" office:value-type="float" office:value="459.031545291971">
            <text:p>459.0</text:p>
          </table:table-cell>
          <table:table-cell table:style-name="ce4"/>
          <table:table-cell table:style-name="ce14" office:value-type="float" office:value="310.00002">
            <text:p>310</text:p>
          </table:table-cell>
          <table:table-cell table:style-name="ce8" office:value-type="float" office:value="1.333641">
            <text:p>1.334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15">
            <text:p>315</text:p>
          </table:table-cell>
          <table:table-cell table:style-name="ce6" table:formula="of:=[.C68]+85" office:value-type="float" office:value="400">
            <text:p>400</text:p>
          </table:table-cell>
          <table:table-cell table:style-name="ce8" office:value-type="float" office:value="0.747275">
            <text:p>0.747</text:p>
          </table:table-cell>
          <table:table-cell table:style-name="ce11" table:formula="of:=10^4/12 * LN(([.$AJ$5]-[.E68]*0.4)/([.$AJ$5]-[.E68]))" office:value-type="float" office:value="471.604812671996">
            <text:p>471.6</text:p>
          </table:table-cell>
          <table:table-cell table:style-name="ce4"/>
          <table:table-cell table:style-name="ce6" office:value-type="float" office:value="315">
            <text:p>315</text:p>
          </table:table-cell>
          <table:table-cell table:style-name="ce6" table:formula="of:=60+[.H68]" office:value-type="float" office:value="375">
            <text:p>375</text:p>
          </table:table-cell>
          <table:table-cell table:style-name="ce8" office:value-type="float" office:value="0.777877">
            <text:p>0.778</text:p>
          </table:table-cell>
          <table:table-cell table:style-name="ce11" table:formula="of:=10^4/12 * LN(([.$AJ$5]-[.J68]*0.4)/([.$AJ$5]-[.J68]))" office:value-type="float" office:value="506.166863890661">
            <text:p>506.2</text:p>
          </table:table-cell>
          <table:table-cell table:style-name="ce4"/>
          <table:table-cell table:style-name="ce14" office:value-type="float" office:value="315">
            <text:p>315</text:p>
          </table:table-cell>
          <table:table-cell table:style-name="ce14" table:formula="of:=[.M68]+65" office:value-type="float" office:value="380">
            <text:p>380</text:p>
          </table:table-cell>
          <table:table-cell table:style-name="ce8" office:value-type="float" office:value="0.714492">
            <text:p>0.714</text:p>
          </table:table-cell>
          <table:table-cell table:style-name="ce11" table:formula="of:=10^4/12 * LN(([.$AJ$5]-[.O68]*0.4)/([.$AJ$5]-[.O68]))" office:value-type="float" office:value="436.943041215394">
            <text:p>436.9</text:p>
          </table:table-cell>
          <table:table-cell table:style-name="ce4"/>
          <table:table-cell table:style-name="ce14" office:value-type="float" office:value="315">
            <text:p>315</text:p>
          </table:table-cell>
          <table:table-cell table:style-name="ce14" table:formula="of:=[.R68]+95" office:value-type="float" office:value="410">
            <text:p>410</text:p>
          </table:table-cell>
          <table:table-cell table:style-name="ce8" office:value-type="float" office:value="0.794612">
            <text:p>0.795</text:p>
          </table:table-cell>
          <table:table-cell table:style-name="ce11" table:formula="of:=10^4/12 * LN(([.$AJ$5]-[.T68]*0.4)/([.$AJ$5]-[.T68]))" office:value-type="float" office:value="526.059171409735">
            <text:p>526.1</text:p>
          </table:table-cell>
          <table:table-cell table:style-name="ce4"/>
          <table:table-cell table:style-name="ce6" office:value-type="float" office:value="315">
            <text:p>315</text:p>
          </table:table-cell>
          <table:table-cell table:style-name="ce6" table:formula="of:=[.W68]+100" office:value-type="float" office:value="415">
            <text:p>415</text:p>
          </table:table-cell>
          <table:table-cell table:style-name="ce8" office:value-type="float" office:value="0.739044">
            <text:p>0.739</text:p>
          </table:table-cell>
          <table:table-cell table:style-name="ce11" table:formula="of:=10^4/12 * LN(([.$AJ$5]-[.Y68]*0.4)/([.$AJ$5]-[.Y68]))" office:value-type="float" office:value="462.682656067898">
            <text:p>462.7</text:p>
          </table:table-cell>
          <table:table-cell table:style-name="ce4"/>
          <table:table-cell table:style-name="ce14" office:value-type="float" office:value="315">
            <text:p>315</text:p>
          </table:table-cell>
          <table:table-cell table:style-name="ce8" office:value-type="float" office:value="1.33838">
            <text:p>1.338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19.99998">
            <text:p>320</text:p>
          </table:table-cell>
          <table:table-cell table:style-name="ce6" table:formula="of:=[.C69]+85" office:value-type="float" office:value="404.99998">
            <text:p>405</text:p>
          </table:table-cell>
          <table:table-cell table:style-name="ce8" office:value-type="float" office:value="0.760887">
            <text:p>0.761</text:p>
          </table:table-cell>
          <table:table-cell table:style-name="ce11" table:formula="of:=10^4/12 * LN(([.$AJ$5]-[.E69]*0.4)/([.$AJ$5]-[.E69]))" office:value-type="float" office:value="486.700575708483">
            <text:p>486.7</text:p>
          </table:table-cell>
          <table:table-cell table:style-name="ce4"/>
          <table:table-cell table:style-name="ce6" office:value-type="float" office:value="319.99998">
            <text:p>320</text:p>
          </table:table-cell>
          <table:table-cell table:style-name="ce6" table:formula="of:=60+[.H69]" office:value-type="float" office:value="379.99998">
            <text:p>380</text:p>
          </table:table-cell>
          <table:table-cell table:style-name="ce8" office:value-type="float" office:value="0.779399">
            <text:p>0.779</text:p>
          </table:table-cell>
          <table:table-cell table:style-name="ce11" table:formula="of:=10^4/12 * LN(([.$AJ$5]-[.J69]*0.4)/([.$AJ$5]-[.J69]))" office:value-type="float" office:value="507.945870263868">
            <text:p>507.9</text:p>
          </table:table-cell>
          <table:table-cell table:style-name="ce4"/>
          <table:table-cell table:style-name="ce14" office:value-type="float" office:value="319.99998">
            <text:p>320</text:p>
          </table:table-cell>
          <table:table-cell table:style-name="ce14" table:formula="of:=[.M69]+65" office:value-type="float" office:value="384.99998">
            <text:p>385</text:p>
          </table:table-cell>
          <table:table-cell table:style-name="ce8" office:value-type="float" office:value="0.71762">
            <text:p>0.718</text:p>
          </table:table-cell>
          <table:table-cell table:style-name="ce11" table:formula="of:=10^4/12 * LN(([.$AJ$5]-[.O69]*0.4)/([.$AJ$5]-[.O69]))" office:value-type="float" office:value="440.152018726669">
            <text:p>440.2</text:p>
          </table:table-cell>
          <table:table-cell table:style-name="ce4"/>
          <table:table-cell table:style-name="ce14" office:value-type="float" office:value="319.99998">
            <text:p>320</text:p>
          </table:table-cell>
          <table:table-cell table:style-name="ce14" table:formula="of:=[.R69]+95" office:value-type="float" office:value="414.99998">
            <text:p>415</text:p>
          </table:table-cell>
          <table:table-cell table:style-name="ce8" office:value-type="float" office:value="0.799658">
            <text:p>0.800</text:p>
          </table:table-cell>
          <table:table-cell table:style-name="ce11" table:formula="of:=10^4/12 * LN(([.$AJ$5]-[.T69]*0.4)/([.$AJ$5]-[.T69]))" office:value-type="float" office:value="532.203961306506">
            <text:p>532.2</text:p>
          </table:table-cell>
          <table:table-cell table:style-name="ce4"/>
          <table:table-cell table:style-name="ce6" office:value-type="float" office:value="319.99998">
            <text:p>320</text:p>
          </table:table-cell>
          <table:table-cell table:style-name="ce6" table:formula="of:=[.W69]+100" office:value-type="float" office:value="419.99998">
            <text:p>420</text:p>
          </table:table-cell>
          <table:table-cell table:style-name="ce8" office:value-type="float" office:value="0.739039">
            <text:p>0.739</text:p>
          </table:table-cell>
          <table:table-cell table:style-name="ce11" table:formula="of:=10^4/12 * LN(([.$AJ$5]-[.Y69]*0.4)/([.$AJ$5]-[.Y69]))" office:value-type="float" office:value="462.677282210354">
            <text:p>462.7</text:p>
          </table:table-cell>
          <table:table-cell table:style-name="ce4"/>
          <table:table-cell table:style-name="ce14" office:value-type="float" office:value="319.99998">
            <text:p>320</text:p>
          </table:table-cell>
          <table:table-cell table:style-name="ce8" office:value-type="float" office:value="1.325017">
            <text:p>1.325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25.00002">
            <text:p>325</text:p>
          </table:table-cell>
          <table:table-cell table:style-name="ce6" table:formula="of:=[.C70]+85" office:value-type="float" office:value="410.00002">
            <text:p>410</text:p>
          </table:table-cell>
          <table:table-cell table:style-name="ce8" office:value-type="float" office:value="0.750732">
            <text:p>0.751</text:p>
          </table:table-cell>
          <table:table-cell table:style-name="ce11" table:formula="of:=10^4/12 * LN(([.$AJ$5]-[.E70]*0.4)/([.$AJ$5]-[.E70]))" office:value-type="float" office:value="475.397847768571">
            <text:p>475.4</text:p>
          </table:table-cell>
          <table:table-cell table:style-name="ce4"/>
          <table:table-cell table:style-name="ce6" office:value-type="float" office:value="325.00002">
            <text:p>325</text:p>
          </table:table-cell>
          <table:table-cell table:style-name="ce6" table:formula="of:=60+[.H70]" office:value-type="float" office:value="385.00002">
            <text:p>385</text:p>
          </table:table-cell>
          <table:table-cell table:style-name="ce8" office:value-type="float" office:value="0.779575">
            <text:p>0.780</text:p>
          </table:table-cell>
          <table:table-cell table:style-name="ce11" table:formula="of:=10^4/12 * LN(([.$AJ$5]-[.J70]*0.4)/([.$AJ$5]-[.J70]))" office:value-type="float" office:value="508.151971539095">
            <text:p>508.2</text:p>
          </table:table-cell>
          <table:table-cell table:style-name="ce4"/>
          <table:table-cell table:style-name="ce14" office:value-type="float" office:value="325.00002">
            <text:p>325</text:p>
          </table:table-cell>
          <table:table-cell table:style-name="ce14" table:formula="of:=[.M70]+65" office:value-type="float" office:value="390.00002">
            <text:p>390</text:p>
          </table:table-cell>
          <table:table-cell table:style-name="ce8" office:value-type="float" office:value="0.721421">
            <text:p>0.721</text:p>
          </table:table-cell>
          <table:table-cell table:style-name="ce11" table:formula="of:=10^4/12 * LN(([.$AJ$5]-[.O70]*0.4)/([.$AJ$5]-[.O70]))" office:value-type="float" office:value="444.078506376044">
            <text:p>444.1</text:p>
          </table:table-cell>
          <table:table-cell table:style-name="ce4"/>
          <table:table-cell table:style-name="ce14" office:value-type="float" office:value="325.00002">
            <text:p>325</text:p>
          </table:table-cell>
          <table:table-cell table:style-name="ce14" table:formula="of:=[.R70]+95" office:value-type="float" office:value="420.00002">
            <text:p>420</text:p>
          </table:table-cell>
          <table:table-cell table:style-name="ce8" office:value-type="float" office:value="0.801203">
            <text:p>0.801</text:p>
          </table:table-cell>
          <table:table-cell table:style-name="ce11" table:formula="of:=10^4/12 * LN(([.$AJ$5]-[.T70]*0.4)/([.$AJ$5]-[.T70]))" office:value-type="float" office:value="534.099400436688">
            <text:p>534.1</text:p>
          </table:table-cell>
          <table:table-cell table:style-name="ce4"/>
          <table:table-cell table:style-name="ce6" office:value-type="float" office:value="325.00002">
            <text:p>325</text:p>
          </table:table-cell>
          <table:table-cell table:style-name="ce6" table:formula="of:=[.W70]+100" office:value-type="float" office:value="425.00002">
            <text:p>425</text:p>
          </table:table-cell>
          <table:table-cell table:style-name="ce8" office:value-type="float" office:value="0.756378">
            <text:p>0.756</text:p>
          </table:table-cell>
          <table:table-cell table:style-name="ce11" table:formula="of:=10^4/12 * LN(([.$AJ$5]-[.Y70]*0.4)/([.$AJ$5]-[.Y70]))" office:value-type="float" office:value="481.652061091674">
            <text:p>481.7</text:p>
          </table:table-cell>
          <table:table-cell table:style-name="ce4"/>
          <table:table-cell table:style-name="ce14" office:value-type="float" office:value="325.00002">
            <text:p>325</text:p>
          </table:table-cell>
          <table:table-cell table:style-name="ce8" office:value-type="float" office:value="1.339672">
            <text:p>1.340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30">
            <text:p>330</text:p>
          </table:table-cell>
          <table:table-cell table:style-name="ce6" table:formula="of:=[.C71]+85" office:value-type="float" office:value="415">
            <text:p>415</text:p>
          </table:table-cell>
          <table:table-cell table:style-name="ce8" office:value-type="float" office:value="0.756333">
            <text:p>0.756</text:p>
          </table:table-cell>
          <table:table-cell table:style-name="ce11" table:formula="of:=10^4/12 * LN(([.$AJ$5]-[.E71]*0.4)/([.$AJ$5]-[.E71]))" office:value-type="float" office:value="481.601919040719">
            <text:p>481.6</text:p>
          </table:table-cell>
          <table:table-cell table:style-name="ce4"/>
          <table:table-cell table:style-name="ce6" office:value-type="float" office:value="330">
            <text:p>330</text:p>
          </table:table-cell>
          <table:table-cell table:style-name="ce6" table:formula="of:=60+[.H71]" office:value-type="float" office:value="390">
            <text:p>390</text:p>
          </table:table-cell>
          <table:table-cell table:style-name="ce8" office:value-type="float" office:value="0.782295">
            <text:p>0.782</text:p>
          </table:table-cell>
          <table:table-cell table:style-name="ce11" table:formula="of:=10^4/12 * LN(([.$AJ$5]-[.J71]*0.4)/([.$AJ$5]-[.J71]))" office:value-type="float" office:value="511.347290749395">
            <text:p>511.3</text:p>
          </table:table-cell>
          <table:table-cell table:style-name="ce4"/>
          <table:table-cell table:style-name="ce14" office:value-type="float" office:value="330">
            <text:p>330</text:p>
          </table:table-cell>
          <table:table-cell table:style-name="ce14" table:formula="of:=[.M71]+65" office:value-type="float" office:value="395">
            <text:p>395</text:p>
          </table:table-cell>
          <table:table-cell table:style-name="ce8" office:value-type="float" office:value="0.723457">
            <text:p>0.723</text:p>
          </table:table-cell>
          <table:table-cell table:style-name="ce11" table:formula="of:=10^4/12 * LN(([.$AJ$5]-[.O71]*0.4)/([.$AJ$5]-[.O71]))" office:value-type="float" office:value="446.194070662561">
            <text:p>446.2</text:p>
          </table:table-cell>
          <table:table-cell table:style-name="ce4"/>
          <table:table-cell table:style-name="ce14" office:value-type="float" office:value="330">
            <text:p>330</text:p>
          </table:table-cell>
          <table:table-cell table:style-name="ce14" table:formula="of:=[.R71]+95" office:value-type="float" office:value="425">
            <text:p>425</text:p>
          </table:table-cell>
          <table:table-cell table:style-name="ce8" office:value-type="float" office:value="0.804179">
            <text:p>0.804</text:p>
          </table:table-cell>
          <table:table-cell table:style-name="ce11" table:formula="of:=10^4/12 * LN(([.$AJ$5]-[.T71]*0.4)/([.$AJ$5]-[.T71]))" office:value-type="float" office:value="537.769158921155">
            <text:p>537.8</text:p>
          </table:table-cell>
          <table:table-cell table:style-name="ce4"/>
          <table:table-cell table:style-name="ce6" office:value-type="float" office:value="330">
            <text:p>330</text:p>
          </table:table-cell>
          <table:table-cell table:style-name="ce6" table:formula="of:=[.W71]+100" office:value-type="float" office:value="430">
            <text:p>430</text:p>
          </table:table-cell>
          <table:table-cell table:style-name="ce8" office:value-type="float" office:value="0.769648">
            <text:p>0.770</text:p>
          </table:table-cell>
          <table:table-cell table:style-name="ce11" table:formula="of:=10^4/12 * LN(([.$AJ$5]-[.Y71]*0.4)/([.$AJ$5]-[.Y71]))" office:value-type="float" office:value="496.649558131283">
            <text:p>496.6</text:p>
          </table:table-cell>
          <table:table-cell table:style-name="ce4"/>
          <table:table-cell table:style-name="ce14" office:value-type="float" office:value="330">
            <text:p>330</text:p>
          </table:table-cell>
          <table:table-cell table:style-name="ce8" office:value-type="float" office:value="1.33557">
            <text:p>1.336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34.99998">
            <text:p>335</text:p>
          </table:table-cell>
          <table:table-cell table:style-name="ce6" table:formula="of:=[.C72]+85" office:value-type="float" office:value="419.99998">
            <text:p>420</text:p>
          </table:table-cell>
          <table:table-cell table:style-name="ce8" office:value-type="float" office:value="0.768599">
            <text:p>0.769</text:p>
          </table:table-cell>
          <table:table-cell table:style-name="ce11" table:formula="of:=10^4/12 * LN(([.$AJ$5]-[.E72]*0.4)/([.$AJ$5]-[.E72]))" office:value-type="float" office:value="495.448448719894">
            <text:p>495.4</text:p>
          </table:table-cell>
          <table:table-cell table:style-name="ce4"/>
          <table:table-cell table:style-name="ce6" office:value-type="float" office:value="334.99998">
            <text:p>335</text:p>
          </table:table-cell>
          <table:table-cell table:style-name="ce6" table:formula="of:=60+[.H72]" office:value-type="float" office:value="394.99998">
            <text:p>395</text:p>
          </table:table-cell>
          <table:table-cell table:style-name="ce8" office:value-type="float" office:value="0.783557">
            <text:p>0.784</text:p>
          </table:table-cell>
          <table:table-cell table:style-name="ce11" table:formula="of:=10^4/12 * LN(([.$AJ$5]-[.J72]*0.4)/([.$AJ$5]-[.J72]))" office:value-type="float" office:value="512.836313128139">
            <text:p>512.8</text:p>
          </table:table-cell>
          <table:table-cell table:style-name="ce4"/>
          <table:table-cell table:style-name="ce14" office:value-type="float" office:value="334.99998">
            <text:p>335</text:p>
          </table:table-cell>
          <table:table-cell table:style-name="ce14" table:formula="of:=[.M72]+65" office:value-type="float" office:value="399.99998">
            <text:p>400</text:p>
          </table:table-cell>
          <table:table-cell table:style-name="ce8" office:value-type="float" office:value="0.728608">
            <text:p>0.729</text:p>
          </table:table-cell>
          <table:table-cell table:style-name="ce11" table:formula="of:=10^4/12 * LN(([.$AJ$5]-[.O72]*0.4)/([.$AJ$5]-[.O72]))" office:value-type="float" office:value="451.585310129225">
            <text:p>451.6</text:p>
          </table:table-cell>
          <table:table-cell table:style-name="ce4"/>
          <table:table-cell table:style-name="ce14" office:value-type="float" office:value="334.99998">
            <text:p>335</text:p>
          </table:table-cell>
          <table:table-cell table:style-name="ce14" table:formula="of:=[.R72]+95" office:value-type="float" office:value="429.99998">
            <text:p>430</text:p>
          </table:table-cell>
          <table:table-cell table:style-name="ce8" office:value-type="float" office:value="0.808703">
            <text:p>0.809</text:p>
          </table:table-cell>
          <table:table-cell table:style-name="ce11" table:formula="of:=10^4/12 * LN(([.$AJ$5]-[.T72]*0.4)/([.$AJ$5]-[.T72]))" office:value-type="float" office:value="543.395595444581">
            <text:p>543.4</text:p>
          </table:table-cell>
          <table:table-cell table:style-name="ce4"/>
          <table:table-cell table:style-name="ce6" office:value-type="float" office:value="334.99998">
            <text:p>335</text:p>
          </table:table-cell>
          <table:table-cell table:style-name="ce6" table:formula="of:=[.W72]+100" office:value-type="float" office:value="434.99998">
            <text:p>435</text:p>
          </table:table-cell>
          <table:table-cell table:style-name="ce8" office:value-type="float" office:value="0.774173">
            <text:p>0.774</text:p>
          </table:table-cell>
          <table:table-cell table:style-name="ce11" table:formula="of:=10^4/12 * LN(([.$AJ$5]-[.Y72]*0.4)/([.$AJ$5]-[.Y72]))" office:value-type="float" office:value="501.861964709182">
            <text:p>501.9</text:p>
          </table:table-cell>
          <table:table-cell table:style-name="ce4"/>
          <table:table-cell table:style-name="ce14" office:value-type="float" office:value="334.99998">
            <text:p>335</text:p>
          </table:table-cell>
          <table:table-cell table:style-name="ce8" office:value-type="float" office:value="1.335732">
            <text:p>1.336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40.00002">
            <text:p>340</text:p>
          </table:table-cell>
          <table:table-cell table:style-name="ce6" table:formula="of:=[.C73]+85" office:value-type="float" office:value="425.00002">
            <text:p>425</text:p>
          </table:table-cell>
          <table:table-cell table:style-name="ce8" office:value-type="float" office:value="0.771072">
            <text:p>0.771</text:p>
          </table:table-cell>
          <table:table-cell table:style-name="ce11" table:formula="of:=10^4/12 * LN(([.$AJ$5]-[.E73]*0.4)/([.$AJ$5]-[.E73]))" office:value-type="float" office:value="498.284392412317">
            <text:p>498.3</text:p>
          </table:table-cell>
          <table:table-cell table:style-name="ce4"/>
          <table:table-cell table:style-name="ce6" office:value-type="float" office:value="340.00002">
            <text:p>340</text:p>
          </table:table-cell>
          <table:table-cell table:style-name="ce6" table:formula="of:=60+[.H73]" office:value-type="float" office:value="400.00002">
            <text:p>400</text:p>
          </table:table-cell>
          <table:table-cell table:style-name="ce8" office:value-type="float" office:value="0.783859">
            <text:p>0.784</text:p>
          </table:table-cell>
          <table:table-cell table:style-name="ce11" table:formula="of:=10^4/12 * LN(([.$AJ$5]-[.J73]*0.4)/([.$AJ$5]-[.J73]))" office:value-type="float" office:value="513.193253298045">
            <text:p>513.2</text:p>
          </table:table-cell>
          <table:table-cell table:style-name="ce4"/>
          <table:table-cell table:style-name="ce14" office:value-type="float" office:value="340.00002">
            <text:p>340</text:p>
          </table:table-cell>
          <table:table-cell table:style-name="ce14" table:formula="of:=[.M73]+65" office:value-type="float" office:value="405.00002">
            <text:p>405</text:p>
          </table:table-cell>
          <table:table-cell table:style-name="ce8" office:value-type="float" office:value="0.730859">
            <text:p>0.731</text:p>
          </table:table-cell>
          <table:table-cell table:style-name="ce11" table:formula="of:=10^4/12 * LN(([.$AJ$5]-[.O73]*0.4)/([.$AJ$5]-[.O73]))" office:value-type="float" office:value="453.959013272475">
            <text:p>454.0</text:p>
          </table:table-cell>
          <table:table-cell table:style-name="ce4"/>
          <table:table-cell table:style-name="ce14" office:value-type="float" office:value="340.00002">
            <text:p>340</text:p>
          </table:table-cell>
          <table:table-cell table:style-name="ce14" table:formula="of:=[.R73]+95" office:value-type="float" office:value="435.00002">
            <text:p>435</text:p>
          </table:table-cell>
          <table:table-cell table:style-name="ce8" office:value-type="float" office:value="0.810427">
            <text:p>0.810</text:p>
          </table:table-cell>
          <table:table-cell table:style-name="ce11" table:formula="of:=10^4/12 * LN(([.$AJ$5]-[.T73]*0.4)/([.$AJ$5]-[.T73]))" office:value-type="float" office:value="545.555072432718">
            <text:p>545.6</text:p>
          </table:table-cell>
          <table:table-cell table:style-name="ce4"/>
          <table:table-cell table:style-name="ce6" office:value-type="float" office:value="340.00002">
            <text:p>340</text:p>
          </table:table-cell>
          <table:table-cell table:style-name="ce6" table:formula="of:=[.W73]+100" office:value-type="float" office:value="440.00002">
            <text:p>440</text:p>
          </table:table-cell>
          <table:table-cell table:style-name="ce8" office:value-type="float" office:value="0.77433">
            <text:p>0.774</text:p>
          </table:table-cell>
          <table:table-cell table:style-name="ce11" table:formula="of:=10^4/12 * LN(([.$AJ$5]-[.Y73]*0.4)/([.$AJ$5]-[.Y73]))" office:value-type="float" office:value="502.043732596372">
            <text:p>502.0</text:p>
          </table:table-cell>
          <table:table-cell table:style-name="ce4"/>
          <table:table-cell table:style-name="ce14" office:value-type="float" office:value="340.00002">
            <text:p>340</text:p>
          </table:table-cell>
          <table:table-cell table:style-name="ce8" office:value-type="float" office:value="1.340126">
            <text:p>1.340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45">
            <text:p>345</text:p>
          </table:table-cell>
          <table:table-cell table:style-name="ce6" table:formula="of:=[.C74]+85" office:value-type="float" office:value="430">
            <text:p>430</text:p>
          </table:table-cell>
          <table:table-cell table:style-name="ce8" office:value-type="float" office:value="0.776019">
            <text:p>0.776</text:p>
          </table:table-cell>
          <table:table-cell table:style-name="ce11" table:formula="of:=10^4/12 * LN(([.$AJ$5]-[.E74]*0.4)/([.$AJ$5]-[.E74]))" office:value-type="float" office:value="504.003107031324">
            <text:p>504.0</text:p>
          </table:table-cell>
          <table:table-cell table:style-name="ce4"/>
          <table:table-cell table:style-name="ce6" office:value-type="float" office:value="345">
            <text:p>345</text:p>
          </table:table-cell>
          <table:table-cell table:style-name="ce6" table:formula="of:=60+[.H74]" office:value-type="float" office:value="405">
            <text:p>405</text:p>
          </table:table-cell>
          <table:table-cell table:style-name="ce8" office:value-type="float" office:value="0.788592">
            <text:p>0.789</text:p>
          </table:table-cell>
          <table:table-cell table:style-name="ce11" table:formula="of:=10^4/12 * LN(([.$AJ$5]-[.J74]*0.4)/([.$AJ$5]-[.J74]))" office:value-type="float" office:value="518.818464676769">
            <text:p>518.8</text:p>
          </table:table-cell>
          <table:table-cell table:style-name="ce4"/>
          <table:table-cell table:style-name="ce14" office:value-type="float" office:value="345">
            <text:p>345</text:p>
          </table:table-cell>
          <table:table-cell table:style-name="ce14" table:formula="of:=[.M74]+65" office:value-type="float" office:value="410">
            <text:p>410</text:p>
          </table:table-cell>
          <table:table-cell table:style-name="ce8" office:value-type="float" office:value="0.732823">
            <text:p>0.733</text:p>
          </table:table-cell>
          <table:table-cell table:style-name="ce11" table:formula="of:=10^4/12 * LN(([.$AJ$5]-[.O74]*0.4)/([.$AJ$5]-[.O74]))" office:value-type="float" office:value="456.038969693561">
            <text:p>456.0</text:p>
          </table:table-cell>
          <table:table-cell table:style-name="ce4"/>
          <table:table-cell table:style-name="ce14" office:value-type="float" office:value="345">
            <text:p>345</text:p>
          </table:table-cell>
          <table:table-cell table:style-name="ce14" table:formula="of:=[.R74]+95" office:value-type="float" office:value="440">
            <text:p>440</text:p>
          </table:table-cell>
          <table:table-cell table:style-name="ce8" office:value-type="float" office:value="0.814245">
            <text:p>0.814</text:p>
          </table:table-cell>
          <table:table-cell table:style-name="ce11" table:formula="of:=10^4/12 * LN(([.$AJ$5]-[.T74]*0.4)/([.$AJ$5]-[.T74]))" office:value-type="float" office:value="550.36806439443">
            <text:p>550.4</text:p>
          </table:table-cell>
          <table:table-cell table:style-name="ce4"/>
          <table:table-cell table:style-name="ce6" office:value-type="float" office:value="345">
            <text:p>345</text:p>
          </table:table-cell>
          <table:table-cell table:style-name="ce6" table:formula="of:=[.W74]+100" office:value-type="float" office:value="445">
            <text:p>445</text:p>
          </table:table-cell>
          <table:table-cell table:style-name="ce8" office:value-type="float" office:value="0.775007">
            <text:p>0.775</text:p>
          </table:table-cell>
          <table:table-cell table:style-name="ce11" table:formula="of:=10^4/12 * LN(([.$AJ$5]-[.Y74]*0.4)/([.$AJ$5]-[.Y74]))" office:value-type="float" office:value="502.828243677809">
            <text:p>502.8</text:p>
          </table:table-cell>
          <table:table-cell table:style-name="ce4"/>
          <table:table-cell table:style-name="ce14" office:value-type="float" office:value="345">
            <text:p>345</text:p>
          </table:table-cell>
          <table:table-cell table:style-name="ce8" office:value-type="float" office:value="1.346411">
            <text:p>1.346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49.99998">
            <text:p>350</text:p>
          </table:table-cell>
          <table:table-cell table:style-name="ce6" table:formula="of:=[.C75]+85" office:value-type="float" office:value="434.99998">
            <text:p>435</text:p>
          </table:table-cell>
          <table:table-cell table:style-name="ce8" office:value-type="float" office:value="0.776622">
            <text:p>0.777</text:p>
          </table:table-cell>
          <table:table-cell table:style-name="ce11" table:formula="of:=10^4/12 * LN(([.$AJ$5]-[.E75]*0.4)/([.$AJ$5]-[.E75]))" office:value-type="float" office:value="504.704379007026">
            <text:p>504.7</text:p>
          </table:table-cell>
          <table:table-cell table:style-name="ce4"/>
          <table:table-cell table:style-name="ce6" office:value-type="float" office:value="349.99998">
            <text:p>350</text:p>
          </table:table-cell>
          <table:table-cell table:style-name="ce6" table:formula="of:=60+[.H75]" office:value-type="float" office:value="409.99998">
            <text:p>410</text:p>
          </table:table-cell>
          <table:table-cell table:style-name="ce8" office:value-type="float" office:value="0.791086">
            <text:p>0.791</text:p>
          </table:table-cell>
          <table:table-cell table:style-name="ce11" table:formula="of:=10^4/12 * LN(([.$AJ$5]-[.J75]*0.4)/([.$AJ$5]-[.J75]))" office:value-type="float" office:value="521.806411892876">
            <text:p>521.8</text:p>
          </table:table-cell>
          <table:table-cell table:style-name="ce4"/>
          <table:table-cell table:style-name="ce14" office:value-type="float" office:value="349.99998">
            <text:p>350</text:p>
          </table:table-cell>
          <table:table-cell table:style-name="ce14" table:formula="of:=[.M75]+65" office:value-type="float" office:value="414.99998">
            <text:p>415</text:p>
          </table:table-cell>
          <table:table-cell table:style-name="ce8" office:value-type="float" office:value="0.737457">
            <text:p>0.737</text:p>
          </table:table-cell>
          <table:table-cell table:style-name="ce11" table:formula="of:=10^4/12 * LN(([.$AJ$5]-[.O75]*0.4)/([.$AJ$5]-[.O75]))" office:value-type="float" office:value="460.979765697939">
            <text:p>461.0</text:p>
          </table:table-cell>
          <table:table-cell table:style-name="ce4"/>
          <table:table-cell table:style-name="ce14" office:value-type="float" office:value="349.99998">
            <text:p>350</text:p>
          </table:table-cell>
          <table:table-cell table:style-name="ce14" table:formula="of:=[.R75]+95" office:value-type="float" office:value="444.99998">
            <text:p>445</text:p>
          </table:table-cell>
          <table:table-cell table:style-name="ce8" office:value-type="float" office:value="0.818114">
            <text:p>0.818</text:p>
          </table:table-cell>
          <table:table-cell table:style-name="ce11" table:formula="of:=10^4/12 * LN(([.$AJ$5]-[.T75]*0.4)/([.$AJ$5]-[.T75]))" office:value-type="float" office:value="555.288862704319">
            <text:p>555.3</text:p>
          </table:table-cell>
          <table:table-cell table:style-name="ce4"/>
          <table:table-cell table:style-name="ce6" office:value-type="float" office:value="349.99998">
            <text:p>350</text:p>
          </table:table-cell>
          <table:table-cell table:style-name="ce6" table:formula="of:=[.W75]+100" office:value-type="float" office:value="449.99998">
            <text:p>450</text:p>
          </table:table-cell>
          <table:table-cell table:style-name="ce8" office:value-type="float" office:value="0.774498">
            <text:p>0.774</text:p>
          </table:table-cell>
          <table:table-cell table:style-name="ce11" table:formula="of:=10^4/12 * LN(([.$AJ$5]-[.Y75]*0.4)/([.$AJ$5]-[.Y75]))" office:value-type="float" office:value="502.238304373651">
            <text:p>502.2</text:p>
          </table:table-cell>
          <table:table-cell table:style-name="ce4"/>
          <table:table-cell table:style-name="ce14" office:value-type="float" office:value="349.99998">
            <text:p>350</text:p>
          </table:table-cell>
          <table:table-cell table:style-name="ce8" office:value-type="float" office:value="1.33718">
            <text:p>1.337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55.00002">
            <text:p>355</text:p>
          </table:table-cell>
          <table:table-cell table:style-name="ce6" table:formula="of:=[.C76]+85" office:value-type="float" office:value="440.00002">
            <text:p>440</text:p>
          </table:table-cell>
          <table:table-cell table:style-name="ce8" office:value-type="float" office:value="0.77939">
            <text:p>0.779</text:p>
          </table:table-cell>
          <table:table-cell table:style-name="ce11" table:formula="of:=10^4/12 * LN(([.$AJ$5]-[.E76]*0.4)/([.$AJ$5]-[.E76]))" office:value-type="float" office:value="507.935333124976">
            <text:p>507.9</text:p>
          </table:table-cell>
          <table:table-cell table:style-name="ce4"/>
          <table:table-cell table:style-name="ce6" office:value-type="float" office:value="355.00002">
            <text:p>355</text:p>
          </table:table-cell>
          <table:table-cell table:style-name="ce6" table:formula="of:=60+[.H76]" office:value-type="float" office:value="415.00002">
            <text:p>415</text:p>
          </table:table-cell>
          <table:table-cell table:style-name="ce8" office:value-type="float" office:value="0.792913">
            <text:p>0.793</text:p>
          </table:table-cell>
          <table:table-cell table:style-name="ce11" table:formula="of:=10^4/12 * LN(([.$AJ$5]-[.J76]*0.4)/([.$AJ$5]-[.J76]))" office:value-type="float" office:value="524.005804065627">
            <text:p>524.0</text:p>
          </table:table-cell>
          <table:table-cell table:style-name="ce4"/>
          <table:table-cell table:style-name="ce14" office:value-type="float" office:value="355.00002">
            <text:p>355</text:p>
          </table:table-cell>
          <table:table-cell table:style-name="ce14" table:formula="of:=[.M76]+65" office:value-type="float" office:value="420.00002">
            <text:p>420</text:p>
          </table:table-cell>
          <table:table-cell table:style-name="ce8" office:value-type="float" office:value="0.740665">
            <text:p>0.741</text:p>
          </table:table-cell>
          <table:table-cell table:style-name="ce11" table:formula="of:=10^4/12 * LN(([.$AJ$5]-[.O76]*0.4)/([.$AJ$5]-[.O76]))" office:value-type="float" office:value="464.427781722119">
            <text:p>464.4</text:p>
          </table:table-cell>
          <table:table-cell table:style-name="ce4"/>
          <table:table-cell table:style-name="ce14" office:value-type="float" office:value="355.00002">
            <text:p>355</text:p>
          </table:table-cell>
          <table:table-cell table:style-name="ce14" table:formula="of:=[.R76]+95" office:value-type="float" office:value="450.00002">
            <text:p>450</text:p>
          </table:table-cell>
          <table:table-cell table:style-name="ce8" office:value-type="float" office:value="0.822376">
            <text:p>0.822</text:p>
          </table:table-cell>
          <table:table-cell table:style-name="ce11" table:formula="of:=10^4/12 * LN(([.$AJ$5]-[.T76]*0.4)/([.$AJ$5]-[.T76]))" office:value-type="float" office:value="560.761014001678">
            <text:p>560.8</text:p>
          </table:table-cell>
          <table:table-cell table:style-name="ce4"/>
          <table:table-cell table:style-name="ce6" office:value-type="float" office:value="355.00002">
            <text:p>355</text:p>
          </table:table-cell>
          <table:table-cell table:style-name="ce6" table:formula="of:=[.W76]+100" office:value-type="float" office:value="455.00002">
            <text:p>455</text:p>
          </table:table-cell>
          <table:table-cell table:style-name="ce8" office:value-type="float" office:value="0.774417">
            <text:p>0.774</text:p>
          </table:table-cell>
          <table:table-cell table:style-name="ce11" table:formula="of:=10^4/12 * LN(([.$AJ$5]-[.Y76]*0.4)/([.$AJ$5]-[.Y76]))" office:value-type="float" office:value="502.144484129559">
            <text:p>502.1</text:p>
          </table:table-cell>
          <table:table-cell table:style-name="ce4"/>
          <table:table-cell table:style-name="ce14" office:value-type="float" office:value="355.00002">
            <text:p>355</text:p>
          </table:table-cell>
          <table:table-cell table:style-name="ce8" office:value-type="float" office:value="1.337961">
            <text:p>1.338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60">
            <text:p>360</text:p>
          </table:table-cell>
          <table:table-cell table:style-name="ce6" table:formula="of:=[.C77]+85" office:value-type="float" office:value="445">
            <text:p>445</text:p>
          </table:table-cell>
          <table:table-cell table:style-name="ce8" office:value-type="float" office:value="0.788301">
            <text:p>0.788</text:p>
          </table:table-cell>
          <table:table-cell table:style-name="ce11" table:formula="of:=10^4/12 * LN(([.$AJ$5]-[.E77]*0.4)/([.$AJ$5]-[.E77]))" office:value-type="float" office:value="518.470907342148">
            <text:p>518.5</text:p>
          </table:table-cell>
          <table:table-cell table:style-name="ce4"/>
          <table:table-cell table:style-name="ce6" office:value-type="float" office:value="360">
            <text:p>360</text:p>
          </table:table-cell>
          <table:table-cell table:style-name="ce6" table:formula="of:=60+[.H77]" office:value-type="float" office:value="420">
            <text:p>420</text:p>
          </table:table-cell>
          <table:table-cell table:style-name="ce8" office:value-type="float" office:value="0.795546">
            <text:p>0.796</text:p>
          </table:table-cell>
          <table:table-cell table:style-name="ce11" table:formula="of:=10^4/12 * LN(([.$AJ$5]-[.J77]*0.4)/([.$AJ$5]-[.J77]))" office:value-type="float" office:value="527.191309220021">
            <text:p>527.2</text:p>
          </table:table-cell>
          <table:table-cell table:style-name="ce4"/>
          <table:table-cell table:style-name="ce14" office:value-type="float" office:value="360">
            <text:p>360</text:p>
          </table:table-cell>
          <table:table-cell table:style-name="ce14" table:formula="of:=[.M77]+65" office:value-type="float" office:value="425">
            <text:p>425</text:p>
          </table:table-cell>
          <table:table-cell table:style-name="ce8" office:value-type="float" office:value="0.74348">
            <text:p>0.743</text:p>
          </table:table-cell>
          <table:table-cell table:style-name="ce11" table:formula="of:=10^4/12 * LN(([.$AJ$5]-[.O77]*0.4)/([.$AJ$5]-[.O77]))" office:value-type="float" office:value="467.47224705628">
            <text:p>467.5</text:p>
          </table:table-cell>
          <table:table-cell table:style-name="ce4"/>
          <table:table-cell table:style-name="ce14" office:value-type="float" office:value="360">
            <text:p>360</text:p>
          </table:table-cell>
          <table:table-cell table:style-name="ce14" table:formula="of:=[.R77]+95" office:value-type="float" office:value="455">
            <text:p>455</text:p>
          </table:table-cell>
          <table:table-cell table:style-name="ce8" office:value-type="float" office:value="0.823492">
            <text:p>0.823</text:p>
          </table:table-cell>
          <table:table-cell table:style-name="ce11" table:formula="of:=10^4/12 * LN(([.$AJ$5]-[.T77]*0.4)/([.$AJ$5]-[.T77]))" office:value-type="float" office:value="562.202923451522">
            <text:p>562.2</text:p>
          </table:table-cell>
          <table:table-cell table:style-name="ce4"/>
          <table:table-cell table:style-name="ce6" office:value-type="float" office:value="360">
            <text:p>360</text:p>
          </table:table-cell>
          <table:table-cell table:style-name="ce6" table:formula="of:=[.W77]+100" office:value-type="float" office:value="460">
            <text:p>460</text:p>
          </table:table-cell>
          <table:table-cell table:style-name="ce8" office:value-type="float" office:value="0.773708">
            <text:p>0.774</text:p>
          </table:table-cell>
          <table:table-cell table:style-name="ce11" table:formula="of:=10^4/12 * LN(([.$AJ$5]-[.Y77]*0.4)/([.$AJ$5]-[.Y77]))" office:value-type="float" office:value="501.323970419506">
            <text:p>501.3</text:p>
          </table:table-cell>
          <table:table-cell table:style-name="ce4"/>
          <table:table-cell table:style-name="ce14" office:value-type="float" office:value="360">
            <text:p>360</text:p>
          </table:table-cell>
          <table:table-cell table:style-name="ce8" office:value-type="float" office:value="1.343443">
            <text:p>1.343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64.99998">
            <text:p>365</text:p>
          </table:table-cell>
          <table:table-cell table:style-name="ce6" table:formula="of:=[.C78]+85" office:value-type="float" office:value="449.99998">
            <text:p>450</text:p>
          </table:table-cell>
          <table:table-cell table:style-name="ce8" office:value-type="float" office:value="0.78773">
            <text:p>0.788</text:p>
          </table:table-cell>
          <table:table-cell table:style-name="ce11" table:formula="of:=10^4/12 * LN(([.$AJ$5]-[.E78]*0.4)/([.$AJ$5]-[.E78]))" office:value-type="float" office:value="517.789581566714">
            <text:p>517.8</text:p>
          </table:table-cell>
          <table:table-cell table:style-name="ce4"/>
          <table:table-cell table:style-name="ce6" office:value-type="float" office:value="364.99998">
            <text:p>365</text:p>
          </table:table-cell>
          <table:table-cell table:style-name="ce6" table:formula="of:=60+[.H78]" office:value-type="float" office:value="424.99998">
            <text:p>425</text:p>
          </table:table-cell>
          <table:table-cell table:style-name="ce8" office:value-type="float" office:value="0.798113">
            <text:p>0.798</text:p>
          </table:table-cell>
          <table:table-cell table:style-name="ce11" table:formula="of:=10^4/12 * LN(([.$AJ$5]-[.J78]*0.4)/([.$AJ$5]-[.J78]))" office:value-type="float" office:value="530.315119057445">
            <text:p>530.3</text:p>
          </table:table-cell>
          <table:table-cell table:style-name="ce4"/>
          <table:table-cell table:style-name="ce14" office:value-type="float" office:value="364.99998">
            <text:p>365</text:p>
          </table:table-cell>
          <table:table-cell table:style-name="ce14" table:formula="of:=[.M78]+65" office:value-type="float" office:value="429.99998">
            <text:p>430</text:p>
          </table:table-cell>
          <table:table-cell table:style-name="ce8" office:value-type="float" office:value="0.746506">
            <text:p>0.747</text:p>
          </table:table-cell>
          <table:table-cell table:style-name="ce11" table:formula="of:=10^4/12 * LN(([.$AJ$5]-[.O78]*0.4)/([.$AJ$5]-[.O78]))" office:value-type="float" office:value="470.764774671481">
            <text:p>470.8</text:p>
          </table:table-cell>
          <table:table-cell table:style-name="ce4"/>
          <table:table-cell table:style-name="ce14" office:value-type="float" office:value="364.99998">
            <text:p>365</text:p>
          </table:table-cell>
          <table:table-cell table:style-name="ce14" table:formula="of:=[.R78]+95" office:value-type="float" office:value="459.99998">
            <text:p>460</text:p>
          </table:table-cell>
          <table:table-cell table:style-name="ce8" office:value-type="float" office:value="0.825164">
            <text:p>0.825</text:p>
          </table:table-cell>
          <table:table-cell table:style-name="ce11" table:formula="of:=10^4/12 * LN(([.$AJ$5]-[.T78]*0.4)/([.$AJ$5]-[.T78]))" office:value-type="float" office:value="564.370285695193">
            <text:p>564.4</text:p>
          </table:table-cell>
          <table:table-cell table:style-name="ce4"/>
          <table:table-cell table:style-name="ce6" office:value-type="float" office:value="364.99998">
            <text:p>365</text:p>
          </table:table-cell>
          <table:table-cell table:style-name="ce6" table:formula="of:=[.W78]+100" office:value-type="float" office:value="464.99998">
            <text:p>465</text:p>
          </table:table-cell>
          <table:table-cell table:style-name="ce8" office:value-type="float" office:value="0.774816">
            <text:p>0.775</text:p>
          </table:table-cell>
          <table:table-cell table:style-name="ce11" table:formula="of:=10^4/12 * LN(([.$AJ$5]-[.Y78]*0.4)/([.$AJ$5]-[.Y78]))" office:value-type="float" office:value="502.606795169641">
            <text:p>502.6</text:p>
          </table:table-cell>
          <table:table-cell table:style-name="ce4"/>
          <table:table-cell table:style-name="ce14" office:value-type="float" office:value="364.99998">
            <text:p>365</text:p>
          </table:table-cell>
          <table:table-cell table:style-name="ce8" office:value-type="float" office:value="1.33436">
            <text:p>1.334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70.00002">
            <text:p>370</text:p>
          </table:table-cell>
          <table:table-cell table:style-name="ce6" table:formula="of:=[.C79]+85" office:value-type="float" office:value="455.00002">
            <text:p>455</text:p>
          </table:table-cell>
          <table:table-cell table:style-name="ce8" office:value-type="float" office:value="0.78824">
            <text:p>0.788</text:p>
          </table:table-cell>
          <table:table-cell table:style-name="ce11" table:formula="of:=10^4/12 * LN(([.$AJ$5]-[.E79]*0.4)/([.$AJ$5]-[.E79]))" office:value-type="float" office:value="518.398080098147">
            <text:p>518.4</text:p>
          </table:table-cell>
          <table:table-cell table:style-name="ce4"/>
          <table:table-cell table:style-name="ce6" office:value-type="float" office:value="370.00002">
            <text:p>370</text:p>
          </table:table-cell>
          <table:table-cell table:style-name="ce6" table:formula="of:=60+[.H79]" office:value-type="float" office:value="430.00002">
            <text:p>430</text:p>
          </table:table-cell>
          <table:table-cell table:style-name="ce8" office:value-type="float" office:value="0.802652">
            <text:p>0.803</text:p>
          </table:table-cell>
          <table:table-cell table:style-name="ce11" table:formula="of:=10^4/12 * LN(([.$AJ$5]-[.J79]*0.4)/([.$AJ$5]-[.J79]))" office:value-type="float" office:value="535.883094659584">
            <text:p>535.9</text:p>
          </table:table-cell>
          <table:table-cell table:style-name="ce4"/>
          <table:table-cell table:style-name="ce14" office:value-type="float" office:value="370.00002">
            <text:p>370</text:p>
          </table:table-cell>
          <table:table-cell table:style-name="ce14" table:formula="of:=[.M79]+65" office:value-type="float" office:value="435.00002">
            <text:p>435</text:p>
          </table:table-cell>
          <table:table-cell table:style-name="ce8" office:value-type="float" office:value="0.749676">
            <text:p>0.750</text:p>
          </table:table-cell>
          <table:table-cell table:style-name="ce11" table:formula="of:=10^4/12 * LN(([.$AJ$5]-[.O79]*0.4)/([.$AJ$5]-[.O79]))" office:value-type="float" office:value="474.236293098706">
            <text:p>474.2</text:p>
          </table:table-cell>
          <table:table-cell table:style-name="ce4"/>
          <table:table-cell table:style-name="ce14" office:value-type="float" office:value="370.00002">
            <text:p>370</text:p>
          </table:table-cell>
          <table:table-cell table:style-name="ce14" table:formula="of:=[.R79]+95" office:value-type="float" office:value="465.00002">
            <text:p>465</text:p>
          </table:table-cell>
          <table:table-cell table:style-name="ce8" office:value-type="float" office:value="0.829809">
            <text:p>0.830</text:p>
          </table:table-cell>
          <table:table-cell table:style-name="ce11" table:formula="of:=10^4/12 * LN(([.$AJ$5]-[.T79]*0.4)/([.$AJ$5]-[.T79]))" office:value-type="float" office:value="570.436485439454">
            <text:p>570.4</text:p>
          </table:table-cell>
          <table:table-cell table:style-name="ce4"/>
          <table:table-cell table:style-name="ce6" office:value-type="float" office:value="370.00002">
            <text:p>370</text:p>
          </table:table-cell>
          <table:table-cell table:style-name="ce6" table:formula="of:=[.W79]+100" office:value-type="float" office:value="470.00002">
            <text:p>470</text:p>
          </table:table-cell>
          <table:table-cell table:style-name="ce8" office:value-type="float" office:value="0.775743">
            <text:p>0.776</text:p>
          </table:table-cell>
          <table:table-cell table:style-name="ce11" table:formula="of:=10^4/12 * LN(([.$AJ$5]-[.Y79]*0.4)/([.$AJ$5]-[.Y79]))" office:value-type="float" office:value="503.682433489251">
            <text:p>503.7</text:p>
          </table:table-cell>
          <table:table-cell table:style-name="ce4"/>
          <table:table-cell table:style-name="ce14" office:value-type="float" office:value="370.00002">
            <text:p>370</text:p>
          </table:table-cell>
          <table:table-cell table:style-name="ce8" office:value-type="float" office:value="1.336373">
            <text:p>1.336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75">
            <text:p>375</text:p>
          </table:table-cell>
          <table:table-cell table:style-name="ce6" table:formula="of:=[.C80]+85" office:value-type="float" office:value="460">
            <text:p>460</text:p>
          </table:table-cell>
          <table:table-cell table:style-name="ce8" office:value-type="float" office:value="0.791128">
            <text:p>0.791</text:p>
          </table:table-cell>
          <table:table-cell table:style-name="ce11" table:formula="of:=10^4/12 * LN(([.$AJ$5]-[.E80]*0.4)/([.$AJ$5]-[.E80]))" office:value-type="float" office:value="521.856872149272">
            <text:p>521.9</text:p>
          </table:table-cell>
          <table:table-cell table:style-name="ce4"/>
          <table:table-cell table:style-name="ce6" office:value-type="float" office:value="375">
            <text:p>375</text:p>
          </table:table-cell>
          <table:table-cell table:style-name="ce6" table:formula="of:=60+[.H80]" office:value-type="float" office:value="435">
            <text:p>435</text:p>
          </table:table-cell>
          <table:table-cell table:style-name="ce8" office:value-type="float" office:value="0.805071">
            <text:p>0.805</text:p>
          </table:table-cell>
          <table:table-cell table:style-name="ce11" table:formula="of:=10^4/12 * LN(([.$AJ$5]-[.J80]*0.4)/([.$AJ$5]-[.J80]))" office:value-type="float" office:value="538.87393886896">
            <text:p>538.9</text:p>
          </table:table-cell>
          <table:table-cell table:style-name="ce4"/>
          <table:table-cell table:style-name="ce14" office:value-type="float" office:value="375">
            <text:p>375</text:p>
          </table:table-cell>
          <table:table-cell table:style-name="ce14" table:formula="of:=[.M80]+65" office:value-type="float" office:value="440">
            <text:p>440</text:p>
          </table:table-cell>
          <table:table-cell table:style-name="ce8" office:value-type="float" office:value="0.753977">
            <text:p>0.754</text:p>
          </table:table-cell>
          <table:table-cell table:style-name="ce11" table:formula="of:=10^4/12 * LN(([.$AJ$5]-[.O80]*0.4)/([.$AJ$5]-[.O80]))" office:value-type="float" office:value="478.983337964703">
            <text:p>479.0</text:p>
          </table:table-cell>
          <table:table-cell table:style-name="ce4"/>
          <table:table-cell table:style-name="ce14" office:value-type="float" office:value="375">
            <text:p>375</text:p>
          </table:table-cell>
          <table:table-cell table:style-name="ce14" table:formula="of:=[.R80]+95" office:value-type="float" office:value="470">
            <text:p>470</text:p>
          </table:table-cell>
          <table:table-cell table:style-name="ce8" office:value-type="float" office:value="0.833128">
            <text:p>0.833</text:p>
          </table:table-cell>
          <table:table-cell table:style-name="ce11" table:formula="of:=10^4/12 * LN(([.$AJ$5]-[.T80]*0.4)/([.$AJ$5]-[.T80]))" office:value-type="float" office:value="574.812074788042">
            <text:p>574.8</text:p>
          </table:table-cell>
          <table:table-cell table:style-name="ce4"/>
          <table:table-cell table:style-name="ce6" office:value-type="float" office:value="375">
            <text:p>375</text:p>
          </table:table-cell>
          <table:table-cell table:style-name="ce6" table:formula="of:=[.W80]+100" office:value-type="float" office:value="475">
            <text:p>475</text:p>
          </table:table-cell>
          <table:table-cell table:style-name="ce8" office:value-type="float" office:value="0.775102">
            <text:p>0.775</text:p>
          </table:table-cell>
          <table:table-cell table:style-name="ce11" table:formula="of:=10^4/12 * LN(([.$AJ$5]-[.Y80]*0.4)/([.$AJ$5]-[.Y80]))" office:value-type="float" office:value="502.938422421784">
            <text:p>502.9</text:p>
          </table:table-cell>
          <table:table-cell table:style-name="ce4"/>
          <table:table-cell table:style-name="ce14" office:value-type="float" office:value="375">
            <text:p>375</text:p>
          </table:table-cell>
          <table:table-cell table:style-name="ce8" office:value-type="float" office:value="1.341612">
            <text:p>1.342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79.99998">
            <text:p>380</text:p>
          </table:table-cell>
          <table:table-cell table:style-name="ce6" table:formula="of:=[.C81]+85" office:value-type="float" office:value="464.99998">
            <text:p>465</text:p>
          </table:table-cell>
          <table:table-cell table:style-name="ce8" office:value-type="float" office:value="0.794203">
            <text:p>0.794</text:p>
          </table:table-cell>
          <table:table-cell table:style-name="ce11" table:formula="of:=10^4/12 * LN(([.$AJ$5]-[.E81]*0.4)/([.$AJ$5]-[.E81]))" office:value-type="float" office:value="525.564151488867">
            <text:p>525.6</text:p>
          </table:table-cell>
          <table:table-cell table:style-name="ce4"/>
          <table:table-cell table:style-name="ce6" office:value-type="float" office:value="379.99998">
            <text:p>380</text:p>
          </table:table-cell>
          <table:table-cell table:style-name="ce6" table:formula="of:=60+[.H81]" office:value-type="float" office:value="439.99998">
            <text:p>440</text:p>
          </table:table-cell>
          <table:table-cell table:style-name="ce8" office:value-type="float" office:value="0.807639">
            <text:p>0.808</text:p>
          </table:table-cell>
          <table:table-cell table:style-name="ce11" table:formula="of:=10^4/12 * LN(([.$AJ$5]-[.J81]*0.4)/([.$AJ$5]-[.J81]))" office:value-type="float" office:value="542.06708210322">
            <text:p>542.1</text:p>
          </table:table-cell>
          <table:table-cell table:style-name="ce4"/>
          <table:table-cell table:style-name="ce14" office:value-type="float" office:value="379.99998">
            <text:p>380</text:p>
          </table:table-cell>
          <table:table-cell table:style-name="ce14" table:formula="of:=[.M81]+65" office:value-type="float" office:value="444.99998">
            <text:p>445</text:p>
          </table:table-cell>
          <table:table-cell table:style-name="ce8" office:value-type="float" office:value="0.758091">
            <text:p>0.758</text:p>
          </table:table-cell>
          <table:table-cell table:style-name="ce11" table:formula="of:=10^4/12 * LN(([.$AJ$5]-[.O81]*0.4)/([.$AJ$5]-[.O81]))" office:value-type="float" office:value="483.564350880545">
            <text:p>483.6</text:p>
          </table:table-cell>
          <table:table-cell table:style-name="ce4"/>
          <table:table-cell table:style-name="ce14" office:value-type="float" office:value="379.99998">
            <text:p>380</text:p>
          </table:table-cell>
          <table:table-cell table:style-name="ce14" table:formula="of:=[.R81]+95" office:value-type="float" office:value="474.99998">
            <text:p>475</text:p>
          </table:table-cell>
          <table:table-cell table:style-name="ce8" office:value-type="float" office:value="0.83704">
            <text:p>0.837</text:p>
          </table:table-cell>
          <table:table-cell table:style-name="ce11" table:formula="of:=10^4/12 * LN(([.$AJ$5]-[.T81]*0.4)/([.$AJ$5]-[.T81]))" office:value-type="float" office:value="580.014142792194">
            <text:p>580.0</text:p>
          </table:table-cell>
          <table:table-cell table:style-name="ce4"/>
          <table:table-cell table:style-name="ce6" office:value-type="float" office:value="379.99998">
            <text:p>380</text:p>
          </table:table-cell>
          <table:table-cell table:style-name="ce6" table:formula="of:=[.W81]+100" office:value-type="float" office:value="479.99998">
            <text:p>480</text:p>
          </table:table-cell>
          <table:table-cell table:style-name="ce8" office:value-type="float" office:value="0.776143">
            <text:p>0.776</text:p>
          </table:table-cell>
          <table:table-cell table:style-name="ce11" table:formula="of:=10^4/12 * LN(([.$AJ$5]-[.Y81]*0.4)/([.$AJ$5]-[.Y81]))" office:value-type="float" office:value="504.147240413304">
            <text:p>504.1</text:p>
          </table:table-cell>
          <table:table-cell table:style-name="ce4"/>
          <table:table-cell table:style-name="ce14" office:value-type="float" office:value="379.99998">
            <text:p>380</text:p>
          </table:table-cell>
          <table:table-cell table:style-name="ce8" office:value-type="float" office:value="1.343742">
            <text:p>1.344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85.00002">
            <text:p>385</text:p>
          </table:table-cell>
          <table:table-cell table:style-name="ce6" table:formula="of:=[.C82]+85" office:value-type="float" office:value="470.00002">
            <text:p>470</text:p>
          </table:table-cell>
          <table:table-cell table:style-name="ce8" office:value-type="float" office:value="0.79748">
            <text:p>0.797</text:p>
          </table:table-cell>
          <table:table-cell table:style-name="ce11" table:formula="of:=10^4/12 * LN(([.$AJ$5]-[.E82]*0.4)/([.$AJ$5]-[.E82]))" office:value-type="float" office:value="529.543139857733">
            <text:p>529.5</text:p>
          </table:table-cell>
          <table:table-cell table:style-name="ce4"/>
          <table:table-cell table:style-name="ce6" office:value-type="float" office:value="385.00002">
            <text:p>385</text:p>
          </table:table-cell>
          <table:table-cell table:style-name="ce6" table:formula="of:=60+[.H82]" office:value-type="float" office:value="445.00002">
            <text:p>445</text:p>
          </table:table-cell>
          <table:table-cell table:style-name="ce8" office:value-type="float" office:value="0.810257">
            <text:p>0.810</text:p>
          </table:table-cell>
          <table:table-cell table:style-name="ce11" table:formula="of:=10^4/12 * LN(([.$AJ$5]-[.J82]*0.4)/([.$AJ$5]-[.J82]))" office:value-type="float" office:value="545.341751201627">
            <text:p>545.3</text:p>
          </table:table-cell>
          <table:table-cell table:style-name="ce4"/>
          <table:table-cell table:style-name="ce14" office:value-type="float" office:value="385.00002">
            <text:p>385</text:p>
          </table:table-cell>
          <table:table-cell table:style-name="ce14" table:formula="of:=[.M82]+65" office:value-type="float" office:value="450.00002">
            <text:p>450</text:p>
          </table:table-cell>
          <table:table-cell table:style-name="ce8" office:value-type="float" office:value="0.758842">
            <text:p>0.759</text:p>
          </table:table-cell>
          <table:table-cell table:style-name="ce11" table:formula="of:=10^4/12 * LN(([.$AJ$5]-[.O82]*0.4)/([.$AJ$5]-[.O82]))" office:value-type="float" office:value="484.404909316837">
            <text:p>484.4</text:p>
          </table:table-cell>
          <table:table-cell table:style-name="ce4"/>
          <table:table-cell table:style-name="ce14" office:value-type="float" office:value="385.00002">
            <text:p>385</text:p>
          </table:table-cell>
          <table:table-cell table:style-name="ce14" table:formula="of:=[.R82]+95" office:value-type="float" office:value="480.00002">
            <text:p>480</text:p>
          </table:table-cell>
          <table:table-cell table:style-name="ce8" office:value-type="float" office:value="0.839846">
            <text:p>0.840</text:p>
          </table:table-cell>
          <table:table-cell table:style-name="ce11" table:formula="of:=10^4/12 * LN(([.$AJ$5]-[.T82]*0.4)/([.$AJ$5]-[.T82]))" office:value-type="float" office:value="583.775684061489">
            <text:p>583.8</text:p>
          </table:table-cell>
          <table:table-cell table:style-name="ce4"/>
          <table:table-cell table:style-name="ce6" office:value-type="float" office:value="385.00002">
            <text:p>385</text:p>
          </table:table-cell>
          <table:table-cell table:style-name="ce6" table:formula="of:=[.W82]+100" office:value-type="float" office:value="485.00002">
            <text:p>485</text:p>
          </table:table-cell>
          <table:table-cell table:style-name="ce8" office:value-type="float" office:value="0.777017">
            <text:p>0.777</text:p>
          </table:table-cell>
          <table:table-cell table:style-name="ce11" table:formula="of:=10^4/12 * LN(([.$AJ$5]-[.Y82]*0.4)/([.$AJ$5]-[.Y82]))" office:value-type="float" office:value="505.164251945655">
            <text:p>505.2</text:p>
          </table:table-cell>
          <table:table-cell table:style-name="ce4"/>
          <table:table-cell table:style-name="ce14" office:value-type="float" office:value="385.00002">
            <text:p>385</text:p>
          </table:table-cell>
          <table:table-cell table:style-name="ce8" office:value-type="float" office:value="1.340424">
            <text:p>1.340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90">
            <text:p>390</text:p>
          </table:table-cell>
          <table:table-cell table:style-name="ce6" table:formula="of:=[.C83]+85" office:value-type="float" office:value="475">
            <text:p>475</text:p>
          </table:table-cell>
          <table:table-cell table:style-name="ce8" office:value-type="float" office:value="0.80197">
            <text:p>0.802</text:p>
          </table:table-cell>
          <table:table-cell table:style-name="ce11" table:formula="of:=10^4/12 * LN(([.$AJ$5]-[.E83]*0.4)/([.$AJ$5]-[.E83]))" office:value-type="float" office:value="535.042835083153">
            <text:p>535.0</text:p>
          </table:table-cell>
          <table:table-cell table:style-name="ce4"/>
          <table:table-cell table:style-name="ce6" office:value-type="float" office:value="390">
            <text:p>390</text:p>
          </table:table-cell>
          <table:table-cell table:style-name="ce6" table:formula="of:=60+[.H83]" office:value-type="float" office:value="450">
            <text:p>450</text:p>
          </table:table-cell>
          <table:table-cell table:style-name="ce8" office:value-type="float" office:value="0.809935">
            <text:p>0.810</text:p>
          </table:table-cell>
          <table:table-cell table:style-name="ce11" table:formula="of:=10^4/12 * LN(([.$AJ$5]-[.J83]*0.4)/([.$AJ$5]-[.J83]))" office:value-type="float" office:value="544.937923799423">
            <text:p>544.9</text:p>
          </table:table-cell>
          <table:table-cell table:style-name="ce4"/>
          <table:table-cell table:style-name="ce14" office:value-type="float" office:value="390">
            <text:p>390</text:p>
          </table:table-cell>
          <table:table-cell table:style-name="ce14" table:formula="of:=[.M83]+65" office:value-type="float" office:value="455">
            <text:p>455</text:p>
          </table:table-cell>
          <table:table-cell table:style-name="ce8" office:value-type="float" office:value="0.760253">
            <text:p>0.760</text:p>
          </table:table-cell>
          <table:table-cell table:style-name="ce11" table:formula="of:=10^4/12 * LN(([.$AJ$5]-[.O83]*0.4)/([.$AJ$5]-[.O83]))" office:value-type="float" office:value="485.987797042243">
            <text:p>486.0</text:p>
          </table:table-cell>
          <table:table-cell table:style-name="ce4"/>
          <table:table-cell table:style-name="ce14" office:value-type="float" office:value="390">
            <text:p>390</text:p>
          </table:table-cell>
          <table:table-cell table:style-name="ce14" table:formula="of:=[.R83]+95" office:value-type="float" office:value="485">
            <text:p>485</text:p>
          </table:table-cell>
          <table:table-cell table:style-name="ce8" office:value-type="float" office:value="0.842856">
            <text:p>0.843</text:p>
          </table:table-cell>
          <table:table-cell table:style-name="ce11" table:formula="of:=10^4/12 * LN(([.$AJ$5]-[.T83]*0.4)/([.$AJ$5]-[.T83]))" office:value-type="float" office:value="587.839121051157">
            <text:p>587.8</text:p>
          </table:table-cell>
          <table:table-cell table:style-name="ce4"/>
          <table:table-cell table:style-name="ce6" office:value-type="float" office:value="390">
            <text:p>390</text:p>
          </table:table-cell>
          <table:table-cell table:style-name="ce6" table:formula="of:=[.W83]+100" office:value-type="float" office:value="490">
            <text:p>490</text:p>
          </table:table-cell>
          <table:table-cell table:style-name="ce8" office:value-type="float" office:value="0.778446">
            <text:p>0.778</text:p>
          </table:table-cell>
          <table:table-cell table:style-name="ce11" table:formula="of:=10^4/12 * LN(([.$AJ$5]-[.Y83]*0.4)/([.$AJ$5]-[.Y83]))" office:value-type="float" office:value="506.831254068084">
            <text:p>506.8</text:p>
          </table:table-cell>
          <table:table-cell table:style-name="ce4"/>
          <table:table-cell table:style-name="ce14" office:value-type="float" office:value="390">
            <text:p>390</text:p>
          </table:table-cell>
          <table:table-cell table:style-name="ce8" office:value-type="float" office:value="1.342903">
            <text:p>1.343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394.99998">
            <text:p>395</text:p>
          </table:table-cell>
          <table:table-cell table:style-name="ce6" table:formula="of:=[.C84]+85" office:value-type="float" office:value="479.99998">
            <text:p>480</text:p>
          </table:table-cell>
          <table:table-cell table:style-name="ce8" office:value-type="float" office:value="0.80481">
            <text:p>0.805</text:p>
          </table:table-cell>
          <table:table-cell table:style-name="ce11" table:formula="of:=10^4/12 * LN(([.$AJ$5]-[.E84]*0.4)/([.$AJ$5]-[.E84]))" office:value-type="float" office:value="538.550447208178">
            <text:p>538.6</text:p>
          </table:table-cell>
          <table:table-cell table:style-name="ce4"/>
          <table:table-cell table:style-name="ce6" office:value-type="float" office:value="394.99998">
            <text:p>395</text:p>
          </table:table-cell>
          <table:table-cell table:style-name="ce6" table:formula="of:=60+[.H84]" office:value-type="float" office:value="454.99998">
            <text:p>455</text:p>
          </table:table-cell>
          <table:table-cell table:style-name="ce8" office:value-type="float" office:value="0.817263">
            <text:p>0.817</text:p>
          </table:table-cell>
          <table:table-cell table:style-name="ce11" table:formula="of:=10^4/12 * LN(([.$AJ$5]-[.J84]*0.4)/([.$AJ$5]-[.J84]))" office:value-type="float" office:value="554.20272407381">
            <text:p>554.2</text:p>
          </table:table-cell>
          <table:table-cell table:style-name="ce4"/>
          <table:table-cell table:style-name="ce14" office:value-type="float" office:value="394.99998">
            <text:p>395</text:p>
          </table:table-cell>
          <table:table-cell table:style-name="ce14" table:formula="of:=[.M84]+65" office:value-type="float" office:value="459.99998">
            <text:p>460</text:p>
          </table:table-cell>
          <table:table-cell table:style-name="ce8" office:value-type="float" office:value="0.765178">
            <text:p>0.765</text:p>
          </table:table-cell>
          <table:table-cell table:style-name="ce11" table:formula="of:=10^4/12 * LN(([.$AJ$5]-[.O84]*0.4)/([.$AJ$5]-[.O84]))" office:value-type="float" office:value="491.550135893706">
            <text:p>491.6</text:p>
          </table:table-cell>
          <table:table-cell table:style-name="ce4"/>
          <table:table-cell table:style-name="ce14" office:value-type="float" office:value="394.99998">
            <text:p>395</text:p>
          </table:table-cell>
          <table:table-cell table:style-name="ce14" table:formula="of:=[.R84]+95" office:value-type="float" office:value="489.99998">
            <text:p>490</text:p>
          </table:table-cell>
          <table:table-cell table:style-name="ce8" office:value-type="float" office:value="0.846846">
            <text:p>0.847</text:p>
          </table:table-cell>
          <table:table-cell table:style-name="ce11" table:formula="of:=10^4/12 * LN(([.$AJ$5]-[.T84]*0.4)/([.$AJ$5]-[.T84]))" office:value-type="float" office:value="593.271513764335">
            <text:p>593.3</text:p>
          </table:table-cell>
          <table:table-cell table:style-name="ce4"/>
          <table:table-cell table:style-name="ce6" office:value-type="float" office:value="394.99998">
            <text:p>395</text:p>
          </table:table-cell>
          <table:table-cell table:style-name="ce6" table:formula="of:=[.W84]+100" office:value-type="float" office:value="494.99998">
            <text:p>495</text:p>
          </table:table-cell>
          <table:table-cell table:style-name="ce8" office:value-type="float" office:value="0.779429">
            <text:p>0.779</text:p>
          </table:table-cell>
          <table:table-cell table:style-name="ce11" table:formula="of:=10^4/12 * LN(([.$AJ$5]-[.Y84]*0.4)/([.$AJ$5]-[.Y84]))" office:value-type="float" office:value="507.980995557265">
            <text:p>508.0</text:p>
          </table:table-cell>
          <table:table-cell table:style-name="ce4"/>
          <table:table-cell table:style-name="ce14" office:value-type="float" office:value="394.99998">
            <text:p>395</text:p>
          </table:table-cell>
          <table:table-cell table:style-name="ce8" office:value-type="float" office:value="1.342208">
            <text:p>1.342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00.00002">
            <text:p>400</text:p>
          </table:table-cell>
          <table:table-cell table:style-name="ce6" table:formula="of:=[.C85]+85" office:value-type="float" office:value="485.00002">
            <text:p>485</text:p>
          </table:table-cell>
          <table:table-cell table:style-name="ce8" office:value-type="float" office:value="0.810796">
            <text:p>0.811</text:p>
          </table:table-cell>
          <table:table-cell table:style-name="ce11" table:formula="of:=10^4/12 * LN(([.$AJ$5]-[.E85]*0.4)/([.$AJ$5]-[.E85]))" office:value-type="float" office:value="546.018391683435">
            <text:p>546.0</text:p>
          </table:table-cell>
          <table:table-cell table:style-name="ce4"/>
          <table:table-cell table:style-name="ce6" office:value-type="float" office:value="400.00002">
            <text:p>400</text:p>
          </table:table-cell>
          <table:table-cell table:style-name="ce6" table:formula="of:=60+[.H85]" office:value-type="float" office:value="460.00002">
            <text:p>460</text:p>
          </table:table-cell>
          <table:table-cell table:style-name="ce8" office:value-type="float" office:value="0.817028">
            <text:p>0.817</text:p>
          </table:table-cell>
          <table:table-cell table:style-name="ce11" table:formula="of:=10^4/12 * LN(([.$AJ$5]-[.J85]*0.4)/([.$AJ$5]-[.J85]))" office:value-type="float" office:value="553.903169741691">
            <text:p>553.9</text:p>
          </table:table-cell>
          <table:table-cell table:style-name="ce4"/>
          <table:table-cell table:style-name="ce14" office:value-type="float" office:value="400.00002">
            <text:p>400</text:p>
          </table:table-cell>
          <table:table-cell table:style-name="ce14" table:formula="of:=[.M85]+65" office:value-type="float" office:value="465.00002">
            <text:p>465</text:p>
          </table:table-cell>
          <table:table-cell table:style-name="ce8" office:value-type="float" office:value="0.768416">
            <text:p>0.768</text:p>
          </table:table-cell>
          <table:table-cell table:style-name="ce11" table:formula="of:=10^4/12 * LN(([.$AJ$5]-[.O85]*0.4)/([.$AJ$5]-[.O85]))" office:value-type="float" office:value="495.239190432794">
            <text:p>495.2</text:p>
          </table:table-cell>
          <table:table-cell table:style-name="ce4"/>
          <table:table-cell table:style-name="ce14" office:value-type="float" office:value="400.00002">
            <text:p>400</text:p>
          </table:table-cell>
          <table:table-cell table:style-name="ce14" table:formula="of:=[.R85]+95" office:value-type="float" office:value="495.00002">
            <text:p>495</text:p>
          </table:table-cell>
          <table:table-cell table:style-name="ce8" office:value-type="float" office:value="0.849819">
            <text:p>0.850</text:p>
          </table:table-cell>
          <table:table-cell table:style-name="ce11" table:formula="of:=10^4/12 * LN(([.$AJ$5]-[.T85]*0.4)/([.$AJ$5]-[.T85]))" office:value-type="float" office:value="597.353814609685">
            <text:p>597.4</text:p>
          </table:table-cell>
          <table:table-cell table:style-name="ce4"/>
          <table:table-cell table:style-name="ce6" office:value-type="float" office:value="400.00002">
            <text:p>400</text:p>
          </table:table-cell>
          <table:table-cell table:style-name="ce6" table:formula="of:=[.W85]+100" office:value-type="float" office:value="500.00002">
            <text:p>500</text:p>
          </table:table-cell>
          <table:table-cell table:style-name="ce8" office:value-type="float" office:value="0.781416">
            <text:p>0.781</text:p>
          </table:table-cell>
          <table:table-cell table:style-name="ce11" table:formula="of:=10^4/12 * LN(([.$AJ$5]-[.Y85]*0.4)/([.$AJ$5]-[.Y85]))" office:value-type="float" office:value="510.312601995603">
            <text:p>510.3</text:p>
          </table:table-cell>
          <table:table-cell table:style-name="ce4"/>
          <table:table-cell table:style-name="ce14" office:value-type="float" office:value="400.00002">
            <text:p>400</text:p>
          </table:table-cell>
          <table:table-cell table:style-name="ce8" office:value-type="float" office:value="1.329388">
            <text:p>1.329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05">
            <text:p>405</text:p>
          </table:table-cell>
          <table:table-cell table:style-name="ce6" table:formula="of:=[.C86]+85" office:value-type="float" office:value="490">
            <text:p>490</text:p>
          </table:table-cell>
          <table:table-cell table:style-name="ce8" office:value-type="float" office:value="0.812262">
            <text:p>0.812</text:p>
          </table:table-cell>
          <table:table-cell table:style-name="ce11" table:formula="of:=10^4/12 * LN(([.$AJ$5]-[.E86]*0.4)/([.$AJ$5]-[.E86]))" office:value-type="float" office:value="547.863000566613">
            <text:p>547.9</text:p>
          </table:table-cell>
          <table:table-cell table:style-name="ce4"/>
          <table:table-cell table:style-name="ce6" office:value-type="float" office:value="405">
            <text:p>405</text:p>
          </table:table-cell>
          <table:table-cell table:style-name="ce6" table:formula="of:=60+[.H86]" office:value-type="float" office:value="465">
            <text:p>465</text:p>
          </table:table-cell>
          <table:table-cell table:style-name="ce8" office:value-type="float" office:value="0.819227">
            <text:p>0.819</text:p>
          </table:table-cell>
          <table:table-cell table:style-name="ce11" table:formula="of:=10^4/12 * LN(([.$AJ$5]-[.J86]*0.4)/([.$AJ$5]-[.J86]))" office:value-type="float" office:value="556.712642990623">
            <text:p>556.7</text:p>
          </table:table-cell>
          <table:table-cell table:style-name="ce4"/>
          <table:table-cell table:style-name="ce14" office:value-type="float" office:value="405">
            <text:p>405</text:p>
          </table:table-cell>
          <table:table-cell table:style-name="ce14" table:formula="of:=[.M86]+65" office:value-type="float" office:value="470">
            <text:p>470</text:p>
          </table:table-cell>
          <table:table-cell table:style-name="ce8" office:value-type="float" office:value="0.771526">
            <text:p>0.772</text:p>
          </table:table-cell>
          <table:table-cell table:style-name="ce11" table:formula="of:=10^4/12 * LN(([.$AJ$5]-[.O86]*0.4)/([.$AJ$5]-[.O86]))" office:value-type="float" office:value="498.806667200155">
            <text:p>498.8</text:p>
          </table:table-cell>
          <table:table-cell table:style-name="ce4"/>
          <table:table-cell table:style-name="ce14" office:value-type="float" office:value="405">
            <text:p>405</text:p>
          </table:table-cell>
          <table:table-cell table:style-name="ce14" table:formula="of:=[.R86]+95" office:value-type="float" office:value="500">
            <text:p>500</text:p>
          </table:table-cell>
          <table:table-cell table:style-name="ce8" office:value-type="float" office:value="0.850795">
            <text:p>0.851</text:p>
          </table:table-cell>
          <table:table-cell table:style-name="ce11" table:formula="of:=10^4/12 * LN(([.$AJ$5]-[.T86]*0.4)/([.$AJ$5]-[.T86]))" office:value-type="float" office:value="598.700490657923">
            <text:p>598.7</text:p>
          </table:table-cell>
          <table:table-cell table:style-name="ce4"/>
          <table:table-cell table:style-name="ce6" office:value-type="float" office:value="405">
            <text:p>405</text:p>
          </table:table-cell>
          <table:table-cell table:style-name="ce6" table:formula="of:=[.W86]+100" office:value-type="float" office:value="505">
            <text:p>505</text:p>
          </table:table-cell>
          <table:table-cell table:style-name="ce8" office:value-type="float" office:value="0.784918">
            <text:p>0.785</text:p>
          </table:table-cell>
          <table:table-cell table:style-name="ce11" table:formula="of:=10^4/12 * LN(([.$AJ$5]-[.Y86]*0.4)/([.$AJ$5]-[.Y86]))" office:value-type="float" office:value="514.446784761868">
            <text:p>514.4</text:p>
          </table:table-cell>
          <table:table-cell table:style-name="ce4"/>
          <table:table-cell table:style-name="ce14" office:value-type="float" office:value="405">
            <text:p>405</text:p>
          </table:table-cell>
          <table:table-cell table:style-name="ce8" office:value-type="float" office:value="1.342104">
            <text:p>1.342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09.99998">
            <text:p>410</text:p>
          </table:table-cell>
          <table:table-cell table:style-name="ce6" table:formula="of:=[.C87]+85" office:value-type="float" office:value="494.99998">
            <text:p>495</text:p>
          </table:table-cell>
          <table:table-cell table:style-name="ce8" office:value-type="float" office:value="0.815131">
            <text:p>0.815</text:p>
          </table:table-cell>
          <table:table-cell table:style-name="ce11" table:formula="of:=10^4/12 * LN(([.$AJ$5]-[.E87]*0.4)/([.$AJ$5]-[.E87]))" office:value-type="float" office:value="551.491034850061">
            <text:p>551.5</text:p>
          </table:table-cell>
          <table:table-cell table:style-name="ce4"/>
          <table:table-cell table:style-name="ce6" office:value-type="float" office:value="409.99998">
            <text:p>410</text:p>
          </table:table-cell>
          <table:table-cell table:style-name="ce6" table:formula="of:=60+[.H87]" office:value-type="float" office:value="469.99998">
            <text:p>470</text:p>
          </table:table-cell>
          <table:table-cell table:style-name="ce8" office:value-type="float" office:value="0.822818">
            <text:p>0.823</text:p>
          </table:table-cell>
          <table:table-cell table:style-name="ce11" table:formula="of:=10^4/12 * LN(([.$AJ$5]-[.J87]*0.4)/([.$AJ$5]-[.J87]))" office:value-type="float" office:value="561.331641657414">
            <text:p>561.3</text:p>
          </table:table-cell>
          <table:table-cell table:style-name="ce4"/>
          <table:table-cell table:style-name="ce14" office:value-type="float" office:value="409.99998">
            <text:p>410</text:p>
          </table:table-cell>
          <table:table-cell table:style-name="ce14" table:formula="of:=[.M87]+65" office:value-type="float" office:value="474.99998">
            <text:p>475</text:p>
          </table:table-cell>
          <table:table-cell table:style-name="ce8" office:value-type="float" office:value="0.773095">
            <text:p>0.773</text:p>
          </table:table-cell>
          <table:table-cell table:style-name="ce11" table:formula="of:=10^4/12 * LN(([.$AJ$5]-[.O87]*0.4)/([.$AJ$5]-[.O87]))" office:value-type="float" office:value="500.61557124578">
            <text:p>500.6</text:p>
          </table:table-cell>
          <table:table-cell table:style-name="ce4"/>
          <table:table-cell table:style-name="ce14" office:value-type="float" office:value="409.99998">
            <text:p>410</text:p>
          </table:table-cell>
          <table:table-cell table:style-name="ce14" table:formula="of:=[.R87]+95" office:value-type="float" office:value="504.99998">
            <text:p>505</text:p>
          </table:table-cell>
          <table:table-cell table:style-name="ce8" office:value-type="float" office:value="0.852489">
            <text:p>0.852</text:p>
          </table:table-cell>
          <table:table-cell table:style-name="ce11" table:formula="of:=10^4/12 * LN(([.$AJ$5]-[.T87]*0.4)/([.$AJ$5]-[.T87]))" office:value-type="float" office:value="601.045552662032">
            <text:p>601.0</text:p>
          </table:table-cell>
          <table:table-cell table:style-name="ce4"/>
          <table:table-cell table:style-name="ce6" office:value-type="float" office:value="409.99998">
            <text:p>410</text:p>
          </table:table-cell>
          <table:table-cell table:style-name="ce6" table:formula="of:=[.W87]+100" office:value-type="float" office:value="509.99998">
            <text:p>510</text:p>
          </table:table-cell>
          <table:table-cell table:style-name="ce8" office:value-type="float" office:value="0.785509">
            <text:p>0.786</text:p>
          </table:table-cell>
          <table:table-cell table:style-name="ce11" table:formula="of:=10^4/12 * LN(([.$AJ$5]-[.Y87]*0.4)/([.$AJ$5]-[.Y87]))" office:value-type="float" office:value="515.147620713511">
            <text:p>515.1</text:p>
          </table:table-cell>
          <table:table-cell table:style-name="ce4"/>
          <table:table-cell table:style-name="ce14" office:value-type="float" office:value="409.99998">
            <text:p>410</text:p>
          </table:table-cell>
          <table:table-cell table:style-name="ce8" office:value-type="float" office:value="1.346122">
            <text:p>1.346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15.00002">
            <text:p>415</text:p>
          </table:table-cell>
          <table:table-cell table:style-name="ce6" table:formula="of:=[.C88]+85" office:value-type="float" office:value="500.00002">
            <text:p>500</text:p>
          </table:table-cell>
          <table:table-cell table:style-name="ce8" office:value-type="float" office:value="0.819759">
            <text:p>0.820</text:p>
          </table:table-cell>
          <table:table-cell table:style-name="ce11" table:formula="of:=10^4/12 * LN(([.$AJ$5]-[.E88]*0.4)/([.$AJ$5]-[.E88]))" office:value-type="float" office:value="557.394497050755">
            <text:p>557.4</text:p>
          </table:table-cell>
          <table:table-cell table:style-name="ce4"/>
          <table:table-cell table:style-name="ce6" office:value-type="float" office:value="415.00002">
            <text:p>415</text:p>
          </table:table-cell>
          <table:table-cell table:style-name="ce6" table:formula="of:=60+[.H88]" office:value-type="float" office:value="475.00002">
            <text:p>475</text:p>
          </table:table-cell>
          <table:table-cell table:style-name="ce8" office:value-type="float" office:value="0.825515">
            <text:p>0.826</text:p>
          </table:table-cell>
          <table:table-cell table:style-name="ce11" table:formula="of:=10^4/12 * LN(([.$AJ$5]-[.J88]*0.4)/([.$AJ$5]-[.J88]))" office:value-type="float" office:value="564.826359574542">
            <text:p>564.8</text:p>
          </table:table-cell>
          <table:table-cell table:style-name="ce4"/>
          <table:table-cell table:style-name="ce14" office:value-type="float" office:value="415.00002">
            <text:p>415</text:p>
          </table:table-cell>
          <table:table-cell table:style-name="ce14" table:formula="of:=[.M88]+65" office:value-type="float" office:value="480.00002">
            <text:p>480</text:p>
          </table:table-cell>
          <table:table-cell table:style-name="ce8" office:value-type="float" office:value="0.774643">
            <text:p>0.775</text:p>
          </table:table-cell>
          <table:table-cell table:style-name="ce11" table:formula="of:=10^4/12 * LN(([.$AJ$5]-[.O88]*0.4)/([.$AJ$5]-[.O88]))" office:value-type="float" office:value="502.406295370396">
            <text:p>502.4</text:p>
          </table:table-cell>
          <table:table-cell table:style-name="ce4"/>
          <table:table-cell table:style-name="ce14" office:value-type="float" office:value="415.00002">
            <text:p>415</text:p>
          </table:table-cell>
          <table:table-cell table:style-name="ce14" table:formula="of:=[.R88]+95" office:value-type="float" office:value="510.00002">
            <text:p>510</text:p>
          </table:table-cell>
          <table:table-cell table:style-name="ce8" office:value-type="float" office:value="0.856406">
            <text:p>0.856</text:p>
          </table:table-cell>
          <table:table-cell table:style-name="ce11" table:formula="of:=10^4/12 * LN(([.$AJ$5]-[.T88]*0.4)/([.$AJ$5]-[.T88]))" office:value-type="float" office:value="606.505738225753">
            <text:p>606.5</text:p>
          </table:table-cell>
          <table:table-cell table:style-name="ce4"/>
          <table:table-cell table:style-name="ce6" office:value-type="float" office:value="415.00002">
            <text:p>415</text:p>
          </table:table-cell>
          <table:table-cell table:style-name="ce6" table:formula="of:=[.W88]+100" office:value-type="float" office:value="515.00002">
            <text:p>515</text:p>
          </table:table-cell>
          <table:table-cell table:style-name="ce8" office:value-type="float" office:value="0.787228">
            <text:p>0.787</text:p>
          </table:table-cell>
          <table:table-cell table:style-name="ce11" table:formula="of:=10^4/12 * LN(([.$AJ$5]-[.Y88]*0.4)/([.$AJ$5]-[.Y88]))" office:value-type="float" office:value="517.191298817225">
            <text:p>517.2</text:p>
          </table:table-cell>
          <table:table-cell table:style-name="ce4"/>
          <table:table-cell table:style-name="ce14" office:value-type="float" office:value="415.00002">
            <text:p>415</text:p>
          </table:table-cell>
          <table:table-cell table:style-name="ce8" office:value-type="float" office:value="1.344858">
            <text:p>1.345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20">
            <text:p>420</text:p>
          </table:table-cell>
          <table:table-cell table:style-name="ce6" table:formula="of:=[.C89]+85" office:value-type="float" office:value="505">
            <text:p>505</text:p>
          </table:table-cell>
          <table:table-cell table:style-name="ce8" office:value-type="float" office:value="0.822406">
            <text:p>0.822</text:p>
          </table:table-cell>
          <table:table-cell table:style-name="ce11" table:formula="of:=10^4/12 * LN(([.$AJ$5]-[.E89]*0.4)/([.$AJ$5]-[.E89]))" office:value-type="float" office:value="560.799725693828">
            <text:p>560.8</text:p>
          </table:table-cell>
          <table:table-cell table:style-name="ce4"/>
          <table:table-cell table:style-name="ce6" office:value-type="float" office:value="420">
            <text:p>420</text:p>
          </table:table-cell>
          <table:table-cell table:style-name="ce6" table:formula="of:=60+[.H89]" office:value-type="float" office:value="480">
            <text:p>480</text:p>
          </table:table-cell>
          <table:table-cell table:style-name="ce8" office:value-type="float" office:value="0.826417">
            <text:p>0.826</text:p>
          </table:table-cell>
          <table:table-cell table:style-name="ce11" table:formula="of:=10^4/12 * LN(([.$AJ$5]-[.J89]*0.4)/([.$AJ$5]-[.J89]))" office:value-type="float" office:value="566.000109662688">
            <text:p>566.0</text:p>
          </table:table-cell>
          <table:table-cell table:style-name="ce4"/>
          <table:table-cell table:style-name="ce14" office:value-type="float" office:value="420">
            <text:p>420</text:p>
          </table:table-cell>
          <table:table-cell table:style-name="ce14" table:formula="of:=[.M89]+65" office:value-type="float" office:value="485">
            <text:p>485</text:p>
          </table:table-cell>
          <table:table-cell table:style-name="ce8" office:value-type="float" office:value="0.779965">
            <text:p>0.780</text:p>
          </table:table-cell>
          <table:table-cell table:style-name="ce11" table:formula="of:=10^4/12 * LN(([.$AJ$5]-[.O89]*0.4)/([.$AJ$5]-[.O89]))" office:value-type="float" office:value="508.608955933373">
            <text:p>508.6</text:p>
          </table:table-cell>
          <table:table-cell table:style-name="ce4"/>
          <table:table-cell table:style-name="ce14" office:value-type="float" office:value="420">
            <text:p>420</text:p>
          </table:table-cell>
          <table:table-cell table:style-name="ce14" table:formula="of:=[.R89]+95" office:value-type="float" office:value="515">
            <text:p>515</text:p>
          </table:table-cell>
          <table:table-cell table:style-name="ce8" office:value-type="float" office:value="0.857827">
            <text:p>0.858</text:p>
          </table:table-cell>
          <table:table-cell table:style-name="ce11" table:formula="of:=10^4/12 * LN(([.$AJ$5]-[.T89]*0.4)/([.$AJ$5]-[.T89]))" office:value-type="float" office:value="608.499730908686">
            <text:p>608.5</text:p>
          </table:table-cell>
          <table:table-cell table:style-name="ce4"/>
          <table:table-cell table:style-name="ce6" office:value-type="float" office:value="420">
            <text:p>420</text:p>
          </table:table-cell>
          <table:table-cell table:style-name="ce6" table:formula="of:=[.W89]+100" office:value-type="float" office:value="520">
            <text:p>520</text:p>
          </table:table-cell>
          <table:table-cell table:style-name="ce8" office:value-type="float" office:value="0.788976">
            <text:p>0.789</text:p>
          </table:table-cell>
          <table:table-cell table:style-name="ce11" table:formula="of:=10^4/12 * LN(([.$AJ$5]-[.Y89]*0.4)/([.$AJ$5]-[.Y89]))" office:value-type="float" office:value="519.277440394238">
            <text:p>519.3</text:p>
          </table:table-cell>
          <table:table-cell table:style-name="ce4"/>
          <table:table-cell table:style-name="ce14" office:value-type="float" office:value="420">
            <text:p>420</text:p>
          </table:table-cell>
          <table:table-cell table:style-name="ce8" office:value-type="float" office:value="1.350253">
            <text:p>1.350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24.99998">
            <text:p>425</text:p>
          </table:table-cell>
          <table:table-cell table:style-name="ce6" table:formula="of:=[.C90]+85" office:value-type="float" office:value="509.99998">
            <text:p>510</text:p>
          </table:table-cell>
          <table:table-cell table:style-name="ce8" office:value-type="float" office:value="0.826338">
            <text:p>0.826</text:p>
          </table:table-cell>
          <table:table-cell table:style-name="ce11" table:formula="of:=10^4/12 * LN(([.$AJ$5]-[.E90]*0.4)/([.$AJ$5]-[.E90]))" office:value-type="float" office:value="565.8972091877">
            <text:p>565.9</text:p>
          </table:table-cell>
          <table:table-cell table:style-name="ce4"/>
          <table:table-cell table:style-name="ce6" office:value-type="float" office:value="424.99998">
            <text:p>425</text:p>
          </table:table-cell>
          <table:table-cell table:style-name="ce6" table:formula="of:=60+[.H90]" office:value-type="float" office:value="484.99998">
            <text:p>485</text:p>
          </table:table-cell>
          <table:table-cell table:style-name="ce8" office:value-type="float" office:value="0.828484">
            <text:p>0.828</text:p>
          </table:table-cell>
          <table:table-cell table:style-name="ce11" table:formula="of:=10^4/12 * LN(([.$AJ$5]-[.J90]*0.4)/([.$AJ$5]-[.J90]))" office:value-type="float" office:value="568.699287608841">
            <text:p>568.7</text:p>
          </table:table-cell>
          <table:table-cell table:style-name="ce4"/>
          <table:table-cell table:style-name="ce14" office:value-type="float" office:value="424.99998">
            <text:p>425</text:p>
          </table:table-cell>
          <table:table-cell table:style-name="ce14" table:formula="of:=[.M90]+65" office:value-type="float" office:value="489.99998">
            <text:p>490</text:p>
          </table:table-cell>
          <table:table-cell table:style-name="ce8" office:value-type="float" office:value="0.78215">
            <text:p>0.782</text:p>
          </table:table-cell>
          <table:table-cell table:style-name="ce11" table:formula="of:=10^4/12 * LN(([.$AJ$5]-[.O90]*0.4)/([.$AJ$5]-[.O90]))" office:value-type="float" office:value="511.176470816748">
            <text:p>511.2</text:p>
          </table:table-cell>
          <table:table-cell table:style-name="ce4"/>
          <table:table-cell table:style-name="ce14" office:value-type="float" office:value="424.99998">
            <text:p>425</text:p>
          </table:table-cell>
          <table:table-cell table:style-name="ce14" table:formula="of:=[.R90]+95" office:value-type="float" office:value="519.99998">
            <text:p>520</text:p>
          </table:table-cell>
          <table:table-cell table:style-name="ce8" office:value-type="float" office:value="0.861504">
            <text:p>0.862</text:p>
          </table:table-cell>
          <table:table-cell table:style-name="ce11" table:formula="of:=10^4/12 * LN(([.$AJ$5]-[.T90]*0.4)/([.$AJ$5]-[.T90]))" office:value-type="float" office:value="613.692358835677">
            <text:p>613.7</text:p>
          </table:table-cell>
          <table:table-cell table:style-name="ce4"/>
          <table:table-cell table:style-name="ce6" office:value-type="float" office:value="424.99998">
            <text:p>425</text:p>
          </table:table-cell>
          <table:table-cell table:style-name="ce6" table:formula="of:=[.W90]+100" office:value-type="float" office:value="524.99998">
            <text:p>525</text:p>
          </table:table-cell>
          <table:table-cell table:style-name="ce8" office:value-type="float" office:value="0.789738">
            <text:p>0.790</text:p>
          </table:table-cell>
          <table:table-cell table:style-name="ce11" table:formula="of:=10^4/12 * LN(([.$AJ$5]-[.Y90]*0.4)/([.$AJ$5]-[.Y90]))" office:value-type="float" office:value="520.189379220577">
            <text:p>520.2</text:p>
          </table:table-cell>
          <table:table-cell table:style-name="ce4"/>
          <table:table-cell table:style-name="ce14" office:value-type="float" office:value="424.99998">
            <text:p>425</text:p>
          </table:table-cell>
          <table:table-cell table:style-name="ce8" office:value-type="float" office:value="1.344953">
            <text:p>1.345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30.00002">
            <text:p>430</text:p>
          </table:table-cell>
          <table:table-cell table:style-name="ce6" table:formula="of:=[.C91]+85" office:value-type="float" office:value="515.00002">
            <text:p>515</text:p>
          </table:table-cell>
          <table:table-cell table:style-name="ce8" office:value-type="float" office:value="0.828196">
            <text:p>0.828</text:p>
          </table:table-cell>
          <table:table-cell table:style-name="ce11" table:formula="of:=10^4/12 * LN(([.$AJ$5]-[.E91]*0.4)/([.$AJ$5]-[.E91]))" office:value-type="float" office:value="568.322413576245">
            <text:p>568.3</text:p>
          </table:table-cell>
          <table:table-cell table:style-name="ce4"/>
          <table:table-cell table:style-name="ce6" office:value-type="float" office:value="430.00002">
            <text:p>430</text:p>
          </table:table-cell>
          <table:table-cell table:style-name="ce6" table:formula="of:=60+[.H91]" office:value-type="float" office:value="490.00002">
            <text:p>490</text:p>
          </table:table-cell>
          <table:table-cell table:style-name="ce8" office:value-type="float" office:value="0.831196">
            <text:p>0.831</text:p>
          </table:table-cell>
          <table:table-cell table:style-name="ce11" table:formula="of:=10^4/12 * LN(([.$AJ$5]-[.J91]*0.4)/([.$AJ$5]-[.J91]))" office:value-type="float" office:value="572.260830309975">
            <text:p>572.3</text:p>
          </table:table-cell>
          <table:table-cell table:style-name="ce4"/>
          <table:table-cell table:style-name="ce14" office:value-type="float" office:value="430.00002">
            <text:p>430</text:p>
          </table:table-cell>
          <table:table-cell table:style-name="ce14" table:formula="of:=[.M91]+65" office:value-type="float" office:value="495.00002">
            <text:p>495</text:p>
          </table:table-cell>
          <table:table-cell table:style-name="ce8" office:value-type="float" office:value="0.786694">
            <text:p>0.787</text:p>
          </table:table-cell>
          <table:table-cell table:style-name="ce11" table:formula="of:=10^4/12 * LN(([.$AJ$5]-[.O91]*0.4)/([.$AJ$5]-[.O91]))" office:value-type="float" office:value="516.555607481002">
            <text:p>516.6</text:p>
          </table:table-cell>
          <table:table-cell table:style-name="ce4"/>
          <table:table-cell table:style-name="ce14" office:value-type="float" office:value="430.00002">
            <text:p>430</text:p>
          </table:table-cell>
          <table:table-cell table:style-name="ce14" table:formula="of:=[.R91]+95" office:value-type="float" office:value="525.00002">
            <text:p>525</text:p>
          </table:table-cell>
          <table:table-cell table:style-name="ce8" office:value-type="float" office:value="0.865345">
            <text:p>0.865</text:p>
          </table:table-cell>
          <table:table-cell table:style-name="ce11" table:formula="of:=10^4/12 * LN(([.$AJ$5]-[.T91]*0.4)/([.$AJ$5]-[.T91]))" office:value-type="float" office:value="619.167994800577">
            <text:p>619.2</text:p>
          </table:table-cell>
          <table:table-cell table:style-name="ce4"/>
          <table:table-cell table:style-name="ce6" office:value-type="float" office:value="430.00002">
            <text:p>430</text:p>
          </table:table-cell>
          <table:table-cell table:style-name="ce6" table:formula="of:=[.W91]+100" office:value-type="float" office:value="530.00002">
            <text:p>530</text:p>
          </table:table-cell>
          <table:table-cell table:style-name="ce8" office:value-type="float" office:value="0.791474">
            <text:p>0.791</text:p>
          </table:table-cell>
          <table:table-cell table:style-name="ce11" table:formula="of:=10^4/12 * LN(([.$AJ$5]-[.Y91]*0.4)/([.$AJ$5]-[.Y91]))" office:value-type="float" office:value="522.272748152709">
            <text:p>522.3</text:p>
          </table:table-cell>
          <table:table-cell table:style-name="ce4"/>
          <table:table-cell table:style-name="ce14" office:value-type="float" office:value="430.00002">
            <text:p>430</text:p>
          </table:table-cell>
          <table:table-cell table:style-name="ce8" office:value-type="float" office:value="1.344081">
            <text:p>1.344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35">
            <text:p>435</text:p>
          </table:table-cell>
          <table:table-cell table:style-name="ce6" table:formula="of:=[.C92]+85" office:value-type="float" office:value="520">
            <text:p>520</text:p>
          </table:table-cell>
          <table:table-cell table:style-name="ce8" office:value-type="float" office:value="0.831336">
            <text:p>0.831</text:p>
          </table:table-cell>
          <table:table-cell table:style-name="ce11" table:formula="of:=10^4/12 * LN(([.$AJ$5]-[.E92]*0.4)/([.$AJ$5]-[.E92]))" office:value-type="float" office:value="572.445309005851">
            <text:p>572.4</text:p>
          </table:table-cell>
          <table:table-cell table:style-name="ce4"/>
          <table:table-cell table:style-name="ce6" office:value-type="float" office:value="435">
            <text:p>435</text:p>
          </table:table-cell>
          <table:table-cell table:style-name="ce6" table:formula="of:=60+[.H92]" office:value-type="float" office:value="495">
            <text:p>495</text:p>
          </table:table-cell>
          <table:table-cell table:style-name="ce8" office:value-type="float" office:value="0.833847">
            <text:p>0.834</text:p>
          </table:table-cell>
          <table:table-cell table:style-name="ce11" table:formula="of:=10^4/12 * LN(([.$AJ$5]-[.J92]*0.4)/([.$AJ$5]-[.J92]))" office:value-type="float" office:value="575.764533037019">
            <text:p>575.8</text:p>
          </table:table-cell>
          <table:table-cell table:style-name="ce4"/>
          <table:table-cell table:style-name="ce14" office:value-type="float" office:value="435">
            <text:p>435</text:p>
          </table:table-cell>
          <table:table-cell table:style-name="ce14" table:formula="of:=[.M92]+65" office:value-type="float" office:value="500">
            <text:p>500</text:p>
          </table:table-cell>
          <table:table-cell table:style-name="ce8" office:value-type="float" office:value="0.792609">
            <text:p>0.793</text:p>
          </table:table-cell>
          <table:table-cell table:style-name="ce11" table:formula="of:=10^4/12 * LN(([.$AJ$5]-[.O92]*0.4)/([.$AJ$5]-[.O92]))" office:value-type="float" office:value="523.639218894599">
            <text:p>523.6</text:p>
          </table:table-cell>
          <table:table-cell table:style-name="ce4"/>
          <table:table-cell table:style-name="ce14" office:value-type="float" office:value="435">
            <text:p>435</text:p>
          </table:table-cell>
          <table:table-cell table:style-name="ce14" table:formula="of:=[.R92]+95" office:value-type="float" office:value="530">
            <text:p>530</text:p>
          </table:table-cell>
          <table:table-cell table:style-name="ce8" office:value-type="float" office:value="0.868241">
            <text:p>0.868</text:p>
          </table:table-cell>
          <table:table-cell table:style-name="ce11" table:formula="of:=10^4/12 * LN(([.$AJ$5]-[.T92]*0.4)/([.$AJ$5]-[.T92]))" office:value-type="float" office:value="623.331724895385">
            <text:p>623.3</text:p>
          </table:table-cell>
          <table:table-cell table:style-name="ce4"/>
          <table:table-cell table:style-name="ce6" office:value-type="float" office:value="435">
            <text:p>435</text:p>
          </table:table-cell>
          <table:table-cell table:style-name="ce6" table:formula="of:=[.W92]+100" office:value-type="float" office:value="535">
            <text:p>535</text:p>
          </table:table-cell>
          <table:table-cell table:style-name="ce8" office:value-type="float" office:value="0.790978">
            <text:p>0.791</text:p>
          </table:table-cell>
          <table:table-cell table:style-name="ce11" table:formula="of:=10^4/12 * LN(([.$AJ$5]-[.Y92]*0.4)/([.$AJ$5]-[.Y92]))" office:value-type="float" office:value="521.676678607613">
            <text:p>521.7</text:p>
          </table:table-cell>
          <table:table-cell table:style-name="ce4"/>
          <table:table-cell table:style-name="ce14" office:value-type="float" office:value="435">
            <text:p>435</text:p>
          </table:table-cell>
          <table:table-cell table:style-name="ce8" office:value-type="float" office:value="1.341312">
            <text:p>1.341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39.99998">
            <text:p>440</text:p>
          </table:table-cell>
          <table:table-cell table:style-name="ce6" table:formula="of:=[.C93]+85" office:value-type="float" office:value="524.99998">
            <text:p>525</text:p>
          </table:table-cell>
          <table:table-cell table:style-name="ce8" office:value-type="float" office:value="0.832171">
            <text:p>0.832</text:p>
          </table:table-cell>
          <table:table-cell table:style-name="ce11" table:formula="of:=10^4/12 * LN(([.$AJ$5]-[.E93]*0.4)/([.$AJ$5]-[.E93]))" office:value-type="float" office:value="573.546869844136">
            <text:p>573.5</text:p>
          </table:table-cell>
          <table:table-cell table:style-name="ce4"/>
          <table:table-cell table:style-name="ce6" office:value-type="float" office:value="439.99998">
            <text:p>440</text:p>
          </table:table-cell>
          <table:table-cell table:style-name="ce6" table:formula="of:=60+[.H93]" office:value-type="float" office:value="499.99998">
            <text:p>500</text:p>
          </table:table-cell>
          <table:table-cell table:style-name="ce8" office:value-type="float" office:value="0.836475">
            <text:p>0.836</text:p>
          </table:table-cell>
          <table:table-cell table:style-name="ce11" table:formula="of:=10^4/12 * LN(([.$AJ$5]-[.J93]*0.4)/([.$AJ$5]-[.J93]))" office:value-type="float" office:value="579.259805998603">
            <text:p>579.3</text:p>
          </table:table-cell>
          <table:table-cell table:style-name="ce4"/>
          <table:table-cell table:style-name="ce14" office:value-type="float" office:value="439.99998">
            <text:p>440</text:p>
          </table:table-cell>
          <table:table-cell table:style-name="ce14" table:formula="of:=[.M93]+65" office:value-type="float" office:value="504.99998">
            <text:p>505</text:p>
          </table:table-cell>
          <table:table-cell table:style-name="ce8" office:value-type="float" office:value="0.79639">
            <text:p>0.796</text:p>
          </table:table-cell>
          <table:table-cell table:style-name="ce11" table:formula="of:=10^4/12 * LN(([.$AJ$5]-[.O93]*0.4)/([.$AJ$5]-[.O93]))" office:value-type="float" office:value="528.216395320529">
            <text:p>528.2</text:p>
          </table:table-cell>
          <table:table-cell table:style-name="ce4"/>
          <table:table-cell table:style-name="ce14" office:value-type="float" office:value="439.99998">
            <text:p>440</text:p>
          </table:table-cell>
          <table:table-cell table:style-name="ce14" table:formula="of:=[.R93]+95" office:value-type="float" office:value="534.99998">
            <text:p>535</text:p>
          </table:table-cell>
          <table:table-cell table:style-name="ce8" office:value-type="float" office:value="0.871184">
            <text:p>0.871</text:p>
          </table:table-cell>
          <table:table-cell table:style-name="ce11" table:formula="of:=10^4/12 * LN(([.$AJ$5]-[.T93]*0.4)/([.$AJ$5]-[.T93]))" office:value-type="float" office:value="627.594530620404">
            <text:p>627.6</text:p>
          </table:table-cell>
          <table:table-cell table:style-name="ce4"/>
          <table:table-cell table:style-name="ce6" office:value-type="float" office:value="439.99998">
            <text:p>440</text:p>
          </table:table-cell>
          <table:table-cell table:style-name="ce6" table:formula="of:=[.W93]+100" office:value-type="float" office:value="539.99998">
            <text:p>540</text:p>
          </table:table-cell>
          <table:table-cell table:style-name="ce8" office:value-type="float" office:value="0.793594">
            <text:p>0.794</text:p>
          </table:table-cell>
          <table:table-cell table:style-name="ce11" table:formula="of:=10^4/12 * LN(([.$AJ$5]-[.Y93]*0.4)/([.$AJ$5]-[.Y93]))" office:value-type="float" office:value="524.827906715124">
            <text:p>524.8</text:p>
          </table:table-cell>
          <table:table-cell table:style-name="ce4"/>
          <table:table-cell table:style-name="ce14" office:value-type="float" office:value="439.99998">
            <text:p>440</text:p>
          </table:table-cell>
          <table:table-cell table:style-name="ce8" office:value-type="float" office:value="1.345917">
            <text:p>1.346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45.00002">
            <text:p>445</text:p>
          </table:table-cell>
          <table:table-cell table:style-name="ce6" table:formula="of:=[.C94]+85" office:value-type="float" office:value="530.00002">
            <text:p>530</text:p>
          </table:table-cell>
          <table:table-cell table:style-name="ce8" office:value-type="float" office:value="0.836067">
            <text:p>0.836</text:p>
          </table:table-cell>
          <table:table-cell table:style-name="ce11" table:formula="of:=10^4/12 * LN(([.$AJ$5]-[.E94]*0.4)/([.$AJ$5]-[.E94]))" office:value-type="float" office:value="578.715716998348">
            <text:p>578.7</text:p>
          </table:table-cell>
          <table:table-cell table:style-name="ce4"/>
          <table:table-cell table:style-name="ce6" office:value-type="float" office:value="445.00002">
            <text:p>445</text:p>
          </table:table-cell>
          <table:table-cell table:style-name="ce6" table:formula="of:=60+[.H94]" office:value-type="float" office:value="505.00002">
            <text:p>505</text:p>
          </table:table-cell>
          <table:table-cell table:style-name="ce8" office:value-type="float" office:value="0.838171">
            <text:p>0.838</text:p>
          </table:table-cell>
          <table:table-cell table:style-name="ce11" table:formula="of:=10^4/12 * LN(([.$AJ$5]-[.J94]*0.4)/([.$AJ$5]-[.J94]))" office:value-type="float" office:value="581.527231661428">
            <text:p>581.5</text:p>
          </table:table-cell>
          <table:table-cell table:style-name="ce4"/>
          <table:table-cell table:style-name="ce14" office:value-type="float" office:value="445.00002">
            <text:p>445</text:p>
          </table:table-cell>
          <table:table-cell table:style-name="ce14" table:formula="of:=[.M94]+65" office:value-type="float" office:value="510.00002">
            <text:p>510</text:p>
          </table:table-cell>
          <table:table-cell table:style-name="ce8" office:value-type="float" office:value="0.800876">
            <text:p>0.801</text:p>
          </table:table-cell>
          <table:table-cell table:style-name="ce11" table:formula="of:=10^4/12 * LN(([.$AJ$5]-[.O94]*0.4)/([.$AJ$5]-[.O94]))" office:value-type="float" office:value="533.697677503148">
            <text:p>533.7</text:p>
          </table:table-cell>
          <table:table-cell table:style-name="ce4"/>
          <table:table-cell table:style-name="ce14" office:value-type="float" office:value="445.00002">
            <text:p>445</text:p>
          </table:table-cell>
          <table:table-cell table:style-name="ce14" table:formula="of:=[.R94]+95" office:value-type="float" office:value="540.00002">
            <text:p>540</text:p>
          </table:table-cell>
          <table:table-cell table:style-name="ce8" office:value-type="float" office:value="0.868637">
            <text:p>0.869</text:p>
          </table:table-cell>
          <table:table-cell table:style-name="ce11" table:formula="of:=10^4/12 * LN(([.$AJ$5]-[.T94]*0.4)/([.$AJ$5]-[.T94]))" office:value-type="float" office:value="623.903455555194">
            <text:p>623.9</text:p>
          </table:table-cell>
          <table:table-cell table:style-name="ce4"/>
          <table:table-cell table:style-name="ce6" office:value-type="float" office:value="445.00002">
            <text:p>445</text:p>
          </table:table-cell>
          <table:table-cell table:style-name="ce6" table:formula="of:=[.W94]+100" office:value-type="float" office:value="545.00002">
            <text:p>545</text:p>
          </table:table-cell>
          <table:table-cell table:style-name="ce8" office:value-type="float" office:value="0.796385">
            <text:p>0.796</text:p>
          </table:table-cell>
          <table:table-cell table:style-name="ce11" table:formula="of:=10^4/12 * LN(([.$AJ$5]-[.Y94]*0.4)/([.$AJ$5]-[.Y94]))" office:value-type="float" office:value="528.210316817596">
            <text:p>528.2</text:p>
          </table:table-cell>
          <table:table-cell table:style-name="ce4"/>
          <table:table-cell table:style-name="ce14" office:value-type="float" office:value="445.00002">
            <text:p>445</text:p>
          </table:table-cell>
          <table:table-cell table:style-name="ce8" office:value-type="float" office:value="1.348723">
            <text:p>1.349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50">
            <text:p>450</text:p>
          </table:table-cell>
          <table:table-cell table:style-name="ce6" table:formula="of:=[.C95]+85" office:value-type="float" office:value="535">
            <text:p>535</text:p>
          </table:table-cell>
          <table:table-cell table:style-name="ce8" office:value-type="float" office:value="0.838706">
            <text:p>0.839</text:p>
          </table:table-cell>
          <table:table-cell table:style-name="ce11" table:formula="of:=10^4/12 * LN(([.$AJ$5]-[.E95]*0.4)/([.$AJ$5]-[.E95]))" office:value-type="float" office:value="582.244407861837">
            <text:p>582.2</text:p>
          </table:table-cell>
          <table:table-cell table:style-name="ce4"/>
          <table:table-cell table:style-name="ce6" office:value-type="float" office:value="450">
            <text:p>450</text:p>
          </table:table-cell>
          <table:table-cell table:style-name="ce6" table:formula="of:=60+[.H95]" office:value-type="float" office:value="510">
            <text:p>510</text:p>
          </table:table-cell>
          <table:table-cell table:style-name="ce8" office:value-type="float" office:value="0.840694">
            <text:p>0.841</text:p>
          </table:table-cell>
          <table:table-cell table:style-name="ce11" table:formula="of:=10^4/12 * LN(([.$AJ$5]-[.J95]*0.4)/([.$AJ$5]-[.J95]))" office:value-type="float" office:value="584.917474160893">
            <text:p>584.9</text:p>
          </table:table-cell>
          <table:table-cell table:style-name="ce4"/>
          <table:table-cell table:style-name="ce14" office:value-type="float" office:value="450">
            <text:p>450</text:p>
          </table:table-cell>
          <table:table-cell table:style-name="ce14" table:formula="of:=[.M95]+65" office:value-type="float" office:value="515">
            <text:p>515</text:p>
          </table:table-cell>
          <table:table-cell table:style-name="ce8" office:value-type="float" office:value="0.806841">
            <text:p>0.807</text:p>
          </table:table-cell>
          <table:table-cell table:style-name="ce11" table:formula="of:=10^4/12 * LN(([.$AJ$5]-[.O95]*0.4)/([.$AJ$5]-[.O95]))" office:value-type="float" office:value="541.072815802615">
            <text:p>541.1</text:p>
          </table:table-cell>
          <table:table-cell table:style-name="ce4"/>
          <table:table-cell table:style-name="ce14" office:value-type="float" office:value="450">
            <text:p>450</text:p>
          </table:table-cell>
          <table:table-cell table:style-name="ce14" table:formula="of:=[.R95]+95" office:value-type="float" office:value="545">
            <text:p>545</text:p>
          </table:table-cell>
          <table:table-cell table:style-name="ce8" office:value-type="float" office:value="0.874953">
            <text:p>0.875</text:p>
          </table:table-cell>
          <table:table-cell table:style-name="ce11" table:formula="of:=10^4/12 * LN(([.$AJ$5]-[.T95]*0.4)/([.$AJ$5]-[.T95]))" office:value-type="float" office:value="633.100796022165">
            <text:p>633.1</text:p>
          </table:table-cell>
          <table:table-cell table:style-name="ce4"/>
          <table:table-cell table:style-name="ce6" office:value-type="float" office:value="450">
            <text:p>450</text:p>
          </table:table-cell>
          <table:table-cell table:style-name="ce6" table:formula="of:=[.W95]+100" office:value-type="float" office:value="550">
            <text:p>550</text:p>
          </table:table-cell>
          <table:table-cell table:style-name="ce8" office:value-type="float" office:value="0.79813">
            <text:p>0.798</text:p>
          </table:table-cell>
          <table:table-cell table:style-name="ce11" table:formula="of:=10^4/12 * LN(([.$AJ$5]-[.Y95]*0.4)/([.$AJ$5]-[.Y95]))" office:value-type="float" office:value="530.335866682513">
            <text:p>530.3</text:p>
          </table:table-cell>
          <table:table-cell table:style-name="ce4"/>
          <table:table-cell table:style-name="ce14" office:value-type="float" office:value="450">
            <text:p>450</text:p>
          </table:table-cell>
          <table:table-cell table:style-name="ce8" office:value-type="float" office:value="1.351594">
            <text:p>1.352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54.99998">
            <text:p>455</text:p>
          </table:table-cell>
          <table:table-cell table:style-name="ce6" table:formula="of:=[.C96]+85" office:value-type="float" office:value="539.99998">
            <text:p>540</text:p>
          </table:table-cell>
          <table:table-cell table:style-name="ce8" office:value-type="float" office:value="0.841141">
            <text:p>0.841</text:p>
          </table:table-cell>
          <table:table-cell table:style-name="ce11" table:formula="of:=10^4/12 * LN(([.$AJ$5]-[.E96]*0.4)/([.$AJ$5]-[.E96]))" office:value-type="float" office:value="585.520280054395">
            <text:p>585.5</text:p>
          </table:table-cell>
          <table:table-cell table:style-name="ce4"/>
          <table:table-cell table:style-name="ce6" office:value-type="float" office:value="454.99998">
            <text:p>455</text:p>
          </table:table-cell>
          <table:table-cell table:style-name="ce6" table:formula="of:=60+[.H96]" office:value-type="float" office:value="514.99998">
            <text:p>515</text:p>
          </table:table-cell>
          <table:table-cell table:style-name="ce8" office:value-type="float" office:value="0.844094">
            <text:p>0.844</text:p>
          </table:table-cell>
          <table:table-cell table:style-name="ce11" table:formula="of:=10^4/12 * LN(([.$AJ$5]-[.J96]*0.4)/([.$AJ$5]-[.J96]))" office:value-type="float" office:value="589.519018842209">
            <text:p>589.5</text:p>
          </table:table-cell>
          <table:table-cell table:style-name="ce4"/>
          <table:table-cell table:style-name="ce14" office:value-type="float" office:value="454.99998">
            <text:p>455</text:p>
          </table:table-cell>
          <table:table-cell table:style-name="ce14" table:formula="of:=[.M96]+65" office:value-type="float" office:value="519.99998">
            <text:p>520</text:p>
          </table:table-cell>
          <table:table-cell table:style-name="ce8" office:value-type="float" office:value="0.811438">
            <text:p>0.811</text:p>
          </table:table-cell>
          <table:table-cell table:style-name="ce11" table:formula="of:=10^4/12 * LN(([.$AJ$5]-[.O96]*0.4)/([.$AJ$5]-[.O96]))" office:value-type="float" office:value="546.825428901889">
            <text:p>546.8</text:p>
          </table:table-cell>
          <table:table-cell table:style-name="ce4"/>
          <table:table-cell table:style-name="ce14" office:value-type="float" office:value="454.99998">
            <text:p>455</text:p>
          </table:table-cell>
          <table:table-cell table:style-name="ce14" table:formula="of:=[.R96]+95" office:value-type="float" office:value="549.99998">
            <text:p>550</text:p>
          </table:table-cell>
          <table:table-cell table:style-name="ce8" office:value-type="float" office:value="0.877002">
            <text:p>0.877</text:p>
          </table:table-cell>
          <table:table-cell table:style-name="ce11" table:formula="of:=10^4/12 * LN(([.$AJ$5]-[.T96]*0.4)/([.$AJ$5]-[.T96]))" office:value-type="float" office:value="636.116706527837">
            <text:p>636.1</text:p>
          </table:table-cell>
          <table:table-cell table:style-name="ce4"/>
          <table:table-cell table:style-name="ce6" office:value-type="float" office:value="454.99998">
            <text:p>455</text:p>
          </table:table-cell>
          <table:table-cell table:style-name="ce6" table:formula="of:=[.W96]+100" office:value-type="float" office:value="554.99998">
            <text:p>555</text:p>
          </table:table-cell>
          <table:table-cell table:style-name="ce8" office:value-type="float" office:value="0.80022">
            <text:p>0.800</text:p>
          </table:table-cell>
          <table:table-cell table:style-name="ce11" table:formula="of:=10^4/12 * LN(([.$AJ$5]-[.Y96]*0.4)/([.$AJ$5]-[.Y96]))" office:value-type="float" office:value="532.892669503396">
            <text:p>532.9</text:p>
          </table:table-cell>
          <table:table-cell table:style-name="ce4"/>
          <table:table-cell table:style-name="ce14" office:value-type="float" office:value="454.99998">
            <text:p>455</text:p>
          </table:table-cell>
          <table:table-cell table:style-name="ce8" office:value-type="float" office:value="1.351259">
            <text:p>1.351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60.00002">
            <text:p>460</text:p>
          </table:table-cell>
          <table:table-cell table:style-name="ce6" table:formula="of:=[.C97]+85" office:value-type="float" office:value="545.00002">
            <text:p>545</text:p>
          </table:table-cell>
          <table:table-cell table:style-name="ce8" office:value-type="float" office:value="0.843632">
            <text:p>0.844</text:p>
          </table:table-cell>
          <table:table-cell table:style-name="ce11" table:formula="of:=10^4/12 * LN(([.$AJ$5]-[.E97]*0.4)/([.$AJ$5]-[.E97]))" office:value-type="float" office:value="588.891519303946">
            <text:p>588.9</text:p>
          </table:table-cell>
          <table:table-cell table:style-name="ce4"/>
          <table:table-cell table:style-name="ce6" office:value-type="float" office:value="460.00002">
            <text:p>460</text:p>
          </table:table-cell>
          <table:table-cell table:style-name="ce6" table:formula="of:=60+[.H97]" office:value-type="float" office:value="520.00002">
            <text:p>520</text:p>
          </table:table-cell>
          <table:table-cell table:style-name="ce8" office:value-type="float" office:value="0.844835">
            <text:p>0.845</text:p>
          </table:table-cell>
          <table:table-cell table:style-name="ce11" table:formula="of:=10^4/12 * LN(([.$AJ$5]-[.J97]*0.4)/([.$AJ$5]-[.J97]))" office:value-type="float" office:value="590.526936451558">
            <text:p>590.5</text:p>
          </table:table-cell>
          <table:table-cell table:style-name="ce4"/>
          <table:table-cell table:style-name="ce14" office:value-type="float" office:value="460.00002">
            <text:p>460</text:p>
          </table:table-cell>
          <table:table-cell table:style-name="ce14" table:formula="of:=[.M97]+65" office:value-type="float" office:value="525.00002">
            <text:p>525</text:p>
          </table:table-cell>
          <table:table-cell table:style-name="ce8" office:value-type="float" office:value="0.814233">
            <text:p>0.814</text:p>
          </table:table-cell>
          <table:table-cell table:style-name="ce11" table:formula="of:=10^4/12 * LN(([.$AJ$5]-[.O97]*0.4)/([.$AJ$5]-[.O97]))" office:value-type="float" office:value="550.352870645904">
            <text:p>550.4</text:p>
          </table:table-cell>
          <table:table-cell table:style-name="ce4"/>
          <table:table-cell table:style-name="ce14" office:value-type="float" office:value="460.00002">
            <text:p>460</text:p>
          </table:table-cell>
          <table:table-cell table:style-name="ce14" table:formula="of:=[.R97]+95" office:value-type="float" office:value="555.00002">
            <text:p>555</text:p>
          </table:table-cell>
          <table:table-cell table:style-name="ce8" office:value-type="float" office:value="0.878115">
            <text:p>0.878</text:p>
          </table:table-cell>
          <table:table-cell table:style-name="ce11" table:formula="of:=10^4/12 * LN(([.$AJ$5]-[.T97]*0.4)/([.$AJ$5]-[.T97]))" office:value-type="float" office:value="637.761621843842">
            <text:p>637.8</text:p>
          </table:table-cell>
          <table:table-cell table:style-name="ce4"/>
          <table:table-cell table:style-name="ce6" office:value-type="float" office:value="460.00002">
            <text:p>460</text:p>
          </table:table-cell>
          <table:table-cell table:style-name="ce6" table:formula="of:=[.W97]+100" office:value-type="float" office:value="560.00002">
            <text:p>560</text:p>
          </table:table-cell>
          <table:table-cell table:style-name="ce8" office:value-type="float" office:value="0.801956">
            <text:p>0.802</text:p>
          </table:table-cell>
          <table:table-cell table:style-name="ce11" table:formula="of:=10^4/12 * LN(([.$AJ$5]-[.Y97]*0.4)/([.$AJ$5]-[.Y97]))" office:value-type="float" office:value="535.025599950049">
            <text:p>535.0</text:p>
          </table:table-cell>
          <table:table-cell table:style-name="ce4"/>
          <table:table-cell table:style-name="ce14" office:value-type="float" office:value="460.00002">
            <text:p>460</text:p>
          </table:table-cell>
          <table:table-cell table:style-name="ce8" office:value-type="float" office:value="1.343512">
            <text:p>1.344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65">
            <text:p>465</text:p>
          </table:table-cell>
          <table:table-cell table:style-name="ce6" table:formula="of:=[.C98]+85" office:value-type="float" office:value="550">
            <text:p>550</text:p>
          </table:table-cell>
          <table:table-cell table:style-name="ce8" office:value-type="float" office:value="0.846707">
            <text:p>0.847</text:p>
          </table:table-cell>
          <table:table-cell table:style-name="ce11" table:formula="of:=10^4/12 * LN(([.$AJ$5]-[.E98]*0.4)/([.$AJ$5]-[.E98]))" office:value-type="float" office:value="593.081375360046">
            <text:p>593.1</text:p>
          </table:table-cell>
          <table:table-cell table:style-name="ce4"/>
          <table:table-cell table:style-name="ce6" office:value-type="float" office:value="465">
            <text:p>465</text:p>
          </table:table-cell>
          <table:table-cell table:style-name="ce6" table:formula="of:=60+[.H98]" office:value-type="float" office:value="525">
            <text:p>525</text:p>
          </table:table-cell>
          <table:table-cell table:style-name="ce8" office:value-type="float" office:value="0.845674">
            <text:p>0.846</text:p>
          </table:table-cell>
          <table:table-cell table:style-name="ce11" table:formula="of:=10^4/12 * LN(([.$AJ$5]-[.J98]*0.4)/([.$AJ$5]-[.J98]))" office:value-type="float" office:value="591.67035246031">
            <text:p>591.7</text:p>
          </table:table-cell>
          <table:table-cell table:style-name="ce4"/>
          <table:table-cell table:style-name="ce14" office:value-type="float" office:value="465">
            <text:p>465</text:p>
          </table:table-cell>
          <table:table-cell table:style-name="ce14" table:formula="of:=[.M98]+65" office:value-type="float" office:value="530">
            <text:p>530</text:p>
          </table:table-cell>
          <table:table-cell table:style-name="ce8" office:value-type="float" office:value="0.81876">
            <text:p>0.819</text:p>
          </table:table-cell>
          <table:table-cell table:style-name="ce11" table:formula="of:=10^4/12 * LN(([.$AJ$5]-[.O98]*0.4)/([.$AJ$5]-[.O98]))" office:value-type="float" office:value="556.114794451573">
            <text:p>556.1</text:p>
          </table:table-cell>
          <table:table-cell table:style-name="ce4"/>
          <table:table-cell table:style-name="ce14" office:value-type="float" office:value="465">
            <text:p>465</text:p>
          </table:table-cell>
          <table:table-cell table:style-name="ce14" table:formula="of:=[.R98]+95" office:value-type="float" office:value="560">
            <text:p>560</text:p>
          </table:table-cell>
          <table:table-cell table:style-name="ce8" office:value-type="float" office:value="0.88153">
            <text:p>0.882</text:p>
          </table:table-cell>
          <table:table-cell table:style-name="ce11" table:formula="of:=10^4/12 * LN(([.$AJ$5]-[.T98]*0.4)/([.$AJ$5]-[.T98]))" office:value-type="float" office:value="642.838407550941">
            <text:p>642.8</text:p>
          </table:table-cell>
          <table:table-cell table:style-name="ce4"/>
          <table:table-cell table:style-name="ce6" office:value-type="float" office:value="465">
            <text:p>465</text:p>
          </table:table-cell>
          <table:table-cell table:style-name="ce6" table:formula="of:=[.W98]+100" office:value-type="float" office:value="565">
            <text:p>565</text:p>
          </table:table-cell>
          <table:table-cell table:style-name="ce8" office:value-type="float" office:value="0.803504">
            <text:p>0.804</text:p>
          </table:table-cell>
          <table:table-cell table:style-name="ce11" table:formula="of:=10^4/12 * LN(([.$AJ$5]-[.Y98]*0.4)/([.$AJ$5]-[.Y98]))" office:value-type="float" office:value="536.934630563472">
            <text:p>536.9</text:p>
          </table:table-cell>
          <table:table-cell table:style-name="ce4"/>
          <table:table-cell table:style-name="ce14" office:value-type="float" office:value="465">
            <text:p>465</text:p>
          </table:table-cell>
          <table:table-cell table:style-name="ce8" office:value-type="float" office:value="1.332296">
            <text:p>1.332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69.99998">
            <text:p>470</text:p>
          </table:table-cell>
          <table:table-cell table:style-name="ce6" table:formula="of:=[.C99]+85" office:value-type="float" office:value="554.99998">
            <text:p>555</text:p>
          </table:table-cell>
          <table:table-cell table:style-name="ce8" office:value-type="float" office:value="0.84633">
            <text:p>0.846</text:p>
          </table:table-cell>
          <table:table-cell table:style-name="ce11" table:formula="of:=10^4/12 * LN(([.$AJ$5]-[.E99]*0.4)/([.$AJ$5]-[.E99]))" office:value-type="float" office:value="592.566001118227">
            <text:p>592.6</text:p>
          </table:table-cell>
          <table:table-cell table:style-name="ce4"/>
          <table:table-cell table:style-name="ce6" office:value-type="float" office:value="469.99998">
            <text:p>470</text:p>
          </table:table-cell>
          <table:table-cell table:style-name="ce6" table:formula="of:=60+[.H99]" office:value-type="float" office:value="529.99998">
            <text:p>530</text:p>
          </table:table-cell>
          <table:table-cell table:style-name="ce8" office:value-type="float" office:value="0.847852">
            <text:p>0.848</text:p>
          </table:table-cell>
          <table:table-cell table:style-name="ce11" table:formula="of:=10^4/12 * LN(([.$AJ$5]-[.J99]*0.4)/([.$AJ$5]-[.J99]))" office:value-type="float" office:value="594.649551200219">
            <text:p>594.6</text:p>
          </table:table-cell>
          <table:table-cell table:style-name="ce4"/>
          <table:table-cell table:style-name="ce14" office:value-type="float" office:value="469.99998">
            <text:p>470</text:p>
          </table:table-cell>
          <table:table-cell table:style-name="ce14" table:formula="of:=[.M99]+65" office:value-type="float" office:value="534.99998">
            <text:p>535</text:p>
          </table:table-cell>
          <table:table-cell table:style-name="ce8" office:value-type="float" office:value="0.821729">
            <text:p>0.822</text:p>
          </table:table-cell>
          <table:table-cell table:style-name="ce11" table:formula="of:=10^4/12 * LN(([.$AJ$5]-[.O99]*0.4)/([.$AJ$5]-[.O99]))" office:value-type="float" office:value="559.926793279212">
            <text:p>559.9</text:p>
          </table:table-cell>
          <table:table-cell table:style-name="ce4"/>
          <table:table-cell table:style-name="ce14" office:value-type="float" office:value="469.99998">
            <text:p>470</text:p>
          </table:table-cell>
          <table:table-cell table:style-name="ce14" table:formula="of:=[.R99]+95" office:value-type="float" office:value="564.99998">
            <text:p>565</text:p>
          </table:table-cell>
          <table:table-cell table:style-name="ce8" office:value-type="float" office:value="0.881605">
            <text:p>0.882</text:p>
          </table:table-cell>
          <table:table-cell table:style-name="ce11" table:formula="of:=10^4/12 * LN(([.$AJ$5]-[.T99]*0.4)/([.$AJ$5]-[.T99]))" office:value-type="float" office:value="642.950410120875">
            <text:p>643.0</text:p>
          </table:table-cell>
          <table:table-cell table:style-name="ce4"/>
          <table:table-cell table:style-name="ce6" office:value-type="float" office:value="469.99998">
            <text:p>470</text:p>
          </table:table-cell>
          <table:table-cell table:style-name="ce6" table:formula="of:=[.W99]+100" office:value-type="float" office:value="569.99998">
            <text:p>570</text:p>
          </table:table-cell>
          <table:table-cell table:style-name="ce8" office:value-type="float" office:value="0.804637">
            <text:p>0.805</text:p>
          </table:table-cell>
          <table:table-cell table:style-name="ce11" table:formula="of:=10^4/12 * LN(([.$AJ$5]-[.Y99]*0.4)/([.$AJ$5]-[.Y99]))" office:value-type="float" office:value="538.336131389599">
            <text:p>538.3</text:p>
          </table:table-cell>
          <table:table-cell table:style-name="ce4"/>
          <table:table-cell table:style-name="ce14" office:value-type="float" office:value="469.99998">
            <text:p>470</text:p>
          </table:table-cell>
          <table:table-cell table:style-name="ce8" office:value-type="float" office:value="1.344575">
            <text:p>1.345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75.00002">
            <text:p>475</text:p>
          </table:table-cell>
          <table:table-cell table:style-name="ce6" table:formula="of:=[.C100]+85" office:value-type="float" office:value="560.00002">
            <text:p>560</text:p>
          </table:table-cell>
          <table:table-cell table:style-name="ce8" office:value-type="float" office:value="0.847174">
            <text:p>0.847</text:p>
          </table:table-cell>
          <table:table-cell table:style-name="ce11" table:formula="of:=10^4/12 * LN(([.$AJ$5]-[.E100]*0.4)/([.$AJ$5]-[.E100]))" office:value-type="float" office:value="593.720441801757">
            <text:p>593.7</text:p>
          </table:table-cell>
          <table:table-cell table:style-name="ce4"/>
          <table:table-cell table:style-name="ce6" office:value-type="float" office:value="475.00002">
            <text:p>475</text:p>
          </table:table-cell>
          <table:table-cell table:style-name="ce6" table:formula="of:=60+[.H100]" office:value-type="float" office:value="535.00002">
            <text:p>535</text:p>
          </table:table-cell>
          <table:table-cell table:style-name="ce8" office:value-type="float" office:value="0.848318">
            <text:p>0.848</text:p>
          </table:table-cell>
          <table:table-cell table:style-name="ce11" table:formula="of:=10^4/12 * LN(([.$AJ$5]-[.J100]*0.4)/([.$AJ$5]-[.J100]))" office:value-type="float" office:value="595.289037286105">
            <text:p>595.3</text:p>
          </table:table-cell>
          <table:table-cell table:style-name="ce4"/>
          <table:table-cell table:style-name="ce14" office:value-type="float" office:value="475.00002">
            <text:p>475</text:p>
          </table:table-cell>
          <table:table-cell table:style-name="ce14" table:formula="of:=[.M100]+65" office:value-type="float" office:value="540.00002">
            <text:p>540</text:p>
          </table:table-cell>
          <table:table-cell table:style-name="ce8" office:value-type="float" office:value="0.825135">
            <text:p>0.825</text:p>
          </table:table-cell>
          <table:table-cell table:style-name="ce11" table:formula="of:=10^4/12 * LN(([.$AJ$5]-[.O100]*0.4)/([.$AJ$5]-[.O100]))" office:value-type="float" office:value="564.332621228024">
            <text:p>564.3</text:p>
          </table:table-cell>
          <table:table-cell table:style-name="ce4"/>
          <table:table-cell table:style-name="ce14" office:value-type="float" office:value="475.00002">
            <text:p>475</text:p>
          </table:table-cell>
          <table:table-cell table:style-name="ce14" table:formula="of:=[.R100]+95" office:value-type="float" office:value="570.00002">
            <text:p>570</text:p>
          </table:table-cell>
          <table:table-cell table:style-name="ce8" office:value-type="float" office:value="0.885847">
            <text:p>0.886</text:p>
          </table:table-cell>
          <table:table-cell table:style-name="ce11" table:formula="of:=10^4/12 * LN(([.$AJ$5]-[.T100]*0.4)/([.$AJ$5]-[.T100]))" office:value-type="float" office:value="649.321130601422">
            <text:p>649.3</text:p>
          </table:table-cell>
          <table:table-cell table:style-name="ce4"/>
          <table:table-cell table:style-name="ce6" office:value-type="float" office:value="475.00002">
            <text:p>475</text:p>
          </table:table-cell>
          <table:table-cell table:style-name="ce6" table:formula="of:=[.W100]+100" office:value-type="float" office:value="575.00002">
            <text:p>575</text:p>
          </table:table-cell>
          <table:table-cell table:style-name="ce8" office:value-type="float" office:value="0.812259">
            <text:p>0.812</text:p>
          </table:table-cell>
          <table:table-cell table:style-name="ce11" table:formula="of:=10^4/12 * LN(([.$AJ$5]-[.Y100]*0.4)/([.$AJ$5]-[.Y100]))" office:value-type="float" office:value="547.859219428552">
            <text:p>547.9</text:p>
          </table:table-cell>
          <table:table-cell table:style-name="ce4"/>
          <table:table-cell table:style-name="ce14" office:value-type="float" office:value="475.00002">
            <text:p>475</text:p>
          </table:table-cell>
          <table:table-cell table:style-name="ce8" office:value-type="float" office:value="1.34333">
            <text:p>1.343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80">
            <text:p>480</text:p>
          </table:table-cell>
          <table:table-cell table:style-name="ce6" table:formula="of:=[.C101]+85" office:value-type="float" office:value="565">
            <text:p>565</text:p>
          </table:table-cell>
          <table:table-cell table:style-name="ce8" office:value-type="float" office:value="0.849843">
            <text:p>0.850</text:p>
          </table:table-cell>
          <table:table-cell table:style-name="ce11" table:formula="of:=10^4/12 * LN(([.$AJ$5]-[.E101]*0.4)/([.$AJ$5]-[.E101]))" office:value-type="float" office:value="597.386890863398">
            <text:p>597.4</text:p>
          </table:table-cell>
          <table:table-cell table:style-name="ce4"/>
          <table:table-cell table:style-name="ce6" office:value-type="float" office:value="480">
            <text:p>480</text:p>
          </table:table-cell>
          <table:table-cell table:style-name="ce6" table:formula="of:=60+[.H101]" office:value-type="float" office:value="540">
            <text:p>540</text:p>
          </table:table-cell>
          <table:table-cell table:style-name="ce8" office:value-type="float" office:value="0.853957">
            <text:p>0.854</text:p>
          </table:table-cell>
          <table:table-cell table:style-name="ce11" table:formula="of:=10^4/12 * LN(([.$AJ$5]-[.J101]*0.4)/([.$AJ$5]-[.J101]))" office:value-type="float" office:value="603.085699882186">
            <text:p>603.1</text:p>
          </table:table-cell>
          <table:table-cell table:style-name="ce4"/>
          <table:table-cell table:style-name="ce14" office:value-type="float" office:value="480">
            <text:p>480</text:p>
          </table:table-cell>
          <table:table-cell table:style-name="ce14" table:formula="of:=[.M101]+65" office:value-type="float" office:value="545">
            <text:p>545</text:p>
          </table:table-cell>
          <table:table-cell table:style-name="ce8" office:value-type="float" office:value="0.828146">
            <text:p>0.828</text:p>
          </table:table-cell>
          <table:table-cell table:style-name="ce11" table:formula="of:=10^4/12 * LN(([.$AJ$5]-[.O101]*0.4)/([.$AJ$5]-[.O101]))" office:value-type="float" office:value="568.257010215191">
            <text:p>568.3</text:p>
          </table:table-cell>
          <table:table-cell table:style-name="ce4"/>
          <table:table-cell table:style-name="ce14" office:value-type="float" office:value="480">
            <text:p>480</text:p>
          </table:table-cell>
          <table:table-cell table:style-name="ce14" table:formula="of:=[.R101]+95" office:value-type="float" office:value="575">
            <text:p>575</text:p>
          </table:table-cell>
          <table:table-cell table:style-name="ce8" office:value-type="float" office:value="0.890202">
            <text:p>0.890</text:p>
          </table:table-cell>
          <table:table-cell table:style-name="ce11" table:formula="of:=10^4/12 * LN(([.$AJ$5]-[.T101]*0.4)/([.$AJ$5]-[.T101]))" office:value-type="float" office:value="655.935834989683">
            <text:p>655.9</text:p>
          </table:table-cell>
          <table:table-cell table:style-name="ce4"/>
          <table:table-cell table:style-name="ce6" office:value-type="float" office:value="480">
            <text:p>480</text:p>
          </table:table-cell>
          <table:table-cell table:style-name="ce6" table:formula="of:=[.W101]+100" office:value-type="float" office:value="580">
            <text:p>580</text:p>
          </table:table-cell>
          <table:table-cell table:style-name="ce8" office:value-type="float" office:value="0.835097">
            <text:p>0.835</text:p>
          </table:table-cell>
          <table:table-cell table:style-name="ce11" table:formula="of:=10^4/12 * LN(([.$AJ$5]-[.Y101]*0.4)/([.$AJ$5]-[.Y101]))" office:value-type="float" office:value="577.424306517863">
            <text:p>577.4</text:p>
          </table:table-cell>
          <table:table-cell table:style-name="ce4"/>
          <table:table-cell table:style-name="ce14" office:value-type="float" office:value="480">
            <text:p>480</text:p>
          </table:table-cell>
          <table:table-cell table:style-name="ce8" office:value-type="float" office:value="1.346396">
            <text:p>1.346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84.99998">
            <text:p>485</text:p>
          </table:table-cell>
          <table:table-cell table:style-name="ce6" table:formula="of:=[.C102]+85" office:value-type="float" office:value="569.99998">
            <text:p>570</text:p>
          </table:table-cell>
          <table:table-cell table:style-name="ce8" office:value-type="float" office:value="0.854011">
            <text:p>0.854</text:p>
          </table:table-cell>
          <table:table-cell table:style-name="ce11" table:formula="of:=10^4/12 * LN(([.$AJ$5]-[.E102]*0.4)/([.$AJ$5]-[.E102]))" office:value-type="float" office:value="603.16088748343">
            <text:p>603.2</text:p>
          </table:table-cell>
          <table:table-cell table:style-name="ce4"/>
          <table:table-cell table:style-name="ce6" office:value-type="float" office:value="484.99998">
            <text:p>485</text:p>
          </table:table-cell>
          <table:table-cell table:style-name="ce6" table:formula="of:=60+[.H102]" office:value-type="float" office:value="544.99998">
            <text:p>545</text:p>
          </table:table-cell>
          <table:table-cell table:style-name="ce8" office:value-type="float" office:value="0.856337">
            <text:p>0.856</text:p>
          </table:table-cell>
          <table:table-cell table:style-name="ce11" table:formula="of:=10^4/12 * LN(([.$AJ$5]-[.J102]*0.4)/([.$AJ$5]-[.J102]))" office:value-type="float" office:value="606.40909456139">
            <text:p>606.4</text:p>
          </table:table-cell>
          <table:table-cell table:style-name="ce4"/>
          <table:table-cell table:style-name="ce14" office:value-type="float" office:value="484.99998">
            <text:p>485</text:p>
          </table:table-cell>
          <table:table-cell table:style-name="ce14" table:formula="of:=[.M102]+65" office:value-type="float" office:value="549.99998">
            <text:p>550</text:p>
          </table:table-cell>
          <table:table-cell table:style-name="ce8" office:value-type="float" office:value="0.827129">
            <text:p>0.827</text:p>
          </table:table-cell>
          <table:table-cell table:style-name="ce11" table:formula="of:=10^4/12 * LN(([.$AJ$5]-[.O102]*0.4)/([.$AJ$5]-[.O102]))" office:value-type="float" office:value="566.928382390442">
            <text:p>566.9</text:p>
          </table:table-cell>
          <table:table-cell table:style-name="ce4"/>
          <table:table-cell table:style-name="ce14" office:value-type="float" office:value="484.99998">
            <text:p>485</text:p>
          </table:table-cell>
          <table:table-cell table:style-name="ce14" table:formula="of:=[.R102]+95" office:value-type="float" office:value="579.99998">
            <text:p>580</text:p>
          </table:table-cell>
          <table:table-cell table:style-name="ce8" office:value-type="float" office:value="0.891888">
            <text:p>0.892</text:p>
          </table:table-cell>
          <table:table-cell table:style-name="ce11" table:formula="of:=10^4/12 * LN(([.$AJ$5]-[.T102]*0.4)/([.$AJ$5]-[.T102]))" office:value-type="float" office:value="658.51718572581">
            <text:p>658.5</text:p>
          </table:table-cell>
          <table:table-cell table:style-name="ce4"/>
          <table:table-cell table:style-name="ce6" office:value-type="float" office:value="484.99998">
            <text:p>485</text:p>
          </table:table-cell>
          <table:table-cell table:style-name="ce6" table:formula="of:=[.W102]+100" office:value-type="float" office:value="584.99998">
            <text:p>585</text:p>
          </table:table-cell>
          <table:table-cell table:style-name="ce8" office:value-type="float" office:value="0.841437">
            <text:p>0.841</text:p>
          </table:table-cell>
          <table:table-cell table:style-name="ce11" table:formula="of:=10^4/12 * LN(([.$AJ$5]-[.Y102]*0.4)/([.$AJ$5]-[.Y102]))" office:value-type="float" office:value="585.919812400377">
            <text:p>585.9</text:p>
          </table:table-cell>
          <table:table-cell table:style-name="ce4"/>
          <table:table-cell table:style-name="ce14" office:value-type="float" office:value="484.99998">
            <text:p>485</text:p>
          </table:table-cell>
          <table:table-cell table:style-name="ce8" office:value-type="float" office:value="1.348256">
            <text:p>1.348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90.00002">
            <text:p>490</text:p>
          </table:table-cell>
          <table:table-cell table:style-name="ce6" table:formula="of:=[.C103]+85" office:value-type="float" office:value="575.00002">
            <text:p>575</text:p>
          </table:table-cell>
          <table:table-cell table:style-name="ce8" office:value-type="float" office:value="0.854141">
            <text:p>0.854</text:p>
          </table:table-cell>
          <table:table-cell table:style-name="ce11" table:formula="of:=10^4/12 * LN(([.$AJ$5]-[.E103]*0.4)/([.$AJ$5]-[.E103]))" office:value-type="float" office:value="603.34193589646">
            <text:p>603.3</text:p>
          </table:table-cell>
          <table:table-cell table:style-name="ce4"/>
          <table:table-cell table:style-name="ce6" office:value-type="float" office:value="490.00002">
            <text:p>490</text:p>
          </table:table-cell>
          <table:table-cell table:style-name="ce6" table:formula="of:=60+[.H103]" office:value-type="float" office:value="550.00002">
            <text:p>550</text:p>
          </table:table-cell>
          <table:table-cell table:style-name="ce8" office:value-type="float" office:value="0.857586">
            <text:p>0.858</text:p>
          </table:table-cell>
          <table:table-cell table:style-name="ce11" table:formula="of:=10^4/12 * LN(([.$AJ$5]-[.J103]*0.4)/([.$AJ$5]-[.J103]))" office:value-type="float" office:value="608.161055026394">
            <text:p>608.2</text:p>
          </table:table-cell>
          <table:table-cell table:style-name="ce4"/>
          <table:table-cell table:style-name="ce14" office:value-type="float" office:value="490.00002">
            <text:p>490</text:p>
          </table:table-cell>
          <table:table-cell table:style-name="ce14" table:formula="of:=[.M103]+65" office:value-type="float" office:value="555.00002">
            <text:p>555</text:p>
          </table:table-cell>
          <table:table-cell table:style-name="ce8" office:value-type="float" office:value="0.831555">
            <text:p>0.832</text:p>
          </table:table-cell>
          <table:table-cell table:style-name="ce11" table:formula="of:=10^4/12 * LN(([.$AJ$5]-[.O103]*0.4)/([.$AJ$5]-[.O103]))" office:value-type="float" office:value="572.73400963021">
            <text:p>572.7</text:p>
          </table:table-cell>
          <table:table-cell table:style-name="ce4"/>
          <table:table-cell table:style-name="ce14" office:value-type="float" office:value="490.00002">
            <text:p>490</text:p>
          </table:table-cell>
          <table:table-cell table:style-name="ce14" table:formula="of:=[.R103]+95" office:value-type="float" office:value="585.00002">
            <text:p>585</text:p>
          </table:table-cell>
          <table:table-cell table:style-name="ce8" office:value-type="float" office:value="0.895682">
            <text:p>0.896</text:p>
          </table:table-cell>
          <table:table-cell table:style-name="ce11" table:formula="of:=10^4/12 * LN(([.$AJ$5]-[.T103]*0.4)/([.$AJ$5]-[.T103]))" office:value-type="float" office:value="664.368529274056">
            <text:p>664.4</text:p>
          </table:table-cell>
          <table:table-cell table:style-name="ce4"/>
          <table:table-cell table:style-name="ce6" office:value-type="float" office:value="490.00002">
            <text:p>490</text:p>
          </table:table-cell>
          <table:table-cell table:style-name="ce6" table:formula="of:=[.W103]+100" office:value-type="float" office:value="590.00002">
            <text:p>590</text:p>
          </table:table-cell>
          <table:table-cell table:style-name="ce8" office:value-type="float" office:value="0.844197">
            <text:p>0.844</text:p>
          </table:table-cell>
          <table:table-cell table:style-name="ce11" table:formula="of:=10^4/12 * LN(([.$AJ$5]-[.Y103]*0.4)/([.$AJ$5]-[.Y103]))" office:value-type="float" office:value="589.659012037392">
            <text:p>589.7</text:p>
          </table:table-cell>
          <table:table-cell table:style-name="ce4"/>
          <table:table-cell table:style-name="ce14" office:value-type="float" office:value="490.00002">
            <text:p>490</text:p>
          </table:table-cell>
          <table:table-cell table:style-name="ce8" office:value-type="float" office:value="1.346848">
            <text:p>1.347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95">
            <text:p>495</text:p>
          </table:table-cell>
          <table:table-cell table:style-name="ce6" table:formula="of:=[.C104]+85" office:value-type="float" office:value="580">
            <text:p>580</text:p>
          </table:table-cell>
          <table:table-cell table:style-name="ce8" office:value-type="float" office:value="0.860142">
            <text:p>0.860</text:p>
          </table:table-cell>
          <table:table-cell table:style-name="ce11" table:formula="of:=10^4/12 * LN(([.$AJ$5]-[.E104]*0.4)/([.$AJ$5]-[.E104]))" office:value-type="float" office:value="611.763382974586">
            <text:p>611.8</text:p>
          </table:table-cell>
          <table:table-cell table:style-name="ce4"/>
          <table:table-cell table:style-name="ce6" office:value-type="float" office:value="495">
            <text:p>495</text:p>
          </table:table-cell>
          <table:table-cell table:style-name="ce6" table:formula="of:=60+[.H104]" office:value-type="float" office:value="555">
            <text:p>555</text:p>
          </table:table-cell>
          <table:table-cell table:style-name="ce8" office:value-type="float" office:value="0.859228">
            <text:p>0.859</text:p>
          </table:table-cell>
          <table:table-cell table:style-name="ce11" table:formula="of:=10^4/12 * LN(([.$AJ$5]-[.J104]*0.4)/([.$AJ$5]-[.J104]))" office:value-type="float" office:value="610.472584434254">
            <text:p>610.5</text:p>
          </table:table-cell>
          <table:table-cell table:style-name="ce4"/>
          <table:table-cell table:style-name="ce14" office:value-type="float" office:value="495">
            <text:p>495</text:p>
          </table:table-cell>
          <table:table-cell table:style-name="ce14" table:formula="of:=[.M104]+65" office:value-type="float" office:value="560">
            <text:p>560</text:p>
          </table:table-cell>
          <table:table-cell table:style-name="ce8" office:value-type="float" office:value="0.836083">
            <text:p>0.836</text:p>
          </table:table-cell>
          <table:table-cell table:style-name="ce11" table:formula="of:=10^4/12 * LN(([.$AJ$5]-[.O104]*0.4)/([.$AJ$5]-[.O104]))" office:value-type="float" office:value="578.737043792844">
            <text:p>578.7</text:p>
          </table:table-cell>
          <table:table-cell table:style-name="ce4"/>
          <table:table-cell table:style-name="ce14" office:value-type="float" office:value="495">
            <text:p>495</text:p>
          </table:table-cell>
          <table:table-cell table:style-name="ce14" table:formula="of:=[.R104]+95" office:value-type="float" office:value="590">
            <text:p>590</text:p>
          </table:table-cell>
          <table:table-cell table:style-name="ce8" office:value-type="float" office:value="0.896121">
            <text:p>0.896</text:p>
          </table:table-cell>
          <table:table-cell table:style-name="ce11" table:formula="of:=10^4/12 * LN(([.$AJ$5]-[.T104]*0.4)/([.$AJ$5]-[.T104]))" office:value-type="float" office:value="665.049419499763">
            <text:p>665.0</text:p>
          </table:table-cell>
          <table:table-cell table:style-name="ce4"/>
          <table:table-cell table:style-name="ce6" office:value-type="float" office:value="495">
            <text:p>495</text:p>
          </table:table-cell>
          <table:table-cell table:style-name="ce6" table:formula="of:=[.W104]+100" office:value-type="float" office:value="595">
            <text:p>595</text:p>
          </table:table-cell>
          <table:table-cell table:style-name="ce8" office:value-type="float" office:value="0.83701">
            <text:p>0.837</text:p>
          </table:table-cell>
          <table:table-cell table:style-name="ce11" table:formula="of:=10^4/12 * LN(([.$AJ$5]-[.Y104]*0.4)/([.$AJ$5]-[.Y104]))" office:value-type="float" office:value="579.974063779589">
            <text:p>580.0</text:p>
          </table:table-cell>
          <table:table-cell table:style-name="ce4"/>
          <table:table-cell table:style-name="ce14" office:value-type="float" office:value="495">
            <text:p>495</text:p>
          </table:table-cell>
          <table:table-cell table:style-name="ce8" office:value-type="float" office:value="1.346574">
            <text:p>1.347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499.99998">
            <text:p>500</text:p>
          </table:table-cell>
          <table:table-cell table:style-name="ce6" table:formula="of:=[.C105]+85" office:value-type="float" office:value="584.99998">
            <text:p>585</text:p>
          </table:table-cell>
          <table:table-cell table:style-name="ce8" office:value-type="float" office:value="0.862979">
            <text:p>0.863</text:p>
          </table:table-cell>
          <table:table-cell table:style-name="ce11" table:formula="of:=10^4/12 * LN(([.$AJ$5]-[.E105]*0.4)/([.$AJ$5]-[.E105]))" office:value-type="float" office:value="615.788823522436">
            <text:p>615.8</text:p>
          </table:table-cell>
          <table:table-cell table:style-name="ce4"/>
          <table:table-cell table:style-name="ce6" office:value-type="float" office:value="499.99998">
            <text:p>500</text:p>
          </table:table-cell>
          <table:table-cell table:style-name="ce6" table:formula="of:=60+[.H105]" office:value-type="float" office:value="559.99998">
            <text:p>560</text:p>
          </table:table-cell>
          <table:table-cell table:style-name="ce8" office:value-type="float" office:value="0.8597">
            <text:p>0.860</text:p>
          </table:table-cell>
          <table:table-cell table:style-name="ce11" table:formula="of:=10^4/12 * LN(([.$AJ$5]-[.J105]*0.4)/([.$AJ$5]-[.J105]))" office:value-type="float" office:value="611.138799085033">
            <text:p>611.1</text:p>
          </table:table-cell>
          <table:table-cell table:style-name="ce4"/>
          <table:table-cell table:style-name="ce14" office:value-type="float" office:value="499.99998">
            <text:p>500</text:p>
          </table:table-cell>
          <table:table-cell table:style-name="ce14" table:formula="of:=[.M105]+65" office:value-type="float" office:value="564.99998">
            <text:p>565</text:p>
          </table:table-cell>
          <table:table-cell table:style-name="ce8" office:value-type="float" office:value="0.839945">
            <text:p>0.840</text:p>
          </table:table-cell>
          <table:table-cell table:style-name="ce11" table:formula="of:=10^4/12 * LN(([.$AJ$5]-[.O105]*0.4)/([.$AJ$5]-[.O105]))" office:value-type="float" office:value="583.908862141011">
            <text:p>583.9</text:p>
          </table:table-cell>
          <table:table-cell table:style-name="ce4"/>
          <table:table-cell table:style-name="ce14" office:value-type="float" office:value="499.99998">
            <text:p>500</text:p>
          </table:table-cell>
          <table:table-cell table:style-name="ce14" table:formula="of:=[.R105]+95" office:value-type="float" office:value="594.99998">
            <text:p>595</text:p>
          </table:table-cell>
          <table:table-cell table:style-name="ce8" office:value-type="float" office:value="0.898199">
            <text:p>0.898</text:p>
          </table:table-cell>
          <table:table-cell table:style-name="ce11" table:formula="of:=10^4/12 * LN(([.$AJ$5]-[.T105]*0.4)/([.$AJ$5]-[.T105]))" office:value-type="float" office:value="668.283309334972">
            <text:p>668.3</text:p>
          </table:table-cell>
          <table:table-cell table:style-name="ce4"/>
          <table:table-cell table:style-name="ce6" office:value-type="float" office:value="499.99998">
            <text:p>500</text:p>
          </table:table-cell>
          <table:table-cell table:style-name="ce6" table:formula="of:=[.W105]+100" office:value-type="float" office:value="599.99998">
            <text:p>600</text:p>
          </table:table-cell>
          <table:table-cell table:style-name="ce8" office:value-type="float" office:value="0.839514">
            <text:p>0.840</text:p>
          </table:table-cell>
          <table:table-cell table:style-name="ce11" table:formula="of:=10^4/12 * LN(([.$AJ$5]-[.Y105]*0.4)/([.$AJ$5]-[.Y105]))" office:value-type="float" office:value="583.329298872005">
            <text:p>583.3</text:p>
          </table:table-cell>
          <table:table-cell table:style-name="ce4"/>
          <table:table-cell table:style-name="ce14" office:value-type="float" office:value="499.99998">
            <text:p>500</text:p>
          </table:table-cell>
          <table:table-cell table:style-name="ce8" office:value-type="float" office:value="1.343406">
            <text:p>1.343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505.00002">
            <text:p>505</text:p>
          </table:table-cell>
          <table:table-cell table:style-name="ce6" table:formula="of:=[.C106]+85" office:value-type="float" office:value="590.00002">
            <text:p>590</text:p>
          </table:table-cell>
          <table:table-cell table:style-name="ce8" office:value-type="float" office:value="0.866811">
            <text:p>0.867</text:p>
          </table:table-cell>
          <table:table-cell table:style-name="ce11" table:formula="of:=10^4/12 * LN(([.$AJ$5]-[.E106]*0.4)/([.$AJ$5]-[.E106]))" office:value-type="float" office:value="621.271920990141">
            <text:p>621.3</text:p>
          </table:table-cell>
          <table:table-cell table:style-name="ce4"/>
          <table:table-cell table:style-name="ce6" office:value-type="float" office:value="505.00002">
            <text:p>505</text:p>
          </table:table-cell>
          <table:table-cell table:style-name="ce6" table:formula="of:=60+[.H106]" office:value-type="float" office:value="565.00002">
            <text:p>565</text:p>
          </table:table-cell>
          <table:table-cell table:style-name="ce8" office:value-type="float" office:value="0.863437">
            <text:p>0.863</text:p>
          </table:table-cell>
          <table:table-cell table:style-name="ce11" table:formula="of:=10^4/12 * LN(([.$AJ$5]-[.J106]*0.4)/([.$AJ$5]-[.J106]))" office:value-type="float" office:value="616.441377062675">
            <text:p>616.4</text:p>
          </table:table-cell>
          <table:table-cell table:style-name="ce4"/>
          <table:table-cell table:style-name="ce14" office:value-type="float" office:value="505.00002">
            <text:p>505</text:p>
          </table:table-cell>
          <table:table-cell table:style-name="ce14" table:formula="of:=[.M106]+65" office:value-type="float" office:value="570.00002">
            <text:p>570</text:p>
          </table:table-cell>
          <table:table-cell table:style-name="ce8" office:value-type="float" office:value="0.844907">
            <text:p>0.845</text:p>
          </table:table-cell>
          <table:table-cell table:style-name="ce11" table:formula="of:=10^4/12 * LN(([.$AJ$5]-[.O106]*0.4)/([.$AJ$5]-[.O106]))" office:value-type="float" office:value="590.624968700027">
            <text:p>590.6</text:p>
          </table:table-cell>
          <table:table-cell table:style-name="ce4"/>
          <table:table-cell table:style-name="ce14" office:value-type="float" office:value="505.00002">
            <text:p>505</text:p>
          </table:table-cell>
          <table:table-cell table:style-name="ce14" table:formula="of:=[.R106]+95" office:value-type="float" office:value="600.00002">
            <text:p>600</text:p>
          </table:table-cell>
          <table:table-cell table:style-name="ce8" office:value-type="float" office:value="0.902203">
            <text:p>0.902</text:p>
          </table:table-cell>
          <table:table-cell table:style-name="ce11" table:formula="of:=10^4/12 * LN(([.$AJ$5]-[.T106]*0.4)/([.$AJ$5]-[.T106]))" office:value-type="float" office:value="674.565837910943">
            <text:p>674.6</text:p>
          </table:table-cell>
          <table:table-cell table:style-name="ce4"/>
          <table:table-cell table:style-name="ce6" office:value-type="float" office:value="505.00002">
            <text:p>505</text:p>
          </table:table-cell>
          <table:table-cell table:style-name="ce6" table:formula="of:=[.W106]+100" office:value-type="float" office:value="605.00002">
            <text:p>605</text:p>
          </table:table-cell>
          <table:table-cell table:style-name="ce8" office:value-type="float" office:value="0.839573">
            <text:p>0.840</text:p>
          </table:table-cell>
          <table:table-cell table:style-name="ce11" table:formula="of:=10^4/12 * LN(([.$AJ$5]-[.Y106]*0.4)/([.$AJ$5]-[.Y106]))" office:value-type="float" office:value="583.40860023567">
            <text:p>583.4</text:p>
          </table:table-cell>
          <table:table-cell table:style-name="ce4"/>
          <table:table-cell table:style-name="ce14" office:value-type="float" office:value="505.00002">
            <text:p>505</text:p>
          </table:table-cell>
          <table:table-cell table:style-name="ce8" office:value-type="float" office:value="1.351035">
            <text:p>1.351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510">
            <text:p>510</text:p>
          </table:table-cell>
          <table:table-cell table:style-name="ce6" table:formula="of:=[.C107]+85" office:value-type="float" office:value="595">
            <text:p>595</text:p>
          </table:table-cell>
          <table:table-cell table:style-name="ce8" office:value-type="float" office:value="0.868538">
            <text:p>0.869</text:p>
          </table:table-cell>
          <table:table-cell table:style-name="ce11" table:formula="of:=10^4/12 * LN(([.$AJ$5]-[.E107]*0.4)/([.$AJ$5]-[.E107]))" office:value-type="float" office:value="623.760468939914">
            <text:p>623.8</text:p>
          </table:table-cell>
          <table:table-cell table:style-name="ce4"/>
          <table:table-cell table:style-name="ce6" office:value-type="float" office:value="510">
            <text:p>510</text:p>
          </table:table-cell>
          <table:table-cell table:style-name="ce6" table:formula="of:=60+[.H107]" office:value-type="float" office:value="570">
            <text:p>570</text:p>
          </table:table-cell>
          <table:table-cell table:style-name="ce8" office:value-type="float" office:value="0.864508">
            <text:p>0.865</text:p>
          </table:table-cell>
          <table:table-cell table:style-name="ce11" table:formula="of:=10^4/12 * LN(([.$AJ$5]-[.J107]*0.4)/([.$AJ$5]-[.J107]))" office:value-type="float" office:value="617.970268264924">
            <text:p>618.0</text:p>
          </table:table-cell>
          <table:table-cell table:style-name="ce4"/>
          <table:table-cell table:style-name="ce14" office:value-type="float" office:value="510">
            <text:p>510</text:p>
          </table:table-cell>
          <table:table-cell table:style-name="ce14" table:formula="of:=[.M107]+65" office:value-type="float" office:value="575">
            <text:p>575</text:p>
          </table:table-cell>
          <table:table-cell table:style-name="ce8" office:value-type="float" office:value="0.850858">
            <text:p>0.851</text:p>
          </table:table-cell>
          <table:table-cell table:style-name="ce11" table:formula="of:=10^4/12 * LN(([.$AJ$5]-[.O107]*0.4)/([.$AJ$5]-[.O107]))" office:value-type="float" office:value="598.787528612791">
            <text:p>598.8</text:p>
          </table:table-cell>
          <table:table-cell table:style-name="ce4"/>
          <table:table-cell table:style-name="ce14" office:value-type="float" office:value="510">
            <text:p>510</text:p>
          </table:table-cell>
          <table:table-cell table:style-name="ce14" table:formula="of:=[.R107]+95" office:value-type="float" office:value="605">
            <text:p>605</text:p>
          </table:table-cell>
          <table:table-cell table:style-name="ce8" office:value-type="float" office:value="0.902015">
            <text:p>0.902</text:p>
          </table:table-cell>
          <table:table-cell table:style-name="ce11" table:formula="of:=10^4/12 * LN(([.$AJ$5]-[.T107]*0.4)/([.$AJ$5]-[.T107]))" office:value-type="float" office:value="674.2693287878">
            <text:p>674.3</text:p>
          </table:table-cell>
          <table:table-cell table:style-name="ce4"/>
          <table:table-cell table:style-name="ce6" office:value-type="float" office:value="510">
            <text:p>510</text:p>
          </table:table-cell>
          <table:table-cell table:style-name="ce6" table:formula="of:=[.W107]+100" office:value-type="float" office:value="610">
            <text:p>610</text:p>
          </table:table-cell>
          <table:table-cell table:style-name="ce8" office:value-type="float" office:value="0.840563">
            <text:p>0.841</text:p>
          </table:table-cell>
          <table:table-cell table:style-name="ce11" table:formula="of:=10^4/12 * LN(([.$AJ$5]-[.Y107]*0.4)/([.$AJ$5]-[.Y107]))" office:value-type="float" office:value="584.740936329051">
            <text:p>584.7</text:p>
          </table:table-cell>
          <table:table-cell table:style-name="ce4"/>
          <table:table-cell table:style-name="ce14" office:value-type="float" office:value="510">
            <text:p>510</text:p>
          </table:table-cell>
          <table:table-cell table:style-name="ce8" office:value-type="float" office:value="1.34495">
            <text:p>1.345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514.99998">
            <text:p>515</text:p>
          </table:table-cell>
          <table:table-cell table:style-name="ce6" table:formula="of:=[.C108]+85" office:value-type="float" office:value="599.99998">
            <text:p>600</text:p>
          </table:table-cell>
          <table:table-cell table:style-name="ce8" office:value-type="float" office:value="0.868818">
            <text:p>0.869</text:p>
          </table:table-cell>
          <table:table-cell table:style-name="ce11" table:formula="of:=10^4/12 * LN(([.$AJ$5]-[.E108]*0.4)/([.$AJ$5]-[.E108]))" office:value-type="float" office:value="624.164968597975">
            <text:p>624.2</text:p>
          </table:table-cell>
          <table:table-cell table:style-name="ce4"/>
          <table:table-cell table:style-name="ce6" office:value-type="float" office:value="514.99998">
            <text:p>515</text:p>
          </table:table-cell>
          <table:table-cell table:style-name="ce6" table:formula="of:=60+[.H108]" office:value-type="float" office:value="574.99998">
            <text:p>575</text:p>
          </table:table-cell>
          <table:table-cell table:style-name="ce8" office:value-type="float" office:value="0.867753">
            <text:p>0.868</text:p>
          </table:table-cell>
          <table:table-cell table:style-name="ce11" table:formula="of:=10^4/12 * LN(([.$AJ$5]-[.J108]*0.4)/([.$AJ$5]-[.J108]))" office:value-type="float" office:value="622.627958552815">
            <text:p>622.6</text:p>
          </table:table-cell>
          <table:table-cell table:style-name="ce4"/>
          <table:table-cell table:style-name="ce14" office:value-type="float" office:value="514.99998">
            <text:p>515</text:p>
          </table:table-cell>
          <table:table-cell table:style-name="ce14" table:formula="of:=[.M108]+65" office:value-type="float" office:value="579.99998">
            <text:p>580</text:p>
          </table:table-cell>
          <table:table-cell table:style-name="ce8" office:value-type="float" office:value="0.856903">
            <text:p>0.857</text:p>
          </table:table-cell>
          <table:table-cell table:style-name="ce11" table:formula="of:=10^4/12 * LN(([.$AJ$5]-[.O108]*0.4)/([.$AJ$5]-[.O108]))" office:value-type="float" office:value="607.202342795428">
            <text:p>607.2</text:p>
          </table:table-cell>
          <table:table-cell table:style-name="ce4"/>
          <table:table-cell table:style-name="ce14" office:value-type="float" office:value="514.99998">
            <text:p>515</text:p>
          </table:table-cell>
          <table:table-cell table:style-name="ce14" table:formula="of:=[.R108]+95" office:value-type="float" office:value="609.99998">
            <text:p>610</text:p>
          </table:table-cell>
          <table:table-cell table:style-name="ce8" office:value-type="float" office:value="0.906025">
            <text:p>0.906</text:p>
          </table:table-cell>
          <table:table-cell table:style-name="ce11" table:formula="of:=10^4/12 * LN(([.$AJ$5]-[.T108]*0.4)/([.$AJ$5]-[.T108]))" office:value-type="float" office:value="680.62679450284">
            <text:p>680.6</text:p>
          </table:table-cell>
          <table:table-cell table:style-name="ce4"/>
          <table:table-cell table:style-name="ce6" office:value-type="float" office:value="514.99998">
            <text:p>515</text:p>
          </table:table-cell>
          <table:table-cell table:style-name="ce6" table:formula="of:=[.W108]+100" office:value-type="float" office:value="614.99998">
            <text:p>615</text:p>
          </table:table-cell>
          <table:table-cell table:style-name="ce8" office:value-type="float" office:value="0.838644">
            <text:p>0.839</text:p>
          </table:table-cell>
          <table:table-cell table:style-name="ce11" table:formula="of:=10^4/12 * LN(([.$AJ$5]-[.Y108]*0.4)/([.$AJ$5]-[.Y108]))" office:value-type="float" office:value="582.161248512309">
            <text:p>582.2</text:p>
          </table:table-cell>
          <table:table-cell table:style-name="ce4"/>
          <table:table-cell table:style-name="ce14" office:value-type="float" office:value="514.99998">
            <text:p>515</text:p>
          </table:table-cell>
          <table:table-cell table:style-name="ce8" office:value-type="float" office:value="1.348851">
            <text:p>1.349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520.00002">
            <text:p>520</text:p>
          </table:table-cell>
          <table:table-cell table:style-name="ce6" table:formula="of:=[.C109]+85" office:value-type="float" office:value="605.00002">
            <text:p>605</text:p>
          </table:table-cell>
          <table:table-cell table:style-name="ce8" office:value-type="float" office:value="0.868502">
            <text:p>0.869</text:p>
          </table:table-cell>
          <table:table-cell table:style-name="ce11" table:formula="of:=10^4/12 * LN(([.$AJ$5]-[.E109]*0.4)/([.$AJ$5]-[.E109]))" office:value-type="float" office:value="623.708482727911">
            <text:p>623.7</text:p>
          </table:table-cell>
          <table:table-cell table:style-name="ce4"/>
          <table:table-cell table:style-name="ce6" office:value-type="float" office:value="520.00002">
            <text:p>520</text:p>
          </table:table-cell>
          <table:table-cell table:style-name="ce6" table:formula="of:=60+[.H109]" office:value-type="float" office:value="580.00002">
            <text:p>580</text:p>
          </table:table-cell>
          <table:table-cell table:style-name="ce8" office:value-type="float" office:value="0.871093">
            <text:p>0.871</text:p>
          </table:table-cell>
          <table:table-cell table:style-name="ce11" table:formula="of:=10^4/12 * LN(([.$AJ$5]-[.J109]*0.4)/([.$AJ$5]-[.J109]))" office:value-type="float" office:value="627.462241340231">
            <text:p>627.5</text:p>
          </table:table-cell>
          <table:table-cell table:style-name="ce4"/>
          <table:table-cell table:style-name="ce14" office:value-type="float" office:value="520.00002">
            <text:p>520</text:p>
          </table:table-cell>
          <table:table-cell table:style-name="ce14" table:formula="of:=[.M109]+65" office:value-type="float" office:value="585.00002">
            <text:p>585</text:p>
          </table:table-cell>
          <table:table-cell table:style-name="ce8" office:value-type="float" office:value="0.858409">
            <text:p>0.858</text:p>
          </table:table-cell>
          <table:table-cell table:style-name="ce11" table:formula="of:=10^4/12 * LN(([.$AJ$5]-[.O109]*0.4)/([.$AJ$5]-[.O109]))" office:value-type="float" office:value="609.318451547266">
            <text:p>609.3</text:p>
          </table:table-cell>
          <table:table-cell table:style-name="ce4"/>
          <table:table-cell table:style-name="ce14" office:value-type="float" office:value="520.00002">
            <text:p>520</text:p>
          </table:table-cell>
          <table:table-cell table:style-name="ce14" table:formula="of:=[.R109]+95" office:value-type="float" office:value="615.00002">
            <text:p>615</text:p>
          </table:table-cell>
          <table:table-cell table:style-name="ce8" office:value-type="float" office:value="0.908128">
            <text:p>0.908</text:p>
          </table:table-cell>
          <table:table-cell table:style-name="ce11" table:formula="of:=10^4/12 * LN(([.$AJ$5]-[.T109]*0.4)/([.$AJ$5]-[.T109]))" office:value-type="float" office:value="683.988829554661">
            <text:p>684.0</text:p>
          </table:table-cell>
          <table:table-cell table:style-name="ce4"/>
          <table:table-cell table:style-name="ce6" office:value-type="float" office:value="520.00002">
            <text:p>520</text:p>
          </table:table-cell>
          <table:table-cell table:style-name="ce6" table:formula="of:=[.W109]+100" office:value-type="float" office:value="620.00002">
            <text:p>620</text:p>
          </table:table-cell>
          <table:table-cell table:style-name="ce8" office:value-type="float" office:value="0.841571">
            <text:p>0.842</text:p>
          </table:table-cell>
          <table:table-cell table:style-name="ce11" table:formula="of:=10^4/12 * LN(([.$AJ$5]-[.Y109]*0.4)/([.$AJ$5]-[.Y109]))" office:value-type="float" office:value="586.100775909595">
            <text:p>586.1</text:p>
          </table:table-cell>
          <table:table-cell table:style-name="ce4"/>
          <table:table-cell table:style-name="ce14" office:value-type="float" office:value="520.00002">
            <text:p>520</text:p>
          </table:table-cell>
          <table:table-cell table:style-name="ce8" office:value-type="float" office:value="1.345432">
            <text:p>1.345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525">
            <text:p>525</text:p>
          </table:table-cell>
          <table:table-cell table:style-name="ce6" table:formula="of:=[.C110]+85" office:value-type="float" office:value="610">
            <text:p>610</text:p>
          </table:table-cell>
          <table:table-cell table:style-name="ce8" office:value-type="float" office:value="0.873114">
            <text:p>0.873</text:p>
          </table:table-cell>
          <table:table-cell table:style-name="ce11" table:formula="of:=10^4/12 * LN(([.$AJ$5]-[.E110]*0.4)/([.$AJ$5]-[.E110]))" office:value-type="float" office:value="630.407489192516">
            <text:p>630.4</text:p>
          </table:table-cell>
          <table:table-cell table:style-name="ce4"/>
          <table:table-cell table:style-name="ce6" office:value-type="float" office:value="525">
            <text:p>525</text:p>
          </table:table-cell>
          <table:table-cell table:style-name="ce6" table:formula="of:=60+[.H110]" office:value-type="float" office:value="585">
            <text:p>585</text:p>
          </table:table-cell>
          <table:table-cell table:style-name="ce8" office:value-type="float" office:value="0.872765">
            <text:p>0.873</text:p>
          </table:table-cell>
          <table:table-cell table:style-name="ce11" table:formula="of:=10^4/12 * LN(([.$AJ$5]-[.J110]*0.4)/([.$AJ$5]-[.J110]))" office:value-type="float" office:value="629.89779471798">
            <text:p>629.9</text:p>
          </table:table-cell>
          <table:table-cell table:style-name="ce4"/>
          <table:table-cell table:style-name="ce14" office:value-type="float" office:value="525">
            <text:p>525</text:p>
          </table:table-cell>
          <table:table-cell table:style-name="ce14" table:formula="of:=[.M110]+65" office:value-type="float" office:value="590">
            <text:p>590</text:p>
          </table:table-cell>
          <table:table-cell table:style-name="ce8" office:value-type="float" office:value="0.858617">
            <text:p>0.859</text:p>
          </table:table-cell>
          <table:table-cell table:style-name="ce11" table:formula="of:=10^4/12 * LN(([.$AJ$5]-[.O110]*0.4)/([.$AJ$5]-[.O110]))" office:value-type="float" office:value="609.611341149012">
            <text:p>609.6</text:p>
          </table:table-cell>
          <table:table-cell table:style-name="ce4"/>
          <table:table-cell table:style-name="ce14" office:value-type="float" office:value="525">
            <text:p>525</text:p>
          </table:table-cell>
          <table:table-cell table:style-name="ce14" table:formula="of:=[.R110]+95" office:value-type="float" office:value="620">
            <text:p>620</text:p>
          </table:table-cell>
          <table:table-cell table:style-name="ce8" office:value-type="float" office:value="0.908732">
            <text:p>0.909</text:p>
          </table:table-cell>
          <table:table-cell table:style-name="ce11" table:formula="of:=10^4/12 * LN(([.$AJ$5]-[.T110]*0.4)/([.$AJ$5]-[.T110]))" office:value-type="float" office:value="684.958026138361">
            <text:p>685.0</text:p>
          </table:table-cell>
          <table:table-cell table:style-name="ce4"/>
          <table:table-cell table:style-name="ce6" office:value-type="float" office:value="525">
            <text:p>525</text:p>
          </table:table-cell>
          <table:table-cell table:style-name="ce6" table:formula="of:=[.W110]+100" office:value-type="float" office:value="625">
            <text:p>625</text:p>
          </table:table-cell>
          <table:table-cell table:style-name="ce8" office:value-type="float" office:value="0.841603">
            <text:p>0.842</text:p>
          </table:table-cell>
          <table:table-cell table:style-name="ce11" table:formula="of:=10^4/12 * LN(([.$AJ$5]-[.Y110]*0.4)/([.$AJ$5]-[.Y110]))" office:value-type="float" office:value="586.143999760006">
            <text:p>586.1</text:p>
          </table:table-cell>
          <table:table-cell table:style-name="ce4"/>
          <table:table-cell table:style-name="ce14" office:value-type="float" office:value="525">
            <text:p>525</text:p>
          </table:table-cell>
          <table:table-cell table:style-name="ce8" office:value-type="float" office:value="1.347286">
            <text:p>1.347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529.99998">
            <text:p>530</text:p>
          </table:table-cell>
          <table:table-cell table:style-name="ce6" table:formula="of:=[.C111]+85" office:value-type="float" office:value="614.99998">
            <text:p>615</text:p>
          </table:table-cell>
          <table:table-cell table:style-name="ce8" office:value-type="float" office:value="0.877891">
            <text:p>0.878</text:p>
          </table:table-cell>
          <table:table-cell table:style-name="ce11" table:formula="of:=10^4/12 * LN(([.$AJ$5]-[.E111]*0.4)/([.$AJ$5]-[.E111]))" office:value-type="float" office:value="637.430189071325">
            <text:p>637.4</text:p>
          </table:table-cell>
          <table:table-cell table:style-name="ce4"/>
          <table:table-cell table:style-name="ce6" office:value-type="float" office:value="529.99998">
            <text:p>530</text:p>
          </table:table-cell>
          <table:table-cell table:style-name="ce6" table:formula="of:=60+[.H111]" office:value-type="float" office:value="589.99998">
            <text:p>590</text:p>
          </table:table-cell>
          <table:table-cell table:style-name="ce8" office:value-type="float" office:value="0.877659">
            <text:p>0.878</text:p>
          </table:table-cell>
          <table:table-cell table:style-name="ce11" table:formula="of:=10^4/12 * LN(([.$AJ$5]-[.J111]*0.4)/([.$AJ$5]-[.J111]))" office:value-type="float" office:value="637.087121826225">
            <text:p>637.1</text:p>
          </table:table-cell>
          <table:table-cell table:style-name="ce4"/>
          <table:table-cell table:style-name="ce14" office:value-type="float" office:value="529.99998">
            <text:p>530</text:p>
          </table:table-cell>
          <table:table-cell table:style-name="ce14" table:formula="of:=[.M111]+65" office:value-type="float" office:value="594.99998">
            <text:p>595</text:p>
          </table:table-cell>
          <table:table-cell table:style-name="ce8" office:value-type="float" office:value="0.862626">
            <text:p>0.863</text:p>
          </table:table-cell>
          <table:table-cell table:style-name="ce11" table:formula="of:=10^4/12 * LN(([.$AJ$5]-[.O111]*0.4)/([.$AJ$5]-[.O111]))" office:value-type="float" office:value="615.286385752169">
            <text:p>615.3</text:p>
          </table:table-cell>
          <table:table-cell table:style-name="ce4"/>
          <table:table-cell table:style-name="ce14" office:value-type="float" office:value="529.99998">
            <text:p>530</text:p>
          </table:table-cell>
          <table:table-cell table:style-name="ce14" table:formula="of:=[.R111]+95" office:value-type="float" office:value="624.99998">
            <text:p>625</text:p>
          </table:table-cell>
          <table:table-cell table:style-name="ce8" office:value-type="float" office:value="0.911213">
            <text:p>0.911</text:p>
          </table:table-cell>
          <table:table-cell table:style-name="ce11" table:formula="of:=10^4/12 * LN(([.$AJ$5]-[.T111]*0.4)/([.$AJ$5]-[.T111]))" office:value-type="float" office:value="688.956062252688">
            <text:p>689.0</text:p>
          </table:table-cell>
          <table:table-cell table:style-name="ce4"/>
          <table:table-cell table:style-name="ce6" office:value-type="float" office:value="529.99998">
            <text:p>530</text:p>
          </table:table-cell>
          <table:table-cell table:style-name="ce6" table:formula="of:=[.W111]+100" office:value-type="float" office:value="629.99998">
            <text:p>630</text:p>
          </table:table-cell>
          <table:table-cell table:style-name="ce8" office:value-type="float" office:value="0.843948">
            <text:p>0.844</text:p>
          </table:table-cell>
          <table:table-cell table:style-name="ce11" table:formula="of:=10^4/12 * LN(([.$AJ$5]-[.Y111]*0.4)/([.$AJ$5]-[.Y111]))" office:value-type="float" office:value="589.320641952915">
            <text:p>589.3</text:p>
          </table:table-cell>
          <table:table-cell table:style-name="ce4"/>
          <table:table-cell table:style-name="ce14" office:value-type="float" office:value="529.99998">
            <text:p>530</text:p>
          </table:table-cell>
          <table:table-cell table:style-name="ce8" office:value-type="float" office:value="1.346209">
            <text:p>1.346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535.00002">
            <text:p>535</text:p>
          </table:table-cell>
          <table:table-cell table:style-name="ce6" table:formula="of:=[.C112]+85" office:value-type="float" office:value="620.00002">
            <text:p>620</text:p>
          </table:table-cell>
          <table:table-cell table:style-name="ce8" office:value-type="float" office:value="0.880246">
            <text:p>0.880</text:p>
          </table:table-cell>
          <table:table-cell table:style-name="ce11" table:formula="of:=10^4/12 * LN(([.$AJ$5]-[.E112]*0.4)/([.$AJ$5]-[.E112]))" office:value-type="float" office:value="640.924311252523">
            <text:p>640.9</text:p>
          </table:table-cell>
          <table:table-cell table:style-name="ce4"/>
          <table:table-cell table:style-name="ce6" office:value-type="float" office:value="535.00002">
            <text:p>535</text:p>
          </table:table-cell>
          <table:table-cell table:style-name="ce6" table:formula="of:=60+[.H112]" office:value-type="float" office:value="595.00002">
            <text:p>595</text:p>
          </table:table-cell>
          <table:table-cell table:style-name="ce8" office:value-type="float" office:value="0.87528">
            <text:p>0.875</text:p>
          </table:table-cell>
          <table:table-cell table:style-name="ce11" table:formula="of:=10^4/12 * LN(([.$AJ$5]-[.J112]*0.4)/([.$AJ$5]-[.J112]))" office:value-type="float" office:value="633.581038233984">
            <text:p>633.6</text:p>
          </table:table-cell>
          <table:table-cell table:style-name="ce4"/>
          <table:table-cell table:style-name="ce14" office:value-type="float" office:value="535.00002">
            <text:p>535</text:p>
          </table:table-cell>
          <table:table-cell table:style-name="ce14" table:formula="of:=[.M112]+65" office:value-type="float" office:value="600.00002">
            <text:p>600</text:p>
          </table:table-cell>
          <table:table-cell table:style-name="ce8" office:value-type="float" office:value="0.866709">
            <text:p>0.867</text:p>
          </table:table-cell>
          <table:table-cell table:style-name="ce11" table:formula="of:=10^4/12 * LN(([.$AJ$5]-[.O112]*0.4)/([.$AJ$5]-[.O112]))" office:value-type="float" office:value="621.125283105054">
            <text:p>621.1</text:p>
          </table:table-cell>
          <table:table-cell table:style-name="ce4"/>
          <table:table-cell table:style-name="ce14" office:value-type="float" office:value="535.00002">
            <text:p>535</text:p>
          </table:table-cell>
          <table:table-cell table:style-name="ce14" table:formula="of:=[.R112]+95" office:value-type="float" office:value="630.00002">
            <text:p>630</text:p>
          </table:table-cell>
          <table:table-cell table:style-name="ce8" office:value-type="float" office:value="0.913131">
            <text:p>0.913</text:p>
          </table:table-cell>
          <table:table-cell table:style-name="ce11" table:formula="of:=10^4/12 * LN(([.$AJ$5]-[.T112]*0.4)/([.$AJ$5]-[.T112]))" office:value-type="float" office:value="692.065679854658">
            <text:p>692.1</text:p>
          </table:table-cell>
          <table:table-cell table:style-name="ce4"/>
          <table:table-cell table:style-name="ce6" office:value-type="float" office:value="535.00002">
            <text:p>535</text:p>
          </table:table-cell>
          <table:table-cell table:style-name="ce6" table:formula="of:=[.W112]+100" office:value-type="float" office:value="635.00002">
            <text:p>635</text:p>
          </table:table-cell>
          <table:table-cell table:style-name="ce8" office:value-type="float" office:value="0.844162">
            <text:p>0.844</text:p>
          </table:table-cell>
          <table:table-cell table:style-name="ce11" table:formula="of:=10^4/12 * LN(([.$AJ$5]-[.Y112]*0.4)/([.$AJ$5]-[.Y112]))" office:value-type="float" office:value="589.611437600571">
            <text:p>589.6</text:p>
          </table:table-cell>
          <table:table-cell table:style-name="ce4"/>
          <table:table-cell table:style-name="ce14" office:value-type="float" office:value="535.00002">
            <text:p>535</text:p>
          </table:table-cell>
          <table:table-cell table:style-name="ce8" office:value-type="float" office:value="1.347838">
            <text:p>1.348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540">
            <text:p>540</text:p>
          </table:table-cell>
          <table:table-cell table:style-name="ce6" table:formula="of:=[.C113]+85" office:value-type="float" office:value="625">
            <text:p>625</text:p>
          </table:table-cell>
          <table:table-cell table:style-name="ce8" office:value-type="float" office:value="0.882725">
            <text:p>0.883</text:p>
          </table:table-cell>
          <table:table-cell table:style-name="ce11" table:formula="of:=10^4/12 * LN(([.$AJ$5]-[.E113]*0.4)/([.$AJ$5]-[.E113]))" office:value-type="float" office:value="644.62558996417">
            <text:p>644.6</text:p>
          </table:table-cell>
          <table:table-cell table:style-name="ce4"/>
          <table:table-cell table:style-name="ce6" office:value-type="float" office:value="540">
            <text:p>540</text:p>
          </table:table-cell>
          <table:table-cell table:style-name="ce6" table:formula="of:=60+[.H113]" office:value-type="float" office:value="600">
            <text:p>600</text:p>
          </table:table-cell>
          <table:table-cell table:style-name="ce8" office:value-type="float" office:value="0.873065">
            <text:p>0.873</text:p>
          </table:table-cell>
          <table:table-cell table:style-name="ce11" table:formula="of:=10^4/12 * LN(([.$AJ$5]-[.J113]*0.4)/([.$AJ$5]-[.J113]))" office:value-type="float" office:value="630.335899988299">
            <text:p>630.3</text:p>
          </table:table-cell>
          <table:table-cell table:style-name="ce4"/>
          <table:table-cell table:style-name="ce14" office:value-type="float" office:value="540">
            <text:p>540</text:p>
          </table:table-cell>
          <table:table-cell table:style-name="ce14" table:formula="of:=[.M113]+65" office:value-type="float" office:value="605">
            <text:p>605</text:p>
          </table:table-cell>
          <table:table-cell table:style-name="ce8" office:value-type="float" office:value="0.869392">
            <text:p>0.869</text:p>
          </table:table-cell>
          <table:table-cell table:style-name="ce11" table:formula="of:=10^4/12 * LN(([.$AJ$5]-[.O113]*0.4)/([.$AJ$5]-[.O113]))" office:value-type="float" office:value="624.995094098164">
            <text:p>625.0</text:p>
          </table:table-cell>
          <table:table-cell table:style-name="ce4"/>
          <table:table-cell table:style-name="ce14" office:value-type="float" office:value="540">
            <text:p>540</text:p>
          </table:table-cell>
          <table:table-cell table:style-name="ce14" table:formula="of:=[.R113]+95" office:value-type="float" office:value="635">
            <text:p>635</text:p>
          </table:table-cell>
          <table:table-cell table:style-name="ce8" office:value-type="float" office:value="0.919494">
            <text:p>0.919</text:p>
          </table:table-cell>
          <table:table-cell table:style-name="ce11" table:formula="of:=10^4/12 * LN(([.$AJ$5]-[.T113]*0.4)/([.$AJ$5]-[.T113]))" office:value-type="float" office:value="702.501582799833">
            <text:p>702.5</text:p>
          </table:table-cell>
          <table:table-cell table:style-name="ce4"/>
          <table:table-cell table:style-name="ce6" office:value-type="float" office:value="540">
            <text:p>540</text:p>
          </table:table-cell>
          <table:table-cell table:style-name="ce6" table:formula="of:=[.W113]+100" office:value-type="float" office:value="640">
            <text:p>640</text:p>
          </table:table-cell>
          <table:table-cell table:style-name="ce8" office:value-type="float" office:value="0.844722">
            <text:p>0.845</text:p>
          </table:table-cell>
          <table:table-cell table:style-name="ce11" table:formula="of:=10^4/12 * LN(([.$AJ$5]-[.Y113]*0.4)/([.$AJ$5]-[.Y113]))" office:value-type="float" office:value="590.373114932428">
            <text:p>590.4</text:p>
          </table:table-cell>
          <table:table-cell table:style-name="ce4"/>
          <table:table-cell table:style-name="ce14" office:value-type="float" office:value="540">
            <text:p>540</text:p>
          </table:table-cell>
          <table:table-cell table:style-name="ce8" office:value-type="float" office:value="1.354937">
            <text:p>1.355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544.99998">
            <text:p>545</text:p>
          </table:table-cell>
          <table:table-cell table:style-name="ce6" table:formula="of:=[.C114]+85" office:value-type="float" office:value="629.99998">
            <text:p>630</text:p>
          </table:table-cell>
          <table:table-cell table:style-name="ce8" office:value-type="float" office:value="0.88713">
            <text:p>0.887</text:p>
          </table:table-cell>
          <table:table-cell table:style-name="ce11" table:formula="of:=10^4/12 * LN(([.$AJ$5]-[.E114]*0.4)/([.$AJ$5]-[.E114]))" office:value-type="float" office:value="651.261963029376">
            <text:p>651.3</text:p>
          </table:table-cell>
          <table:table-cell table:style-name="ce4"/>
          <table:table-cell table:style-name="ce6" office:value-type="float" office:value="544.99998">
            <text:p>545</text:p>
          </table:table-cell>
          <table:table-cell table:style-name="ce6" table:formula="of:=60+[.H114]" office:value-type="float" office:value="604.99998">
            <text:p>605</text:p>
          </table:table-cell>
          <table:table-cell table:style-name="ce8" office:value-type="float" office:value="0.879678">
            <text:p>0.880</text:p>
          </table:table-cell>
          <table:table-cell table:style-name="ce11" table:formula="of:=10^4/12 * LN(([.$AJ$5]-[.J114]*0.4)/([.$AJ$5]-[.J114]))" office:value-type="float" office:value="640.079613402678">
            <text:p>640.1</text:p>
          </table:table-cell>
          <table:table-cell table:style-name="ce4"/>
          <table:table-cell table:style-name="ce14" office:value-type="float" office:value="544.99998">
            <text:p>545</text:p>
          </table:table-cell>
          <table:table-cell table:style-name="ce14" table:formula="of:=[.M114]+65" office:value-type="float" office:value="609.99998">
            <text:p>610</text:p>
          </table:table-cell>
          <table:table-cell table:style-name="ce8" office:value-type="float" office:value="0.874513">
            <text:p>0.875</text:p>
          </table:table-cell>
          <table:table-cell table:style-name="ce11" table:formula="of:=10^4/12 * LN(([.$AJ$5]-[.O114]*0.4)/([.$AJ$5]-[.O114]))" office:value-type="float" office:value="632.455235717561">
            <text:p>632.5</text:p>
          </table:table-cell>
          <table:table-cell table:style-name="ce4"/>
          <table:table-cell table:style-name="ce14" office:value-type="float" office:value="544.99998">
            <text:p>545</text:p>
          </table:table-cell>
          <table:table-cell table:style-name="ce14" table:formula="of:=[.R114]+95" office:value-type="float" office:value="639.99998">
            <text:p>640</text:p>
          </table:table-cell>
          <table:table-cell table:style-name="ce8" office:value-type="float" office:value="0.919741">
            <text:p>0.920</text:p>
          </table:table-cell>
          <table:table-cell table:style-name="ce11" table:formula="of:=10^4/12 * LN(([.$AJ$5]-[.T114]*0.4)/([.$AJ$5]-[.T114]))" office:value-type="float" office:value="702.910445787355">
            <text:p>702.9</text:p>
          </table:table-cell>
          <table:table-cell table:style-name="ce4"/>
          <table:table-cell table:style-name="ce6" office:value-type="float" office:value="544.99998">
            <text:p>545</text:p>
          </table:table-cell>
          <table:table-cell table:style-name="ce6" table:formula="of:=[.W114]+100" office:value-type="float" office:value="644.99998">
            <text:p>645</text:p>
          </table:table-cell>
          <table:table-cell table:style-name="ce8" office:value-type="float" office:value="0.847269">
            <text:p>0.847</text:p>
          </table:table-cell>
          <table:table-cell table:style-name="ce11" table:formula="of:=10^4/12 * LN(([.$AJ$5]-[.Y114]*0.4)/([.$AJ$5]-[.Y114]))" office:value-type="float" office:value="593.850533935471">
            <text:p>593.9</text:p>
          </table:table-cell>
          <table:table-cell table:style-name="ce4"/>
          <table:table-cell table:style-name="ce14" office:value-type="float" office:value="544.99998">
            <text:p>545</text:p>
          </table:table-cell>
          <table:table-cell table:style-name="ce8" office:value-type="float" office:value="1.349438">
            <text:p>1.349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550.00002">
            <text:p>550</text:p>
          </table:table-cell>
          <table:table-cell table:style-name="ce6" table:formula="of:=[.C115]+85" office:value-type="float" office:value="635.00002">
            <text:p>635</text:p>
          </table:table-cell>
          <table:table-cell table:style-name="ce8" office:value-type="float" office:value="0.886163">
            <text:p>0.886</text:p>
          </table:table-cell>
          <table:table-cell table:style-name="ce11" table:formula="of:=10^4/12 * LN(([.$AJ$5]-[.E115]*0.4)/([.$AJ$5]-[.E115]))" office:value-type="float" office:value="649.798545662347">
            <text:p>649.8</text:p>
          </table:table-cell>
          <table:table-cell table:style-name="ce4"/>
          <table:table-cell table:style-name="ce6" office:value-type="float" office:value="550.00002">
            <text:p>550</text:p>
          </table:table-cell>
          <table:table-cell table:style-name="ce6" table:formula="of:=60+[.H115]" office:value-type="float" office:value="610.00002">
            <text:p>610</text:p>
          </table:table-cell>
          <table:table-cell table:style-name="ce8" office:value-type="float" office:value="0.880301">
            <text:p>0.880</text:p>
          </table:table-cell>
          <table:table-cell table:style-name="ce11" table:formula="of:=10^4/12 * LN(([.$AJ$5]-[.J115]*0.4)/([.$AJ$5]-[.J115]))" office:value-type="float" office:value="641.006170385708">
            <text:p>641.0</text:p>
          </table:table-cell>
          <table:table-cell table:style-name="ce4"/>
          <table:table-cell table:style-name="ce14" office:value-type="float" office:value="550.00002">
            <text:p>550</text:p>
          </table:table-cell>
          <table:table-cell table:style-name="ce14" table:formula="of:=[.M115]+65" office:value-type="float" office:value="615.00002">
            <text:p>615</text:p>
          </table:table-cell>
          <table:table-cell table:style-name="ce8" office:value-type="float" office:value="0.879938">
            <text:p>0.880</text:p>
          </table:table-cell>
          <table:table-cell table:style-name="ce11" table:formula="of:=10^4/12 * LN(([.$AJ$5]-[.O115]*0.4)/([.$AJ$5]-[.O115]))" office:value-type="float" office:value="640.466116221246">
            <text:p>640.5</text:p>
          </table:table-cell>
          <table:table-cell table:style-name="ce4"/>
          <table:table-cell table:style-name="ce14" office:value-type="float" office:value="550.00002">
            <text:p>550</text:p>
          </table:table-cell>
          <table:table-cell table:style-name="ce14" table:formula="of:=[.R115]+95" office:value-type="float" office:value="645.00002">
            <text:p>645</text:p>
          </table:table-cell>
          <table:table-cell table:style-name="ce8" office:value-type="float" office:value="0.921531">
            <text:p>0.922</text:p>
          </table:table-cell>
          <table:table-cell table:style-name="ce11" table:formula="of:=10^4/12 * LN(([.$AJ$5]-[.T115]*0.4)/([.$AJ$5]-[.T115]))" office:value-type="float" office:value="705.881974909465">
            <text:p>705.9</text:p>
          </table:table-cell>
          <table:table-cell table:style-name="ce4"/>
          <table:table-cell table:style-name="ce6" office:value-type="float" office:value="550.00002">
            <text:p>550</text:p>
          </table:table-cell>
          <table:table-cell table:style-name="ce6" table:formula="of:=[.W115]+100" office:value-type="float" office:value="650.00002">
            <text:p>650</text:p>
          </table:table-cell>
          <table:table-cell table:style-name="ce8" office:value-type="float" office:value="0.847506">
            <text:p>0.848</text:p>
          </table:table-cell>
          <table:table-cell table:style-name="ce11" table:formula="of:=10^4/12 * LN(([.$AJ$5]-[.Y115]*0.4)/([.$AJ$5]-[.Y115]))" office:value-type="float" office:value="594.17521136494">
            <text:p>594.2</text:p>
          </table:table-cell>
          <table:table-cell table:style-name="ce4"/>
          <table:table-cell table:style-name="ce14" office:value-type="float" office:value="550.00002">
            <text:p>550</text:p>
          </table:table-cell>
          <table:table-cell table:style-name="ce8" office:value-type="float" office:value="1.353903">
            <text:p>1.354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555">
            <text:p>555</text:p>
          </table:table-cell>
          <table:table-cell table:style-name="ce6" table:formula="of:=[.C116]+85" office:value-type="float" office:value="640">
            <text:p>640</text:p>
          </table:table-cell>
          <table:table-cell table:style-name="ce8" office:value-type="float" office:value="0.888951">
            <text:p>0.889</text:p>
          </table:table-cell>
          <table:table-cell table:style-name="ce11" table:formula="of:=10^4/12 * LN(([.$AJ$5]-[.E116]*0.4)/([.$AJ$5]-[.E116]))" office:value-type="float" office:value="654.02793090017">
            <text:p>654.0</text:p>
          </table:table-cell>
          <table:table-cell table:style-name="ce4"/>
          <table:table-cell table:style-name="ce6" office:value-type="float" office:value="555">
            <text:p>555</text:p>
          </table:table-cell>
          <table:table-cell table:style-name="ce6" table:formula="of:=60+[.H116]" office:value-type="float" office:value="615">
            <text:p>615</text:p>
          </table:table-cell>
          <table:table-cell table:style-name="ce8" office:value-type="float" office:value="0.883514">
            <text:p>0.884</text:p>
          </table:table-cell>
          <table:table-cell table:style-name="ce11" table:formula="of:=10^4/12 * LN(([.$AJ$5]-[.J116]*0.4)/([.$AJ$5]-[.J116]))" office:value-type="float" office:value="645.808638272903">
            <text:p>645.8</text:p>
          </table:table-cell>
          <table:table-cell table:style-name="ce4"/>
          <table:table-cell table:style-name="ce14" office:value-type="float" office:value="555">
            <text:p>555</text:p>
          </table:table-cell>
          <table:table-cell table:style-name="ce14" table:formula="of:=[.M116]+65" office:value-type="float" office:value="620">
            <text:p>620</text:p>
          </table:table-cell>
          <table:table-cell table:style-name="ce8" office:value-type="float" office:value="0.88569">
            <text:p>0.886</text:p>
          </table:table-cell>
          <table:table-cell table:style-name="ce11" table:formula="of:=10^4/12 * LN(([.$AJ$5]-[.O116]*0.4)/([.$AJ$5]-[.O116]))" office:value-type="float" office:value="649.084081210215">
            <text:p>649.1</text:p>
          </table:table-cell>
          <table:table-cell table:style-name="ce4"/>
          <table:table-cell table:style-name="ce14" office:value-type="float" office:value="555">
            <text:p>555</text:p>
          </table:table-cell>
          <table:table-cell table:style-name="ce14" table:formula="of:=[.R116]+95" office:value-type="float" office:value="650">
            <text:p>650</text:p>
          </table:table-cell>
          <table:table-cell table:style-name="ce8" office:value-type="float" office:value="0.922653">
            <text:p>0.923</text:p>
          </table:table-cell>
          <table:table-cell table:style-name="ce11" table:formula="of:=10^4/12 * LN(([.$AJ$5]-[.T116]*0.4)/([.$AJ$5]-[.T116]))" office:value-type="float" office:value="707.752244664233">
            <text:p>707.8</text:p>
          </table:table-cell>
          <table:table-cell table:style-name="ce4"/>
          <table:table-cell table:style-name="ce6" office:value-type="float" office:value="555">
            <text:p>555</text:p>
          </table:table-cell>
          <table:table-cell table:style-name="ce6" table:formula="of:=[.W116]+100" office:value-type="float" office:value="655">
            <text:p>655</text:p>
          </table:table-cell>
          <table:table-cell table:style-name="ce8" office:value-type="float" office:value="0.844919">
            <text:p>0.845</text:p>
          </table:table-cell>
          <table:table-cell table:style-name="ce11" table:formula="of:=10^4/12 * LN(([.$AJ$5]-[.Y116]*0.4)/([.$AJ$5]-[.Y116]))" office:value-type="float" office:value="590.641309079257">
            <text:p>590.6</text:p>
          </table:table-cell>
          <table:table-cell table:style-name="ce4"/>
          <table:table-cell table:style-name="ce14" office:value-type="float" office:value="555">
            <text:p>555</text:p>
          </table:table-cell>
          <table:table-cell table:style-name="ce8" office:value-type="float" office:value="1.350087">
            <text:p>1.350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559.99998">
            <text:p>560</text:p>
          </table:table-cell>
          <table:table-cell table:style-name="ce6" table:formula="of:=[.C117]+85" office:value-type="float" office:value="644.99998">
            <text:p>645</text:p>
          </table:table-cell>
          <table:table-cell table:style-name="ce8" office:value-type="float" office:value="0.892211">
            <text:p>0.892</text:p>
          </table:table-cell>
          <table:table-cell table:style-name="ce11" table:formula="of:=10^4/12 * LN(([.$AJ$5]-[.E117]*0.4)/([.$AJ$5]-[.E117]))" office:value-type="float" office:value="659.013035519934">
            <text:p>659.0</text:p>
          </table:table-cell>
          <table:table-cell table:style-name="ce4"/>
          <table:table-cell table:style-name="ce6" office:value-type="float" office:value="559.99998">
            <text:p>560</text:p>
          </table:table-cell>
          <table:table-cell table:style-name="ce6" table:formula="of:=60+[.H117]" office:value-type="float" office:value="619.99998">
            <text:p>620</text:p>
          </table:table-cell>
          <table:table-cell table:style-name="ce8" office:value-type="float" office:value="0.882814">
            <text:p>0.883</text:p>
          </table:table-cell>
          <table:table-cell table:style-name="ce11" table:formula="of:=10^4/12 * LN(([.$AJ$5]-[.J117]*0.4)/([.$AJ$5]-[.J117]))" office:value-type="float" office:value="644.758917022232">
            <text:p>644.8</text:p>
          </table:table-cell>
          <table:table-cell table:style-name="ce4"/>
          <table:table-cell table:style-name="ce14" office:value-type="float" office:value="559.99998">
            <text:p>560</text:p>
          </table:table-cell>
          <table:table-cell table:style-name="ce14" table:formula="of:=[.M117]+65" office:value-type="float" office:value="624.99998">
            <text:p>625</text:p>
          </table:table-cell>
          <table:table-cell table:style-name="ce8" office:value-type="float" office:value="0.891052">
            <text:p>0.891</text:p>
          </table:table-cell>
          <table:table-cell table:style-name="ce11" table:formula="of:=10^4/12 * LN(([.$AJ$5]-[.O117]*0.4)/([.$AJ$5]-[.O117]))" office:value-type="float" office:value="657.235784180022">
            <text:p>657.2</text:p>
          </table:table-cell>
          <table:table-cell table:style-name="ce4"/>
          <table:table-cell table:style-name="ce14" office:value-type="float" office:value="559.99998">
            <text:p>560</text:p>
          </table:table-cell>
          <table:table-cell table:style-name="ce14" table:formula="of:=[.R117]+95" office:value-type="float" office:value="654.99998">
            <text:p>655</text:p>
          </table:table-cell>
          <table:table-cell table:style-name="ce8" office:value-type="float" office:value="0.919636">
            <text:p>0.920</text:p>
          </table:table-cell>
          <table:table-cell table:style-name="ce11" table:formula="of:=10^4/12 * LN(([.$AJ$5]-[.T117]*0.4)/([.$AJ$5]-[.T117]))" office:value-type="float" office:value="702.736602928142">
            <text:p>702.7</text:p>
          </table:table-cell>
          <table:table-cell table:style-name="ce4"/>
          <table:table-cell table:style-name="ce6" office:value-type="float" office:value="559.99998">
            <text:p>560</text:p>
          </table:table-cell>
          <table:table-cell table:style-name="ce6" table:formula="of:=[.W117]+100" office:value-type="float" office:value="659.99998">
            <text:p>660</text:p>
          </table:table-cell>
          <table:table-cell table:style-name="ce8" office:value-type="float" office:value="0.844892">
            <text:p>0.845</text:p>
          </table:table-cell>
          <table:table-cell table:style-name="ce11" table:formula="of:=10^4/12 * LN(([.$AJ$5]-[.Y117]*0.4)/([.$AJ$5]-[.Y117]))" office:value-type="float" office:value="590.604543897488">
            <text:p>590.6</text:p>
          </table:table-cell>
          <table:table-cell table:style-name="ce4"/>
          <table:table-cell table:style-name="ce14" office:value-type="float" office:value="559.99998">
            <text:p>560</text:p>
          </table:table-cell>
          <table:table-cell table:style-name="ce8" office:value-type="float" office:value="1.356992">
            <text:p>1.357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565.00002">
            <text:p>565</text:p>
          </table:table-cell>
          <table:table-cell table:style-name="ce6" table:formula="of:=[.C118]+85" office:value-type="float" office:value="650.00002">
            <text:p>650</text:p>
          </table:table-cell>
          <table:table-cell table:style-name="ce8" office:value-type="float" office:value="0.894908">
            <text:p>0.895</text:p>
          </table:table-cell>
          <table:table-cell table:style-name="ce11" table:formula="of:=10^4/12 * LN(([.$AJ$5]-[.E118]*0.4)/([.$AJ$5]-[.E118]))" office:value-type="float" office:value="663.170000779041">
            <text:p>663.2</text:p>
          </table:table-cell>
          <table:table-cell table:style-name="ce4"/>
          <table:table-cell table:style-name="ce6" office:value-type="float" office:value="565.00002">
            <text:p>565</text:p>
          </table:table-cell>
          <table:table-cell table:style-name="ce6" table:formula="of:=60+[.H118]" office:value-type="float" office:value="625.00002">
            <text:p>625</text:p>
          </table:table-cell>
          <table:table-cell table:style-name="ce8" office:value-type="float" office:value="0.885204">
            <text:p>0.885</text:p>
          </table:table-cell>
          <table:table-cell table:style-name="ce11" table:formula="of:=10^4/12 * LN(([.$AJ$5]-[.J118]*0.4)/([.$AJ$5]-[.J118]))" office:value-type="float" office:value="648.35090409051">
            <text:p>648.4</text:p>
          </table:table-cell>
          <table:table-cell table:style-name="ce4"/>
          <table:table-cell table:style-name="ce14" office:value-type="float" office:value="565.00002">
            <text:p>565</text:p>
          </table:table-cell>
          <table:table-cell table:style-name="ce14" table:formula="of:=[.M118]+65" office:value-type="float" office:value="630.00002">
            <text:p>630</text:p>
          </table:table-cell>
          <table:table-cell table:style-name="ce8" office:value-type="float" office:value="0.898555">
            <text:p>0.899</text:p>
          </table:table-cell>
          <table:table-cell table:style-name="ce11" table:formula="of:=10^4/12 * LN(([.$AJ$5]-[.O118]*0.4)/([.$AJ$5]-[.O118]))" office:value-type="float" office:value="668.839149641052">
            <text:p>668.8</text:p>
          </table:table-cell>
          <table:table-cell table:style-name="ce4"/>
          <table:table-cell table:style-name="ce14" office:value-type="float" office:value="565.00002">
            <text:p>565</text:p>
          </table:table-cell>
          <table:table-cell table:style-name="ce14" table:formula="of:=[.R118]+95" office:value-type="float" office:value="660.00002">
            <text:p>660</text:p>
          </table:table-cell>
          <table:table-cell table:style-name="ce8" office:value-type="float" office:value="0.924696">
            <text:p>0.925</text:p>
          </table:table-cell>
          <table:table-cell table:style-name="ce11" table:formula="of:=10^4/12 * LN(([.$AJ$5]-[.T118]*0.4)/([.$AJ$5]-[.T118]))" office:value-type="float" office:value="711.173037444794">
            <text:p>711.2</text:p>
          </table:table-cell>
          <table:table-cell table:style-name="ce4"/>
          <table:table-cell table:style-name="ce6" office:value-type="float" office:value="565.00002">
            <text:p>565</text:p>
          </table:table-cell>
          <table:table-cell table:style-name="ce6" table:formula="of:=[.W118]+100" office:value-type="float" office:value="665.00002">
            <text:p>665</text:p>
          </table:table-cell>
          <table:table-cell table:style-name="ce8" office:value-type="float" office:value="0.849118">
            <text:p>0.849</text:p>
          </table:table-cell>
          <table:table-cell table:style-name="ce11" table:formula="of:=10^4/12 * LN(([.$AJ$5]-[.Y118]*0.4)/([.$AJ$5]-[.Y118]))" office:value-type="float" office:value="596.38857184921">
            <text:p>596.4</text:p>
          </table:table-cell>
          <table:table-cell table:style-name="ce4"/>
          <table:table-cell table:style-name="ce14" office:value-type="float" office:value="565.00002">
            <text:p>565</text:p>
          </table:table-cell>
          <table:table-cell table:style-name="ce8" office:value-type="float" office:value="1.349499">
            <text:p>1.349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570">
            <text:p>570</text:p>
          </table:table-cell>
          <table:table-cell table:style-name="ce6" table:formula="of:=[.C119]+85" office:value-type="float" office:value="655">
            <text:p>655</text:p>
          </table:table-cell>
          <table:table-cell table:style-name="ce8" office:value-type="float" office:value="0.894517">
            <text:p>0.895</text:p>
          </table:table-cell>
          <table:table-cell table:style-name="ce11" table:formula="of:=10^4/12 * LN(([.$AJ$5]-[.E119]*0.4)/([.$AJ$5]-[.E119]))" office:value-type="float" office:value="662.565485199005">
            <text:p>662.6</text:p>
          </table:table-cell>
          <table:table-cell table:style-name="ce4"/>
          <table:table-cell table:style-name="ce6" office:value-type="float" office:value="570">
            <text:p>570</text:p>
          </table:table-cell>
          <table:table-cell table:style-name="ce6" table:formula="of:=60+[.H119]" office:value-type="float" office:value="630">
            <text:p>630</text:p>
          </table:table-cell>
          <table:table-cell table:style-name="ce8" office:value-type="float" office:value="0.886472">
            <text:p>0.886</text:p>
          </table:table-cell>
          <table:table-cell table:style-name="ce11" table:formula="of:=10^4/12 * LN(([.$AJ$5]-[.J119]*0.4)/([.$AJ$5]-[.J119]))" office:value-type="float" office:value="650.265768685165">
            <text:p>650.3</text:p>
          </table:table-cell>
          <table:table-cell table:style-name="ce4"/>
          <table:table-cell table:style-name="ce14" office:value-type="float" office:value="570">
            <text:p>570</text:p>
          </table:table-cell>
          <table:table-cell table:style-name="ce14" table:formula="of:=[.M119]+65" office:value-type="float" office:value="635">
            <text:p>635</text:p>
          </table:table-cell>
          <table:table-cell table:style-name="ce8" office:value-type="float" office:value="0.901567">
            <text:p>0.902</text:p>
          </table:table-cell>
          <table:table-cell table:style-name="ce11" table:formula="of:=10^4/12 * LN(([.$AJ$5]-[.O119]*0.4)/([.$AJ$5]-[.O119]))" office:value-type="float" office:value="673.563362845924">
            <text:p>673.6</text:p>
          </table:table-cell>
          <table:table-cell table:style-name="ce4"/>
          <table:table-cell table:style-name="ce14" office:value-type="float" office:value="570">
            <text:p>570</text:p>
          </table:table-cell>
          <table:table-cell table:style-name="ce14" table:formula="of:=[.R119]+95" office:value-type="float" office:value="665">
            <text:p>665</text:p>
          </table:table-cell>
          <table:table-cell table:style-name="ce8" office:value-type="float" office:value="0.930493">
            <text:p>0.930</text:p>
          </table:table-cell>
          <table:table-cell table:style-name="ce11" table:formula="of:=10^4/12 * LN(([.$AJ$5]-[.T119]*0.4)/([.$AJ$5]-[.T119]))" office:value-type="float" office:value="720.988682163613">
            <text:p>721.0</text:p>
          </table:table-cell>
          <table:table-cell table:style-name="ce4"/>
          <table:table-cell table:style-name="ce6" office:value-type="float" office:value="570">
            <text:p>570</text:p>
          </table:table-cell>
          <table:table-cell table:style-name="ce6" table:formula="of:=[.W119]+100" office:value-type="float" office:value="670">
            <text:p>670</text:p>
          </table:table-cell>
          <table:table-cell table:style-name="ce8" office:value-type="float" office:value="0.849689">
            <text:p>0.850</text:p>
          </table:table-cell>
          <table:table-cell table:style-name="ce11" table:formula="of:=10^4/12 * LN(([.$AJ$5]-[.Y119]*0.4)/([.$AJ$5]-[.Y119]))" office:value-type="float" office:value="597.174685452839">
            <text:p>597.2</text:p>
          </table:table-cell>
          <table:table-cell table:style-name="ce4"/>
          <table:table-cell table:style-name="ce14" office:value-type="float" office:value="570">
            <text:p>570</text:p>
          </table:table-cell>
          <table:table-cell table:style-name="ce8" office:value-type="float" office:value="1.347434">
            <text:p>1.347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574.99998">
            <text:p>575</text:p>
          </table:table-cell>
          <table:table-cell table:style-name="ce6" table:formula="of:=[.C120]+85" office:value-type="float" office:value="659.99998">
            <text:p>660</text:p>
          </table:table-cell>
          <table:table-cell table:style-name="ce8" office:value-type="float" office:value="0.904544">
            <text:p>0.905</text:p>
          </table:table-cell>
          <table:table-cell table:style-name="ce11" table:formula="of:=10^4/12 * LN(([.$AJ$5]-[.E120]*0.4)/([.$AJ$5]-[.E120]))" office:value-type="float" office:value="678.270720918638">
            <text:p>678.3</text:p>
          </table:table-cell>
          <table:table-cell table:style-name="ce4"/>
          <table:table-cell table:style-name="ce6" office:value-type="float" office:value="574.99998">
            <text:p>575</text:p>
          </table:table-cell>
          <table:table-cell table:style-name="ce6" table:formula="of:=60+[.H120]" office:value-type="float" office:value="634.99998">
            <text:p>635</text:p>
          </table:table-cell>
          <table:table-cell table:style-name="ce8" office:value-type="float" office:value="0.887414">
            <text:p>0.887</text:p>
          </table:table-cell>
          <table:table-cell table:style-name="ce11" table:formula="of:=10^4/12 * LN(([.$AJ$5]-[.J120]*0.4)/([.$AJ$5]-[.J120]))" office:value-type="float" office:value="651.692464867165">
            <text:p>651.7</text:p>
          </table:table-cell>
          <table:table-cell table:style-name="ce4"/>
          <table:table-cell table:style-name="ce14" office:value-type="float" office:value="574.99998">
            <text:p>575</text:p>
          </table:table-cell>
          <table:table-cell table:style-name="ce14" table:formula="of:=[.M120]+65" office:value-type="float" office:value="639.99998">
            <text:p>640</text:p>
          </table:table-cell>
          <table:table-cell table:style-name="ce8" office:value-type="float" office:value="0.90548">
            <text:p>0.905</text:p>
          </table:table-cell>
          <table:table-cell table:style-name="ce11" table:formula="of:=10^4/12 * LN(([.$AJ$5]-[.O120]*0.4)/([.$AJ$5]-[.O120]))" office:value-type="float" office:value="679.758664000348">
            <text:p>679.8</text:p>
          </table:table-cell>
          <table:table-cell table:style-name="ce4"/>
          <table:table-cell table:style-name="ce14" office:value-type="float" office:value="574.99998">
            <text:p>575</text:p>
          </table:table-cell>
          <table:table-cell table:style-name="ce14" table:formula="of:=[.R120]+95" office:value-type="float" office:value="669.99998">
            <text:p>670</text:p>
          </table:table-cell>
          <table:table-cell table:style-name="ce8" office:value-type="float" office:value="0.929129">
            <text:p>0.929</text:p>
          </table:table-cell>
          <table:table-cell table:style-name="ce11" table:formula="of:=10^4/12 * LN(([.$AJ$5]-[.T120]*0.4)/([.$AJ$5]-[.T120]))" office:value-type="float" office:value="718.664437423497">
            <text:p>718.7</text:p>
          </table:table-cell>
          <table:table-cell table:style-name="ce4"/>
          <table:table-cell table:style-name="ce6" office:value-type="float" office:value="574.99998">
            <text:p>575</text:p>
          </table:table-cell>
          <table:table-cell table:style-name="ce6" table:formula="of:=[.W120]+100" office:value-type="float" office:value="674.99998">
            <text:p>675</text:p>
          </table:table-cell>
          <table:table-cell table:style-name="ce8" office:value-type="float" office:value="0.852579">
            <text:p>0.853</text:p>
          </table:table-cell>
          <table:table-cell table:style-name="ce11" table:formula="of:=10^4/12 * LN(([.$AJ$5]-[.Y120]*0.4)/([.$AJ$5]-[.Y120]))" office:value-type="float" office:value="601.170417002231">
            <text:p>601.2</text:p>
          </table:table-cell>
          <table:table-cell table:style-name="ce4"/>
          <table:table-cell table:style-name="ce14" office:value-type="float" office:value="574.99998">
            <text:p>575</text:p>
          </table:table-cell>
          <table:table-cell table:style-name="ce8" office:value-type="float" office:value="1.353793">
            <text:p>1.354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580.00002">
            <text:p>580</text:p>
          </table:table-cell>
          <table:table-cell table:style-name="ce6" table:formula="of:=[.C121]+85" office:value-type="float" office:value="665.00002">
            <text:p>665</text:p>
          </table:table-cell>
          <table:table-cell table:style-name="ce8" office:value-type="float" office:value="0.905097">
            <text:p>0.905</text:p>
          </table:table-cell>
          <table:table-cell table:style-name="ce11" table:formula="of:=10^4/12 * LN(([.$AJ$5]-[.E121]*0.4)/([.$AJ$5]-[.E121]))" office:value-type="float" office:value="679.149356075471">
            <text:p>679.1</text:p>
          </table:table-cell>
          <table:table-cell table:style-name="ce4"/>
          <table:table-cell table:style-name="ce6" office:value-type="float" office:value="580.00002">
            <text:p>580</text:p>
          </table:table-cell>
          <table:table-cell table:style-name="ce6" table:formula="of:=60+[.H121]" office:value-type="float" office:value="640.00002">
            <text:p>640</text:p>
          </table:table-cell>
          <table:table-cell table:style-name="ce8" office:value-type="float" office:value="0.887511">
            <text:p>0.888</text:p>
          </table:table-cell>
          <table:table-cell table:style-name="ce11" table:formula="of:=10^4/12 * LN(([.$AJ$5]-[.J121]*0.4)/([.$AJ$5]-[.J121]))" office:value-type="float" office:value="651.839576276877">
            <text:p>651.8</text:p>
          </table:table-cell>
          <table:table-cell table:style-name="ce4"/>
          <table:table-cell table:style-name="ce14" office:value-type="float" office:value="580.00002">
            <text:p>580</text:p>
          </table:table-cell>
          <table:table-cell table:style-name="ce14" table:formula="of:=[.M121]+65" office:value-type="float" office:value="645.00002">
            <text:p>645</text:p>
          </table:table-cell>
          <table:table-cell table:style-name="ce8" office:value-type="float" office:value="0.907928">
            <text:p>0.908</text:p>
          </table:table-cell>
          <table:table-cell table:style-name="ce11" table:formula="of:=10^4/12 * LN(([.$AJ$5]-[.O121]*0.4)/([.$AJ$5]-[.O121]))" office:value-type="float" office:value="683.668257741054">
            <text:p>683.7</text:p>
          </table:table-cell>
          <table:table-cell table:style-name="ce4"/>
          <table:table-cell table:style-name="ce14" office:value-type="float" office:value="580.00002">
            <text:p>580</text:p>
          </table:table-cell>
          <table:table-cell table:style-name="ce14" table:formula="of:=[.R121]+95" office:value-type="float" office:value="675.00002">
            <text:p>675</text:p>
          </table:table-cell>
          <table:table-cell table:style-name="ce8" office:value-type="float" office:value="0.93303">
            <text:p>0.933</text:p>
          </table:table-cell>
          <table:table-cell table:style-name="ce11" table:formula="of:=10^4/12 * LN(([.$AJ$5]-[.T121]*0.4)/([.$AJ$5]-[.T121]))" office:value-type="float" office:value="725.336076987946">
            <text:p>725.3</text:p>
          </table:table-cell>
          <table:table-cell table:style-name="ce4"/>
          <table:table-cell table:style-name="ce6" office:value-type="float" office:value="580.00002">
            <text:p>580</text:p>
          </table:table-cell>
          <table:table-cell table:style-name="ce6" table:formula="of:=[.W121]+100" office:value-type="float" office:value="680.00002">
            <text:p>680</text:p>
          </table:table-cell>
          <table:table-cell table:style-name="ce8" office:value-type="float" office:value="0.853533">
            <text:p>0.854</text:p>
          </table:table-cell>
          <table:table-cell table:style-name="ce11" table:formula="of:=10^4/12 * LN(([.$AJ$5]-[.Y121]*0.4)/([.$AJ$5]-[.Y121]))" office:value-type="float" office:value="602.495686968015">
            <text:p>602.5</text:p>
          </table:table-cell>
          <table:table-cell table:style-name="ce4"/>
          <table:table-cell table:style-name="ce14" office:value-type="float" office:value="580.00002">
            <text:p>580</text:p>
          </table:table-cell>
          <table:table-cell table:style-name="ce8" office:value-type="float" office:value="1.347969">
            <text:p>1.348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585">
            <text:p>585</text:p>
          </table:table-cell>
          <table:table-cell table:style-name="ce6" table:formula="of:=[.C122]+85" office:value-type="float" office:value="670">
            <text:p>670</text:p>
          </table:table-cell>
          <table:table-cell table:style-name="ce8" office:value-type="float" office:value="0.908973">
            <text:p>0.909</text:p>
          </table:table-cell>
          <table:table-cell table:style-name="ce11" table:formula="of:=10^4/12 * LN(([.$AJ$5]-[.E122]*0.4)/([.$AJ$5]-[.E122]))" office:value-type="float" office:value="685.345191329609">
            <text:p>685.3</text:p>
          </table:table-cell>
          <table:table-cell table:style-name="ce4"/>
          <table:table-cell table:style-name="ce6" office:value-type="float" office:value="585">
            <text:p>585</text:p>
          </table:table-cell>
          <table:table-cell table:style-name="ce6" table:formula="of:=60+[.H122]" office:value-type="float" office:value="645">
            <text:p>645</text:p>
          </table:table-cell>
          <table:table-cell table:style-name="ce8" office:value-type="float" office:value="0.888358">
            <text:p>0.888</text:p>
          </table:table-cell>
          <table:table-cell table:style-name="ce11" table:formula="of:=10^4/12 * LN(([.$AJ$5]-[.J122]*0.4)/([.$AJ$5]-[.J122]))" office:value-type="float" office:value="653.125746928824">
            <text:p>653.1</text:p>
          </table:table-cell>
          <table:table-cell table:style-name="ce4"/>
          <table:table-cell table:style-name="ce14" office:value-type="float" office:value="585">
            <text:p>585</text:p>
          </table:table-cell>
          <table:table-cell table:style-name="ce14" table:formula="of:=[.M122]+65" office:value-type="float" office:value="650">
            <text:p>650</text:p>
          </table:table-cell>
          <table:table-cell table:style-name="ce8" office:value-type="float" office:value="0.904021">
            <text:p>0.904</text:p>
          </table:table-cell>
          <table:table-cell table:style-name="ce11" table:formula="of:=10^4/12 * LN(([.$AJ$5]-[.O122]*0.4)/([.$AJ$5]-[.O122]))" office:value-type="float" office:value="677.44096917651">
            <text:p>677.4</text:p>
          </table:table-cell>
          <table:table-cell table:style-name="ce4"/>
          <table:table-cell table:style-name="ce14" office:value-type="float" office:value="585">
            <text:p>585</text:p>
          </table:table-cell>
          <table:table-cell table:style-name="ce14" table:formula="of:=[.R122]+95" office:value-type="float" office:value="680">
            <text:p>680</text:p>
          </table:table-cell>
          <table:table-cell table:style-name="ce8" office:value-type="float" office:value="0.931907">
            <text:p>0.932</text:p>
          </table:table-cell>
          <table:table-cell table:style-name="ce11" table:formula="of:=10^4/12 * LN(([.$AJ$5]-[.T122]*0.4)/([.$AJ$5]-[.T122]))" office:value-type="float" office:value="723.407779826216">
            <text:p>723.4</text:p>
          </table:table-cell>
          <table:table-cell table:style-name="ce4"/>
          <table:table-cell table:style-name="ce6" office:value-type="float" office:value="585">
            <text:p>585</text:p>
          </table:table-cell>
          <table:table-cell table:style-name="ce6" table:formula="of:=[.W122]+100" office:value-type="float" office:value="685">
            <text:p>685</text:p>
          </table:table-cell>
          <table:table-cell table:style-name="ce8" office:value-type="float" office:value="0.853616">
            <text:p>0.854</text:p>
          </table:table-cell>
          <table:table-cell table:style-name="ce11" table:formula="of:=10^4/12 * LN(([.$AJ$5]-[.Y122]*0.4)/([.$AJ$5]-[.Y122]))" office:value-type="float" office:value="602.61113607">
            <text:p>602.6</text:p>
          </table:table-cell>
          <table:table-cell table:style-name="ce4"/>
          <table:table-cell table:style-name="ce14" office:value-type="float" office:value="585">
            <text:p>585</text:p>
          </table:table-cell>
          <table:table-cell table:style-name="ce8" office:value-type="float" office:value="1.353041">
            <text:p>1.353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589.99998">
            <text:p>590</text:p>
          </table:table-cell>
          <table:table-cell table:style-name="ce6" table:formula="of:=[.C123]+85" office:value-type="float" office:value="674.99998">
            <text:p>675</text:p>
          </table:table-cell>
          <table:table-cell table:style-name="ce8" office:value-type="float" office:value="0.909788">
            <text:p>0.910</text:p>
          </table:table-cell>
          <table:table-cell table:style-name="ce11" table:formula="of:=10^4/12 * LN(([.$AJ$5]-[.E123]*0.4)/([.$AJ$5]-[.E123]))" office:value-type="float" office:value="686.656388429221">
            <text:p>686.7</text:p>
          </table:table-cell>
          <table:table-cell table:style-name="ce4"/>
          <table:table-cell table:style-name="ce6" office:value-type="float" office:value="589.99998">
            <text:p>590</text:p>
          </table:table-cell>
          <table:table-cell table:style-name="ce6" table:formula="of:=60+[.H123]" office:value-type="float" office:value="649.99998">
            <text:p>650</text:p>
          </table:table-cell>
          <table:table-cell table:style-name="ce8" office:value-type="float" office:value="0.89273">
            <text:p>0.893</text:p>
          </table:table-cell>
          <table:table-cell table:style-name="ce11" table:formula="of:=10^4/12 * LN(([.$AJ$5]-[.J123]*0.4)/([.$AJ$5]-[.J123]))" office:value-type="float" office:value="659.810665280067">
            <text:p>659.8</text:p>
          </table:table-cell>
          <table:table-cell table:style-name="ce4"/>
          <table:table-cell table:style-name="ce14" office:value-type="float" office:value="589.99998">
            <text:p>590</text:p>
          </table:table-cell>
          <table:table-cell table:style-name="ce14" table:formula="of:=[.M123]+65" office:value-type="float" office:value="654.99998">
            <text:p>655</text:p>
          </table:table-cell>
          <table:table-cell table:style-name="ce8" office:value-type="float" office:value="0.905588">
            <text:p>0.906</text:p>
          </table:table-cell>
          <table:table-cell table:style-name="ce11" table:formula="of:=10^4/12 * LN(([.$AJ$5]-[.O123]*0.4)/([.$AJ$5]-[.O123]))" office:value-type="float" office:value="679.930594505397">
            <text:p>679.9</text:p>
          </table:table-cell>
          <table:table-cell table:style-name="ce4"/>
          <table:table-cell table:style-name="ce14" office:value-type="float" office:value="589.99998">
            <text:p>590</text:p>
          </table:table-cell>
          <table:table-cell table:style-name="ce14" table:formula="of:=[.R123]+95" office:value-type="float" office:value="684.99998">
            <text:p>685</text:p>
          </table:table-cell>
          <table:table-cell table:style-name="ce8" office:value-type="float" office:value="0.931149">
            <text:p>0.931</text:p>
          </table:table-cell>
          <table:table-cell table:style-name="ce11" table:formula="of:=10^4/12 * LN(([.$AJ$5]-[.T123]*0.4)/([.$AJ$5]-[.T123]))" office:value-type="float" office:value="722.109753089557">
            <text:p>722.1</text:p>
          </table:table-cell>
          <table:table-cell table:style-name="ce4"/>
          <table:table-cell table:style-name="ce6" office:value-type="float" office:value="589.99998">
            <text:p>590</text:p>
          </table:table-cell>
          <table:table-cell table:style-name="ce6" table:formula="of:=[.W123]+100" office:value-type="float" office:value="689.99998">
            <text:p>690</text:p>
          </table:table-cell>
          <table:table-cell table:style-name="ce8" office:value-type="float" office:value="0.853263">
            <text:p>0.853</text:p>
          </table:table-cell>
          <table:table-cell table:style-name="ce11" table:formula="of:=10^4/12 * LN(([.$AJ$5]-[.Y123]*0.4)/([.$AJ$5]-[.Y123]))" office:value-type="float" office:value="602.120293513336">
            <text:p>602.1</text:p>
          </table:table-cell>
          <table:table-cell table:style-name="ce4"/>
          <table:table-cell table:style-name="ce14" office:value-type="float" office:value="589.99998">
            <text:p>590</text:p>
          </table:table-cell>
          <table:table-cell table:style-name="ce8" office:value-type="float" office:value="1.342101">
            <text:p>1.342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595.00002">
            <text:p>595</text:p>
          </table:table-cell>
          <table:table-cell table:style-name="ce6" table:formula="of:=[.C124]+85" office:value-type="float" office:value="680.00002">
            <text:p>680</text:p>
          </table:table-cell>
          <table:table-cell table:style-name="ce8" office:value-type="float" office:value="0.914852">
            <text:p>0.915</text:p>
          </table:table-cell>
          <table:table-cell table:style-name="ce11" table:formula="of:=10^4/12 * LN(([.$AJ$5]-[.E124]*0.4)/([.$AJ$5]-[.E124]))" office:value-type="float" office:value="694.870023680244">
            <text:p>694.9</text:p>
          </table:table-cell>
          <table:table-cell table:style-name="ce4"/>
          <table:table-cell table:style-name="ce6" office:value-type="float" office:value="595.00002">
            <text:p>595</text:p>
          </table:table-cell>
          <table:table-cell table:style-name="ce6" table:formula="of:=60+[.H124]" office:value-type="float" office:value="655.00002">
            <text:p>655</text:p>
          </table:table-cell>
          <table:table-cell table:style-name="ce8" office:value-type="float" office:value="0.89224">
            <text:p>0.892</text:p>
          </table:table-cell>
          <table:table-cell table:style-name="ce11" table:formula="of:=10^4/12 * LN(([.$AJ$5]-[.J124]*0.4)/([.$AJ$5]-[.J124]))" office:value-type="float" office:value="659.057575380817">
            <text:p>659.1</text:p>
          </table:table-cell>
          <table:table-cell table:style-name="ce4"/>
          <table:table-cell table:style-name="ce14" office:value-type="float" office:value="595.00002">
            <text:p>595</text:p>
          </table:table-cell>
          <table:table-cell table:style-name="ce14" table:formula="of:=[.M124]+65" office:value-type="float" office:value="660.00002">
            <text:p>660</text:p>
          </table:table-cell>
          <table:table-cell table:style-name="ce8" office:value-type="float" office:value="0.898965">
            <text:p>0.899</text:p>
          </table:table-cell>
          <table:table-cell table:style-name="ce11" table:formula="of:=10^4/12 * LN(([.$AJ$5]-[.O124]*0.4)/([.$AJ$5]-[.O124]))" office:value-type="float" office:value="669.479963533008">
            <text:p>669.5</text:p>
          </table:table-cell>
          <table:table-cell table:style-name="ce4"/>
          <table:table-cell table:style-name="ce14" office:value-type="float" office:value="595.00002">
            <text:p>595</text:p>
          </table:table-cell>
          <table:table-cell table:style-name="ce14" table:formula="of:=[.R124]+95" office:value-type="float" office:value="690.00002">
            <text:p>690</text:p>
          </table:table-cell>
          <table:table-cell table:style-name="ce8" office:value-type="float" office:value="0.93631">
            <text:p>0.936</text:p>
          </table:table-cell>
          <table:table-cell table:style-name="ce11" table:formula="of:=10^4/12 * LN(([.$AJ$5]-[.T124]*0.4)/([.$AJ$5]-[.T124]))" office:value-type="float" office:value="731.004225743165">
            <text:p>731.0</text:p>
          </table:table-cell>
          <table:table-cell table:style-name="ce4"/>
          <table:table-cell table:style-name="ce6" office:value-type="float" office:value="595.00002">
            <text:p>595</text:p>
          </table:table-cell>
          <table:table-cell table:style-name="ce6" table:formula="of:=[.W124]+100" office:value-type="float" office:value="695.00002">
            <text:p>695</text:p>
          </table:table-cell>
          <table:table-cell table:style-name="ce8" office:value-type="float" office:value="0.855895">
            <text:p>0.856</text:p>
          </table:table-cell>
          <table:table-cell table:style-name="ce11" table:formula="of:=10^4/12 * LN(([.$AJ$5]-[.Y124]*0.4)/([.$AJ$5]-[.Y124]))" office:value-type="float" office:value="605.790407765636">
            <text:p>605.8</text:p>
          </table:table-cell>
          <table:table-cell table:style-name="ce4"/>
          <table:table-cell table:style-name="ce14" office:value-type="float" office:value="595.00002">
            <text:p>595</text:p>
          </table:table-cell>
          <table:table-cell table:style-name="ce8" office:value-type="float" office:value="1.354749">
            <text:p>1.355</text:p>
          </table:table-cell>
          <table:table-cell table:style-name="ce4" table:number-columns-repeated="7"/>
          <table:table-cell table:number-columns-repeated="221"/>
        </table:table-row>
        <table:table-row table:style-name="ro2">
          <table:table-cell/>
          <table:table-cell table:style-name="ce4"/>
          <table:table-cell table:style-name="ce6" office:value-type="float" office:value="600">
            <text:p>600</text:p>
          </table:table-cell>
          <table:table-cell table:style-name="ce6" table:formula="of:=[.C125]+85" office:value-type="float" office:value="685">
            <text:p>685</text:p>
          </table:table-cell>
          <table:table-cell table:style-name="ce8" office:value-type="float" office:value="0.917097">
            <text:p>0.917</text:p>
          </table:table-cell>
          <table:table-cell table:style-name="ce11" table:formula="of:=10^4/12 * LN(([.$AJ$5]-[.E125]*0.4)/([.$AJ$5]-[.E125]))" office:value-type="float" office:value="698.548482274429">
            <text:p>698.5</text:p>
          </table:table-cell>
          <table:table-cell table:style-name="ce4"/>
          <table:table-cell table:style-name="ce6" office:value-type="float" office:value="600">
            <text:p>600</text:p>
          </table:table-cell>
          <table:table-cell table:style-name="ce6" table:formula="of:=60+[.H125]" office:value-type="float" office:value="660">
            <text:p>660</text:p>
          </table:table-cell>
          <table:table-cell table:style-name="ce8" office:value-type="float" office:value="0.895132">
            <text:p>0.895</text:p>
          </table:table-cell>
          <table:table-cell table:style-name="ce11" table:formula="of:=10^4/12 * LN(([.$AJ$5]-[.J125]*0.4)/([.$AJ$5]-[.J125]))" office:value-type="float" office:value="663.516606553352">
            <text:p>663.5</text:p>
          </table:table-cell>
          <table:table-cell table:style-name="ce4"/>
          <table:table-cell table:style-name="ce14" office:value-type="float" office:value="600">
            <text:p>600</text:p>
          </table:table-cell>
          <table:table-cell table:style-name="ce14" table:formula="of:=[.M125]+65" office:value-type="float" office:value="665">
            <text:p>665</text:p>
          </table:table-cell>
          <table:table-cell table:style-name="ce8" office:value-type="float" office:value="0.896805">
            <text:p>0.897</text:p>
          </table:table-cell>
          <table:table-cell table:style-name="ce11" table:formula="of:=10^4/12 * LN(([.$AJ$5]-[.O125]*0.4)/([.$AJ$5]-[.O125]))" office:value-type="float" office:value="666.11190360406">
            <text:p>666.1</text:p>
          </table:table-cell>
          <table:table-cell table:style-name="ce4"/>
          <table:table-cell table:style-name="ce14" office:value-type="float" office:value="600">
            <text:p>600</text:p>
          </table:table-cell>
          <table:table-cell table:style-name="ce14" table:formula="of:=[.R125]+95" office:value-type="float" office:value="695">
            <text:p>695</text:p>
          </table:table-cell>
          <table:table-cell table:style-name="ce8" office:value-type="float" office:value="0.94002">
            <text:p>0.940</text:p>
          </table:table-cell>
          <table:table-cell table:style-name="ce11" table:formula="of:=10^4/12 * LN(([.$AJ$5]-[.T125]*0.4)/([.$AJ$5]-[.T125]))" office:value-type="float" office:value="737.481142387501">
            <text:p>737.5</text:p>
          </table:table-cell>
          <table:table-cell table:style-name="ce4"/>
          <table:table-cell table:style-name="ce6" office:value-type="float" office:value="600">
            <text:p>600</text:p>
          </table:table-cell>
          <table:table-cell table:style-name="ce6" table:formula="of:=[.W125]+100" office:value-type="float" office:value="700">
            <text:p>700</text:p>
          </table:table-cell>
          <table:table-cell table:style-name="ce8" office:value-type="float" office:value="0.854633">
            <text:p>0.855</text:p>
          </table:table-cell>
          <table:table-cell table:style-name="ce11" table:formula="of:=10^4/12 * LN(([.$AJ$5]-[.Y125]*0.4)/([.$AJ$5]-[.Y125]))" office:value-type="float" office:value="604.027662430642">
            <text:p>604.0</text:p>
          </table:table-cell>
          <table:table-cell table:style-name="ce4"/>
          <table:table-cell table:style-name="ce14" office:value-type="float" office:value="600">
            <text:p>600</text:p>
          </table:table-cell>
          <table:table-cell table:style-name="ce8" office:value-type="float" office:value="1.34491">
            <text:p>1.345</text:p>
          </table:table-cell>
          <table:table-cell table:style-name="ce4" table:number-columns-repeated="7"/>
          <table:table-cell table:number-columns-repeated="221"/>
        </table:table-row>
        <table:table-row table:style-name="ro2" table:number-rows-repeated="18">
          <table:table-cell/>
          <table:table-cell table:style-name="ce4" table:number-columns-repeated="4"/>
          <table:table-cell table:style-name="ce10"/>
          <table:table-cell table:style-name="ce4" table:number-columns-repeated="4"/>
          <table:table-cell table:style-name="ce10"/>
          <table:table-cell table:style-name="ce4"/>
          <table:table-cell table:style-name="ce13" table:number-columns-repeated="2"/>
          <table:table-cell table:style-name="ce4"/>
          <table:table-cell table:style-name="ce10"/>
          <table:table-cell table:style-name="ce4"/>
          <table:table-cell table:style-name="ce13" table:number-columns-repeated="2"/>
          <table:table-cell table:style-name="ce4"/>
          <table:table-cell table:style-name="ce10"/>
          <table:table-cell table:style-name="ce4" table:number-columns-repeated="4"/>
          <table:table-cell table:style-name="ce10"/>
          <table:table-cell table:style-name="ce4"/>
          <table:table-cell table:style-name="ce13"/>
          <table:table-cell table:style-name="ce4" table:number-columns-repeated="8"/>
          <table:table-cell table:number-columns-repeated="221"/>
        </table:table-row>
        <table:table-row table:style-name="ro2" table:number-rows-repeated="1048432">
          <table:table-cell table:number-columns-repeated="257"/>
        </table:table-row>
        <table:table-row table:style-name="ro2">
          <table:table-cell table:number-columns-repeated="257"/>
        </table:table-row>
        <table:named-expressions/>
      </table:table>
      <table:table table:name="Лист2" table:style-name="ta2" table:print="false">
        <table:table-column table:style-name="co5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Лист3" table:style-name="ta3" table:print="false">
        <table:table-column table:style-name="co5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named-expressions>
        <table:named-expression table:name="comment" table:base-cell-address="$Лист1.$A$1" table:expression="$лист1.$#ссыл!#ССЫЛ!$5"/>
        <table:named-expression table:name="condition" table:base-cell-address="$Лист1.$A$1" table:expression="$лист1.$#ссыл!#ССЫЛ!$6"/>
        <table:named-expression table:name="date" table:base-cell-address="$Лист1.$A$1" table:expression="$лист1.$#ссыл!#ССЫЛ!$8"/>
        <table:named-expression table:name="device_type" table:base-cell-address="$Лист1.$A$1" table:expression="$лист1.$#ссыл!#ССЫЛ!$1"/>
        <table:named-expression table:name="filename" table:base-cell-address="$Лист1.$A$1" table:expression="$лист1.$#ссыл!#ССЫЛ!$7"/>
        <table:named-expression table:name="graph" table:base-cell-address="$Лист1.$A$1" table:expression="$лист1.$#ссыл!#ССЫЛ!$1"/>
        <table:named-expression table:name="graph_name" table:base-cell-address="$Лист1.$A$1" table:expression="$лист1.$#ссыл!#ССЫЛ!$3"/>
        <table:named-expression table:name="photo_table_info" table:base-cell-address="$Лист1.$A$1" table:expression="$лист1.$#ссыл!$#ССЫЛ!"/>
        <table:named-expression table:name="repeat_select" table:base-cell-address="$Лист1.$A$1" table:expression="$лист1.$#ссыл!$#ССЫЛ!"/>
        <table:named-expression table:name="report_title" table:base-cell-address="$Лист1.$A$1" table:expression="$лист1.$#ссыл!#ССЫЛ!$1"/>
        <table:named-expression table:name="speed_select" table:base-cell-address="$Лист1.$A$1" table:expression="$лист1.$#ссыл!$#ССЫЛ!"/>
        <table:named-expression table:name="table_info" table:base-cell-address="$Лист1.$A$1" table:expression="$лист1.$#ссыл!#ССЫЛ!$2"/>
        <table:named-expression table:name="type_x" table:base-cell-address="$Лист1.$A$1" table:expression="$лист1.$#ссыл!#ССЫЛ!$9"/>
        <table:named-expression table:name="type_y" table:base-cell-address="$Лист1.$A$1" table:expression="$лист1.$#ссыл!#ССЫЛ!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Times New Roman1" svg:font-family="'Times New Roman'" style:font-adornments="Обычный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₽</number:text>
    </number:number-style>
    <number:number-style style:name="N118">
      <number:text>-</number:text>
      <number:number number:decimal-places="0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₽</number:text>
    </number:number-style>
    <number:number-style style:name="N121">
      <number:text>-</number:text>
      <number:number number:decimal-places="2" number:min-integer-digits="1" number:grouping="true"/>
      <number:text> ₽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₽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₽ </number:text>
    </number:number-style>
    <number:number-style style:name="N130P1" style:volatile="true">
      <number:text>-</number:text>
      <number:number number:decimal-places="0" number:min-integer-digits="1" number:grouping="true"/>
      <number:text> ₽ </number:text>
    </number:number-style>
    <number:number-style style:name="N130P2" style:volatile="true">
      <number:text> - ₽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₽ </number:text>
    </number:number-style>
    <number:number-style style:name="N138P1" style:volatile="true">
      <number:text>-</number:text>
      <number:number number:decimal-places="2" number:min-integer-digits="1" number:grouping="true"/>
      <number:text> ₽ </number:text>
    </number:number-style>
    <number:number-style style:name="N138P2" style:volatile="true">
      <number:text> -</number:text>
      <number:number number:decimal-places="0" number:min-integer-digits="0"/>
      <number:text> ₽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 number:grouping="true"/>
      <number:text>р.</number:text>
    </number:number-style>
    <number:number-style style:name="N144">
      <number:text>-</number:text>
      <number:number number:decimal-places="0" number:min-integer-digits="1" number:grouping="true"/>
      <number:text>р.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р.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р.</number:text>
    </number:number-style>
    <number:number-style style:name="N147">
      <number:text>-</number:text>
      <number:number number:decimal-places="2" number:min-integer-digits="1" number:grouping="true"/>
      <number:text>р.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р.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р. </number:text>
    </number:number-style>
    <number:number-style style:name="N152P1" style:volatile="true">
      <number:text>-</number:text>
      <number:number number:decimal-places="0" number:min-integer-digits="1" number:grouping="true"/>
      <number:text>р. </number:text>
    </number:number-style>
    <number:number-style style:name="N152P2" style:volatile="true">
      <number:text> -р.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   </number:text>
    </number:number-style>
    <number:number-style style:name="N156P1" style:volatile="true">
      <number:text>-</number:text>
      <number:number number:decimal-places="0" number:min-integer-digits="1" number:grouping="true"/>
      <number:text>    </number:text>
    </number:number-style>
    <number:number-style style:name="N156P2" style:volatile="true">
      <number:text> -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р. </number:text>
    </number:number-style>
    <number:number-style style:name="N160P1" style:volatile="true">
      <number:text>-</number:text>
      <number:number number:decimal-places="2" number:min-integer-digits="1" number:grouping="true"/>
      <number:text>р. </number:text>
    </number:number-style>
    <number:number-style style:name="N160P2" style:volatile="true">
      <number:text> -</number:text>
      <number:number number:decimal-places="0" number:min-integer-digits="0"/>
      <number:text>р.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   </number:text>
    </number:number-style>
    <number:number-style style:name="N164P1" style:volatile="true">
      <number:text>-</number:text>
      <number:number number:decimal-places="2" number:min-integer-digits="1" number:grouping="true"/>
      <number:text>    </number:text>
    </number:number-style>
    <number:number-style style:name="N164P2" style:volatile="true">
      <number:text> -</number:text>
      <number:number number:decimal-places="0" number:min-integer-digits="0"/>
      <number:text>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Да</number:text>
    </number:number-style>
    <number:number-style style:name="N166P1" style:volatile="true">
      <number:text>Да</number:text>
    </number:number-style>
    <number:number-style style:name="N166">
      <number:text>Нет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Истина</number:text>
    </number:number-style>
    <number:number-style style:name="N168P1" style:volatile="true">
      <number:text>Истина</number:text>
    </number:number-style>
    <number:number-style style:name="N168">
      <number:text>Ложь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Вкл</number:text>
    </number:number-style>
    <number:number-style style:name="N170P1" style:volatile="true">
      <number:text>Вкл</number:text>
    </number:number-style>
    <number:number-style style:name="N170">
      <number:text>Выкл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72P0"/>
    </number:currency-style>
    <number:number-style style:name="N173">
      <number:number number:decimal-places="3" number:min-integer-digits="1" number:grouping="true"/>
    </number:number-style>
    <number:number-style style:name="N174">
      <number:number number:decimal-places="1" number:min-integer-digits="1"/>
    </number:number-style>
    <number:number-style style:name="N175">
      <number:number number:decimal-places="9" number:min-integer-digits="1"/>
    </number:number-style>
    <number:number-style style:name="N176">
      <number:number number:decimal-places="8" number:min-integer-digits="1"/>
    </number:number-style>
    <number:number-style style:name="N177">
      <number:number number:decimal-places="10" number:min-integer-digits="1"/>
    </number:number-style>
    <number:number-style style:name="N178">
      <number:number number:decimal-places="11" number:min-integer-digits="1"/>
    </number:number-style>
    <number:number-style style:name="N179">
      <number:number number:decimal-places="7" number:min-integer-digits="1"/>
    </number:number-style>
    <number:number-style style:name="N180">
      <number:number number:decimal-places="6" number:min-integer-digits="1"/>
    </number:number-style>
    <number:number-style style:name="N181">
      <number:number number:decimal-places="5" number:min-integer-digits="1"/>
    </number:number-style>
    <number:number-style style:name="N182">
      <number:number number:decimal-places="4" number:min-integer-digits="1"/>
    </number:number-style>
    <number:number-style style:name="N183">
      <number:number number:decimal-places="3" number:min-integer-digits="1"/>
    </number:number-style>
    <number:number-style style:name="N184">
      <number:number number:decimal-places="1" number:min-integer-digits="1" number:grouping="true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 Cyr" style:font-name-asian="Microsoft YaHei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2">10/12/2024</text:date>, <text:time>18:34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23</meta:initial-creator>
    <meta:creation-date>2016-02-18T14:14:50</meta:creation-date>
    <dc:date>2024-10-12T18:34:41.50</dc:date>
    <meta:print-date>2017-11-21T10:41:45</meta:print-date>
    <meta:generator>OpenOffice/4.1.14$Win32 OpenOffice.org_project/4114m1$Build-9811</meta:generator>
    <meta:editing-duration>PT3H57M42S</meta:editing-duration>
    <meta:editing-cycles>7</meta:editing-cycles>
    <meta:document-statistic meta:table-count="3" meta:cell-count="2741" meta:object-count="0"/>
  </office:meta>
</office:document-meta>
</file>